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8701in" fo:break-before="auto" style:use-optimal-row-height="true"/>
    </style:style>
    <style:style style:name="ro11" style:family="table-row">
      <style:table-row-properties style:row-height="0.7457in" fo:break-before="auto" style:use-optimal-row-height="true"/>
    </style:style>
    <style:style style:name="ro12" style:family="table-row">
      <style:table-row-properties style:row-height="1.078in" fo:break-before="auto" style:use-optimal-row-height="true"/>
    </style:style>
    <style:style style:name="ro13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8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1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wrap-option="wrap" fo:border="0.0008in solid #000000"/>
    </style:style>
    <style:style style:name="ce54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/>
    <style:style style:name="ce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6" style:family="table-cell" style:parent-style-name="Default"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9" style:family="table-cell" style:parent-style-name="Default">
      <style:map style:condition="cell-content()=&quot;Sun&quot;" style:apply-style-name="Không_20_tên4" style:base-cell-address="'Cover Page'.AH1"/>
    </style:style>
    <style:style style:name="ce13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2" style:family="table-cell" style:parent-style-name="Default">
      <style:map style:condition="cell-content()=&quot;Sun&quot;" style:apply-style-name="Không_20_tên4" style:base-cell-address="'Cover Page'.AH1"/>
    </style:style>
    <style:style style:name="ce14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5" style:family="table-cell" style:parent-style-name="Default">
      <style:map style:condition="cell-content()=&quot;Sun&quot;" style:apply-style-name="Không_20_tên4" style:base-cell-address="'Cover Page'.AH1"/>
    </style:style>
    <style:style style:name="ce15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ff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9" style:family="table-cell" style:parent-style-name="Default">
      <style:map style:condition="cell-content()=&quot;Sun&quot;" style:apply-style-name="Không_20_tên4" style:base-cell-address="'Cover Page'.AH1"/>
    </style:style>
    <style:style style:name="ce17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ackground-color="#ffff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2">
            <text:p>2.0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6" office:value-type="string">
            <text:p>Updates:</text:p>
            <text:p>- Remove ThanhBT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3">
            <text:p>0.3</text:p>
          </table:table-cell>
          <table:table-cell table:style-name="ce26" office:value-type="string">
            <text:p>Updates:</text:p>
            <text:p>- Remove MaiDTP</text:p>
            <text:p>- Remove KhoiNL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29">
            <text:p>January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4">
            <text:p>0.4</text:p>
          </table:table-cell>
          <table:table-cell table:style-name="ce26" office:value-type="string">
            <text:p>Updates:</text:p>
            <text:p>- Remove AnBD</text:p>
            <text:p>- Add DuyenLT, Tie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2-26">
            <text:p>February 26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5">
            <text:p>0.5</text:p>
          </table:table-cell>
          <table:table-cell table:style-name="ce26" office:value-type="string">
            <text:p>Updates:</text:p>
            <text:p>- Remove HungN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4-12">
            <text:p>April 12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6">
            <text:p>0.6</text:p>
          </table:table-cell>
          <table:table-cell table:style-name="ce26" office:value-type="string">
            <text:p>Updates:</text:p>
            <text:p>- Remove Anh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5-11">
            <text:p>May 11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7">
            <text:p>0.7</text:p>
          </table:table-cell>
          <table:table-cell table:style-name="ce26" office:value-type="string">
            <text:p>Updates:</text:p>
            <text:p>- Remove HuyenH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10">
            <text:p>June 1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8">
            <text:p>0.8</text:p>
          </table:table-cell>
          <table:table-cell table:style-name="ce26" office:value-type="string">
            <text:p>Updates:</text:p>
            <text:p>- Remove NguyenHTT</text:p>
            <text:p>- Add NhanHTH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0">
            <text:p>June 2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9">
            <text:p>0.9</text:p>
          </table:table-cell>
          <table:table-cell table:style-name="ce26" office:value-type="string">
            <text:p>Updates:</text:p>
            <text:p>- Remove ChanNTT</text:p>
            <text:p/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8">
            <text:p>June 28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">
            <text:p>1.0</text:p>
          </table:table-cell>
          <table:table-cell table:style-name="ce26" office:value-type="string">
            <text:p>Updates:</text:p>
            <text:p>- Remove ThachBK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30">
            <text:p>June 30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1">
            <text:p>1.1</text:p>
          </table:table-cell>
          <table:table-cell table:style-name="ce26" office:value-type="string">
            <text:p>Updates:</text:p>
            <text:p>- Remove QuanLD</text:p>
          </table:table-cell>
          <table:table-cell table:style-name="ce26" office:value-type="string">
            <text:p>Tham Do-Thi</text:p>
          </table:table-cell>
          <table:table-cell table:style-name="ce27"/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2">
            <text:p>1.2</text:p>
          </table:table-cell>
          <table:table-cell table:style-name="ce26" office:value-type="string">
            <text:p>Updates:</text:p>
            <text:p>- Remove LongPT, LuanN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15">
            <text:p>July 15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3">
            <text:p>1.3</text:p>
          </table:table-cell>
          <table:table-cell table:style-name="ce26" office:value-type="string">
            <text:p>Updates:</text:p>
            <text:p>- Move DuyDK to Internship Timekeeping file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19">
            <text:p>July 1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4">
            <text:p>1.4</text:p>
          </table:table-cell>
          <table:table-cell table:style-name="ce26" office:value-type="string">
            <text:p>Updates:</text:p>
            <text:p>- Remove HieuHT</text:p>
            <text:p>- Add ThoaiVK, PhongTB, ThinhDH 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29">
            <text:p>July 29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5">
            <text:p>1.5</text:p>
          </table:table-cell>
          <table:table-cell table:style-name="ce26" office:value-type="string">
            <text:p>Updates:</text:p>
            <text:p>- Remove BacNTC, ThaoNP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08">
            <text:p>August 08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6">
            <text:p>1.6</text:p>
          </table:table-cell>
          <table:table-cell table:style-name="ce26" office:value-type="string">
            <text:p>Updates:</text:p>
            <text:p>- Remove TienD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15">
            <text:p>August 15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7">
            <text:p>1.7</text:p>
          </table:table-cell>
          <table:table-cell table:style-name="ce26" office:value-type="string">
            <text:p>Updates:</text:p>
            <text:p>- Remove MinhT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22">
            <text:p>August 22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8">
            <text:p>1.8</text:p>
          </table:table-cell>
          <table:table-cell table:style-name="ce26" office:value-type="string">
            <text:p>Updates:</text:p>
            <text:p>- Remove HuyTP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29">
            <text:p>August 29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9">
            <text:p>1.9</text:p>
          </table:table-cell>
          <table:table-cell table:style-name="ce26" office:value-type="string">
            <text:p>Updates:</text:p>
            <text:p>- Remove ThuLNM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30">
            <text:p>August 30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2">
            <text:p>2.0</text:p>
          </table:table-cell>
          <table:table-cell table:style-name="ce26" office:value-type="string">
            <text:p>Updates:</text:p>
            <text:p>- Remove Tua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31">
            <text:p>August 31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504">
          <table:table-cell table:style-name="ce12" table:number-columns-repeated="1018"/>
          <table:table-cell table:number-columns-repeated="4"/>
        </table:table-row>
        <table:table-row table:style-name="ro2" table:number-rows-repeated="98304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visibility="collapse" table:default-cell-style-name="ce29"/>
        <table:table-column table:style-name="co7" table:default-cell-style-name="ce6"/>
        <table:table-column table:style-name="co7" table:number-columns-repeated="4" table:default-cell-style-name="Default"/>
        <table:table-column table:style-name="co17" table:default-cell-style-name="Default"/>
        <table:table-row table:style-name="ro9">
          <table:table-cell table:style-name="ce38" office:value-type="string">
            <text:p>Tổng hợp ngày nghỉ 2016</text:p>
          </table:table-cell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9" table:number-rows-repeated="4">
          <table:table-cell table:style-name="ce38"/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0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4" office:value-type="string">
            <office:annotation draw:style-name="gr1" draw:text-style-name="P1" svg:width="3.4126in" svg:height="1.3232in" svg:x="3.1705in" svg:y="0.4457in" draw:caption-point-x="-0.7689in" draw:caption-point-y="0.9181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44" office:value-type="string">
            <office:annotation draw:style-name="gr2" draw:text-style-name="P1" svg:width="1.1413in" svg:height="0.5457in" svg:x="3.6827in" svg:y="0.7433in" draw:caption-point-x="-0.2402in" draw:caption-point-y="0.6205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office:annotation draw:style-name="gr3" draw:text-style-name="P1" svg:width="1.1413in" svg:height="0.7012in" svg:x="5.6634in" svg:y="0.7433in" draw:caption-point-x="-0.2622in" draw:caption-point-y="0.6205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44" office:value-type="string">
            <office:annotation draw:style-name="gr2" draw:text-style-name="P1" svg:width="1.1413in" svg:height="0.5457in" svg:x="5.6413in" svg:y="0.7433in" draw:caption-point-x="-0.2402in" draw:caption-point-y="0.6205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2" office:value-type="string">
            <office:annotation draw:style-name="gr4" draw:text-style-name="P1" svg:width="1.1413in" svg:height="0.3902in" svg:x="6.5303in" svg:y="0.7433in" draw:caption-point-x="-0.2402in" draw:caption-point-y="0.6205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4" office:value-type="string">
            <text:p>Remaining Leave Days</text:p>
          </table:table-cell>
          <table:table-cell table:style-name="ce44" office:value-type="string">
            <text:p>Extended Leave Days</text:p>
          </table:table-cell>
          <table:table-cell table:style-name="ce44" office:value-type="string">
            <text:p>Leave Days Already Subtracted From Salary</text:p>
          </table:table-cell>
          <table:table-cell table:style-name="ce44" office:value-type="string">
            <office:annotation office:display="true" draw:style-name="gr5" draw:text-style-name="P1" svg:width="1.9224in" svg:height="1.4787in" svg:x="11.2949in" svg:y="0.7693in" draw:caption-point-x="-1.4484in" draw:caption-point-y="0.5941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9" office:value-type="string">
            <text:p>Notes</text:p>
          </table:table-cell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7]);DATE(YEAR([.D7]);12;31);NOW())" office:value-type="date" office:date-value="2016-09-06T08:48:00.42">
            <text:p>09/06/16</text:p>
          </table:table-cell>
          <table:table-cell table:style-name="ce47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8">
            <text:p>8</text:p>
          </table:table-cell>
          <table:table-cell table:style-name="ce49" table:formula="of:=SUMPRODUCT([Thong_Tin_Ngay_Nghi_201601.$B$3:.$B$34]=[.$B7];[Thong_Tin_Ngay_Nghi_201601.$C$3:.$C$34])+SUMPRODUCT([Thong_Tin_Ngay_Nghi_201602.$B$3:.$B$35]=[.$B7];[Thong_Tin_Ngay_Nghi_201602.$C$3:.$C$35]) + SUMPRODUCT([Thong_Tin_Ngay_Nghi_201603.$B$3:.$B$37]=[.$B7];[Thong_Tin_Ngay_Nghi_201603.$C$3:.$C$37])" office:value-type="float" office:value="3">
            <text:p>3</text:p>
          </table:table-cell>
          <table:table-cell table:style-name="ce49" table:formula="of:=SUMPRODUCT([Thong_Tin_Ngay_Nghi_201601.$B$3:.$B$34]=[.$B7];[Thong_Tin_Ngay_Nghi_201601.$C$3:.$C$34])+SUMPRODUCT([Thong_Tin_Ngay_Nghi_201602.$B$3:.$B$35]=[.$B7];[Thong_Tin_Ngay_Nghi_201602.$C$3:.$C$35]) + SUMPRODUCT([Thong_Tin_Ngay_Nghi_201603.$B$3:.$B$37]=[.$B7];[Thong_Tin_Ngay_Nghi_201603.$C$3:.$C$37]) + SUMPRODUCT([Thong_Tin_Ngay_Nghi_201604.$B$3:.$B$38]=[.$B7];[Thong_Tin_Ngay_Nghi_201604.$C$3:.$C$38]) + SUMPRODUCT([Thong_Tin_Ngay_Nghi_201605.$B$3:.$B$37]=[.$B7];[Thong_Tin_Ngay_Nghi_201605.$C$3:.$C$37]) + SUMPRODUCT([Thong_Tin_Ngay_Nghi_201606.$B$3:.$B$36]=[.$B7];[Thong_Tin_Ngay_Nghi_201606.$C$3:.$C$36]) + SUMPRODUCT([Thong_Tin_Ngay_Nghi_201607.$B$3:.$B$43]=[.$B7];[Thong_Tin_Ngay_Nghi_201607.$C$3:.$C$43]) + SUMPRODUCT([Thong_Tin_Ngay_Nghi_201608.$B$3:.$B$46]=[.$B7];[Thong_Tin_Ngay_Nghi_201608.$C$3:.$C$46])" office:value-type="float" office:value="7">
            <text:p>7</text:p>
          </table:table-cell>
          <table:table-cell table:style-name="ce45" table:formula="of:=IF(DATE(YEAR([.E7]);MONTH([.E7]);DAY([.E7]))&lt;=DATE(YEAR([.E7]);3;31); [.C7]-[.G7] + [.F7]; IF([.G7]-[.C7]&lt;0;[.G7] + [.F7] -[.H7];[.F7]+[.C7]-[.H7]))" office:value-type="float" office:value="1">
            <text:p>1</text:p>
          </table:table-cell>
          <table:table-cell table:number-columns-repeated="2" table:style-name="ce45"/>
          <table:table-cell table:style-name="ce45" table:formula="of:=[.I7]+[.K7] +[.J7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45" office:value-type="float" office:value="6.5">
            <text:p>6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8]);DATE(YEAR([.D8]);12;31);NOW())" office:value-type="date" office:date-value="2016-09-06T08:48:00.42">
            <text:p>09/06/16</text:p>
          </table:table-cell>
          <table:table-cell table:style-name="ce47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8">
            <text:p>8</text:p>
          </table:table-cell>
          <table:table-cell table:style-name="ce50" table:formula="of:=SUMPRODUCT([Thong_Tin_Ngay_Nghi_201601.$B$3:.$B$34]=[.$B8];[Thong_Tin_Ngay_Nghi_201601.$C$3:.$C$34])+SUMPRODUCT([Thong_Tin_Ngay_Nghi_201602.$B$3:.$B$35]=[.$B8];[Thong_Tin_Ngay_Nghi_201602.$C$3:.$C$35]) + SUMPRODUCT([Thong_Tin_Ngay_Nghi_201603.$B$3:.$B$37]=[.$B8];[Thong_Tin_Ngay_Nghi_201603.$C$3:.$C$37])" office:value-type="float" office:value="2.5">
            <text:p>2.5</text:p>
          </table:table-cell>
          <table:table-cell table:style-name="ce50" table:formula="of:=SUMPRODUCT([Thong_Tin_Ngay_Nghi_201601.$B$3:.$B$34]=[.$B8];[Thong_Tin_Ngay_Nghi_201601.$C$3:.$C$34])+SUMPRODUCT([Thong_Tin_Ngay_Nghi_201602.$B$3:.$B$35]=[.$B8];[Thong_Tin_Ngay_Nghi_201602.$C$3:.$C$35]) + SUMPRODUCT([Thong_Tin_Ngay_Nghi_201603.$B$3:.$B$37]=[.$B8];[Thong_Tin_Ngay_Nghi_201603.$C$3:.$C$37]) + SUMPRODUCT([Thong_Tin_Ngay_Nghi_201604.$B$3:.$B$38]=[.$B8];[Thong_Tin_Ngay_Nghi_201604.$C$3:.$C$38]) + SUMPRODUCT([Thong_Tin_Ngay_Nghi_201605.$B$3:.$B$37]=[.$B8];[Thong_Tin_Ngay_Nghi_201605.$C$3:.$C$37]) + SUMPRODUCT([Thong_Tin_Ngay_Nghi_201606.$B$3:.$B$36]=[.$B8];[Thong_Tin_Ngay_Nghi_201606.$C$3:.$C$36]) + SUMPRODUCT([Thong_Tin_Ngay_Nghi_201607.$B$3:.$B$43]=[.$B8];[Thong_Tin_Ngay_Nghi_201607.$C$3:.$C$43]) + SUMPRODUCT([Thong_Tin_Ngay_Nghi_201608.$B$3:.$B$46]=[.$B8];[Thong_Tin_Ngay_Nghi_201608.$C$3:.$C$46])" office:value-type="float" office:value="8.5">
            <text:p>8.5</text:p>
          </table:table-cell>
          <table:table-cell table:style-name="ce45" table:formula="of:=IF(DATE(YEAR([.E8]);MONTH([.E8]);DAY([.E8]))&lt;=DATE(YEAR([.E8]);3;31); [.C8]-[.G8] + [.F8]; IF([.G8]-[.C8]&lt;0;[.G8] + [.F8] -[.H8];[.F8]+[.C8]-[.H8]))" office:value-type="float" office:value="2">
            <text:p>2</text:p>
          </table:table-cell>
          <table:table-cell table:number-columns-repeated="2" table:style-name="ce45"/>
          <table:table-cell table:style-name="ce45" table:formula="of:=[.I8]+[.K8] +[.J8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9]);DATE(YEAR([.D9]);12;31);NOW())" office:value-type="date" office:date-value="2016-09-06T08:48:00.42">
            <text:p>09/06/16</text:p>
          </table:table-cell>
          <table:table-cell table:style-name="ce47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8">
            <text:p>8</text:p>
          </table:table-cell>
          <table:table-cell table:style-name="ce50" table:formula="of:=SUMPRODUCT([Thong_Tin_Ngay_Nghi_201601.$B$3:.$B$34]=[.$B9];[Thong_Tin_Ngay_Nghi_201601.$C$3:.$C$34])+SUMPRODUCT([Thong_Tin_Ngay_Nghi_201602.$B$3:.$B$35]=[.$B9];[Thong_Tin_Ngay_Nghi_201602.$C$3:.$C$35]) + SUMPRODUCT([Thong_Tin_Ngay_Nghi_201603.$B$3:.$B$37]=[.$B9];[Thong_Tin_Ngay_Nghi_201603.$C$3:.$C$37])" office:value-type="float" office:value="3">
            <text:p>3</text:p>
          </table:table-cell>
          <table:table-cell table:style-name="ce50" table:formula="of:=SUMPRODUCT([Thong_Tin_Ngay_Nghi_201601.$B$3:.$B$34]=[.$B9];[Thong_Tin_Ngay_Nghi_201601.$C$3:.$C$34])+SUMPRODUCT([Thong_Tin_Ngay_Nghi_201602.$B$3:.$B$35]=[.$B9];[Thong_Tin_Ngay_Nghi_201602.$C$3:.$C$35]) + SUMPRODUCT([Thong_Tin_Ngay_Nghi_201603.$B$3:.$B$37]=[.$B9];[Thong_Tin_Ngay_Nghi_201603.$C$3:.$C$37]) + SUMPRODUCT([Thong_Tin_Ngay_Nghi_201604.$B$3:.$B$38]=[.$B9];[Thong_Tin_Ngay_Nghi_201604.$C$3:.$C$38]) + SUMPRODUCT([Thong_Tin_Ngay_Nghi_201605.$B$3:.$B$37]=[.$B9];[Thong_Tin_Ngay_Nghi_201605.$C$3:.$C$37]) + SUMPRODUCT([Thong_Tin_Ngay_Nghi_201606.$B$3:.$B$36]=[.$B9];[Thong_Tin_Ngay_Nghi_201606.$C$3:.$C$36]) + SUMPRODUCT([Thong_Tin_Ngay_Nghi_201607.$B$3:.$B$43]=[.$B9];[Thong_Tin_Ngay_Nghi_201607.$C$3:.$C$43]) + SUMPRODUCT([Thong_Tin_Ngay_Nghi_201608.$B$3:.$B$46]=[.$B9];[Thong_Tin_Ngay_Nghi_201608.$C$3:.$C$46])" office:value-type="float" office:value="6.5">
            <text:p>6.5</text:p>
          </table:table-cell>
          <table:table-cell table:style-name="ce45" table:formula="of:=IF(DATE(YEAR([.E9]);MONTH([.E9]);DAY([.E9]))&lt;=DATE(YEAR([.E9]);3;31); [.C9]-[.G9] + [.F9]; IF([.G9]-[.C9]&lt;0;[.G9] + [.F9] -[.H9];[.F9]+[.C9]-[.H9]))" office:value-type="float" office:value="3.5">
            <text:p>3.5</text:p>
          </table:table-cell>
          <table:table-cell table:number-columns-repeated="2" table:style-name="ce45"/>
          <table:table-cell table:style-name="ce45" table:formula="of:=[.I9]+[.K9] +[.J9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0]);DATE(YEAR([.D10]);12;31);NOW())" office:value-type="date" office:date-value="2016-09-06T08:47:48.93">
            <text:p>09/06/16</text:p>
          </table:table-cell>
          <table:table-cell table:style-name="ce47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8">
            <text:p>8</text:p>
          </table:table-cell>
          <table:table-cell table:style-name="ce50" table:formula="of:=SUMPRODUCT([Thong_Tin_Ngay_Nghi_201601.$B$3:.$B$34]=[.$B10];[Thong_Tin_Ngay_Nghi_201601.$C$3:.$C$34])+SUMPRODUCT([Thong_Tin_Ngay_Nghi_201602.$B$3:.$B$35]=[.$B10];[Thong_Tin_Ngay_Nghi_201602.$C$3:.$C$35]) + SUMPRODUCT([Thong_Tin_Ngay_Nghi_201603.$B$3:.$B$37]=[.$B10];[Thong_Tin_Ngay_Nghi_201603.$C$3:.$C$37])" office:value-type="float" office:value="3.5">
            <text:p>3.5</text:p>
          </table:table-cell>
          <table:table-cell table:style-name="ce50" table:formula="of:=SUMPRODUCT([Thong_Tin_Ngay_Nghi_201601.$B$3:.$B$34]=[.$B10];[Thong_Tin_Ngay_Nghi_201601.$C$3:.$C$34])+SUMPRODUCT([Thong_Tin_Ngay_Nghi_201602.$B$3:.$B$35]=[.$B10];[Thong_Tin_Ngay_Nghi_201602.$C$3:.$C$35]) + SUMPRODUCT([Thong_Tin_Ngay_Nghi_201603.$B$3:.$B$37]=[.$B10];[Thong_Tin_Ngay_Nghi_201603.$C$3:.$C$37]) + SUMPRODUCT([Thong_Tin_Ngay_Nghi_201604.$B$3:.$B$38]=[.$B10];[Thong_Tin_Ngay_Nghi_201604.$C$3:.$C$38]) + SUMPRODUCT([Thong_Tin_Ngay_Nghi_201605.$B$3:.$B$37]=[.$B10];[Thong_Tin_Ngay_Nghi_201605.$C$3:.$C$37]) + SUMPRODUCT([Thong_Tin_Ngay_Nghi_201606.$B$3:.$B$36]=[.$B10];[Thong_Tin_Ngay_Nghi_201606.$C$3:.$C$36]) + SUMPRODUCT([Thong_Tin_Ngay_Nghi_201607.$B$3:.$B$43]=[.$B10];[Thong_Tin_Ngay_Nghi_201607.$C$3:.$C$43]) + SUMPRODUCT([Thong_Tin_Ngay_Nghi_201608.$B$3:.$B$46]=[.$B10];[Thong_Tin_Ngay_Nghi_201608.$C$3:.$C$46])" office:value-type="float" office:value="10">
            <text:p>10</text:p>
          </table:table-cell>
          <table:table-cell table:style-name="ce45" table:formula="of:=IF(DATE(YEAR([.E10]);MONTH([.E10]);DAY([.E10]))&lt;=DATE(YEAR([.E10]);3;31); [.C10]-[.G10] + [.F10]; IF([.G10]-[.C10]&lt;0;[.G10] + [.F10] -[.H10];[.F10]+[.C10]-[.H10]))" office:value-type="float" office:value="-2">
            <text:p>-2</text:p>
          </table:table-cell>
          <table:table-cell table:number-columns-repeated="2" table:style-name="ce45"/>
          <table:table-cell table:style-name="ce45" table:formula="of:=[.I10]+[.K10] +[.J10]" office:value-type="float" office:value="-2">
            <text:p>-2</text:p>
          </table:table-cell>
          <table:table-cell table:style-name="ce53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45" office:value-type="float" office:value="7.5">
            <text:p>7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1]);DATE(YEAR([.D11]);12;31);NOW())" office:value-type="date" office:date-value="2016-09-06T08:47:48.93">
            <text:p>09/06/16</text:p>
          </table:table-cell>
          <table:table-cell table:style-name="ce47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8">
            <text:p>8</text:p>
          </table:table-cell>
          <table:table-cell table:style-name="ce50" table:formula="of:=SUMPRODUCT([Thong_Tin_Ngay_Nghi_201601.$B$3:.$B$34]=[.$B11];[Thong_Tin_Ngay_Nghi_201601.$C$3:.$C$34])+SUMPRODUCT([Thong_Tin_Ngay_Nghi_201602.$B$3:.$B$35]=[.$B11];[Thong_Tin_Ngay_Nghi_201602.$C$3:.$C$35]) + SUMPRODUCT([Thong_Tin_Ngay_Nghi_201603.$B$3:.$B$37]=[.$B11];[Thong_Tin_Ngay_Nghi_201603.$C$3:.$C$37])" office:value-type="float" office:value="5">
            <text:p>5</text:p>
          </table:table-cell>
          <table:table-cell table:style-name="ce50" table:formula="of:=SUMPRODUCT([Thong_Tin_Ngay_Nghi_201601.$B$3:.$B$34]=[.$B11];[Thong_Tin_Ngay_Nghi_201601.$C$3:.$C$34])+SUMPRODUCT([Thong_Tin_Ngay_Nghi_201602.$B$3:.$B$35]=[.$B11];[Thong_Tin_Ngay_Nghi_201602.$C$3:.$C$35]) + SUMPRODUCT([Thong_Tin_Ngay_Nghi_201603.$B$3:.$B$37]=[.$B11];[Thong_Tin_Ngay_Nghi_201603.$C$3:.$C$37]) + SUMPRODUCT([Thong_Tin_Ngay_Nghi_201604.$B$3:.$B$38]=[.$B11];[Thong_Tin_Ngay_Nghi_201604.$C$3:.$C$38]) + SUMPRODUCT([Thong_Tin_Ngay_Nghi_201605.$B$3:.$B$37]=[.$B11];[Thong_Tin_Ngay_Nghi_201605.$C$3:.$C$37]) + SUMPRODUCT([Thong_Tin_Ngay_Nghi_201606.$B$3:.$B$36]=[.$B11];[Thong_Tin_Ngay_Nghi_201606.$C$3:.$C$36]) + SUMPRODUCT([Thong_Tin_Ngay_Nghi_201607.$B$3:.$B$43]=[.$B11];[Thong_Tin_Ngay_Nghi_201607.$C$3:.$C$43]) + SUMPRODUCT([Thong_Tin_Ngay_Nghi_201608.$B$3:.$B$46]=[.$B11];[Thong_Tin_Ngay_Nghi_201608.$C$3:.$C$46])" office:value-type="float" office:value="11">
            <text:p>11</text:p>
          </table:table-cell>
          <table:table-cell table:style-name="ce45" table:formula="of:=IF(DATE(YEAR([.E11]);MONTH([.E11]);DAY([.E11]))&lt;=DATE(YEAR([.E11]);3;31); [.C11]-[.G11] + [.F11]; IF([.G11]-[.C11]&lt;0;[.G11] + [.F11] -[.H11];[.F11]+[.C11]-[.H11]))" office:value-type="float" office:value="2">
            <text:p>2</text:p>
          </table:table-cell>
          <table:table-cell table:style-name="ce45">
            <office:annotation draw:style-name="gr2" draw:text-style-name="P1" svg:width="1.1413in" svg:height="0.5457in" svg:x="8.3087in" svg:y="2.6122in" draw:caption-point-x="-0.2402in" draw:caption-point-y="0.6091in">
              <dc:date>2016-05-09T00:00:00</dc:date>
              <text:p text:style-name="P1"><text:span text:style-name="T1">Ngày phép được <text:s/>extend tới 31/5/2016</text:span></text:p>
            </office:annotation>
          </table:table-cell>
          <table:table-cell table:style-name="ce45"/>
          <table:table-cell table:style-name="ce45" table:formula="of:=[.I11]+[.K11] +[.J11]" office:value-type="float" office:value="2">
            <text:p>2</text:p>
          </table:table-cell>
          <table:table-cell table:style-name="ce53" office:value-type="string">
            <text:p>- Extend 2 ngày phép của năm 2015 tới ngày 31/5/2016</text:p>
          </table:table-cell>
        </table:table-row>
        <table:table-row table:style-name="ro11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2-29">
            <text:p>02/29/16</text:p>
          </table:table-cell>
          <table:table-cell table:style-name="ce46" table:formula="of:=IF(YEAR(NOW())&gt;YEAR([.D12]);DATE(YEAR([.D12]);12;31);NOW())" office:value-type="date" office:date-value="2016-09-06T08:47:48.93">
            <text:p>09/06/16</text:p>
          </table:table-cell>
          <table:table-cell table:style-name="ce47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6">
            <text:p>6</text:p>
          </table:table-cell>
          <table:table-cell table:style-name="ce50" table:formula="of:=SUMPRODUCT([Thong_Tin_Ngay_Nghi_201601.$B$3:.$B$34]=[.$B12];[Thong_Tin_Ngay_Nghi_201601.$C$3:.$C$34])+SUMPRODUCT([Thong_Tin_Ngay_Nghi_201602.$B$3:.$B$35]=[.$B12];[Thong_Tin_Ngay_Nghi_201602.$C$3:.$C$35]) + SUMPRODUCT([Thong_Tin_Ngay_Nghi_201603.$B$3:.$B$37]=[.$B12];[Thong_Tin_Ngay_Nghi_201603.$C$3:.$C$37])" office:value-type="float" office:value="0">
            <text:p>0</text:p>
          </table:table-cell>
          <table:table-cell table:style-name="ce50" table:formula="of:=SUMPRODUCT([Thong_Tin_Ngay_Nghi_201601.$B$3:.$B$34]=[.$B12];[Thong_Tin_Ngay_Nghi_201601.$C$3:.$C$34])+SUMPRODUCT([Thong_Tin_Ngay_Nghi_201602.$B$3:.$B$35]=[.$B12];[Thong_Tin_Ngay_Nghi_201602.$C$3:.$C$35]) + SUMPRODUCT([Thong_Tin_Ngay_Nghi_201603.$B$3:.$B$37]=[.$B12];[Thong_Tin_Ngay_Nghi_201603.$C$3:.$C$37]) + SUMPRODUCT([Thong_Tin_Ngay_Nghi_201604.$B$3:.$B$38]=[.$B12];[Thong_Tin_Ngay_Nghi_201604.$C$3:.$C$38]) + SUMPRODUCT([Thong_Tin_Ngay_Nghi_201605.$B$3:.$B$37]=[.$B12];[Thong_Tin_Ngay_Nghi_201605.$C$3:.$C$37]) + SUMPRODUCT([Thong_Tin_Ngay_Nghi_201606.$B$3:.$B$36]=[.$B12];[Thong_Tin_Ngay_Nghi_201606.$C$3:.$C$36]) + SUMPRODUCT([Thong_Tin_Ngay_Nghi_201607.$B$3:.$B$43]=[.$B12];[Thong_Tin_Ngay_Nghi_201607.$C$3:.$C$43]) + SUMPRODUCT([Thong_Tin_Ngay_Nghi_201608.$B$3:.$B$46]=[.$B12];[Thong_Tin_Ngay_Nghi_201608.$C$3:.$C$46])" office:value-type="float" office:value="7">
            <text:p>7</text:p>
          </table:table-cell>
          <table:table-cell table:style-name="ce45" table:formula="of:=IF(DATE(YEAR([.E12]);MONTH([.E12]);DAY([.E12]))&lt;=DATE(YEAR([.E12]);3;31); [.C12]-[.G12] + [.F12]; IF([.G12]-[.C12]&lt;0;[.G12] + [.F12] -[.H12];[.F12]+[.C12]-[.H12]))" office:value-type="float" office:value="-1">
            <text:p>-1</text:p>
          </table:table-cell>
          <table:table-cell table:style-name="ce45"/>
          <table:table-cell table:style-name="ce45" office:value-type="float" office:value="0.5">
            <text:p>0.5</text:p>
          </table:table-cell>
          <table:table-cell table:style-name="ce45" table:formula="of:=[.I12]+[.K12] +[.J12]" office:value-type="float" office:value="-0.5">
            <text:p>-0.5</text:p>
          </table:table-cell>
          <table:table-cell table:style-name="ce53" office:value-type="string">
            <text:p>Những ngày nghỉ đã trừ vào lương:</text:p>
            <text:p>- Tháng 4, trừ 0.5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45" office:value-type="float" office:value="4">
            <text:p>4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3]);DATE(YEAR([.D13]);12;31);NOW())" office:value-type="date" office:date-value="2016-09-06T08:47:48.93">
            <text:p>09/06/16</text:p>
          </table:table-cell>
          <table:table-cell table:style-name="ce47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8">
            <text:p>8</text:p>
          </table:table-cell>
          <table:table-cell table:style-name="ce50" table:formula="of:=SUMPRODUCT([Thong_Tin_Ngay_Nghi_201601.$B$3:.$B$34]=[.$B13];[Thong_Tin_Ngay_Nghi_201601.$C$3:.$C$34])+SUMPRODUCT([Thong_Tin_Ngay_Nghi_201602.$B$3:.$B$35]=[.$B13];[Thong_Tin_Ngay_Nghi_201602.$C$3:.$C$35]) + SUMPRODUCT([Thong_Tin_Ngay_Nghi_201603.$B$3:.$B$37]=[.$B13];[Thong_Tin_Ngay_Nghi_201603.$C$3:.$C$37])" office:value-type="float" office:value="3">
            <text:p>3</text:p>
          </table:table-cell>
          <table:table-cell table:style-name="ce50" table:formula="of:=SUMPRODUCT([Thong_Tin_Ngay_Nghi_201601.$B$3:.$B$34]=[.$B13];[Thong_Tin_Ngay_Nghi_201601.$C$3:.$C$34])+SUMPRODUCT([Thong_Tin_Ngay_Nghi_201602.$B$3:.$B$35]=[.$B13];[Thong_Tin_Ngay_Nghi_201602.$C$3:.$C$35]) + SUMPRODUCT([Thong_Tin_Ngay_Nghi_201603.$B$3:.$B$37]=[.$B13];[Thong_Tin_Ngay_Nghi_201603.$C$3:.$C$37]) + SUMPRODUCT([Thong_Tin_Ngay_Nghi_201604.$B$3:.$B$38]=[.$B13];[Thong_Tin_Ngay_Nghi_201604.$C$3:.$C$38]) + SUMPRODUCT([Thong_Tin_Ngay_Nghi_201605.$B$3:.$B$37]=[.$B13];[Thong_Tin_Ngay_Nghi_201605.$C$3:.$C$37]) + SUMPRODUCT([Thong_Tin_Ngay_Nghi_201606.$B$3:.$B$36]=[.$B13];[Thong_Tin_Ngay_Nghi_201606.$C$3:.$C$36]) + SUMPRODUCT([Thong_Tin_Ngay_Nghi_201607.$B$3:.$B$43]=[.$B13];[Thong_Tin_Ngay_Nghi_201607.$C$3:.$C$43]) + SUMPRODUCT([Thong_Tin_Ngay_Nghi_201608.$B$3:.$B$46]=[.$B13];[Thong_Tin_Ngay_Nghi_201608.$C$3:.$C$46])" office:value-type="float" office:value="6">
            <text:p>6</text:p>
          </table:table-cell>
          <table:table-cell table:style-name="ce45" table:formula="of:=IF(DATE(YEAR([.E13]);MONTH([.E13]);DAY([.E13]))&lt;=DATE(YEAR([.E13]);3;31); [.C13]-[.G13] + [.F13]; IF([.G13]-[.C13]&lt;0;[.G13] + [.F13] -[.H13];[.F13]+[.C13]-[.H13]))" office:value-type="float" office:value="5">
            <text:p>5</text:p>
          </table:table-cell>
          <table:table-cell table:number-columns-repeated="2" table:style-name="ce45"/>
          <table:table-cell table:style-name="ce45" table:formula="of:=[.I13]+[.K13] +[.J13]" office:value-type="float" office:value="5">
            <text:p>5</text:p>
          </table:table-cell>
          <table:table-cell table:style-name="ce5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4]);DATE(YEAR([.D14]);12;31);NOW())" office:value-type="date" office:date-value="2016-09-06T08:47:48.93">
            <text:p>09/06/16</text:p>
          </table:table-cell>
          <table:table-cell table:style-name="ce47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8">
            <text:p>8</text:p>
          </table:table-cell>
          <table:table-cell table:style-name="ce50" table:formula="of:=SUMPRODUCT([Thong_Tin_Ngay_Nghi_201601.$B$3:.$B$34]=[.$B14];[Thong_Tin_Ngay_Nghi_201601.$C$3:.$C$34])+SUMPRODUCT([Thong_Tin_Ngay_Nghi_201602.$B$3:.$B$35]=[.$B14];[Thong_Tin_Ngay_Nghi_201602.$C$3:.$C$35]) + SUMPRODUCT([Thong_Tin_Ngay_Nghi_201603.$B$3:.$B$37]=[.$B14];[Thong_Tin_Ngay_Nghi_201603.$C$3:.$C$37])" office:value-type="float" office:value="5.5">
            <text:p>5.5</text:p>
          </table:table-cell>
          <table:table-cell table:style-name="ce50" table:formula="of:=SUMPRODUCT([Thong_Tin_Ngay_Nghi_201601.$B$3:.$B$34]=[.$B14];[Thong_Tin_Ngay_Nghi_201601.$C$3:.$C$34])+SUMPRODUCT([Thong_Tin_Ngay_Nghi_201602.$B$3:.$B$35]=[.$B14];[Thong_Tin_Ngay_Nghi_201602.$C$3:.$C$35]) + SUMPRODUCT([Thong_Tin_Ngay_Nghi_201603.$B$3:.$B$37]=[.$B14];[Thong_Tin_Ngay_Nghi_201603.$C$3:.$C$37]) + SUMPRODUCT([Thong_Tin_Ngay_Nghi_201604.$B$3:.$B$38]=[.$B14];[Thong_Tin_Ngay_Nghi_201604.$C$3:.$C$38]) + SUMPRODUCT([Thong_Tin_Ngay_Nghi_201605.$B$3:.$B$37]=[.$B14];[Thong_Tin_Ngay_Nghi_201605.$C$3:.$C$37]) + SUMPRODUCT([Thong_Tin_Ngay_Nghi_201606.$B$3:.$B$36]=[.$B14];[Thong_Tin_Ngay_Nghi_201606.$C$3:.$C$36]) + SUMPRODUCT([Thong_Tin_Ngay_Nghi_201607.$B$3:.$B$43]=[.$B14];[Thong_Tin_Ngay_Nghi_201607.$C$3:.$C$43]) + SUMPRODUCT([Thong_Tin_Ngay_Nghi_201608.$B$3:.$B$46]=[.$B14];[Thong_Tin_Ngay_Nghi_201608.$C$3:.$C$46])" office:value-type="float" office:value="11.5">
            <text:p>11.5</text:p>
          </table:table-cell>
          <table:table-cell table:style-name="ce45" table:formula="of:=IF(DATE(YEAR([.E14]);MONTH([.E14]);DAY([.E14]))&lt;=DATE(YEAR([.E14]);3;31); [.C14]-[.G14] + [.F14]; IF([.G14]-[.C14]&lt;0;[.G14] + [.F14] -[.H14];[.F14]+[.C14]-[.H14]))" office:value-type="float" office:value="2">
            <text:p>2</text:p>
          </table:table-cell>
          <table:table-cell table:number-columns-repeated="2" table:style-name="ce45"/>
          <table:table-cell table:style-name="ce45" table:formula="of:=[.I14]+[.K14] +[.J14]" office:value-type="float" office:value="2">
            <text:p>2</text:p>
          </table:table-cell>
          <table:table-cell table:style-name="ce53"/>
        </table:table-row>
        <table:table-row table:style-name="ro12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5]);DATE(YEAR([.D15]);12;31);NOW())" office:value-type="date" office:date-value="2016-09-06T08:47:48.93">
            <text:p>09/06/16</text:p>
          </table:table-cell>
          <table:table-cell table:style-name="ce47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8">
            <text:p>8</text:p>
          </table:table-cell>
          <table:table-cell table:style-name="ce50" table:formula="of:=SUMPRODUCT([Thong_Tin_Ngay_Nghi_201601.$B$3:.$B$34]=[.$B15];[Thong_Tin_Ngay_Nghi_201601.$C$3:.$C$34])+SUMPRODUCT([Thong_Tin_Ngay_Nghi_201602.$B$3:.$B$35]=[.$B15];[Thong_Tin_Ngay_Nghi_201602.$C$3:.$C$35]) + SUMPRODUCT([Thong_Tin_Ngay_Nghi_201603.$B$3:.$B$37]=[.$B15];[Thong_Tin_Ngay_Nghi_201603.$C$3:.$C$37])" office:value-type="float" office:value="6">
            <text:p>6</text:p>
          </table:table-cell>
          <table:table-cell table:style-name="ce50" table:formula="of:=SUMPRODUCT([Thong_Tin_Ngay_Nghi_201601.$B$3:.$B$34]=[.$B15];[Thong_Tin_Ngay_Nghi_201601.$C$3:.$C$34])+SUMPRODUCT([Thong_Tin_Ngay_Nghi_201602.$B$3:.$B$35]=[.$B15];[Thong_Tin_Ngay_Nghi_201602.$C$3:.$C$35]) + SUMPRODUCT([Thong_Tin_Ngay_Nghi_201603.$B$3:.$B$37]=[.$B15];[Thong_Tin_Ngay_Nghi_201603.$C$3:.$C$37]) + SUMPRODUCT([Thong_Tin_Ngay_Nghi_201604.$B$3:.$B$38]=[.$B15];[Thong_Tin_Ngay_Nghi_201604.$C$3:.$C$38]) + SUMPRODUCT([Thong_Tin_Ngay_Nghi_201605.$B$3:.$B$37]=[.$B15];[Thong_Tin_Ngay_Nghi_201605.$C$3:.$C$37]) + SUMPRODUCT([Thong_Tin_Ngay_Nghi_201606.$B$3:.$B$36]=[.$B15];[Thong_Tin_Ngay_Nghi_201606.$C$3:.$C$36]) + SUMPRODUCT([Thong_Tin_Ngay_Nghi_201607.$B$3:.$B$43]=[.$B15];[Thong_Tin_Ngay_Nghi_201607.$C$3:.$C$43]) + SUMPRODUCT([Thong_Tin_Ngay_Nghi_201608.$B$3:.$B$46]=[.$B15];[Thong_Tin_Ngay_Nghi_201608.$C$3:.$C$46])" office:value-type="float" office:value="15">
            <text:p>15</text:p>
          </table:table-cell>
          <table:table-cell table:style-name="ce45" table:formula="of:=IF(DATE(YEAR([.E15]);MONTH([.E15]);DAY([.E15]))&lt;=DATE(YEAR([.E15]);3;31); [.C15]-[.G15] + [.F15]; IF([.G15]-[.C15]&lt;0;[.G15] + [.F15] -[.H15];[.F15]+[.C15]-[.H15]))" office:value-type="float" office:value="-7">
            <text:p>-7</text:p>
          </table:table-cell>
          <table:table-cell table:style-name="ce45"/>
          <table:table-cell table:style-name="ce45" table:formula="of:=2+1.5+5" office:value-type="float" office:value="8.5">
            <text:p>8.5</text:p>
          </table:table-cell>
          <table:table-cell table:style-name="ce45" table:formula="of:=[.I15]+[.K15] +[.J15]" office:value-type="float" office:value="1.5">
            <text:p>1.5</text:p>
          </table:table-cell>
          <table:table-cell table:style-name="ce53" office:value-type="string">
            <text:p>Những ngày nghỉ đã trừ vào lương:</text:p>
            <text:p>- Tháng 1, trừ 2 ngày</text:p>
            <text:p>- Tháng 2, trừ 1.5 ngày</text:p>
            <text:p>- Tháng 6, trừ 5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6]);DATE(YEAR([.D16]);12;31);NOW())" office:value-type="date" office:date-value="2016-09-06T08:47:48.93">
            <text:p>09/06/16</text:p>
          </table:table-cell>
          <table:table-cell table:style-name="ce47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8">
            <text:p>8</text:p>
          </table:table-cell>
          <table:table-cell table:style-name="ce50" table:formula="of:=SUMPRODUCT([Thong_Tin_Ngay_Nghi_201601.$B$3:.$B$34]=[.$B16];[Thong_Tin_Ngay_Nghi_201601.$C$3:.$C$34])+SUMPRODUCT([Thong_Tin_Ngay_Nghi_201602.$B$3:.$B$35]=[.$B16];[Thong_Tin_Ngay_Nghi_201602.$C$3:.$C$35]) + SUMPRODUCT([Thong_Tin_Ngay_Nghi_201603.$B$3:.$B$37]=[.$B16];[Thong_Tin_Ngay_Nghi_201603.$C$3:.$C$37])" office:value-type="float" office:value="2.5">
            <text:p>2.5</text:p>
          </table:table-cell>
          <table:table-cell table:style-name="ce50" table:formula="of:=SUMPRODUCT([Thong_Tin_Ngay_Nghi_201601.$B$3:.$B$34]=[.$B16];[Thong_Tin_Ngay_Nghi_201601.$C$3:.$C$34])+SUMPRODUCT([Thong_Tin_Ngay_Nghi_201602.$B$3:.$B$35]=[.$B16];[Thong_Tin_Ngay_Nghi_201602.$C$3:.$C$35]) + SUMPRODUCT([Thong_Tin_Ngay_Nghi_201603.$B$3:.$B$37]=[.$B16];[Thong_Tin_Ngay_Nghi_201603.$C$3:.$C$37]) + SUMPRODUCT([Thong_Tin_Ngay_Nghi_201604.$B$3:.$B$38]=[.$B16];[Thong_Tin_Ngay_Nghi_201604.$C$3:.$C$38]) + SUMPRODUCT([Thong_Tin_Ngay_Nghi_201605.$B$3:.$B$37]=[.$B16];[Thong_Tin_Ngay_Nghi_201605.$C$3:.$C$37]) + SUMPRODUCT([Thong_Tin_Ngay_Nghi_201606.$B$3:.$B$36]=[.$B16];[Thong_Tin_Ngay_Nghi_201606.$C$3:.$C$36]) + SUMPRODUCT([Thong_Tin_Ngay_Nghi_201607.$B$3:.$B$43]=[.$B16];[Thong_Tin_Ngay_Nghi_201607.$C$3:.$C$43]) + SUMPRODUCT([Thong_Tin_Ngay_Nghi_201608.$B$3:.$B$46]=[.$B16];[Thong_Tin_Ngay_Nghi_201608.$C$3:.$C$46])" office:value-type="float" office:value="7.5">
            <text:p>7.5</text:p>
          </table:table-cell>
          <table:table-cell table:style-name="ce45" table:formula="of:=IF(DATE(YEAR([.E16]);MONTH([.E16]);DAY([.E16]))&lt;=DATE(YEAR([.E16]);3;31); [.C16]-[.G16] + [.F16]; IF([.G16]-[.C16]&lt;0;[.G16] + [.F16] -[.H16];[.F16]+[.C16]-[.H16]))" office:value-type="float" office:value="0.5">
            <text:p>0.5</text:p>
          </table:table-cell>
          <table:table-cell table:number-columns-repeated="2" table:style-name="ce45"/>
          <table:table-cell table:style-name="ce45" table:formula="of:=[.I16]+[.K16] +[.J16]" office:value-type="float" office:value="0.5">
            <text:p>0.5</text:p>
          </table:table-cell>
          <table:table-cell table:style-name="ce53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uPT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7]);DATE(YEAR([.D17]);12;31);NOW())" office:value-type="date" office:date-value="2016-09-06T08:47:48.94">
            <text:p>09/06/16</text:p>
          </table:table-cell>
          <table:table-cell table:style-name="ce47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8">
            <text:p>8</text:p>
          </table:table-cell>
          <table:table-cell table:style-name="ce50" table:formula="of:=SUMPRODUCT([Thong_Tin_Ngay_Nghi_201601.$B$3:.$B$34]=[.$B17];[Thong_Tin_Ngay_Nghi_201601.$C$3:.$C$34])+SUMPRODUCT([Thong_Tin_Ngay_Nghi_201602.$B$3:.$B$35]=[.$B17];[Thong_Tin_Ngay_Nghi_201602.$C$3:.$C$35]) + SUMPRODUCT([Thong_Tin_Ngay_Nghi_201603.$B$3:.$B$37]=[.$B17];[Thong_Tin_Ngay_Nghi_201603.$C$3:.$C$37])" office:value-type="float" office:value="5">
            <text:p>5</text:p>
          </table:table-cell>
          <table:table-cell table:style-name="ce50" table:formula="of:=SUMPRODUCT([Thong_Tin_Ngay_Nghi_201601.$B$3:.$B$34]=[.$B17];[Thong_Tin_Ngay_Nghi_201601.$C$3:.$C$34])+SUMPRODUCT([Thong_Tin_Ngay_Nghi_201602.$B$3:.$B$35]=[.$B17];[Thong_Tin_Ngay_Nghi_201602.$C$3:.$C$35]) + SUMPRODUCT([Thong_Tin_Ngay_Nghi_201603.$B$3:.$B$37]=[.$B17];[Thong_Tin_Ngay_Nghi_201603.$C$3:.$C$37]) + SUMPRODUCT([Thong_Tin_Ngay_Nghi_201604.$B$3:.$B$38]=[.$B17];[Thong_Tin_Ngay_Nghi_201604.$C$3:.$C$38]) + SUMPRODUCT([Thong_Tin_Ngay_Nghi_201605.$B$3:.$B$37]=[.$B17];[Thong_Tin_Ngay_Nghi_201605.$C$3:.$C$37]) + SUMPRODUCT([Thong_Tin_Ngay_Nghi_201606.$B$3:.$B$36]=[.$B17];[Thong_Tin_Ngay_Nghi_201606.$C$3:.$C$36]) + SUMPRODUCT([Thong_Tin_Ngay_Nghi_201607.$B$3:.$B$43]=[.$B17];[Thong_Tin_Ngay_Nghi_201607.$C$3:.$C$43]) + SUMPRODUCT([Thong_Tin_Ngay_Nghi_201608.$B$3:.$B$46]=[.$B17];[Thong_Tin_Ngay_Nghi_201608.$C$3:.$C$46])" office:value-type="float" office:value="8.5">
            <text:p>8.5</text:p>
          </table:table-cell>
          <table:table-cell table:style-name="ce45" table:formula="of:=IF(DATE(YEAR([.E17]);MONTH([.E17]);DAY([.E17]))&lt;=DATE(YEAR([.E17]);3;31); [.C17]-[.G17] + [.F17]; IF([.G17]-[.C17]&lt;0;[.G17] + [.F17] -[.H17];[.F17]+[.C17]-[.H17]))" office:value-type="float" office:value="4.5">
            <text:p>4.5</text:p>
          </table:table-cell>
          <table:table-cell table:number-columns-repeated="2" table:style-name="ce45"/>
          <table:table-cell table:style-name="ce45" table:formula="of:=[.I17]+[.K17] +[.J17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8]);DATE(YEAR([.D18]);12;31);NOW())" office:value-type="date" office:date-value="2016-09-06T08:47:48.94">
            <text:p>09/06/16</text:p>
          </table:table-cell>
          <table:table-cell table:style-name="ce47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8">
            <text:p>8</text:p>
          </table:table-cell>
          <table:table-cell table:style-name="ce50" table:formula="of:=SUMPRODUCT([Thong_Tin_Ngay_Nghi_201601.$B$3:.$B$34]=[.$B18];[Thong_Tin_Ngay_Nghi_201601.$C$3:.$C$34])+SUMPRODUCT([Thong_Tin_Ngay_Nghi_201602.$B$3:.$B$35]=[.$B18];[Thong_Tin_Ngay_Nghi_201602.$C$3:.$C$35]) + SUMPRODUCT([Thong_Tin_Ngay_Nghi_201603.$B$3:.$B$37]=[.$B18];[Thong_Tin_Ngay_Nghi_201603.$C$3:.$C$37])" office:value-type="float" office:value="6.5">
            <text:p>6.5</text:p>
          </table:table-cell>
          <table:table-cell table:style-name="ce50" table:formula="of:=SUMPRODUCT([Thong_Tin_Ngay_Nghi_201601.$B$3:.$B$34]=[.$B18];[Thong_Tin_Ngay_Nghi_201601.$C$3:.$C$34])+SUMPRODUCT([Thong_Tin_Ngay_Nghi_201602.$B$3:.$B$35]=[.$B18];[Thong_Tin_Ngay_Nghi_201602.$C$3:.$C$35]) + SUMPRODUCT([Thong_Tin_Ngay_Nghi_201603.$B$3:.$B$37]=[.$B18];[Thong_Tin_Ngay_Nghi_201603.$C$3:.$C$37]) + SUMPRODUCT([Thong_Tin_Ngay_Nghi_201604.$B$3:.$B$38]=[.$B18];[Thong_Tin_Ngay_Nghi_201604.$C$3:.$C$38]) + SUMPRODUCT([Thong_Tin_Ngay_Nghi_201605.$B$3:.$B$37]=[.$B18];[Thong_Tin_Ngay_Nghi_201605.$C$3:.$C$37]) + SUMPRODUCT([Thong_Tin_Ngay_Nghi_201606.$B$3:.$B$36]=[.$B18];[Thong_Tin_Ngay_Nghi_201606.$C$3:.$C$36]) + SUMPRODUCT([Thong_Tin_Ngay_Nghi_201607.$B$3:.$B$43]=[.$B18];[Thong_Tin_Ngay_Nghi_201607.$C$3:.$C$43]) + SUMPRODUCT([Thong_Tin_Ngay_Nghi_201608.$B$3:.$B$46]=[.$B18];[Thong_Tin_Ngay_Nghi_201608.$C$3:.$C$46])" office:value-type="float" office:value="8.5">
            <text:p>8.5</text:p>
          </table:table-cell>
          <table:table-cell table:style-name="ce45" table:formula="of:=IF(DATE(YEAR([.E18]);MONTH([.E18]);DAY([.E18]))&lt;=DATE(YEAR([.E18]);3;31); [.C18]-[.G18] + [.F18]; IF([.G18]-[.C18]&lt;0;[.G18] + [.F18] -[.H18];[.F18]+[.C18]-[.H18]))" office:value-type="float" office:value="5">
            <text:p>5</text:p>
          </table:table-cell>
          <table:table-cell table:number-columns-repeated="2" table:style-name="ce45"/>
          <table:table-cell table:style-name="ce45" table:formula="of:=[.I18]+[.K18] +[.J18]" office:value-type="float" office:value="5">
            <text:p>5</text:p>
          </table:table-cell>
          <table:table-cell table:style-name="ce5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NC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5">
            <text:p>09/05/16</text:p>
          </table:table-cell>
          <table:table-cell table:style-name="ce46" table:formula="of:=IF(YEAR(NOW())&gt;YEAR([.D19]);DATE(YEAR([.D19]);12;31);NOW())" office:value-type="date" office:date-value="2016-09-06T08:47:48.94">
            <text:p>09/06/16</text:p>
          </table:table-cell>
          <table:table-cell table:style-name="ce47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0">
            <text:p>0</text:p>
          </table:table-cell>
          <table:table-cell table:style-name="ce50" table:formula="of:=SUMPRODUCT([Thong_Tin_Ngay_Nghi_201601.$B$3:.$B$34]=[.$B19];[Thong_Tin_Ngay_Nghi_201601.$C$3:.$C$34])+SUMPRODUCT([Thong_Tin_Ngay_Nghi_201602.$B$3:.$B$35]=[.$B19];[Thong_Tin_Ngay_Nghi_201602.$C$3:.$C$35]) + SUMPRODUCT([Thong_Tin_Ngay_Nghi_201603.$B$3:.$B$37]=[.$B19];[Thong_Tin_Ngay_Nghi_201603.$C$3:.$C$37])" office:value-type="float" office:value="0">
            <text:p>0</text:p>
          </table:table-cell>
          <table:table-cell table:style-name="ce50" table:formula="of:=SUMPRODUCT([Thong_Tin_Ngay_Nghi_201601.$B$3:.$B$34]=[.$B19];[Thong_Tin_Ngay_Nghi_201601.$C$3:.$C$34])+SUMPRODUCT([Thong_Tin_Ngay_Nghi_201602.$B$3:.$B$35]=[.$B19];[Thong_Tin_Ngay_Nghi_201602.$C$3:.$C$35]) + SUMPRODUCT([Thong_Tin_Ngay_Nghi_201603.$B$3:.$B$37]=[.$B19];[Thong_Tin_Ngay_Nghi_201603.$C$3:.$C$37]) + SUMPRODUCT([Thong_Tin_Ngay_Nghi_201604.$B$3:.$B$38]=[.$B19];[Thong_Tin_Ngay_Nghi_201604.$C$3:.$C$38]) + SUMPRODUCT([Thong_Tin_Ngay_Nghi_201605.$B$3:.$B$37]=[.$B19];[Thong_Tin_Ngay_Nghi_201605.$C$3:.$C$37]) + SUMPRODUCT([Thong_Tin_Ngay_Nghi_201606.$B$3:.$B$36]=[.$B19];[Thong_Tin_Ngay_Nghi_201606.$C$3:.$C$36]) + SUMPRODUCT([Thong_Tin_Ngay_Nghi_201607.$B$3:.$B$43]=[.$B19];[Thong_Tin_Ngay_Nghi_201607.$C$3:.$C$43]) + SUMPRODUCT([Thong_Tin_Ngay_Nghi_201608.$B$3:.$B$46]=[.$B19];[Thong_Tin_Ngay_Nghi_201608.$C$3:.$C$46])" office:value-type="float" office:value="0">
            <text:p>0</text:p>
          </table:table-cell>
          <table:table-cell table:style-name="ce45" table:formula="of:=IF(DATE(YEAR([.E19]);MONTH([.E19]);DAY([.E19]))&lt;=DATE(YEAR([.E19]);3;31); [.C19]-[.G19] + [.F19]; IF([.G19]-[.C19]&lt;0;[.G19] + [.F19] -[.H19];[.F19]+[.C19]-[.H19]))" office:value-type="float" office:value="0">
            <text:p>0</text:p>
          </table:table-cell>
          <table:table-cell table:number-columns-repeated="2" table:style-name="ce45"/>
          <table:table-cell table:style-name="ce45" table:formula="of:=[.I19]+[.K19] +[.J19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0]);DATE(YEAR([.D20]);12;31);NOW())" office:value-type="date" office:date-value="2016-09-06T08:47:48.94">
            <text:p>09/06/16</text:p>
          </table:table-cell>
          <table:table-cell table:style-name="ce47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8">
            <text:p>8</text:p>
          </table:table-cell>
          <table:table-cell table:style-name="ce50" table:formula="of:=SUMPRODUCT([Thong_Tin_Ngay_Nghi_201601.$B$3:.$B$34]=[.$B20];[Thong_Tin_Ngay_Nghi_201601.$C$3:.$C$34])+SUMPRODUCT([Thong_Tin_Ngay_Nghi_201602.$B$3:.$B$35]=[.$B20];[Thong_Tin_Ngay_Nghi_201602.$C$3:.$C$35]) + SUMPRODUCT([Thong_Tin_Ngay_Nghi_201603.$B$3:.$B$37]=[.$B20];[Thong_Tin_Ngay_Nghi_201603.$C$3:.$C$37])" office:value-type="float" office:value="4.5">
            <text:p>4.5</text:p>
          </table:table-cell>
          <table:table-cell table:style-name="ce50" table:formula="of:=SUMPRODUCT([Thong_Tin_Ngay_Nghi_201601.$B$3:.$B$34]=[.$B20];[Thong_Tin_Ngay_Nghi_201601.$C$3:.$C$34])+SUMPRODUCT([Thong_Tin_Ngay_Nghi_201602.$B$3:.$B$35]=[.$B20];[Thong_Tin_Ngay_Nghi_201602.$C$3:.$C$35]) + SUMPRODUCT([Thong_Tin_Ngay_Nghi_201603.$B$3:.$B$37]=[.$B20];[Thong_Tin_Ngay_Nghi_201603.$C$3:.$C$37]) + SUMPRODUCT([Thong_Tin_Ngay_Nghi_201604.$B$3:.$B$38]=[.$B20];[Thong_Tin_Ngay_Nghi_201604.$C$3:.$C$38]) + SUMPRODUCT([Thong_Tin_Ngay_Nghi_201605.$B$3:.$B$37]=[.$B20];[Thong_Tin_Ngay_Nghi_201605.$C$3:.$C$37]) + SUMPRODUCT([Thong_Tin_Ngay_Nghi_201606.$B$3:.$B$36]=[.$B20];[Thong_Tin_Ngay_Nghi_201606.$C$3:.$C$36]) + SUMPRODUCT([Thong_Tin_Ngay_Nghi_201607.$B$3:.$B$43]=[.$B20];[Thong_Tin_Ngay_Nghi_201607.$C$3:.$C$43]) + SUMPRODUCT([Thong_Tin_Ngay_Nghi_201608.$B$3:.$B$46]=[.$B20];[Thong_Tin_Ngay_Nghi_201608.$C$3:.$C$46])" office:value-type="float" office:value="6.5">
            <text:p>6.5</text:p>
          </table:table-cell>
          <table:table-cell table:style-name="ce45" table:formula="of:=IF(DATE(YEAR([.E20]);MONTH([.E20]);DAY([.E20]))&lt;=DATE(YEAR([.E20]);3;31); [.C20]-[.G20] + [.F20]; IF([.G20]-[.C20]&lt;0;[.G20] + [.F20] -[.H20];[.F20]+[.C20]-[.H20]))" office:value-type="float" office:value="3.5">
            <text:p>3.5</text:p>
          </table:table-cell>
          <table:table-cell table:number-columns-repeated="2" table:style-name="ce45"/>
          <table:table-cell table:style-name="ce45" table:formula="of:=[.I20]+[.K20] +[.J20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hanhD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5-09">
            <text:p>05/09/16</text:p>
          </table:table-cell>
          <table:table-cell table:style-name="ce46" table:formula="of:=IF(YEAR(NOW())&gt;YEAR([.D21]);DATE(YEAR([.D21]);12;31);NOW())" office:value-type="date" office:date-value="2016-09-06T08:47:48.94">
            <text:p>09/06/16</text:p>
          </table:table-cell>
          <table:table-cell table:style-name="ce47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4">
            <text:p>4</text:p>
          </table:table-cell>
          <table:table-cell table:style-name="ce50" table:formula="of:=SUMPRODUCT([Thong_Tin_Ngay_Nghi_201601.$B$3:.$B$34]=[.$B21];[Thong_Tin_Ngay_Nghi_201601.$C$3:.$C$34])+SUMPRODUCT([Thong_Tin_Ngay_Nghi_201602.$B$3:.$B$35]=[.$B21];[Thong_Tin_Ngay_Nghi_201602.$C$3:.$C$35]) + SUMPRODUCT([Thong_Tin_Ngay_Nghi_201603.$B$3:.$B$37]=[.$B21];[Thong_Tin_Ngay_Nghi_201603.$C$3:.$C$37])" office:value-type="float" office:value="0">
            <text:p>0</text:p>
          </table:table-cell>
          <table:table-cell table:style-name="ce50" table:formula="of:=SUMPRODUCT([Thong_Tin_Ngay_Nghi_201601.$B$3:.$B$34]=[.$B21];[Thong_Tin_Ngay_Nghi_201601.$C$3:.$C$34])+SUMPRODUCT([Thong_Tin_Ngay_Nghi_201602.$B$3:.$B$35]=[.$B21];[Thong_Tin_Ngay_Nghi_201602.$C$3:.$C$35]) + SUMPRODUCT([Thong_Tin_Ngay_Nghi_201603.$B$3:.$B$37]=[.$B21];[Thong_Tin_Ngay_Nghi_201603.$C$3:.$C$37]) + SUMPRODUCT([Thong_Tin_Ngay_Nghi_201604.$B$3:.$B$38]=[.$B21];[Thong_Tin_Ngay_Nghi_201604.$C$3:.$C$38]) + SUMPRODUCT([Thong_Tin_Ngay_Nghi_201605.$B$3:.$B$37]=[.$B21];[Thong_Tin_Ngay_Nghi_201605.$C$3:.$C$37]) + SUMPRODUCT([Thong_Tin_Ngay_Nghi_201606.$B$3:.$B$36]=[.$B21];[Thong_Tin_Ngay_Nghi_201606.$C$3:.$C$36]) + SUMPRODUCT([Thong_Tin_Ngay_Nghi_201607.$B$3:.$B$43]=[.$B21];[Thong_Tin_Ngay_Nghi_201607.$C$3:.$C$43]) + SUMPRODUCT([Thong_Tin_Ngay_Nghi_201608.$B$3:.$B$46]=[.$B21];[Thong_Tin_Ngay_Nghi_201608.$C$3:.$C$46])" office:value-type="float" office:value="0">
            <text:p>0</text:p>
          </table:table-cell>
          <table:table-cell table:number-columns-repeated="3" table:style-name="ce45"/>
          <table:table-cell table:style-name="ce45" table:formula="of:=[.I21]+[.K21] +[.J21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hanhN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9">
            <text:p>06/09/16</text:p>
          </table:table-cell>
          <table:table-cell table:style-name="ce46" table:formula="of:=IF(YEAR(NOW())&gt;YEAR([.D22]);DATE(YEAR([.D22]);12;31);NOW())" office:value-type="date" office:date-value="2016-09-06T08:47:48.94">
            <text:p>09/06/16</text:p>
          </table:table-cell>
          <table:table-cell table:style-name="ce47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3">
            <text:p>3</text:p>
          </table:table-cell>
          <table:table-cell table:style-name="ce50" table:formula="of:=SUMPRODUCT([Thong_Tin_Ngay_Nghi_201601.$B$3:.$B$34]=[.$B22];[Thong_Tin_Ngay_Nghi_201601.$C$3:.$C$34])+SUMPRODUCT([Thong_Tin_Ngay_Nghi_201602.$B$3:.$B$35]=[.$B22];[Thong_Tin_Ngay_Nghi_201602.$C$3:.$C$35]) + SUMPRODUCT([Thong_Tin_Ngay_Nghi_201603.$B$3:.$B$37]=[.$B22];[Thong_Tin_Ngay_Nghi_201603.$C$3:.$C$37])" office:value-type="float" office:value="0">
            <text:p>0</text:p>
          </table:table-cell>
          <table:table-cell table:style-name="ce50" table:formula="of:=SUMPRODUCT([Thong_Tin_Ngay_Nghi_201601.$B$3:.$B$34]=[.$B22];[Thong_Tin_Ngay_Nghi_201601.$C$3:.$C$34])+SUMPRODUCT([Thong_Tin_Ngay_Nghi_201602.$B$3:.$B$35]=[.$B22];[Thong_Tin_Ngay_Nghi_201602.$C$3:.$C$35]) + SUMPRODUCT([Thong_Tin_Ngay_Nghi_201603.$B$3:.$B$37]=[.$B22];[Thong_Tin_Ngay_Nghi_201603.$C$3:.$C$37]) + SUMPRODUCT([Thong_Tin_Ngay_Nghi_201604.$B$3:.$B$38]=[.$B22];[Thong_Tin_Ngay_Nghi_201604.$C$3:.$C$38]) + SUMPRODUCT([Thong_Tin_Ngay_Nghi_201605.$B$3:.$B$37]=[.$B22];[Thong_Tin_Ngay_Nghi_201605.$C$3:.$C$37]) + SUMPRODUCT([Thong_Tin_Ngay_Nghi_201606.$B$3:.$B$36]=[.$B22];[Thong_Tin_Ngay_Nghi_201606.$C$3:.$C$36]) + SUMPRODUCT([Thong_Tin_Ngay_Nghi_201607.$B$3:.$B$43]=[.$B22];[Thong_Tin_Ngay_Nghi_201607.$C$3:.$C$43]) + SUMPRODUCT([Thong_Tin_Ngay_Nghi_201608.$B$3:.$B$46]=[.$B22];[Thong_Tin_Ngay_Nghi_201608.$C$3:.$C$46])" office:value-type="float" office:value="1">
            <text:p>1</text:p>
          </table:table-cell>
          <table:table-cell table:style-name="ce45" table:formula="of:=IF(DATE(YEAR([.E22]);MONTH([.E22]);DAY([.E22]))&lt;=DATE(YEAR([.E22]);3;31); [.C22]-[.G22] + [.F22]; IF([.G22]-[.C22]&lt;0;[.G22] + [.F22] -[.H22];[.F22]+[.C22]-[.H22]))" office:value-type="float" office:value="2">
            <text:p>2</text:p>
          </table:table-cell>
          <table:table-cell table:number-columns-repeated="2" table:style-name="ce45"/>
          <table:table-cell table:style-name="ce45" table:formula="of:=[.I22]+[.K22] +[.J22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KienP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3]);DATE(YEAR([.D23]);12;31);NOW())" office:value-type="date" office:date-value="2016-09-06T08:47:48.94">
            <text:p>09/06/16</text:p>
          </table:table-cell>
          <table:table-cell table:style-name="ce47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8">
            <text:p>8</text:p>
          </table:table-cell>
          <table:table-cell table:style-name="ce50" table:formula="of:=SUMPRODUCT([Thong_Tin_Ngay_Nghi_201601.$B$3:.$B$34]=[.$B23];[Thong_Tin_Ngay_Nghi_201601.$C$3:.$C$34])+SUMPRODUCT([Thong_Tin_Ngay_Nghi_201602.$B$3:.$B$35]=[.$B23];[Thong_Tin_Ngay_Nghi_201602.$C$3:.$C$35]) + SUMPRODUCT([Thong_Tin_Ngay_Nghi_201603.$B$3:.$B$37]=[.$B23];[Thong_Tin_Ngay_Nghi_201603.$C$3:.$C$37])" office:value-type="float" office:value="5">
            <text:p>5</text:p>
          </table:table-cell>
          <table:table-cell table:style-name="ce50" table:formula="of:=SUMPRODUCT([Thong_Tin_Ngay_Nghi_201601.$B$3:.$B$34]=[.$B23];[Thong_Tin_Ngay_Nghi_201601.$C$3:.$C$34])+SUMPRODUCT([Thong_Tin_Ngay_Nghi_201602.$B$3:.$B$35]=[.$B23];[Thong_Tin_Ngay_Nghi_201602.$C$3:.$C$35]) + SUMPRODUCT([Thong_Tin_Ngay_Nghi_201603.$B$3:.$B$37]=[.$B23];[Thong_Tin_Ngay_Nghi_201603.$C$3:.$C$37]) + SUMPRODUCT([Thong_Tin_Ngay_Nghi_201604.$B$3:.$B$38]=[.$B23];[Thong_Tin_Ngay_Nghi_201604.$C$3:.$C$38]) + SUMPRODUCT([Thong_Tin_Ngay_Nghi_201605.$B$3:.$B$37]=[.$B23];[Thong_Tin_Ngay_Nghi_201605.$C$3:.$C$37]) + SUMPRODUCT([Thong_Tin_Ngay_Nghi_201606.$B$3:.$B$36]=[.$B23];[Thong_Tin_Ngay_Nghi_201606.$C$3:.$C$36]) + SUMPRODUCT([Thong_Tin_Ngay_Nghi_201607.$B$3:.$B$43]=[.$B23];[Thong_Tin_Ngay_Nghi_201607.$C$3:.$C$43]) + SUMPRODUCT([Thong_Tin_Ngay_Nghi_201608.$B$3:.$B$46]=[.$B23];[Thong_Tin_Ngay_Nghi_201608.$C$3:.$C$46])" office:value-type="float" office:value="10">
            <text:p>10</text:p>
          </table:table-cell>
          <table:table-cell table:style-name="ce45" table:formula="of:=IF(DATE(YEAR([.E23]);MONTH([.E23]);DAY([.E23]))&lt;=DATE(YEAR([.E23]);3;31); [.C23]-[.G23] + [.F23]; IF([.G23]-[.C23]&lt;0;[.G23] + [.F23] -[.H23];[.F23]+[.C23]-[.H23]))" office:value-type="float" office:value="0">
            <text:p>0</text:p>
          </table:table-cell>
          <table:table-cell table:number-columns-repeated="2" table:style-name="ce45"/>
          <table:table-cell table:style-name="ce45" table:formula="of:=[.I23]+[.K23] +[.J23]" office:value-type="float" office:value="0">
            <text:p>0</text:p>
          </table:table-cell>
          <table:table-cell table:style-name="ce53"/>
        </table:table-row>
        <table:table-row table:style-name="ro11">
          <table:table-cell table:style-name="ce40" office:value-type="float" office:value="18">
            <text:p>18</text:p>
          </table:table-cell>
          <table:table-cell table:style-name="ce42" office:value-type="string">
            <text:p>KietNV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04">
            <text:p>07/04/16</text:p>
          </table:table-cell>
          <table:table-cell table:style-name="ce46" table:formula="of:=IF(YEAR(NOW())&gt;YEAR([.D24]);DATE(YEAR([.D24]);12;31);NOW())" office:value-type="date" office:date-value="2016-09-06T08:47:48.94">
            <text:p>09/06/16</text:p>
          </table:table-cell>
          <table:table-cell table:style-name="ce47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2">
            <text:p>2</text:p>
          </table:table-cell>
          <table:table-cell table:style-name="ce50" table:formula="of:=SUMPRODUCT([Thong_Tin_Ngay_Nghi_201601.$B$3:.$B$34]=[.$B24];[Thong_Tin_Ngay_Nghi_201601.$C$3:.$C$34])+SUMPRODUCT([Thong_Tin_Ngay_Nghi_201602.$B$3:.$B$35]=[.$B24];[Thong_Tin_Ngay_Nghi_201602.$C$3:.$C$35]) + SUMPRODUCT([Thong_Tin_Ngay_Nghi_201603.$B$3:.$B$37]=[.$B24];[Thong_Tin_Ngay_Nghi_201603.$C$3:.$C$37])" office:value-type="float" office:value="0">
            <text:p>0</text:p>
          </table:table-cell>
          <table:table-cell table:style-name="ce50" table:formula="of:=SUMPRODUCT([Thong_Tin_Ngay_Nghi_201601.$B$3:.$B$34]=[.$B24];[Thong_Tin_Ngay_Nghi_201601.$C$3:.$C$34])+SUMPRODUCT([Thong_Tin_Ngay_Nghi_201602.$B$3:.$B$35]=[.$B24];[Thong_Tin_Ngay_Nghi_201602.$C$3:.$C$35]) + SUMPRODUCT([Thong_Tin_Ngay_Nghi_201603.$B$3:.$B$37]=[.$B24];[Thong_Tin_Ngay_Nghi_201603.$C$3:.$C$37]) + SUMPRODUCT([Thong_Tin_Ngay_Nghi_201604.$B$3:.$B$38]=[.$B24];[Thong_Tin_Ngay_Nghi_201604.$C$3:.$C$38]) + SUMPRODUCT([Thong_Tin_Ngay_Nghi_201605.$B$3:.$B$37]=[.$B24];[Thong_Tin_Ngay_Nghi_201605.$C$3:.$C$37]) + SUMPRODUCT([Thong_Tin_Ngay_Nghi_201606.$B$3:.$B$36]=[.$B24];[Thong_Tin_Ngay_Nghi_201606.$C$3:.$C$36]) + SUMPRODUCT([Thong_Tin_Ngay_Nghi_201607.$B$3:.$B$43]=[.$B24];[Thong_Tin_Ngay_Nghi_201607.$C$3:.$C$43]) + SUMPRODUCT([Thong_Tin_Ngay_Nghi_201608.$B$3:.$B$46]=[.$B24];[Thong_Tin_Ngay_Nghi_201608.$C$3:.$C$46])" office:value-type="float" office:value="1.5">
            <text:p>1.5</text:p>
          </table:table-cell>
          <table:table-cell table:style-name="ce45" table:formula="of:=IF(DATE(YEAR([.E24]);MONTH([.E24]);DAY([.E24]))&lt;=DATE(YEAR([.E24]);3;31); [.C24]-[.G24] + [.F24]; IF([.G24]-[.C24]&lt;0;[.G24] + [.F24] -[.H24];[.F24]+[.C24]-[.H24]))" office:value-type="float" office:value="0.5">
            <text:p>0.5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table:formula="of:=[.I24]+[.K24] +[.J24]" office:value-type="float" office:value="1.5">
            <text:p>1.5</text:p>
          </table:table-cell>
          <table:table-cell table:style-name="ce53" office:value-type="string">
            <text:p>Những ngày nghỉ đã trừ vào lương:</text:p>
            <text:p>- Tháng 7, trừ 1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MaiNT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5]);DATE(YEAR([.D25]);12;31);NOW())" office:value-type="date" office:date-value="2016-09-06T08:47:48.94">
            <text:p>09/06/16</text:p>
          </table:table-cell>
          <table:table-cell table:style-name="ce47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8">
            <text:p>8</text:p>
          </table:table-cell>
          <table:table-cell table:style-name="ce50" table:formula="of:=SUMPRODUCT([Thong_Tin_Ngay_Nghi_201601.$B$3:.$B$34]=[.$B25];[Thong_Tin_Ngay_Nghi_201601.$C$3:.$C$34])+SUMPRODUCT([Thong_Tin_Ngay_Nghi_201602.$B$3:.$B$35]=[.$B25];[Thong_Tin_Ngay_Nghi_201602.$C$3:.$C$35]) + SUMPRODUCT([Thong_Tin_Ngay_Nghi_201603.$B$3:.$B$37]=[.$B25];[Thong_Tin_Ngay_Nghi_201603.$C$3:.$C$37])" office:value-type="float" office:value="6">
            <text:p>6</text:p>
          </table:table-cell>
          <table:table-cell table:style-name="ce50" table:formula="of:=SUMPRODUCT([Thong_Tin_Ngay_Nghi_201601.$B$3:.$B$34]=[.$B25];[Thong_Tin_Ngay_Nghi_201601.$C$3:.$C$34])+SUMPRODUCT([Thong_Tin_Ngay_Nghi_201602.$B$3:.$B$35]=[.$B25];[Thong_Tin_Ngay_Nghi_201602.$C$3:.$C$35]) + SUMPRODUCT([Thong_Tin_Ngay_Nghi_201603.$B$3:.$B$37]=[.$B25];[Thong_Tin_Ngay_Nghi_201603.$C$3:.$C$37]) + SUMPRODUCT([Thong_Tin_Ngay_Nghi_201604.$B$3:.$B$38]=[.$B25];[Thong_Tin_Ngay_Nghi_201604.$C$3:.$C$38]) + SUMPRODUCT([Thong_Tin_Ngay_Nghi_201605.$B$3:.$B$37]=[.$B25];[Thong_Tin_Ngay_Nghi_201605.$C$3:.$C$37]) + SUMPRODUCT([Thong_Tin_Ngay_Nghi_201606.$B$3:.$B$36]=[.$B25];[Thong_Tin_Ngay_Nghi_201606.$C$3:.$C$36]) + SUMPRODUCT([Thong_Tin_Ngay_Nghi_201607.$B$3:.$B$43]=[.$B25];[Thong_Tin_Ngay_Nghi_201607.$C$3:.$C$43]) + SUMPRODUCT([Thong_Tin_Ngay_Nghi_201608.$B$3:.$B$46]=[.$B25];[Thong_Tin_Ngay_Nghi_201608.$C$3:.$C$46])" office:value-type="float" office:value="9.5">
            <text:p>9.5</text:p>
          </table:table-cell>
          <table:table-cell table:style-name="ce45" table:formula="of:=IF(DATE(YEAR([.E25]);MONTH([.E25]);DAY([.E25]))&lt;=DATE(YEAR([.E25]);3;31); [.C25]-[.G25] + [.F25]; IF([.G25]-[.C25]&lt;0;[.G25] + [.F25] -[.H25];[.F25]+[.C25]-[.H25]))" office:value-type="float" office:value="0.5">
            <text:p>0.5</text:p>
          </table:table-cell>
          <table:table-cell table:number-columns-repeated="2" table:style-name="ce45"/>
          <table:table-cell table:style-name="ce45" table:formula="of:=[.I25]+[.K25] +[.J25]" office:value-type="float" office:value="0.5">
            <text:p>0.5</text:p>
          </table:table-cell>
          <table:table-cell table:style-name="ce5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ManhNB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5">
            <text:p>09/05/16</text:p>
          </table:table-cell>
          <table:table-cell table:style-name="ce46" table:formula="of:=IF(YEAR(NOW())&gt;YEAR([.D26]);DATE(YEAR([.D26]);12;31);NOW())" office:value-type="date" office:date-value="2016-09-06T08:47:48.94">
            <text:p>09/06/16</text:p>
          </table:table-cell>
          <table:table-cell table:style-name="ce47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0">
            <text:p>0</text:p>
          </table:table-cell>
          <table:table-cell table:style-name="ce50" table:formula="of:=SUMPRODUCT([Thong_Tin_Ngay_Nghi_201601.$B$3:.$B$34]=[.$B26];[Thong_Tin_Ngay_Nghi_201601.$C$3:.$C$34])+SUMPRODUCT([Thong_Tin_Ngay_Nghi_201602.$B$3:.$B$35]=[.$B26];[Thong_Tin_Ngay_Nghi_201602.$C$3:.$C$35]) + SUMPRODUCT([Thong_Tin_Ngay_Nghi_201603.$B$3:.$B$37]=[.$B26];[Thong_Tin_Ngay_Nghi_201603.$C$3:.$C$37])" office:value-type="float" office:value="0">
            <text:p>0</text:p>
          </table:table-cell>
          <table:table-cell table:style-name="ce50" table:formula="of:=SUMPRODUCT([Thong_Tin_Ngay_Nghi_201601.$B$3:.$B$34]=[.$B26];[Thong_Tin_Ngay_Nghi_201601.$C$3:.$C$34])+SUMPRODUCT([Thong_Tin_Ngay_Nghi_201602.$B$3:.$B$35]=[.$B26];[Thong_Tin_Ngay_Nghi_201602.$C$3:.$C$35]) + SUMPRODUCT([Thong_Tin_Ngay_Nghi_201603.$B$3:.$B$37]=[.$B26];[Thong_Tin_Ngay_Nghi_201603.$C$3:.$C$37]) + SUMPRODUCT([Thong_Tin_Ngay_Nghi_201604.$B$3:.$B$38]=[.$B26];[Thong_Tin_Ngay_Nghi_201604.$C$3:.$C$38]) + SUMPRODUCT([Thong_Tin_Ngay_Nghi_201605.$B$3:.$B$37]=[.$B26];[Thong_Tin_Ngay_Nghi_201605.$C$3:.$C$37]) + SUMPRODUCT([Thong_Tin_Ngay_Nghi_201606.$B$3:.$B$36]=[.$B26];[Thong_Tin_Ngay_Nghi_201606.$C$3:.$C$36]) + SUMPRODUCT([Thong_Tin_Ngay_Nghi_201607.$B$3:.$B$43]=[.$B26];[Thong_Tin_Ngay_Nghi_201607.$C$3:.$C$43]) + SUMPRODUCT([Thong_Tin_Ngay_Nghi_201608.$B$3:.$B$46]=[.$B26];[Thong_Tin_Ngay_Nghi_201608.$C$3:.$C$46])" office:value-type="float" office:value="0">
            <text:p>0</text:p>
          </table:table-cell>
          <table:table-cell table:style-name="ce45" table:formula="of:=IF(DATE(YEAR([.E26]);MONTH([.E26]);DAY([.E26]))&lt;=DATE(YEAR([.E26]);3;31); [.C26]-[.G26] + [.F26]; IF([.G26]-[.C26]&lt;0;[.G26] + [.F26] -[.H26];[.F26]+[.C26]-[.H26]))" office:value-type="float" office:value="0">
            <text:p>0</text:p>
          </table:table-cell>
          <table:table-cell table:number-columns-repeated="2" table:style-name="ce45"/>
          <table:table-cell table:style-name="ce45" table:formula="of:=[.I26]+[.K26] +[.J26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amTV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7]);DATE(YEAR([.D27]);12;31);NOW())" office:value-type="date" office:date-value="2016-09-06T08:47:48.94">
            <text:p>09/06/16</text:p>
          </table:table-cell>
          <table:table-cell table:style-name="ce47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8">
            <text:p>8</text:p>
          </table:table-cell>
          <table:table-cell table:style-name="ce50" table:formula="of:=SUMPRODUCT([Thong_Tin_Ngay_Nghi_201601.$B$3:.$B$34]=[.$B27];[Thong_Tin_Ngay_Nghi_201601.$C$3:.$C$34])+SUMPRODUCT([Thong_Tin_Ngay_Nghi_201602.$B$3:.$B$35]=[.$B27];[Thong_Tin_Ngay_Nghi_201602.$C$3:.$C$35]) + SUMPRODUCT([Thong_Tin_Ngay_Nghi_201603.$B$3:.$B$37]=[.$B27];[Thong_Tin_Ngay_Nghi_201603.$C$3:.$C$37])" office:value-type="float" office:value="4">
            <text:p>4</text:p>
          </table:table-cell>
          <table:table-cell table:style-name="ce50" table:formula="of:=SUMPRODUCT([Thong_Tin_Ngay_Nghi_201601.$B$3:.$B$34]=[.$B27];[Thong_Tin_Ngay_Nghi_201601.$C$3:.$C$34])+SUMPRODUCT([Thong_Tin_Ngay_Nghi_201602.$B$3:.$B$35]=[.$B27];[Thong_Tin_Ngay_Nghi_201602.$C$3:.$C$35]) + SUMPRODUCT([Thong_Tin_Ngay_Nghi_201603.$B$3:.$B$37]=[.$B27];[Thong_Tin_Ngay_Nghi_201603.$C$3:.$C$37]) + SUMPRODUCT([Thong_Tin_Ngay_Nghi_201604.$B$3:.$B$38]=[.$B27];[Thong_Tin_Ngay_Nghi_201604.$C$3:.$C$38]) + SUMPRODUCT([Thong_Tin_Ngay_Nghi_201605.$B$3:.$B$37]=[.$B27];[Thong_Tin_Ngay_Nghi_201605.$C$3:.$C$37]) + SUMPRODUCT([Thong_Tin_Ngay_Nghi_201606.$B$3:.$B$36]=[.$B27];[Thong_Tin_Ngay_Nghi_201606.$C$3:.$C$36]) + SUMPRODUCT([Thong_Tin_Ngay_Nghi_201607.$B$3:.$B$43]=[.$B27];[Thong_Tin_Ngay_Nghi_201607.$C$3:.$C$43]) + SUMPRODUCT([Thong_Tin_Ngay_Nghi_201608.$B$3:.$B$46]=[.$B27];[Thong_Tin_Ngay_Nghi_201608.$C$3:.$C$46])" office:value-type="float" office:value="7.5">
            <text:p>7.5</text:p>
          </table:table-cell>
          <table:table-cell table:style-name="ce45" table:formula="of:=IF(DATE(YEAR([.E27]);MONTH([.E27]);DAY([.E27]))&lt;=DATE(YEAR([.E27]);3;31); [.C27]-[.G27] + [.F27]; IF([.G27]-[.C27]&lt;0;[.G27] + [.F27] -[.H27];[.F27]+[.C27]-[.H27]))" office:value-type="float" office:value="4.5">
            <text:p>4.5</text:p>
          </table:table-cell>
          <table:table-cell table:number-columns-repeated="2" table:style-name="ce45"/>
          <table:table-cell table:style-name="ce45" table:formula="of:=[.I27]+[.K27] +[.J27]" office:value-type="float" office:value="4.5">
            <text:p>4.5</text:p>
          </table:table-cell>
          <table:table-cell table:style-name="ce53"/>
        </table:table-row>
        <table:table-row table:style-name="ro2">
          <table:table-cell table:style-name="ce40" office:value-type="float" office:value="22">
            <text:p>22</text:p>
          </table:table-cell>
          <table:table-cell table:style-name="ce42" office:value-type="string">
            <text:p>NganT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5">
            <text:p>09/05/16</text:p>
          </table:table-cell>
          <table:table-cell table:style-name="ce46"/>
          <table:table-cell table:style-name="ce47"/>
          <table:table-cell table:style-name="ce50" table:number-columns-repeated="2"/>
          <table:table-cell table:number-columns-repeated="3" table:style-name="ce45"/>
          <table:table-cell table:style-name="ce45" table:formula="of:=[.I28]+[.K28] +[.J28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NhanH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2">
            <text:p>06/22/16</text:p>
          </table:table-cell>
          <table:table-cell table:style-name="ce46" table:formula="of:=IF(YEAR(NOW())&gt;YEAR([.D29]);DATE(YEAR([.D29]);12;31);NOW())" office:value-type="date" office:date-value="2016-09-06T08:47:48.94">
            <text:p>09/06/16</text:p>
          </table:table-cell>
          <table:table-cell table:style-name="ce47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2">
            <text:p>2</text:p>
          </table:table-cell>
          <table:table-cell table:style-name="ce50" table:formula="of:=SUMPRODUCT([Thong_Tin_Ngay_Nghi_201601.$B$3:.$B$34]=[.$B29];[Thong_Tin_Ngay_Nghi_201601.$C$3:.$C$34])+SUMPRODUCT([Thong_Tin_Ngay_Nghi_201602.$B$3:.$B$35]=[.$B29];[Thong_Tin_Ngay_Nghi_201602.$C$3:.$C$35]) + SUMPRODUCT([Thong_Tin_Ngay_Nghi_201603.$B$3:.$B$37]=[.$B29];[Thong_Tin_Ngay_Nghi_201603.$C$3:.$C$37])" office:value-type="float" office:value="0">
            <text:p>0</text:p>
          </table:table-cell>
          <table:table-cell table:style-name="ce50" table:formula="of:=SUMPRODUCT([Thong_Tin_Ngay_Nghi_201601.$B$3:.$B$34]=[.$B29];[Thong_Tin_Ngay_Nghi_201601.$C$3:.$C$34])+SUMPRODUCT([Thong_Tin_Ngay_Nghi_201602.$B$3:.$B$35]=[.$B29];[Thong_Tin_Ngay_Nghi_201602.$C$3:.$C$35]) + SUMPRODUCT([Thong_Tin_Ngay_Nghi_201603.$B$3:.$B$37]=[.$B29];[Thong_Tin_Ngay_Nghi_201603.$C$3:.$C$37]) + SUMPRODUCT([Thong_Tin_Ngay_Nghi_201604.$B$3:.$B$38]=[.$B29];[Thong_Tin_Ngay_Nghi_201604.$C$3:.$C$38]) + SUMPRODUCT([Thong_Tin_Ngay_Nghi_201605.$B$3:.$B$37]=[.$B29];[Thong_Tin_Ngay_Nghi_201605.$C$3:.$C$37]) + SUMPRODUCT([Thong_Tin_Ngay_Nghi_201606.$B$3:.$B$36]=[.$B29];[Thong_Tin_Ngay_Nghi_201606.$C$3:.$C$36]) + SUMPRODUCT([Thong_Tin_Ngay_Nghi_201607.$B$3:.$B$43]=[.$B29];[Thong_Tin_Ngay_Nghi_201607.$C$3:.$C$43]) + SUMPRODUCT([Thong_Tin_Ngay_Nghi_201608.$B$3:.$B$46]=[.$B29];[Thong_Tin_Ngay_Nghi_201608.$C$3:.$C$46])" office:value-type="float" office:value="0">
            <text:p>0</text:p>
          </table:table-cell>
          <table:table-cell table:style-name="ce45" table:formula="of:=IF(DATE(YEAR([.E29]);MONTH([.E29]);DAY([.E29]))&lt;=DATE(YEAR([.E29]);3;31); [.C29]-[.G29] + [.F29]; IF([.G29]-[.C29]&lt;0;[.G29] + [.F29] -[.H29];[.F29]+[.C29]-[.H29]))" office:value-type="float" office:value="2">
            <text:p>2</text:p>
          </table:table-cell>
          <table:table-cell table:number-columns-repeated="2" table:style-name="ce45"/>
          <table:table-cell table:style-name="ce45" table:formula="of:=[.I29]+[.K29] +[.J29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NhanNM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0]);DATE(YEAR([.D30]);12;31);NOW())" office:value-type="date" office:date-value="2016-09-06T08:47:48.95">
            <text:p>09/06/16</text:p>
          </table:table-cell>
          <table:table-cell table:style-name="ce47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8">
            <text:p>8</text:p>
          </table:table-cell>
          <table:table-cell table:style-name="ce50" table:formula="of:=SUMPRODUCT([Thong_Tin_Ngay_Nghi_201601.$B$3:.$B$34]=[.$B30];[Thong_Tin_Ngay_Nghi_201601.$C$3:.$C$34])+SUMPRODUCT([Thong_Tin_Ngay_Nghi_201602.$B$3:.$B$35]=[.$B30];[Thong_Tin_Ngay_Nghi_201602.$C$3:.$C$35]) + SUMPRODUCT([Thong_Tin_Ngay_Nghi_201603.$B$3:.$B$37]=[.$B30];[Thong_Tin_Ngay_Nghi_201603.$C$3:.$C$37])" office:value-type="float" office:value="6">
            <text:p>6</text:p>
          </table:table-cell>
          <table:table-cell table:style-name="ce50" table:formula="of:=SUMPRODUCT([Thong_Tin_Ngay_Nghi_201601.$B$3:.$B$34]=[.$B30];[Thong_Tin_Ngay_Nghi_201601.$C$3:.$C$34])+SUMPRODUCT([Thong_Tin_Ngay_Nghi_201602.$B$3:.$B$35]=[.$B30];[Thong_Tin_Ngay_Nghi_201602.$C$3:.$C$35]) + SUMPRODUCT([Thong_Tin_Ngay_Nghi_201603.$B$3:.$B$37]=[.$B30];[Thong_Tin_Ngay_Nghi_201603.$C$3:.$C$37]) + SUMPRODUCT([Thong_Tin_Ngay_Nghi_201604.$B$3:.$B$38]=[.$B30];[Thong_Tin_Ngay_Nghi_201604.$C$3:.$C$38]) + SUMPRODUCT([Thong_Tin_Ngay_Nghi_201605.$B$3:.$B$37]=[.$B30];[Thong_Tin_Ngay_Nghi_201605.$C$3:.$C$37]) + SUMPRODUCT([Thong_Tin_Ngay_Nghi_201606.$B$3:.$B$36]=[.$B30];[Thong_Tin_Ngay_Nghi_201606.$C$3:.$C$36]) + SUMPRODUCT([Thong_Tin_Ngay_Nghi_201607.$B$3:.$B$43]=[.$B30];[Thong_Tin_Ngay_Nghi_201607.$C$3:.$C$43]) + SUMPRODUCT([Thong_Tin_Ngay_Nghi_201608.$B$3:.$B$46]=[.$B30];[Thong_Tin_Ngay_Nghi_201608.$C$3:.$C$46])" office:value-type="float" office:value="10">
            <text:p>10</text:p>
          </table:table-cell>
          <table:table-cell table:style-name="ce45" table:formula="of:=IF(DATE(YEAR([.E30]);MONTH([.E30]);DAY([.E30]))&lt;=DATE(YEAR([.E30]);3;31); [.C30]-[.G30] + [.F30]; IF([.G30]-[.C30]&lt;0;[.G30] + [.F30] -[.H30];[.F30]+[.C30]-[.H30]))" office:value-type="float" office:value="4">
            <text:p>4</text:p>
          </table:table-cell>
          <table:table-cell table:number-columns-repeated="2" table:style-name="ce45"/>
          <table:table-cell table:style-name="ce45" table:formula="of:=[.I30]+[.K30] +[.J30]" office:value-type="float" office:value="4">
            <text:p>4</text:p>
          </table:table-cell>
          <table:table-cell table:style-name="ce53"/>
        </table:table-row>
        <table:table-row table:style-name="ro11">
          <table:table-cell table:style-name="ce40" office:value-type="float" office:value="25">
            <text:p>25</text:p>
          </table:table-cell>
          <table:table-cell table:style-name="ce42" office:value-type="string">
            <text:p>NhatLC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11">
            <text:p>07/11/16</text:p>
          </table:table-cell>
          <table:table-cell table:style-name="ce46" office:value-type="date" office:date-value="2016-09-06">
            <text:p>09/06/16</text:p>
          </table:table-cell>
          <table:table-cell table:style-name="ce47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2">
            <text:p>2</text:p>
          </table:table-cell>
          <table:table-cell table:style-name="ce50" table:formula="of:=SUMPRODUCT([Thong_Tin_Ngay_Nghi_201601.$B$3:.$B$34]=[.$B31];[Thong_Tin_Ngay_Nghi_201601.$C$3:.$C$34])+SUMPRODUCT([Thong_Tin_Ngay_Nghi_201602.$B$3:.$B$35]=[.$B31];[Thong_Tin_Ngay_Nghi_201602.$C$3:.$C$35]) + SUMPRODUCT([Thong_Tin_Ngay_Nghi_201603.$B$3:.$B$37]=[.$B31];[Thong_Tin_Ngay_Nghi_201603.$C$3:.$C$37])" office:value-type="float" office:value="0">
            <text:p>0</text:p>
          </table:table-cell>
          <table:table-cell table:style-name="ce50" table:formula="of:=SUMPRODUCT([Thong_Tin_Ngay_Nghi_201601.$B$3:.$B$34]=[.$B31];[Thong_Tin_Ngay_Nghi_201601.$C$3:.$C$34])+SUMPRODUCT([Thong_Tin_Ngay_Nghi_201602.$B$3:.$B$35]=[.$B31];[Thong_Tin_Ngay_Nghi_201602.$C$3:.$C$35]) + SUMPRODUCT([Thong_Tin_Ngay_Nghi_201603.$B$3:.$B$37]=[.$B31];[Thong_Tin_Ngay_Nghi_201603.$C$3:.$C$37]) + SUMPRODUCT([Thong_Tin_Ngay_Nghi_201604.$B$3:.$B$38]=[.$B31];[Thong_Tin_Ngay_Nghi_201604.$C$3:.$C$38]) + SUMPRODUCT([Thong_Tin_Ngay_Nghi_201605.$B$3:.$B$37]=[.$B31];[Thong_Tin_Ngay_Nghi_201605.$C$3:.$C$37]) + SUMPRODUCT([Thong_Tin_Ngay_Nghi_201606.$B$3:.$B$36]=[.$B31];[Thong_Tin_Ngay_Nghi_201606.$C$3:.$C$36]) + SUMPRODUCT([Thong_Tin_Ngay_Nghi_201607.$B$3:.$B$43]=[.$B31];[Thong_Tin_Ngay_Nghi_201607.$C$3:.$C$43]) + SUMPRODUCT([Thong_Tin_Ngay_Nghi_201608.$B$3:.$B$46]=[.$B31];[Thong_Tin_Ngay_Nghi_201608.$C$3:.$C$46])" office:value-type="float" office:value="4">
            <text:p>4</text:p>
          </table:table-cell>
          <table:table-cell table:style-name="ce45" table:formula="of:=IF(DATE(YEAR([.E31]);MONTH([.E31]);DAY([.E31]))&lt;=DATE(YEAR([.E31]);3;31); [.C31]-[.G31] + [.F31]; IF([.G31]-[.C31]&lt;0;[.G31] + [.F31] -[.H31];[.F31]+[.C31]-[.H31]))" office:value-type="float" office:value="-2">
            <text:p>-2</text:p>
          </table:table-cell>
          <table:table-cell table:style-name="ce45"/>
          <table:table-cell table:style-name="ce45" office:value-type="float" office:value="3">
            <text:p>3</text:p>
          </table:table-cell>
          <table:table-cell table:style-name="ce45" table:formula="of:=[.I31]+[.K31] +[.J31]" office:value-type="float" office:value="1">
            <text:p>1</text:p>
          </table:table-cell>
          <table:table-cell table:style-name="ce53" office:value-type="string">
            <text:p>Những ngày nghỉ đã trừ vào lương:</text:p>
            <text:p>- Tháng 7, trừ 3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NhuPHQ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25">
            <text:p>07/25/16</text:p>
          </table:table-cell>
          <table:table-cell table:style-name="ce46" table:formula="of:=IF(YEAR(NOW())&gt;YEAR([.D32]);DATE(YEAR([.D32]);12;31);NOW())" office:value-type="date" office:date-value="2016-09-06T08:47:48.95">
            <text:p>09/06/16</text:p>
          </table:table-cell>
          <table:table-cell table:style-name="ce47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1">
            <text:p>1</text:p>
          </table:table-cell>
          <table:table-cell table:style-name="ce50" table:formula="of:=SUMPRODUCT([Thong_Tin_Ngay_Nghi_201601.$B$3:.$B$34]=[.$B32];[Thong_Tin_Ngay_Nghi_201601.$C$3:.$C$34])+SUMPRODUCT([Thong_Tin_Ngay_Nghi_201602.$B$3:.$B$35]=[.$B32];[Thong_Tin_Ngay_Nghi_201602.$C$3:.$C$35]) + SUMPRODUCT([Thong_Tin_Ngay_Nghi_201603.$B$3:.$B$37]=[.$B32];[Thong_Tin_Ngay_Nghi_201603.$C$3:.$C$37])" office:value-type="float" office:value="0">
            <text:p>0</text:p>
          </table:table-cell>
          <table:table-cell table:style-name="ce50" table:formula="of:=SUMPRODUCT([Thong_Tin_Ngay_Nghi_201601.$B$3:.$B$34]=[.$B32];[Thong_Tin_Ngay_Nghi_201601.$C$3:.$C$34])+SUMPRODUCT([Thong_Tin_Ngay_Nghi_201602.$B$3:.$B$35]=[.$B32];[Thong_Tin_Ngay_Nghi_201602.$C$3:.$C$35]) + SUMPRODUCT([Thong_Tin_Ngay_Nghi_201603.$B$3:.$B$37]=[.$B32];[Thong_Tin_Ngay_Nghi_201603.$C$3:.$C$37]) + SUMPRODUCT([Thong_Tin_Ngay_Nghi_201604.$B$3:.$B$38]=[.$B32];[Thong_Tin_Ngay_Nghi_201604.$C$3:.$C$38]) + SUMPRODUCT([Thong_Tin_Ngay_Nghi_201605.$B$3:.$B$37]=[.$B32];[Thong_Tin_Ngay_Nghi_201605.$C$3:.$C$37]) + SUMPRODUCT([Thong_Tin_Ngay_Nghi_201606.$B$3:.$B$36]=[.$B32];[Thong_Tin_Ngay_Nghi_201606.$C$3:.$C$36]) + SUMPRODUCT([Thong_Tin_Ngay_Nghi_201607.$B$3:.$B$43]=[.$B32];[Thong_Tin_Ngay_Nghi_201607.$C$3:.$C$43]) + SUMPRODUCT([Thong_Tin_Ngay_Nghi_201608.$B$3:.$B$46]=[.$B32];[Thong_Tin_Ngay_Nghi_201608.$C$3:.$C$46])" office:value-type="float" office:value="0">
            <text:p>0</text:p>
          </table:table-cell>
          <table:table-cell table:style-name="ce45" table:formula="of:=IF(DATE(YEAR([.E32]);MONTH([.E32]);DAY([.E32]))&lt;=DATE(YEAR([.E32]);3;31); [.C32]-[.G32] + [.F32]; IF([.G32]-[.C32]&lt;0;[.G32] + [.F32] -[.H32];[.F32]+[.C32]-[.H32]))" office:value-type="float" office:value="1">
            <text:p>1</text:p>
          </table:table-cell>
          <table:table-cell table:number-columns-repeated="2" table:style-name="ce45"/>
          <table:table-cell table:style-name="ce45" table:formula="of:=[.I32]+[.K32] +[.J32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Phong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33]);DATE(YEAR([.D33]);12;31);NOW())" office:value-type="date" office:date-value="2016-09-06T08:47:48.95">
            <text:p>09/06/16</text:p>
          </table:table-cell>
          <table:table-cell table:style-name="ce47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1">
            <text:p>1</text:p>
          </table:table-cell>
          <table:table-cell table:style-name="ce50" table:formula="of:=SUMPRODUCT([Thong_Tin_Ngay_Nghi_201601.$B$3:.$B$34]=[.$B33];[Thong_Tin_Ngay_Nghi_201601.$C$3:.$C$34])+SUMPRODUCT([Thong_Tin_Ngay_Nghi_201602.$B$3:.$B$35]=[.$B33];[Thong_Tin_Ngay_Nghi_201602.$C$3:.$C$35]) + SUMPRODUCT([Thong_Tin_Ngay_Nghi_201603.$B$3:.$B$37]=[.$B33];[Thong_Tin_Ngay_Nghi_201603.$C$3:.$C$37])" office:value-type="float" office:value="0">
            <text:p>0</text:p>
          </table:table-cell>
          <table:table-cell table:style-name="ce50" table:formula="of:=SUMPRODUCT([Thong_Tin_Ngay_Nghi_201601.$B$3:.$B$34]=[.$B33];[Thong_Tin_Ngay_Nghi_201601.$C$3:.$C$34])+SUMPRODUCT([Thong_Tin_Ngay_Nghi_201602.$B$3:.$B$35]=[.$B33];[Thong_Tin_Ngay_Nghi_201602.$C$3:.$C$35]) + SUMPRODUCT([Thong_Tin_Ngay_Nghi_201603.$B$3:.$B$37]=[.$B33];[Thong_Tin_Ngay_Nghi_201603.$C$3:.$C$37]) + SUMPRODUCT([Thong_Tin_Ngay_Nghi_201604.$B$3:.$B$38]=[.$B33];[Thong_Tin_Ngay_Nghi_201604.$C$3:.$C$38]) + SUMPRODUCT([Thong_Tin_Ngay_Nghi_201605.$B$3:.$B$37]=[.$B33];[Thong_Tin_Ngay_Nghi_201605.$C$3:.$C$37]) + SUMPRODUCT([Thong_Tin_Ngay_Nghi_201606.$B$3:.$B$36]=[.$B33];[Thong_Tin_Ngay_Nghi_201606.$C$3:.$C$36]) + SUMPRODUCT([Thong_Tin_Ngay_Nghi_201607.$B$3:.$B$43]=[.$B33];[Thong_Tin_Ngay_Nghi_201607.$C$3:.$C$43]) + SUMPRODUCT([Thong_Tin_Ngay_Nghi_201608.$B$3:.$B$46]=[.$B33];[Thong_Tin_Ngay_Nghi_201608.$C$3:.$C$46])" office:value-type="float" office:value="0.5">
            <text:p>0.5</text:p>
          </table:table-cell>
          <table:table-cell table:style-name="ce45" table:formula="of:=IF(DATE(YEAR([.E33]);MONTH([.E33]);DAY([.E33]))&lt;=DATE(YEAR([.E33]);3;31); [.C33]-[.G33] + [.F33]; IF([.G33]-[.C33]&lt;0;[.G33] + [.F33] -[.H33];[.F33]+[.C33]-[.H33]))" office:value-type="float" office:value="0.5">
            <text:p>0.5</text:p>
          </table:table-cell>
          <table:table-cell table:number-columns-repeated="2" table:style-name="ce45"/>
          <table:table-cell table:style-name="ce45" table:formula="of:=[.I33]+[.K33] +[.J33]" office:value-type="float" office:value="0.5">
            <text:p>0.5</text:p>
          </table:table-cell>
          <table:table-cell table:style-name="ce53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PhuongTH</text:p>
          </table:table-cell>
          <table:table-cell table:style-name="ce45" office:value-type="float" office:value="2.5">
            <text:p>2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4]);DATE(YEAR([.D34]);12;31);NOW())" office:value-type="date" office:date-value="2016-09-06T08:47:48.95">
            <text:p>09/06/16</text:p>
          </table:table-cell>
          <table:table-cell table:style-name="ce47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8">
            <text:p>8</text:p>
          </table:table-cell>
          <table:table-cell table:style-name="ce50" table:formula="of:=SUMPRODUCT([Thong_Tin_Ngay_Nghi_201601.$B$3:.$B$34]=[.$B34];[Thong_Tin_Ngay_Nghi_201601.$C$3:.$C$34])+SUMPRODUCT([Thong_Tin_Ngay_Nghi_201602.$B$3:.$B$35]=[.$B34];[Thong_Tin_Ngay_Nghi_201602.$C$3:.$C$35]) + SUMPRODUCT([Thong_Tin_Ngay_Nghi_201603.$B$3:.$B$37]=[.$B34];[Thong_Tin_Ngay_Nghi_201603.$C$3:.$C$37])" office:value-type="float" office:value="1">
            <text:p>1</text:p>
          </table:table-cell>
          <table:table-cell table:style-name="ce50" table:formula="of:=SUMPRODUCT([Thong_Tin_Ngay_Nghi_201601.$B$3:.$B$34]=[.$B34];[Thong_Tin_Ngay_Nghi_201601.$C$3:.$C$34])+SUMPRODUCT([Thong_Tin_Ngay_Nghi_201602.$B$3:.$B$35]=[.$B34];[Thong_Tin_Ngay_Nghi_201602.$C$3:.$C$35]) + SUMPRODUCT([Thong_Tin_Ngay_Nghi_201603.$B$3:.$B$37]=[.$B34];[Thong_Tin_Ngay_Nghi_201603.$C$3:.$C$37]) + SUMPRODUCT([Thong_Tin_Ngay_Nghi_201604.$B$3:.$B$38]=[.$B34];[Thong_Tin_Ngay_Nghi_201604.$C$3:.$C$38]) + SUMPRODUCT([Thong_Tin_Ngay_Nghi_201605.$B$3:.$B$37]=[.$B34];[Thong_Tin_Ngay_Nghi_201605.$C$3:.$C$37]) + SUMPRODUCT([Thong_Tin_Ngay_Nghi_201606.$B$3:.$B$36]=[.$B34];[Thong_Tin_Ngay_Nghi_201606.$C$3:.$C$36]) + SUMPRODUCT([Thong_Tin_Ngay_Nghi_201607.$B$3:.$B$43]=[.$B34];[Thong_Tin_Ngay_Nghi_201607.$C$3:.$C$43]) + SUMPRODUCT([Thong_Tin_Ngay_Nghi_201608.$B$3:.$B$46]=[.$B34];[Thong_Tin_Ngay_Nghi_201608.$C$3:.$C$46])" office:value-type="float" office:value="4.5">
            <text:p>4.5</text:p>
          </table:table-cell>
          <table:table-cell table:style-name="ce45" table:formula="of:=IF(DATE(YEAR([.E34]);MONTH([.E34]);DAY([.E34]))&lt;=DATE(YEAR([.E34]);3;31); [.C34]-[.G34] + [.F34]; IF([.G34]-[.C34]&lt;0;[.G34] + [.F34] -[.H34];[.F34]+[.C34]-[.H34]))" office:value-type="float" office:value="4.5">
            <text:p>4.5</text:p>
          </table:table-cell>
          <table:table-cell table:number-columns-repeated="2" table:style-name="ce45"/>
          <table:table-cell table:style-name="ce45" table:formula="of:=[.I34]+[.K34] +[.J34]" office:value-type="float" office:value="4.5">
            <text:p>4.5</text:p>
          </table:table-cell>
          <table:table-cell table:style-name="ce53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SonPX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5]);DATE(YEAR([.D35]);12;31);NOW())" office:value-type="date" office:date-value="2016-09-06T08:47:48.95">
            <text:p>09/06/16</text:p>
          </table:table-cell>
          <table:table-cell table:style-name="ce47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8">
            <text:p>8</text:p>
          </table:table-cell>
          <table:table-cell table:style-name="ce50" table:formula="of:=SUMPRODUCT([Thong_Tin_Ngay_Nghi_201601.$B$3:.$B$34]=[.$B35];[Thong_Tin_Ngay_Nghi_201601.$C$3:.$C$34])+SUMPRODUCT([Thong_Tin_Ngay_Nghi_201602.$B$3:.$B$35]=[.$B35];[Thong_Tin_Ngay_Nghi_201602.$C$3:.$C$35]) + SUMPRODUCT([Thong_Tin_Ngay_Nghi_201603.$B$3:.$B$37]=[.$B35];[Thong_Tin_Ngay_Nghi_201603.$C$3:.$C$37])" office:value-type="float" office:value="2">
            <text:p>2</text:p>
          </table:table-cell>
          <table:table-cell table:style-name="ce50" table:formula="of:=SUMPRODUCT([Thong_Tin_Ngay_Nghi_201601.$B$3:.$B$34]=[.$B35];[Thong_Tin_Ngay_Nghi_201601.$C$3:.$C$34])+SUMPRODUCT([Thong_Tin_Ngay_Nghi_201602.$B$3:.$B$35]=[.$B35];[Thong_Tin_Ngay_Nghi_201602.$C$3:.$C$35]) + SUMPRODUCT([Thong_Tin_Ngay_Nghi_201603.$B$3:.$B$37]=[.$B35];[Thong_Tin_Ngay_Nghi_201603.$C$3:.$C$37]) + SUMPRODUCT([Thong_Tin_Ngay_Nghi_201604.$B$3:.$B$38]=[.$B35];[Thong_Tin_Ngay_Nghi_201604.$C$3:.$C$38]) + SUMPRODUCT([Thong_Tin_Ngay_Nghi_201605.$B$3:.$B$37]=[.$B35];[Thong_Tin_Ngay_Nghi_201605.$C$3:.$C$37]) + SUMPRODUCT([Thong_Tin_Ngay_Nghi_201606.$B$3:.$B$36]=[.$B35];[Thong_Tin_Ngay_Nghi_201606.$C$3:.$C$36]) + SUMPRODUCT([Thong_Tin_Ngay_Nghi_201607.$B$3:.$B$43]=[.$B35];[Thong_Tin_Ngay_Nghi_201607.$C$3:.$C$43]) + SUMPRODUCT([Thong_Tin_Ngay_Nghi_201608.$B$3:.$B$46]=[.$B35];[Thong_Tin_Ngay_Nghi_201608.$C$3:.$C$46])" office:value-type="float" office:value="9">
            <text:p>9</text:p>
          </table:table-cell>
          <table:table-cell table:style-name="ce45" table:formula="of:=IF(DATE(YEAR([.E35]);MONTH([.E35]);DAY([.E35]))&lt;=DATE(YEAR([.E35]);3;31); [.C35]-[.G35] + [.F35]; IF([.G35]-[.C35]&lt;0;[.G35] + [.F35] -[.H35];[.F35]+[.C35]-[.H35]))" office:value-type="float" office:value="1">
            <text:p>1</text:p>
          </table:table-cell>
          <table:table-cell table:style-name="ce45">
            <office:annotation draw:style-name="gr2" draw:text-style-name="P1" svg:width="1.1413in" svg:height="0.5457in" svg:x="8.3087in" svg:y="11.0197in" draw:caption-point-x="-0.2402in" draw:caption-point-y="0.6091in">
              <dc:date>2016-05-09T00:00:00</dc:date>
              <text:p text:style-name="P1"><text:span text:style-name="T1">Ngày phép được extend tới 01/04/2016</text:span></text:p>
            </office:annotation>
          </table:table-cell>
          <table:table-cell table:style-name="ce45"/>
          <table:table-cell table:style-name="ce45" table:formula="of:=[.I35]+[.K35] +[.J35]" office:value-type="float" office:value="1">
            <text:p>1</text:p>
          </table:table-cell>
          <table:table-cell table:style-name="ce53" office:value-type="string">
            <text:p>- Extend 1 ngày phép của năm 2015 tới ngày 01/4/2016</text:p>
          </table:table-cell>
        </table:table-row>
        <table:table-row table:style-name="ro8">
          <table:table-cell table:style-name="ce40" office:value-type="float" office:value="30">
            <text:p>30</text:p>
          </table:table-cell>
          <table:table-cell table:style-name="ce42" office:value-type="string">
            <text:p>TienND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3-01">
            <text:p>03/01/16</text:p>
          </table:table-cell>
          <table:table-cell table:style-name="ce46" table:formula="of:=IF(YEAR(NOW())&gt;YEAR([.D36]);DATE(YEAR([.D36]);12;31);NOW())" office:value-type="date" office:date-value="2016-09-06T08:47:48.95">
            <text:p>09/06/16</text:p>
          </table:table-cell>
          <table:table-cell table:style-name="ce47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6">
            <text:p>6</text:p>
          </table:table-cell>
          <table:table-cell table:style-name="ce50" table:formula="of:=SUMPRODUCT([Thong_Tin_Ngay_Nghi_201601.$B$3:.$B$34]=[.$B36];[Thong_Tin_Ngay_Nghi_201601.$C$3:.$C$34])+SUMPRODUCT([Thong_Tin_Ngay_Nghi_201602.$B$3:.$B$35]=[.$B36];[Thong_Tin_Ngay_Nghi_201602.$C$3:.$C$35]) + SUMPRODUCT([Thong_Tin_Ngay_Nghi_201603.$B$3:.$B$37]=[.$B36];[Thong_Tin_Ngay_Nghi_201603.$C$3:.$C$37])" office:value-type="float" office:value="0">
            <text:p>0</text:p>
          </table:table-cell>
          <table:table-cell table:style-name="ce50" table:formula="of:=SUMPRODUCT([Thong_Tin_Ngay_Nghi_201601.$B$3:.$B$34]=[.$B36];[Thong_Tin_Ngay_Nghi_201601.$C$3:.$C$34])+SUMPRODUCT([Thong_Tin_Ngay_Nghi_201602.$B$3:.$B$35]=[.$B36];[Thong_Tin_Ngay_Nghi_201602.$C$3:.$C$35]) + SUMPRODUCT([Thong_Tin_Ngay_Nghi_201603.$B$3:.$B$37]=[.$B36];[Thong_Tin_Ngay_Nghi_201603.$C$3:.$C$37]) + SUMPRODUCT([Thong_Tin_Ngay_Nghi_201604.$B$3:.$B$38]=[.$B36];[Thong_Tin_Ngay_Nghi_201604.$C$3:.$C$38]) + SUMPRODUCT([Thong_Tin_Ngay_Nghi_201605.$B$3:.$B$37]=[.$B36];[Thong_Tin_Ngay_Nghi_201605.$C$3:.$C$37]) + SUMPRODUCT([Thong_Tin_Ngay_Nghi_201606.$B$3:.$B$36]=[.$B36];[Thong_Tin_Ngay_Nghi_201606.$C$3:.$C$36]) + SUMPRODUCT([Thong_Tin_Ngay_Nghi_201607.$B$3:.$B$43]=[.$B36];[Thong_Tin_Ngay_Nghi_201607.$C$3:.$C$43]) + SUMPRODUCT([Thong_Tin_Ngay_Nghi_201608.$B$3:.$B$46]=[.$B36];[Thong_Tin_Ngay_Nghi_201608.$C$3:.$C$46])" office:value-type="float" office:value="5">
            <text:p>5</text:p>
          </table:table-cell>
          <table:table-cell table:style-name="ce45" table:formula="of:=IF(DATE(YEAR([.E36]);MONTH([.E36]);DAY([.E36]))&lt;=DATE(YEAR([.E36]);3;31); [.C36]-[.G36] + [.F36]; IF([.G36]-[.C36]&lt;0;[.G36] + [.F36] -[.H36];[.F36]+[.C36]-[.H36]))" office:value-type="float" office:value="1">
            <text:p>1</text:p>
          </table:table-cell>
          <table:table-cell table:style-name="ce45"/>
          <table:table-cell table:style-name="ce45" office:value-type="float" office:value="2.5">
            <text:p>2.5</text:p>
          </table:table-cell>
          <table:table-cell table:style-name="ce45" table:formula="of:=[.I36]+[.K36] +[.J36]" office:value-type="float" office:value="3.5">
            <text:p>3.5</text:p>
          </table:table-cell>
          <table:table-cell table:style-name="ce53" office:value-type="string">
            <text:p>Những ngày nghỉ đã trừ vào lương:</text:p>
            <text:p>- Tháng 4, trừ 2,5 ngày</text:p>
          </table:table-cell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aoDTH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7]);DATE(YEAR([.D37]);12;31);NOW())" office:value-type="date" office:date-value="2016-09-06T08:47:48.95">
            <text:p>09/06/16</text:p>
          </table:table-cell>
          <table:table-cell table:style-name="ce47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8">
            <text:p>8</text:p>
          </table:table-cell>
          <table:table-cell table:style-name="ce50" table:formula="of:=SUMPRODUCT([Thong_Tin_Ngay_Nghi_201601.$B$3:.$B$34]=[.$B37];[Thong_Tin_Ngay_Nghi_201601.$C$3:.$C$34])+SUMPRODUCT([Thong_Tin_Ngay_Nghi_201602.$B$3:.$B$35]=[.$B37];[Thong_Tin_Ngay_Nghi_201602.$C$3:.$C$35]) + SUMPRODUCT([Thong_Tin_Ngay_Nghi_201603.$B$3:.$B$37]=[.$B37];[Thong_Tin_Ngay_Nghi_201603.$C$3:.$C$37])" office:value-type="float" office:value="0.5">
            <text:p>0.5</text:p>
          </table:table-cell>
          <table:table-cell table:style-name="ce50" table:formula="of:=SUMPRODUCT([Thong_Tin_Ngay_Nghi_201601.$B$3:.$B$34]=[.$B37];[Thong_Tin_Ngay_Nghi_201601.$C$3:.$C$34])+SUMPRODUCT([Thong_Tin_Ngay_Nghi_201602.$B$3:.$B$35]=[.$B37];[Thong_Tin_Ngay_Nghi_201602.$C$3:.$C$35]) + SUMPRODUCT([Thong_Tin_Ngay_Nghi_201603.$B$3:.$B$37]=[.$B37];[Thong_Tin_Ngay_Nghi_201603.$C$3:.$C$37]) + SUMPRODUCT([Thong_Tin_Ngay_Nghi_201604.$B$3:.$B$38]=[.$B37];[Thong_Tin_Ngay_Nghi_201604.$C$3:.$C$38]) + SUMPRODUCT([Thong_Tin_Ngay_Nghi_201605.$B$3:.$B$37]=[.$B37];[Thong_Tin_Ngay_Nghi_201605.$C$3:.$C$37]) + SUMPRODUCT([Thong_Tin_Ngay_Nghi_201606.$B$3:.$B$36]=[.$B37];[Thong_Tin_Ngay_Nghi_201606.$C$3:.$C$36]) + SUMPRODUCT([Thong_Tin_Ngay_Nghi_201607.$B$3:.$B$43]=[.$B37];[Thong_Tin_Ngay_Nghi_201607.$C$3:.$C$43]) + SUMPRODUCT([Thong_Tin_Ngay_Nghi_201608.$B$3:.$B$46]=[.$B37];[Thong_Tin_Ngay_Nghi_201608.$C$3:.$C$46])" office:value-type="float" office:value="4">
            <text:p>4</text:p>
          </table:table-cell>
          <table:table-cell table:style-name="ce45" table:formula="of:=IF(DATE(YEAR([.E37]);MONTH([.E37]);DAY([.E37]))&lt;=DATE(YEAR([.E37]);3;31); [.C37]-[.G37] + [.F37]; IF([.G37]-[.C37]&lt;0;[.G37] + [.F37] -[.H37];[.F37]+[.C37]-[.H37]))" office:value-type="float" office:value="4.5">
            <text:p>4.5</text:p>
          </table:table-cell>
          <table:table-cell table:number-columns-repeated="2" table:style-name="ce45"/>
          <table:table-cell table:style-name="ce45" table:formula="of:=[.I37]+[.K37] +[.J37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amD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8]);DATE(YEAR([.D38]);12;31);NOW())" office:value-type="date" office:date-value="2016-09-06T08:47:48.95">
            <text:p>09/06/16</text:p>
          </table:table-cell>
          <table:table-cell table:style-name="ce47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8">
            <text:p>8</text:p>
          </table:table-cell>
          <table:table-cell table:style-name="ce50" table:formula="of:=SUMPRODUCT([Thong_Tin_Ngay_Nghi_201601.$B$3:.$B$34]=[.$B38];[Thong_Tin_Ngay_Nghi_201601.$C$3:.$C$34])+SUMPRODUCT([Thong_Tin_Ngay_Nghi_201602.$B$3:.$B$35]=[.$B38];[Thong_Tin_Ngay_Nghi_201602.$C$3:.$C$35]) + SUMPRODUCT([Thong_Tin_Ngay_Nghi_201603.$B$3:.$B$37]=[.$B38];[Thong_Tin_Ngay_Nghi_201603.$C$3:.$C$37])" office:value-type="float" office:value="9.5">
            <text:p>9.5</text:p>
          </table:table-cell>
          <table:table-cell table:style-name="ce50" table:formula="of:=SUMPRODUCT([Thong_Tin_Ngay_Nghi_201601.$B$3:.$B$34]=[.$B38];[Thong_Tin_Ngay_Nghi_201601.$C$3:.$C$34])+SUMPRODUCT([Thong_Tin_Ngay_Nghi_201602.$B$3:.$B$35]=[.$B38];[Thong_Tin_Ngay_Nghi_201602.$C$3:.$C$35]) + SUMPRODUCT([Thong_Tin_Ngay_Nghi_201603.$B$3:.$B$37]=[.$B38];[Thong_Tin_Ngay_Nghi_201603.$C$3:.$C$37]) + SUMPRODUCT([Thong_Tin_Ngay_Nghi_201604.$B$3:.$B$38]=[.$B38];[Thong_Tin_Ngay_Nghi_201604.$C$3:.$C$38]) + SUMPRODUCT([Thong_Tin_Ngay_Nghi_201605.$B$3:.$B$37]=[.$B38];[Thong_Tin_Ngay_Nghi_201605.$C$3:.$C$37]) + SUMPRODUCT([Thong_Tin_Ngay_Nghi_201606.$B$3:.$B$36]=[.$B38];[Thong_Tin_Ngay_Nghi_201606.$C$3:.$C$36]) + SUMPRODUCT([Thong_Tin_Ngay_Nghi_201607.$B$3:.$B$43]=[.$B38];[Thong_Tin_Ngay_Nghi_201607.$C$3:.$C$43]) + SUMPRODUCT([Thong_Tin_Ngay_Nghi_201608.$B$3:.$B$46]=[.$B38];[Thong_Tin_Ngay_Nghi_201608.$C$3:.$C$46])" office:value-type="float" office:value="11">
            <text:p>11</text:p>
          </table:table-cell>
          <table:table-cell table:style-name="ce45" table:formula="of:=IF(DATE(YEAR([.E38]);MONTH([.E38]);DAY([.E38]))&lt;=DATE(YEAR([.E38]);3;31); [.C38]-[.G38] + [.F38]; IF([.G38]-[.C38]&lt;0;[.G38] + [.F38] -[.H38];[.F38]+[.C38]-[.H38]))" office:value-type="float" office:value="-1">
            <text:p>-1</text:p>
          </table:table-cell>
          <table:table-cell table:number-columns-repeated="2" table:style-name="ce45"/>
          <table:table-cell table:style-name="ce45" table:formula="of:=[.I38]+[.K38] +[.J38]" office:value-type="float" office:value="-1">
            <text:p>-1</text:p>
          </table:table-cell>
          <table:table-cell table:style-name="ce53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hinhD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39]);DATE(YEAR([.D39]);12;31);NOW())" office:value-type="date" office:date-value="2016-09-06T08:47:48.95">
            <text:p>09/06/16</text:p>
          </table:table-cell>
          <table:table-cell table:style-name="ce47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1">
            <text:p>1</text:p>
          </table:table-cell>
          <table:table-cell table:style-name="ce50" table:formula="of:=SUMPRODUCT([Thong_Tin_Ngay_Nghi_201601.$B$3:.$B$34]=[.$B39];[Thong_Tin_Ngay_Nghi_201601.$C$3:.$C$34])+SUMPRODUCT([Thong_Tin_Ngay_Nghi_201602.$B$3:.$B$35]=[.$B39];[Thong_Tin_Ngay_Nghi_201602.$C$3:.$C$35]) + SUMPRODUCT([Thong_Tin_Ngay_Nghi_201603.$B$3:.$B$37]=[.$B39];[Thong_Tin_Ngay_Nghi_201603.$C$3:.$C$37])" office:value-type="float" office:value="0">
            <text:p>0</text:p>
          </table:table-cell>
          <table:table-cell table:style-name="ce50" table:formula="of:=SUMPRODUCT([Thong_Tin_Ngay_Nghi_201601.$B$3:.$B$34]=[.$B39];[Thong_Tin_Ngay_Nghi_201601.$C$3:.$C$34])+SUMPRODUCT([Thong_Tin_Ngay_Nghi_201602.$B$3:.$B$35]=[.$B39];[Thong_Tin_Ngay_Nghi_201602.$C$3:.$C$35]) + SUMPRODUCT([Thong_Tin_Ngay_Nghi_201603.$B$3:.$B$37]=[.$B39];[Thong_Tin_Ngay_Nghi_201603.$C$3:.$C$37]) + SUMPRODUCT([Thong_Tin_Ngay_Nghi_201604.$B$3:.$B$38]=[.$B39];[Thong_Tin_Ngay_Nghi_201604.$C$3:.$C$38]) + SUMPRODUCT([Thong_Tin_Ngay_Nghi_201605.$B$3:.$B$37]=[.$B39];[Thong_Tin_Ngay_Nghi_201605.$C$3:.$C$37]) + SUMPRODUCT([Thong_Tin_Ngay_Nghi_201606.$B$3:.$B$36]=[.$B39];[Thong_Tin_Ngay_Nghi_201606.$C$3:.$C$36]) + SUMPRODUCT([Thong_Tin_Ngay_Nghi_201607.$B$3:.$B$43]=[.$B39];[Thong_Tin_Ngay_Nghi_201607.$C$3:.$C$43]) + SUMPRODUCT([Thong_Tin_Ngay_Nghi_201608.$B$3:.$B$46]=[.$B39];[Thong_Tin_Ngay_Nghi_201608.$C$3:.$C$46])" office:value-type="float" office:value="5.5">
            <text:p>5.5</text:p>
          </table:table-cell>
          <table:table-cell table:style-name="ce45" table:formula="of:=IF(DATE(YEAR([.E39]);MONTH([.E39]);DAY([.E39]))&lt;=DATE(YEAR([.E39]);3;31); [.C39]-[.G39] + [.F39]; IF([.G39]-[.C39]&lt;0;[.G39] + [.F39] -[.H39];[.F39]+[.C39]-[.H39]))" office:value-type="float" office:value="-4.5">
            <text:p>-4.5</text:p>
          </table:table-cell>
          <table:table-cell table:number-columns-repeated="2" table:style-name="ce45"/>
          <table:table-cell table:style-name="ce45" table:formula="of:=[.I39]+[.K39] +[.J39]" office:value-type="float" office:value="-4.5">
            <text:p>-4.5</text:p>
          </table:table-cell>
          <table:table-cell table:style-name="ce53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hinhT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0]);DATE(YEAR([.D40]);12;31);NOW())" office:value-type="date" office:date-value="2016-09-06T08:47:48.95">
            <text:p>09/06/16</text:p>
          </table:table-cell>
          <table:table-cell table:style-name="ce47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8">
            <text:p>8</text:p>
          </table:table-cell>
          <table:table-cell table:style-name="ce50" table:formula="of:=SUMPRODUCT([Thong_Tin_Ngay_Nghi_201601.$B$3:.$B$34]=[.$B40];[Thong_Tin_Ngay_Nghi_201601.$C$3:.$C$34])+SUMPRODUCT([Thong_Tin_Ngay_Nghi_201602.$B$3:.$B$35]=[.$B40];[Thong_Tin_Ngay_Nghi_201602.$C$3:.$C$35]) + SUMPRODUCT([Thong_Tin_Ngay_Nghi_201603.$B$3:.$B$37]=[.$B40];[Thong_Tin_Ngay_Nghi_201603.$C$3:.$C$37])" office:value-type="float" office:value="5">
            <text:p>5</text:p>
          </table:table-cell>
          <table:table-cell table:style-name="ce50" table:formula="of:=SUMPRODUCT([Thong_Tin_Ngay_Nghi_201601.$B$3:.$B$34]=[.$B40];[Thong_Tin_Ngay_Nghi_201601.$C$3:.$C$34])+SUMPRODUCT([Thong_Tin_Ngay_Nghi_201602.$B$3:.$B$35]=[.$B40];[Thong_Tin_Ngay_Nghi_201602.$C$3:.$C$35]) + SUMPRODUCT([Thong_Tin_Ngay_Nghi_201603.$B$3:.$B$37]=[.$B40];[Thong_Tin_Ngay_Nghi_201603.$C$3:.$C$37]) + SUMPRODUCT([Thong_Tin_Ngay_Nghi_201604.$B$3:.$B$38]=[.$B40];[Thong_Tin_Ngay_Nghi_201604.$C$3:.$C$38]) + SUMPRODUCT([Thong_Tin_Ngay_Nghi_201605.$B$3:.$B$37]=[.$B40];[Thong_Tin_Ngay_Nghi_201605.$C$3:.$C$37]) + SUMPRODUCT([Thong_Tin_Ngay_Nghi_201606.$B$3:.$B$36]=[.$B40];[Thong_Tin_Ngay_Nghi_201606.$C$3:.$C$36]) + SUMPRODUCT([Thong_Tin_Ngay_Nghi_201607.$B$3:.$B$43]=[.$B40];[Thong_Tin_Ngay_Nghi_201607.$C$3:.$C$43]) + SUMPRODUCT([Thong_Tin_Ngay_Nghi_201608.$B$3:.$B$46]=[.$B40];[Thong_Tin_Ngay_Nghi_201608.$C$3:.$C$46])" office:value-type="float" office:value="10">
            <text:p>10</text:p>
          </table:table-cell>
          <table:table-cell table:style-name="ce45" table:formula="of:=IF(DATE(YEAR([.E40]);MONTH([.E40]);DAY([.E40]))&lt;=DATE(YEAR([.E40]);3;31); [.C40]-[.G40] + [.F40]; IF([.G40]-[.C40]&lt;0;[.G40] + [.F40] -[.H40];[.F40]+[.C40]-[.H40]))" office:value-type="float" office:value="2.5">
            <text:p>2.5</text:p>
          </table:table-cell>
          <table:table-cell table:number-columns-repeated="2" table:style-name="ce45"/>
          <table:table-cell table:style-name="ce45" table:formula="of:=[.I40]+[.K40] +[.J40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hoaiVK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41]);DATE(YEAR([.D41]);12;31);NOW())" office:value-type="date" office:date-value="2016-09-06T08:47:48.96">
            <text:p>09/06/16</text:p>
          </table:table-cell>
          <table:table-cell table:style-name="ce47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1">
            <text:p>1</text:p>
          </table:table-cell>
          <table:table-cell table:style-name="ce50" table:formula="of:=SUMPRODUCT([Thong_Tin_Ngay_Nghi_201601.$B$3:.$B$34]=[.$B41];[Thong_Tin_Ngay_Nghi_201601.$C$3:.$C$34])+SUMPRODUCT([Thong_Tin_Ngay_Nghi_201602.$B$3:.$B$35]=[.$B41];[Thong_Tin_Ngay_Nghi_201602.$C$3:.$C$35]) + SUMPRODUCT([Thong_Tin_Ngay_Nghi_201603.$B$3:.$B$37]=[.$B41];[Thong_Tin_Ngay_Nghi_201603.$C$3:.$C$37])" office:value-type="float" office:value="0">
            <text:p>0</text:p>
          </table:table-cell>
          <table:table-cell table:style-name="ce50" table:formula="of:=SUMPRODUCT([Thong_Tin_Ngay_Nghi_201601.$B$3:.$B$34]=[.$B41];[Thong_Tin_Ngay_Nghi_201601.$C$3:.$C$34])+SUMPRODUCT([Thong_Tin_Ngay_Nghi_201602.$B$3:.$B$35]=[.$B41];[Thong_Tin_Ngay_Nghi_201602.$C$3:.$C$35]) + SUMPRODUCT([Thong_Tin_Ngay_Nghi_201603.$B$3:.$B$37]=[.$B41];[Thong_Tin_Ngay_Nghi_201603.$C$3:.$C$37]) + SUMPRODUCT([Thong_Tin_Ngay_Nghi_201604.$B$3:.$B$38]=[.$B41];[Thong_Tin_Ngay_Nghi_201604.$C$3:.$C$38]) + SUMPRODUCT([Thong_Tin_Ngay_Nghi_201605.$B$3:.$B$37]=[.$B41];[Thong_Tin_Ngay_Nghi_201605.$C$3:.$C$37]) + SUMPRODUCT([Thong_Tin_Ngay_Nghi_201606.$B$3:.$B$36]=[.$B41];[Thong_Tin_Ngay_Nghi_201606.$C$3:.$C$36]) + SUMPRODUCT([Thong_Tin_Ngay_Nghi_201607.$B$3:.$B$43]=[.$B41];[Thong_Tin_Ngay_Nghi_201607.$C$3:.$C$43]) + SUMPRODUCT([Thong_Tin_Ngay_Nghi_201608.$B$3:.$B$46]=[.$B41];[Thong_Tin_Ngay_Nghi_201608.$C$3:.$C$46])" office:value-type="float" office:value="0.5">
            <text:p>0.5</text:p>
          </table:table-cell>
          <table:table-cell table:style-name="ce45" table:formula="of:=IF(DATE(YEAR([.E41]);MONTH([.E41]);DAY([.E41]))&lt;=DATE(YEAR([.E41]);3;31); [.C41]-[.G41] + [.F41]; IF([.G41]-[.C41]&lt;0;[.G41] + [.F41] -[.H41];[.F41]+[.C41]-[.H41]))" office:value-type="float" office:value="0.5">
            <text:p>0.5</text:p>
          </table:table-cell>
          <table:table-cell table:number-columns-repeated="2" table:style-name="ce45"/>
          <table:table-cell table:style-name="ce45" table:formula="of:=[.I41]+[.K41] +[.J41]" office:value-type="float" office:value="0.5">
            <text:p>0.5</text:p>
          </table:table-cell>
          <table:table-cell table:style-name="ce53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ThongDN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2]);DATE(YEAR([.D42]);12;31);NOW())" office:value-type="date" office:date-value="2016-09-06T08:47:48.96">
            <text:p>09/06/16</text:p>
          </table:table-cell>
          <table:table-cell table:style-name="ce47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8">
            <text:p>8</text:p>
          </table:table-cell>
          <table:table-cell table:style-name="ce50" table:formula="of:=SUMPRODUCT([Thong_Tin_Ngay_Nghi_201601.$B$3:.$B$34]=[.$B42];[Thong_Tin_Ngay_Nghi_201601.$C$3:.$C$34])+SUMPRODUCT([Thong_Tin_Ngay_Nghi_201602.$B$3:.$B$35]=[.$B42];[Thong_Tin_Ngay_Nghi_201602.$C$3:.$C$35]) + SUMPRODUCT([Thong_Tin_Ngay_Nghi_201603.$B$3:.$B$37]=[.$B42];[Thong_Tin_Ngay_Nghi_201603.$C$3:.$C$37])" office:value-type="float" office:value="4.5">
            <text:p>4.5</text:p>
          </table:table-cell>
          <table:table-cell table:style-name="ce50" table:formula="of:=SUMPRODUCT([Thong_Tin_Ngay_Nghi_201601.$B$3:.$B$34]=[.$B42];[Thong_Tin_Ngay_Nghi_201601.$C$3:.$C$34])+SUMPRODUCT([Thong_Tin_Ngay_Nghi_201602.$B$3:.$B$35]=[.$B42];[Thong_Tin_Ngay_Nghi_201602.$C$3:.$C$35]) + SUMPRODUCT([Thong_Tin_Ngay_Nghi_201603.$B$3:.$B$37]=[.$B42];[Thong_Tin_Ngay_Nghi_201603.$C$3:.$C$37]) + SUMPRODUCT([Thong_Tin_Ngay_Nghi_201604.$B$3:.$B$38]=[.$B42];[Thong_Tin_Ngay_Nghi_201604.$C$3:.$C$38]) + SUMPRODUCT([Thong_Tin_Ngay_Nghi_201605.$B$3:.$B$37]=[.$B42];[Thong_Tin_Ngay_Nghi_201605.$C$3:.$C$37]) + SUMPRODUCT([Thong_Tin_Ngay_Nghi_201606.$B$3:.$B$36]=[.$B42];[Thong_Tin_Ngay_Nghi_201606.$C$3:.$C$36]) + SUMPRODUCT([Thong_Tin_Ngay_Nghi_201607.$B$3:.$B$43]=[.$B42];[Thong_Tin_Ngay_Nghi_201607.$C$3:.$C$43]) + SUMPRODUCT([Thong_Tin_Ngay_Nghi_201608.$B$3:.$B$46]=[.$B42];[Thong_Tin_Ngay_Nghi_201608.$C$3:.$C$46])" office:value-type="float" office:value="11">
            <text:p>11</text:p>
          </table:table-cell>
          <table:table-cell table:style-name="ce45" table:formula="of:=IF(DATE(YEAR([.E42]);MONTH([.E42]);DAY([.E42]))&lt;=DATE(YEAR([.E42]);3;31); [.C42]-[.G42] + [.F42]; IF([.G42]-[.C42]&lt;0;[.G42] + [.F42] -[.H42];[.F42]+[.C42]-[.H42]))" office:value-type="float" office:value="-2">
            <text:p>-2</text:p>
          </table:table-cell>
          <table:table-cell table:number-columns-repeated="2" table:style-name="ce45"/>
          <table:table-cell table:style-name="ce45" table:formula="of:=[.I42]+[.K42] +[.J42]" office:value-type="float" office:value="-2">
            <text:p>-2</text:p>
          </table:table-cell>
          <table:table-cell table:style-name="ce53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ThuyL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3]);DATE(YEAR([.D43]);12;31);NOW())" office:value-type="date" office:date-value="2016-09-06T08:47:48.96">
            <text:p>09/06/16</text:p>
          </table:table-cell>
          <table:table-cell table:style-name="ce47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8">
            <text:p>8</text:p>
          </table:table-cell>
          <table:table-cell table:style-name="ce50" table:formula="of:=SUMPRODUCT([Thong_Tin_Ngay_Nghi_201601.$B$3:.$B$34]=[.$B43];[Thong_Tin_Ngay_Nghi_201601.$C$3:.$C$34])+SUMPRODUCT([Thong_Tin_Ngay_Nghi_201602.$B$3:.$B$35]=[.$B43];[Thong_Tin_Ngay_Nghi_201602.$C$3:.$C$35]) + SUMPRODUCT([Thong_Tin_Ngay_Nghi_201603.$B$3:.$B$37]=[.$B43];[Thong_Tin_Ngay_Nghi_201603.$C$3:.$C$37])" office:value-type="float" office:value="3">
            <text:p>3</text:p>
          </table:table-cell>
          <table:table-cell table:style-name="ce50" table:formula="of:=SUMPRODUCT([Thong_Tin_Ngay_Nghi_201601.$B$3:.$B$34]=[.$B43];[Thong_Tin_Ngay_Nghi_201601.$C$3:.$C$34])+SUMPRODUCT([Thong_Tin_Ngay_Nghi_201602.$B$3:.$B$35]=[.$B43];[Thong_Tin_Ngay_Nghi_201602.$C$3:.$C$35]) + SUMPRODUCT([Thong_Tin_Ngay_Nghi_201603.$B$3:.$B$37]=[.$B43];[Thong_Tin_Ngay_Nghi_201603.$C$3:.$C$37]) + SUMPRODUCT([Thong_Tin_Ngay_Nghi_201604.$B$3:.$B$38]=[.$B43];[Thong_Tin_Ngay_Nghi_201604.$C$3:.$C$38]) + SUMPRODUCT([Thong_Tin_Ngay_Nghi_201605.$B$3:.$B$37]=[.$B43];[Thong_Tin_Ngay_Nghi_201605.$C$3:.$C$37]) + SUMPRODUCT([Thong_Tin_Ngay_Nghi_201606.$B$3:.$B$36]=[.$B43];[Thong_Tin_Ngay_Nghi_201606.$C$3:.$C$36]) + SUMPRODUCT([Thong_Tin_Ngay_Nghi_201607.$B$3:.$B$43]=[.$B43];[Thong_Tin_Ngay_Nghi_201607.$C$3:.$C$43]) + SUMPRODUCT([Thong_Tin_Ngay_Nghi_201608.$B$3:.$B$46]=[.$B43];[Thong_Tin_Ngay_Nghi_201608.$C$3:.$C$46])" office:value-type="float" office:value="10.5">
            <text:p>10.5</text:p>
          </table:table-cell>
          <table:table-cell table:style-name="ce45" table:formula="of:=IF(DATE(YEAR([.E43]);MONTH([.E43]);DAY([.E43]))&lt;=DATE(YEAR([.E43]);3;31); [.C43]-[.G43] + [.F43]; IF([.G43]-[.C43]&lt;0;[.G43] + [.F43] -[.H43];[.F43]+[.C43]-[.H43]))" office:value-type="float" office:value="-2.5">
            <text:p>-2.5</text:p>
          </table:table-cell>
          <table:table-cell table:number-columns-repeated="2" table:style-name="ce45"/>
          <table:table-cell table:style-name="ce45" table:formula="of:=[.I43]+[.K43] +[.J43]" office:value-type="float" office:value="-2.5">
            <text:p>-2.5</text:p>
          </table:table-cell>
          <table:table-cell table:style-name="ce53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ToiDB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4]);DATE(YEAR([.D44]);12;31);NOW())" office:value-type="date" office:date-value="2016-09-06T08:47:48.96">
            <text:p>09/06/16</text:p>
          </table:table-cell>
          <table:table-cell table:style-name="ce47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8">
            <text:p>8</text:p>
          </table:table-cell>
          <table:table-cell table:style-name="ce50" table:formula="of:=SUMPRODUCT([Thong_Tin_Ngay_Nghi_201601.$B$3:.$B$34]=[.$B44];[Thong_Tin_Ngay_Nghi_201601.$C$3:.$C$34])+SUMPRODUCT([Thong_Tin_Ngay_Nghi_201602.$B$3:.$B$35]=[.$B44];[Thong_Tin_Ngay_Nghi_201602.$C$3:.$C$35]) + SUMPRODUCT([Thong_Tin_Ngay_Nghi_201603.$B$3:.$B$37]=[.$B44];[Thong_Tin_Ngay_Nghi_201603.$C$3:.$C$37])" office:value-type="float" office:value="4">
            <text:p>4</text:p>
          </table:table-cell>
          <table:table-cell table:style-name="ce50" table:formula="of:=SUMPRODUCT([Thong_Tin_Ngay_Nghi_201601.$B$3:.$B$34]=[.$B44];[Thong_Tin_Ngay_Nghi_201601.$C$3:.$C$34])+SUMPRODUCT([Thong_Tin_Ngay_Nghi_201602.$B$3:.$B$35]=[.$B44];[Thong_Tin_Ngay_Nghi_201602.$C$3:.$C$35]) + SUMPRODUCT([Thong_Tin_Ngay_Nghi_201603.$B$3:.$B$37]=[.$B44];[Thong_Tin_Ngay_Nghi_201603.$C$3:.$C$37]) + SUMPRODUCT([Thong_Tin_Ngay_Nghi_201604.$B$3:.$B$38]=[.$B44];[Thong_Tin_Ngay_Nghi_201604.$C$3:.$C$38]) + SUMPRODUCT([Thong_Tin_Ngay_Nghi_201605.$B$3:.$B$37]=[.$B44];[Thong_Tin_Ngay_Nghi_201605.$C$3:.$C$37]) + SUMPRODUCT([Thong_Tin_Ngay_Nghi_201606.$B$3:.$B$36]=[.$B44];[Thong_Tin_Ngay_Nghi_201606.$C$3:.$C$36]) + SUMPRODUCT([Thong_Tin_Ngay_Nghi_201607.$B$3:.$B$43]=[.$B44];[Thong_Tin_Ngay_Nghi_201607.$C$3:.$C$43]) + SUMPRODUCT([Thong_Tin_Ngay_Nghi_201608.$B$3:.$B$46]=[.$B44];[Thong_Tin_Ngay_Nghi_201608.$C$3:.$C$46])" office:value-type="float" office:value="9.5">
            <text:p>9.5</text:p>
          </table:table-cell>
          <table:table-cell table:style-name="ce45" table:formula="of:=IF(DATE(YEAR([.E44]);MONTH([.E44]);DAY([.E44]))&lt;=DATE(YEAR([.E44]);3;31); [.C44]-[.G44] + [.F44]; IF([.G44]-[.C44]&lt;0;[.G44] + [.F44] -[.H44];[.F44]+[.C44]-[.H44]))" office:value-type="float" office:value="2">
            <text:p>2</text:p>
          </table:table-cell>
          <table:table-cell table:number-columns-repeated="2" table:style-name="ce45"/>
          <table:table-cell table:style-name="ce45" table:formula="of:=[.I44]+[.K44] +[.J44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2" office:value-type="string">
            <text:p>TrungHT</text:p>
          </table:table-cell>
          <table:table-cell table:style-name="ce45"/>
          <table:table-cell table:style-name="ce46" office:value-type="date" office:date-value="2016-09-05">
            <text:p>09/05/16</text:p>
          </table:table-cell>
          <table:table-cell table:style-name="ce46" table:formula="of:=IF(YEAR(NOW())&gt;YEAR([.D45]);DATE(YEAR([.D45]);12;31);NOW())" office:value-type="date" office:date-value="2016-09-06T08:48:00.45">
            <text:p>09/06/16</text:p>
          </table:table-cell>
          <table:table-cell table:style-name="ce47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0">
            <text:p>0</text:p>
          </table:table-cell>
          <table:table-cell table:style-name="ce50" table:formula="of:=SUMPRODUCT([Thong_Tin_Ngay_Nghi_201601.$B$3:.$B$34]=[.$B45];[Thong_Tin_Ngay_Nghi_201601.$C$3:.$C$34])+SUMPRODUCT([Thong_Tin_Ngay_Nghi_201602.$B$3:.$B$35]=[.$B45];[Thong_Tin_Ngay_Nghi_201602.$C$3:.$C$35]) + SUMPRODUCT([Thong_Tin_Ngay_Nghi_201603.$B$3:.$B$37]=[.$B45];[Thong_Tin_Ngay_Nghi_201603.$C$3:.$C$37])" office:value-type="float" office:value="0">
            <text:p>0</text:p>
          </table:table-cell>
          <table:table-cell table:style-name="ce50" table:formula="of:=SUMPRODUCT([Thong_Tin_Ngay_Nghi_201601.$B$3:.$B$34]=[.$B45];[Thong_Tin_Ngay_Nghi_201601.$C$3:.$C$34])+SUMPRODUCT([Thong_Tin_Ngay_Nghi_201602.$B$3:.$B$35]=[.$B45];[Thong_Tin_Ngay_Nghi_201602.$C$3:.$C$35]) + SUMPRODUCT([Thong_Tin_Ngay_Nghi_201603.$B$3:.$B$37]=[.$B45];[Thong_Tin_Ngay_Nghi_201603.$C$3:.$C$37]) + SUMPRODUCT([Thong_Tin_Ngay_Nghi_201604.$B$3:.$B$38]=[.$B45];[Thong_Tin_Ngay_Nghi_201604.$C$3:.$C$38]) + SUMPRODUCT([Thong_Tin_Ngay_Nghi_201605.$B$3:.$B$37]=[.$B45];[Thong_Tin_Ngay_Nghi_201605.$C$3:.$C$37]) + SUMPRODUCT([Thong_Tin_Ngay_Nghi_201606.$B$3:.$B$36]=[.$B45];[Thong_Tin_Ngay_Nghi_201606.$C$3:.$C$36]) + SUMPRODUCT([Thong_Tin_Ngay_Nghi_201607.$B$3:.$B$43]=[.$B45];[Thong_Tin_Ngay_Nghi_201607.$C$3:.$C$43]) + SUMPRODUCT([Thong_Tin_Ngay_Nghi_201608.$B$3:.$B$46]=[.$B45];[Thong_Tin_Ngay_Nghi_201608.$C$3:.$C$46])" office:value-type="float" office:value="0">
            <text:p>0</text:p>
          </table:table-cell>
          <table:table-cell table:number-columns-repeated="3" table:style-name="ce45"/>
          <table:table-cell table:style-name="ce45" table:formula="of:=[.I45]+[.K45] +[.J45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2" office:value-type="string">
            <text:p>TruyenLVC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6]);DATE(YEAR([.D46]);12;31);NOW())" office:value-type="date" office:date-value="2016-09-06T08:48:00.45">
            <text:p>09/06/16</text:p>
          </table:table-cell>
          <table:table-cell table:style-name="ce47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8">
            <text:p>8</text:p>
          </table:table-cell>
          <table:table-cell table:style-name="ce50" table:formula="of:=SUMPRODUCT([Thong_Tin_Ngay_Nghi_201601.$B$3:.$B$34]=[.$B46];[Thong_Tin_Ngay_Nghi_201601.$C$3:.$C$34])+SUMPRODUCT([Thong_Tin_Ngay_Nghi_201602.$B$3:.$B$35]=[.$B46];[Thong_Tin_Ngay_Nghi_201602.$C$3:.$C$35]) + SUMPRODUCT([Thong_Tin_Ngay_Nghi_201603.$B$3:.$B$37]=[.$B46];[Thong_Tin_Ngay_Nghi_201603.$C$3:.$C$37])" office:value-type="float" office:value="1">
            <text:p>1</text:p>
          </table:table-cell>
          <table:table-cell table:style-name="ce50" table:formula="of:=SUMPRODUCT([Thong_Tin_Ngay_Nghi_201601.$B$3:.$B$34]=[.$B46];[Thong_Tin_Ngay_Nghi_201601.$C$3:.$C$34])+SUMPRODUCT([Thong_Tin_Ngay_Nghi_201602.$B$3:.$B$35]=[.$B46];[Thong_Tin_Ngay_Nghi_201602.$C$3:.$C$35]) + SUMPRODUCT([Thong_Tin_Ngay_Nghi_201603.$B$3:.$B$37]=[.$B46];[Thong_Tin_Ngay_Nghi_201603.$C$3:.$C$37]) + SUMPRODUCT([Thong_Tin_Ngay_Nghi_201604.$B$3:.$B$38]=[.$B46];[Thong_Tin_Ngay_Nghi_201604.$C$3:.$C$38]) + SUMPRODUCT([Thong_Tin_Ngay_Nghi_201605.$B$3:.$B$37]=[.$B46];[Thong_Tin_Ngay_Nghi_201605.$C$3:.$C$37]) + SUMPRODUCT([Thong_Tin_Ngay_Nghi_201606.$B$3:.$B$36]=[.$B46];[Thong_Tin_Ngay_Nghi_201606.$C$3:.$C$36]) + SUMPRODUCT([Thong_Tin_Ngay_Nghi_201607.$B$3:.$B$43]=[.$B46];[Thong_Tin_Ngay_Nghi_201607.$C$3:.$C$43]) + SUMPRODUCT([Thong_Tin_Ngay_Nghi_201608.$B$3:.$B$46]=[.$B46];[Thong_Tin_Ngay_Nghi_201608.$C$3:.$C$46])" office:value-type="float" office:value="6">
            <text:p>6</text:p>
          </table:table-cell>
          <table:table-cell table:style-name="ce45" table:formula="of:=IF(DATE(YEAR([.E46]);MONTH([.E46]);DAY([.E46]))&lt;=DATE(YEAR([.E46]);3;31); [.C46]-[.G46] + [.F46]; IF([.G46]-[.C46]&lt;0;[.G46] + [.F46] -[.H46];[.F46]+[.C46]-[.H46]))" office:value-type="float" office:value="3">
            <text:p>3</text:p>
          </table:table-cell>
          <table:table-cell table:number-columns-repeated="2" table:style-name="ce45"/>
          <table:table-cell table:style-name="ce45" table:formula="of:=[.I46]+[.K46] +[.J46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2" office:value-type="string">
            <text:p>VietBA</text:p>
          </table:table-cell>
          <table:table-cell table:style-name="ce45" office:value-type="float" office:value="1.5">
            <text:p>1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7]);DATE(YEAR([.D47]);12;31);NOW())" office:value-type="date" office:date-value="2016-09-06T08:48:00.45">
            <text:p>09/06/16</text:p>
          </table:table-cell>
          <table:table-cell table:style-name="ce47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8">
            <text:p>8</text:p>
          </table:table-cell>
          <table:table-cell table:style-name="ce50" table:formula="of:=SUMPRODUCT([Thong_Tin_Ngay_Nghi_201601.$B$3:.$B$34]=[.$B47];[Thong_Tin_Ngay_Nghi_201601.$C$3:.$C$34])+SUMPRODUCT([Thong_Tin_Ngay_Nghi_201602.$B$3:.$B$35]=[.$B47];[Thong_Tin_Ngay_Nghi_201602.$C$3:.$C$35]) + SUMPRODUCT([Thong_Tin_Ngay_Nghi_201603.$B$3:.$B$37]=[.$B47];[Thong_Tin_Ngay_Nghi_201603.$C$3:.$C$37])" office:value-type="float" office:value="0.5">
            <text:p>0.5</text:p>
          </table:table-cell>
          <table:table-cell table:style-name="ce50" table:formula="of:=SUMPRODUCT([Thong_Tin_Ngay_Nghi_201601.$B$3:.$B$34]=[.$B47];[Thong_Tin_Ngay_Nghi_201601.$C$3:.$C$34])+SUMPRODUCT([Thong_Tin_Ngay_Nghi_201602.$B$3:.$B$35]=[.$B47];[Thong_Tin_Ngay_Nghi_201602.$C$3:.$C$35]) + SUMPRODUCT([Thong_Tin_Ngay_Nghi_201603.$B$3:.$B$37]=[.$B47];[Thong_Tin_Ngay_Nghi_201603.$C$3:.$C$37]) + SUMPRODUCT([Thong_Tin_Ngay_Nghi_201604.$B$3:.$B$38]=[.$B47];[Thong_Tin_Ngay_Nghi_201604.$C$3:.$C$38]) + SUMPRODUCT([Thong_Tin_Ngay_Nghi_201605.$B$3:.$B$37]=[.$B47];[Thong_Tin_Ngay_Nghi_201605.$C$3:.$C$37]) + SUMPRODUCT([Thong_Tin_Ngay_Nghi_201606.$B$3:.$B$36]=[.$B47];[Thong_Tin_Ngay_Nghi_201606.$C$3:.$C$36]) + SUMPRODUCT([Thong_Tin_Ngay_Nghi_201607.$B$3:.$B$43]=[.$B47];[Thong_Tin_Ngay_Nghi_201607.$C$3:.$C$43]) + SUMPRODUCT([Thong_Tin_Ngay_Nghi_201608.$B$3:.$B$46]=[.$B47];[Thong_Tin_Ngay_Nghi_201608.$C$3:.$C$46])" office:value-type="float" office:value="5">
            <text:p>5</text:p>
          </table:table-cell>
          <table:table-cell table:style-name="ce45" table:formula="of:=IF(DATE(YEAR([.E47]);MONTH([.E47]);DAY([.E47]))&lt;=DATE(YEAR([.E47]);3;31); [.C47]-[.G47] + [.F47]; IF([.G47]-[.C47]&lt;0;[.G47] + [.F47] -[.H47];[.F47]+[.C47]-[.H47]))" office:value-type="float" office:value="3.5">
            <text:p>3.5</text:p>
          </table:table-cell>
          <table:table-cell table:number-columns-repeated="2" table:style-name="ce45"/>
          <table:table-cell table:style-name="ce45" table:formula="of:=[.I47]+[.K47] +[.J47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42">
            <text:p>42</text:p>
          </table:table-cell>
          <table:table-cell table:style-name="ce43" office:value-type="string">
            <text:p>VinhP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8]);DATE(YEAR([.D48]);12;31);NOW())" office:value-type="date" office:date-value="2016-09-06T08:48:00.45">
            <text:p>09/06/16</text:p>
          </table:table-cell>
          <table:table-cell table:style-name="ce47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8">
            <text:p>8</text:p>
          </table:table-cell>
          <table:table-cell table:style-name="ce50" table:formula="of:=SUMPRODUCT([Thong_Tin_Ngay_Nghi_201601.$B$3:.$B$34]=[.$B48];[Thong_Tin_Ngay_Nghi_201601.$C$3:.$C$34])+SUMPRODUCT([Thong_Tin_Ngay_Nghi_201602.$B$3:.$B$35]=[.$B48];[Thong_Tin_Ngay_Nghi_201602.$C$3:.$C$35]) + SUMPRODUCT([Thong_Tin_Ngay_Nghi_201603.$B$3:.$B$37]=[.$B48];[Thong_Tin_Ngay_Nghi_201603.$C$3:.$C$37])" office:value-type="float" office:value="6.5">
            <text:p>6.5</text:p>
          </table:table-cell>
          <table:table-cell table:style-name="ce50" table:formula="of:=SUMPRODUCT([Thong_Tin_Ngay_Nghi_201601.$B$3:.$B$34]=[.$B48];[Thong_Tin_Ngay_Nghi_201601.$C$3:.$C$34])+SUMPRODUCT([Thong_Tin_Ngay_Nghi_201602.$B$3:.$B$35]=[.$B48];[Thong_Tin_Ngay_Nghi_201602.$C$3:.$C$35]) + SUMPRODUCT([Thong_Tin_Ngay_Nghi_201603.$B$3:.$B$37]=[.$B48];[Thong_Tin_Ngay_Nghi_201603.$C$3:.$C$37]) + SUMPRODUCT([Thong_Tin_Ngay_Nghi_201604.$B$3:.$B$38]=[.$B48];[Thong_Tin_Ngay_Nghi_201604.$C$3:.$C$38]) + SUMPRODUCT([Thong_Tin_Ngay_Nghi_201605.$B$3:.$B$37]=[.$B48];[Thong_Tin_Ngay_Nghi_201605.$C$3:.$C$37]) + SUMPRODUCT([Thong_Tin_Ngay_Nghi_201606.$B$3:.$B$36]=[.$B48];[Thong_Tin_Ngay_Nghi_201606.$C$3:.$C$36]) + SUMPRODUCT([Thong_Tin_Ngay_Nghi_201607.$B$3:.$B$43]=[.$B48];[Thong_Tin_Ngay_Nghi_201607.$C$3:.$C$43]) + SUMPRODUCT([Thong_Tin_Ngay_Nghi_201608.$B$3:.$B$46]=[.$B48];[Thong_Tin_Ngay_Nghi_201608.$C$3:.$C$46])" office:value-type="float" office:value="10.5">
            <text:p>10.5</text:p>
          </table:table-cell>
          <table:table-cell table:style-name="ce45" table:formula="of:=IF(DATE(YEAR([.E48]);MONTH([.E48]);DAY([.E48]))&lt;=DATE(YEAR([.E48]);3;31); [.C48]-[.G48] + [.F48]; IF([.G48]-[.C48]&lt;0;[.G48] + [.F48] -[.H48];[.F48]+[.C48]-[.H48]))" office:value-type="float" office:value="0.5">
            <text:p>0.5</text:p>
          </table:table-cell>
          <table:table-cell table:number-columns-repeated="2" table:style-name="ce45"/>
          <table:table-cell table:style-name="ce45" table:formula="of:=[.I48]+[.K48] +[.J48]" office:value-type="float" office:value="0.5">
            <text:p>0.5</text:p>
          </table:table-cell>
          <table:table-cell table:style-name="ce53"/>
        </table:table-row>
        <table:table-row table:style-name="ro6">
          <table:table-cell table:style-name="ce40" office:value-type="float" office:value="43">
            <text:p>43</text:p>
          </table:table-cell>
          <table:table-cell table:style-name="ce42" office:value-type="string">
            <text:p>VuNA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9]);DATE(YEAR([.D49]);12;31);NOW())" office:value-type="date" office:date-value="2016-09-06T08:48:00.45">
            <text:p>09/06/16</text:p>
          </table:table-cell>
          <table:table-cell table:style-name="ce47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8">
            <text:p>8</text:p>
          </table:table-cell>
          <table:table-cell table:style-name="ce50" table:formula="of:=SUMPRODUCT([Thong_Tin_Ngay_Nghi_201601.$B$3:.$B$34]=[.$B49];[Thong_Tin_Ngay_Nghi_201601.$C$3:.$C$34])+SUMPRODUCT([Thong_Tin_Ngay_Nghi_201602.$B$3:.$B$35]=[.$B49];[Thong_Tin_Ngay_Nghi_201602.$C$3:.$C$35]) + SUMPRODUCT([Thong_Tin_Ngay_Nghi_201603.$B$3:.$B$37]=[.$B49];[Thong_Tin_Ngay_Nghi_201603.$C$3:.$C$37])" office:value-type="float" office:value="7">
            <text:p>7</text:p>
          </table:table-cell>
          <table:table-cell table:style-name="ce50" table:formula="of:=SUMPRODUCT([Thong_Tin_Ngay_Nghi_201601.$B$3:.$B$34]=[.$B49];[Thong_Tin_Ngay_Nghi_201601.$C$3:.$C$34])+SUMPRODUCT([Thong_Tin_Ngay_Nghi_201602.$B$3:.$B$35]=[.$B49];[Thong_Tin_Ngay_Nghi_201602.$C$3:.$C$35]) + SUMPRODUCT([Thong_Tin_Ngay_Nghi_201603.$B$3:.$B$37]=[.$B49];[Thong_Tin_Ngay_Nghi_201603.$C$3:.$C$37]) + SUMPRODUCT([Thong_Tin_Ngay_Nghi_201604.$B$3:.$B$38]=[.$B49];[Thong_Tin_Ngay_Nghi_201604.$C$3:.$C$38]) + SUMPRODUCT([Thong_Tin_Ngay_Nghi_201605.$B$3:.$B$37]=[.$B49];[Thong_Tin_Ngay_Nghi_201605.$C$3:.$C$37]) + SUMPRODUCT([Thong_Tin_Ngay_Nghi_201606.$B$3:.$B$36]=[.$B49];[Thong_Tin_Ngay_Nghi_201606.$C$3:.$C$36]) + SUMPRODUCT([Thong_Tin_Ngay_Nghi_201607.$B$3:.$B$43]=[.$B49];[Thong_Tin_Ngay_Nghi_201607.$C$3:.$C$43]) + SUMPRODUCT([Thong_Tin_Ngay_Nghi_201608.$B$3:.$B$46]=[.$B49];[Thong_Tin_Ngay_Nghi_201608.$C$3:.$C$46])" office:value-type="float" office:value="12">
            <text:p>12</text:p>
          </table:table-cell>
          <table:table-cell table:style-name="ce45" table:formula="of:=IF(DATE(YEAR([.E49]);MONTH([.E49]);DAY([.E49]))&lt;=DATE(YEAR([.E49]);3;31); [.C49]-[.G49] + [.F49]; IF([.G49]-[.C49]&lt;0;[.G49] + [.F49] -[.H49];[.F49]+[.C49]-[.H49]))" office:value-type="float" office:value="2">
            <text:p>2</text:p>
          </table:table-cell>
          <table:table-cell table:number-columns-repeated="2" table:style-name="ce45"/>
          <table:table-cell table:style-name="ce45" table:formula="of:=[.I49]+[.K49] +[.J49]" office:value-type="float" office:value="2">
            <text:p>2</text:p>
          </table:table-cell>
          <table:table-cell table:style-name="ce5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2" table:number-rows-repeated="10">
          <table:table-cell table:number-columns-repeated="13"/>
        </table:table-row>
        <table:table-row table:style-name="ro13">
          <table:table-cell table:number-columns-repeated="13"/>
        </table:table-row>
        <table:table-row table:style-name="ro2" table:number-rows-repeated="104851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hong_Tin_Ngay_Nghi_201601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62"/>
        <table:table-column table:style-name="co22" table:number-columns-repeated="7" table:default-cell-style-name="ce62"/>
        <table:table-column table:style-name="co21" table:number-columns-repeated="14" table:default-cell-style-name="ce62"/>
        <table:table-column table:style-name="co23" table:number-columns-repeated="2" table:default-cell-style-name="ce62"/>
        <table:table-column table:style-name="co7" table:number-columns-repeated="933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57" table:number-columns-repeated="8"/>
          <table:table-cell table:style-name="ce65" office:value-type="string" table:number-columns-spanned="2" table:number-rows-spanned="1">
            <text:p>Month</text:p>
          </table:table-cell>
          <table:covered-table-cell table:style-name="ce66"/>
          <table:table-cell table:style-name="ce67" table:content-validation-name="val1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5" office:value-type="string" table:number-columns-spanned="2" table:number-rows-spanned="1">
            <text:p>Year</text:p>
          </table:table-cell>
          <table:covered-table-cell table:style-name="ce66"/>
          <table:table-cell table:style-name="ce65" office:value-type="float" office:value="2016" table:number-columns-spanned="2" table:number-rows-spanned="1">
            <text:p>2016</text:p>
          </table:table-cell>
          <table:covered-table-cell table:style-name="ce69"/>
          <table:table-cell table:style-name="ce57" table:number-columns-repeated="15"/>
          <table:table-cell table:style-name="ce70" table:number-columns-repeated="933"/>
        </table:table-row>
        <table:table-row table:style-name="ro2">
          <table:table-cell table:style-name="ce54" table:number-columns-repeated="3"/>
          <table:table-cell table:style-name="ce58" table:formula="of:=DATE([.$R$1];[.N1];1)" office:value-type="date" office:date-value="2016-01-01">
            <text:p>01</text:p>
          </table:table-cell>
          <table:table-cell table:style-name="ce58" table:formula="of:=[.D2]+1" office:value-type="date" office:date-value="2016-01-02">
            <text:p>02</text:p>
          </table:table-cell>
          <table:table-cell table:style-name="ce58" table:formula="of:=[.E2]+1" office:value-type="date" office:date-value="2016-01-03">
            <text:p>03</text:p>
          </table:table-cell>
          <table:table-cell table:style-name="ce58" table:formula="of:=[.F2]+1" office:value-type="date" office:date-value="2016-01-04">
            <text:p>04</text:p>
          </table:table-cell>
          <table:table-cell table:style-name="ce58" table:formula="of:=[.G2]+1" office:value-type="date" office:date-value="2016-01-05">
            <text:p>05</text:p>
          </table:table-cell>
          <table:table-cell table:style-name="ce58" table:formula="of:=[.H2]+1" office:value-type="date" office:date-value="2016-01-06">
            <text:p>06</text:p>
          </table:table-cell>
          <table:table-cell table:style-name="ce58" table:formula="of:=[.I2]+1" office:value-type="date" office:date-value="2016-01-07">
            <text:p>07</text:p>
          </table:table-cell>
          <table:table-cell table:style-name="ce58" table:formula="of:=[.J2]+1" office:value-type="date" office:date-value="2016-01-08">
            <text:p>08</text:p>
          </table:table-cell>
          <table:table-cell table:style-name="ce58" table:formula="of:=[.K2]+1" office:value-type="date" office:date-value="2016-01-09">
            <text:p>09</text:p>
          </table:table-cell>
          <table:table-cell table:style-name="ce58" table:formula="of:=[.L2]+1" office:value-type="date" office:date-value="2016-01-10">
            <text:p>10</text:p>
          </table:table-cell>
          <table:table-cell table:style-name="ce58" table:formula="of:=[.M2]+1" office:value-type="date" office:date-value="2016-01-11">
            <text:p>11</text:p>
          </table:table-cell>
          <table:table-cell table:style-name="ce58" table:formula="of:=[.N2]+1" office:value-type="date" office:date-value="2016-01-12">
            <text:p>12</text:p>
          </table:table-cell>
          <table:table-cell table:style-name="ce58" table:formula="of:=[.O2]+1" office:value-type="date" office:date-value="2016-01-13">
            <text:p>13</text:p>
          </table:table-cell>
          <table:table-cell table:style-name="ce58" table:formula="of:=[.P2]+1" office:value-type="date" office:date-value="2016-01-14">
            <text:p>14</text:p>
          </table:table-cell>
          <table:table-cell table:style-name="ce58" table:formula="of:=[.Q2]+1" office:value-type="date" office:date-value="2016-01-15">
            <text:p>15</text:p>
          </table:table-cell>
          <table:table-cell table:style-name="ce58" table:formula="of:=[.R2]+1" office:value-type="date" office:date-value="2016-01-16">
            <text:p>16</text:p>
          </table:table-cell>
          <table:table-cell table:style-name="ce58" table:formula="of:=[.S2]+1" office:value-type="date" office:date-value="2016-01-17">
            <text:p>17</text:p>
          </table:table-cell>
          <table:table-cell table:style-name="ce58" table:formula="of:=[.T2]+1" office:value-type="date" office:date-value="2016-01-18">
            <text:p>18</text:p>
          </table:table-cell>
          <table:table-cell table:style-name="ce58" table:formula="of:=[.U2]+1" office:value-type="date" office:date-value="2016-01-19">
            <text:p>19</text:p>
          </table:table-cell>
          <table:table-cell table:style-name="ce58" table:formula="of:=[.V2]+1" office:value-type="date" office:date-value="2016-01-20">
            <text:p>20</text:p>
          </table:table-cell>
          <table:table-cell table:style-name="ce58" table:formula="of:=[.W2]+1" office:value-type="date" office:date-value="2016-01-21">
            <text:p>21</text:p>
          </table:table-cell>
          <table:table-cell table:style-name="ce58" table:formula="of:=[.X2]+1" office:value-type="date" office:date-value="2016-01-22">
            <text:p>22</text:p>
          </table:table-cell>
          <table:table-cell table:style-name="ce58" table:formula="of:=[.Y2]+1" office:value-type="date" office:date-value="2016-01-23">
            <text:p>23</text:p>
          </table:table-cell>
          <table:table-cell table:style-name="ce58" table:formula="of:=[.Z2]+1" office:value-type="date" office:date-value="2016-01-24">
            <text:p>24</text:p>
          </table:table-cell>
          <table:table-cell table:style-name="ce58" table:formula="of:=[.AA2]+1" office:value-type="date" office:date-value="2016-01-25">
            <text:p>25</text:p>
          </table:table-cell>
          <table:table-cell table:style-name="ce58" table:formula="of:=[.AB2]+1" office:value-type="date" office:date-value="2016-01-26">
            <text:p>26</text:p>
          </table:table-cell>
          <table:table-cell table:style-name="ce58" table:formula="of:=[.AC2]+1" office:value-type="date" office:date-value="2016-01-27">
            <text:p>27</text:p>
          </table:table-cell>
          <table:table-cell table:style-name="ce58" table:formula="of:=[.AD2]+1" office:value-type="date" office:date-value="2016-01-28">
            <text:p>28</text:p>
          </table:table-cell>
          <table:table-cell table:style-name="ce58" table:formula="of:=[.AE2]+1" office:value-type="date" office:date-value="2016-01-29">
            <text:p>29</text:p>
          </table:table-cell>
          <table:table-cell table:style-name="ce58" table:formula="of:=[.AF2]+1" office:value-type="date" office:date-value="2016-01-30">
            <text:p>30</text:p>
          </table:table-cell>
          <table:table-cell table:style-name="ce58" table:formula="of:=[.AG2]+1" office:value-type="date" office:date-value="2016-01-31">
            <text:p>31</text:p>
          </table:table-cell>
          <table:table-cell table:style-name="ce70" table:number-columns-repeated="933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59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33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56" table:formula="of:=SUM([.D4:.AH4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0.3575in" draw:caption-point-x="-0.2319in" draw:caption-point-y="0.3606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3" svg:width="1.1413in" svg:height="0.5457in" svg:x="11.5492in" svg:y="0.1079in" draw:caption-point-x="-0.2402in" draw:caption-point-y="0.6102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4" draw:text-style-name="P3" svg:width="1.1413in" svg:height="0.3902in" svg:x="13.8323in" svg:y="0.1098in" draw:caption-point-x="-0.2402in" draw:caption-point-y="0.6083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56" table:formula="of:=SUM([.D5:.AH5])" office:value-type="float" office:value="1">
            <text:p>1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0.6685in" draw:caption-point-x="-0.2335in" draw:caption-point-y="0.2972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10.6472in" svg:y="0.6787in" draw:caption-point-x="-0.2516in" draw:caption-point-y="0.287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1" svg:width="1.1413in" svg:height="0.2634in" svg:x="15.202in" svg:y="0.3594in" draw:caption-point-x="-0.2402in" draw:caption-point-y="0.6063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56" table:formula="of:=SUM([.D6:.AH6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7.7996in" svg:y="1.0528in" draw:caption-point-x="-0.2409in" draw:caption-point-y="0.1606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56" table:formula="of:=SUM([.D7:.AH7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3772in" svg:y="1.3638in" draw:caption-point-x="-0.2319in" draw:caption-point-y="0.0972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8339in" svg:y="1.3638in" draw:caption-point-x="-0.2319in" draw:caption-point-y="0.0972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7.7996in" svg:y="1.374in" draw:caption-point-x="-0.2409in" draw:caption-point-y="0.087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2" draw:text-style-name="P3" svg:width="1.1413in" svg:height="0.5457in" svg:x="8.7768in" svg:y="0.8528in" draw:caption-point-x="-0.2402in" draw:caption-point-y="0.6083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60" office:value-type="float" office:value="0.5">
            <office:annotation draw:style-name="gr8" draw:text-style-name="P3" svg:width="1.1413in" svg:height="1.0122in" svg:x="9.2661in" svg:y="0.8512in" draw:caption-point-x="-0.2402in" draw:caption-point-y="0.6098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2.0059in" svg:y="0.8516in" draw:caption-point-x="-0.2402in" draw:caption-point-y="0.6094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60" office:value-type="float" office:value="0.5">
            <office:annotation draw:style-name="gr4" draw:text-style-name="P3" svg:width="1.1413in" svg:height="0.3902in" svg:x="12.4622in" svg:y="0.8516in" draw:caption-point-x="-0.2402in" draw:caption-point-y="0.6094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1" svg:width="1.1413in" svg:height="0.3902in" svg:x="15.6587in" svg:y="0.8567in" draw:caption-point-x="-0.2402in" draw:caption-point-y="0.6043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56" table:formula="of:=SUM([.D8:.AH8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4.289in" svg:y="1.1008in" draw:caption-point-x="-0.2402in" draw:caption-point-y="0.6079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GiauNV</text:p>
          </table:table-cell>
          <table:table-cell table:style-name="ce56" table:formula="of:=SUM([.D9:.AH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HaTH</text:p>
          </table:table-cell>
          <table:table-cell table:style-name="ce56" table:formula="of:=SUM([.D10:.AH10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3854in" svg:x="4.0126in" svg:y="2.3276in" draw:caption-point-x="-0.237in" draw:caption-point-y="-0.1232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7.7996in" svg:y="2.3276in" draw:caption-point-x="-0.2409in" draw:caption-point-y="-0.1232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iNM</text:p>
          </table:table-cell>
          <table:table-cell table:style-name="ce56" table:formula="of:=SUM([.D11:.AH11])" office:value-type="float" office:value="3.5">
            <text:p>3.5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4.4709in" svg:y="2.6382in" draw:caption-point-x="-0.239in" draw:caption-point-y="-0.1862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2.6488in" draw:caption-point-x="-0.2319in" draw:caption-point-y="-0.1969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6" draw:text-style-name="P3" svg:width="1.1354in" svg:height="0.5417in" svg:x="7.3083in" svg:y="2.6382in" draw:caption-point-x="-0.239in" draw:caption-point-y="-0.1862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8.2902in" svg:y="2.6382in" draw:caption-point-x="-0.2425in" draw:caption-point-y="-0.1862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2.6488in" draw:caption-point-x="-0.2461in" draw:caption-point-y="-0.1969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5417in" svg:x="10.6472in" svg:y="2.6488in" draw:caption-point-x="-0.2516in" draw:caption-point-y="-0.1969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4.7457in" svg:y="1.8449in" draw:caption-point-x="-0.2402in" draw:caption-point-y="0.6071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ienNV</text:p>
          </table:table-cell>
          <table:table-cell table:style-name="ce56" table:formula="of:=SUM([.D12:.AH12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pNH</text:p>
          </table:table-cell>
          <table:table-cell table:style-name="ce56" table:formula="of:=SUM([.D13:.AH13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3.2807in" draw:caption-point-x="-0.2335in" draw:caption-point-y="-0.3335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uPT</text:p>
          </table:table-cell>
          <table:table-cell table:style-name="ce56" table:formula="of:=SUM([.D14:.AH14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ungPN</text:p>
          </table:table-cell>
          <table:table-cell table:style-name="ce56" table:formula="of:=SUM([.D15:.AH15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2602in" svg:x="4.0126in" svg:y="3.9866in" draw:caption-point-x="-0.237in" draw:caption-point-y="-0.5441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KienPT</text:p>
          </table:table-cell>
          <table:table-cell table:style-name="ce56" table:formula="of:=SUM([.D16:.AH16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MaiNTT</text:p>
          </table:table-cell>
          <table:table-cell table:style-name="ce56" table:formula="of:=SUM([.D17:.AH17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NamTV</text:p>
          </table:table-cell>
          <table:table-cell table:style-name="ce56" table:formula="of:=SUM([.D18:.AH18])" office:value-type="float" office:value="2">
            <text:p>2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9.272in" svg:y="5.3079in" draw:caption-point-x="-0.2461in" draw:caption-point-y="-1.122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7" draw:text-style-name="P3" svg:width="1.1413in" svg:height="0.2634in" svg:x="10.6358in" svg:y="3.5768in" draw:caption-point-x="-0.2402in" draw:caption-point-y="0.6091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NhanNM</text:p>
          </table:table-cell>
          <table:table-cell table:style-name="ce56" table:formula="of:=SUM([.D19:.AH19])" office:value-type="float" office:value="1">
            <text:p>1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5.6921in" draw:caption-point-x="-0.239in" draw:caption-point-y="-1.2587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PhuongTH</text:p>
          </table:table-cell>
          <table:table-cell table:style-name="ce56" table:formula="of:=SUM([.D20:.AH20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6.0134in" draw:caption-point-x="-0.2335in" draw:caption-point-y="-1.3323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SonPX</text:p>
          </table:table-cell>
          <table:table-cell table:style-name="ce56" table:formula="of:=SUM([.D21:.AH21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ThaoDTH</text:p>
          </table:table-cell>
          <table:table-cell table:style-name="ce56" table:formula="of:=SUM([.D22:.AH22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6.8031in" draw:caption-point-x="-0.2461in" draw:caption-point-y="-1.6268in">
              <dc:date>1899-12-30T00:00:00</dc:date>
              <text:p text:style-name="P3"><text:span text:style-name="T3">Bị đau bụng</text:span></text:p>
            </office:annotation>
            <text:p>0.5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ThamDT</text:p>
          </table:table-cell>
          <table:table-cell table:style-name="ce56" table:formula="of:=SUM([.D23:.AH23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inhT</text:p>
          </table:table-cell>
          <table:table-cell table:style-name="ce56" table:formula="of:=SUM([.D24:.AH24])" office:value-type="float" office:value="0.5">
            <text:p>0.5</text:p>
          </table:table-cell>
          <table:table-cell table:style-name="ce60" table:number-columns-repeated="3"/>
          <table:table-cell table:style-name="ce60" office:value-type="float" office:value="0.5">
            <office:annotation draw:style-name="gr6" draw:text-style-name="P3" svg:width="1.1354in" svg:height="0.2602in" svg:x="4.0126in" svg:y="7.3614in" draw:caption-point-x="-0.237in" draw:caption-point-y="-1.6898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ongDN</text:p>
          </table:table-cell>
          <table:table-cell table:style-name="ce56" table:formula="of:=SUM([.D25:.AH25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5.3772in" svg:y="7.7563in" draw:caption-point-x="-0.2319in" draw:caption-point-y="-1.837in">
              <dc:date>1899-12-30T00:00:00</dc:date>
              <text:p text:style-name="P3"><text:span text:style-name="T3">Bị ốm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1.0102in" svg:x="8.2902in" svg:y="7.7563in" draw:caption-point-x="-0.2425in" draw:caption-point-y="-1.837in">
              <dc:date>1899-12-30T00:00:00</dc:date>
              <text:p text:style-name="P3"><text:span text:style-name="T3">Bị nổi mẩn đỏ, Off buổi sáng, nhưng nếú ko đỡ phải off nguyên ngày</text:span></text:p>
              <text:p text:style-name="P3"><text:span text:style-name="T3"/></text:p>
            </office:annotation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uyLTT</text:p>
          </table:table-cell>
          <table:table-cell table:style-name="ce56" table:formula="of:=SUM([.D26:.AH26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8.0673in" draw:caption-point-x="-0.2319in" draw:caption-point-y="-1.9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9.272in" svg:y="8.0776in" draw:caption-point-x="-0.2461in" draw:caption-point-y="-1.9102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oiDB</text:p>
          </table:table-cell>
          <table:table-cell table:style-name="ce56" table:formula="of:=SUM([.D27:.AH27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8.3886in" draw:caption-point-x="-0.239in" draw:caption-point-y="-1.9736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ruyenLVC</text:p>
          </table:table-cell>
          <table:table-cell table:style-name="ce56" table:formula="of:=SUM([.D28:.AH28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VietBA</text:p>
          </table:table-cell>
          <table:table-cell table:style-name="ce56" table:formula="of:=SUM([.D29:.AH29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8.7811in" svg:y="9.0311in" draw:caption-point-x="-0.2445in" draw:caption-point-y="-2.1209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VinhP</text:p>
          </table:table-cell>
          <table:table-cell table:style-name="ce56" table:formula="of:=SUM([.D30:.AH30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9.4154in" draw:caption-point-x="-0.237in" draw:caption-point-y="-2.2575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VuNA</text:p>
          </table:table-cell>
          <table:table-cell table:style-name="ce56" table:formula="of:=SUM([.D31:.AH31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9.6626in" draw:caption-point-x="-0.237in" draw:caption-point-y="-2.2571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2" table:number-rows-repeated="5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3"/>
          <table:table-cell table:style-name="ce61" table:number-columns-repeated="26"/>
          <table:table-cell table:style-name="ce41" table:number-columns-repeated="933"/>
        </table:table-row>
        <table:table-row table:style-name="ro2" table:number-rows-repeated="4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4" table:number-columns-repeated="7"/>
          <table:table-cell table:style-name="ce61" table:number-columns-repeated="20"/>
          <table:table-cell table:style-name="ce41" table:number-columns-repeated="933"/>
        </table:table-row>
        <table:table-row table:style-name="ro2" table:number-rows-repeated="65393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 table:number-rows-repeated="983140">
          <table:table-cell table:number-columns-repeated="967"/>
        </table:table-row>
        <table:table-row table:style-name="ro2">
          <table:table-cell table:number-columns-repeated="967"/>
        </table:table-row>
      </table:table>
      <table:table table:name="Thong_Tin_Ngay_Nghi_201602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77"/>
        <table:table-column table:style-name="co22" table:number-columns-repeated="7" table:default-cell-style-name="ce77"/>
        <table:table-column table:style-name="co21" table:number-columns-repeated="14" table:default-cell-style-name="ce77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6" table:number-columns-spanned="2" table:number-rows-spanned="1">
            <text:p>2016</text:p>
          </table:table-cell>
          <table:covered-table-cell table:style-name="ce83"/>
          <table:table-cell table:style-name="ce72" table:number-columns-repeated="13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73" table:formula="of:=DATE([.$R$1];[.N1];1)" office:value-type="date" office:date-value="2016-02-01">
            <text:p>01</text:p>
          </table:table-cell>
          <table:table-cell table:style-name="ce73" table:formula="of:=[.D2]+1" office:value-type="date" office:date-value="2016-02-02">
            <text:p>02</text:p>
          </table:table-cell>
          <table:table-cell table:style-name="ce73" table:formula="of:=[.E2]+1" office:value-type="date" office:date-value="2016-02-03">
            <text:p>03</text:p>
          </table:table-cell>
          <table:table-cell table:style-name="ce73" table:formula="of:=[.F2]+1" office:value-type="date" office:date-value="2016-02-04">
            <text:p>04</text:p>
          </table:table-cell>
          <table:table-cell table:style-name="ce73" table:formula="of:=[.G2]+1" office:value-type="date" office:date-value="2016-02-05">
            <text:p>05</text:p>
          </table:table-cell>
          <table:table-cell table:style-name="ce73" table:formula="of:=[.H2]+1" office:value-type="date" office:date-value="2016-02-06">
            <text:p>06</text:p>
          </table:table-cell>
          <table:table-cell table:style-name="ce73" table:formula="of:=[.I2]+1" office:value-type="date" office:date-value="2016-02-07">
            <text:p>07</text:p>
          </table:table-cell>
          <table:table-cell table:style-name="ce73" table:formula="of:=[.J2]+1" office:value-type="date" office:date-value="2016-02-08">
            <text:p>08</text:p>
          </table:table-cell>
          <table:table-cell table:style-name="ce73" table:formula="of:=[.K2]+1" office:value-type="date" office:date-value="2016-02-09">
            <text:p>09</text:p>
          </table:table-cell>
          <table:table-cell table:style-name="ce73" table:formula="of:=[.L2]+1" office:value-type="date" office:date-value="2016-02-10">
            <text:p>10</text:p>
          </table:table-cell>
          <table:table-cell table:style-name="ce73" table:formula="of:=[.M2]+1" office:value-type="date" office:date-value="2016-02-11">
            <text:p>11</text:p>
          </table:table-cell>
          <table:table-cell table:style-name="ce73" table:formula="of:=[.N2]+1" office:value-type="date" office:date-value="2016-02-12">
            <text:p>12</text:p>
          </table:table-cell>
          <table:table-cell table:style-name="ce73" table:formula="of:=[.O2]+1" office:value-type="date" office:date-value="2016-02-13">
            <text:p>13</text:p>
          </table:table-cell>
          <table:table-cell table:style-name="ce73" table:formula="of:=[.P2]+1" office:value-type="date" office:date-value="2016-02-14">
            <text:p>14</text:p>
          </table:table-cell>
          <table:table-cell table:style-name="ce73" table:formula="of:=[.Q2]+1" office:value-type="date" office:date-value="2016-02-15">
            <text:p>15</text:p>
          </table:table-cell>
          <table:table-cell table:style-name="ce73" table:formula="of:=[.R2]+1" office:value-type="date" office:date-value="2016-02-16">
            <text:p>16</text:p>
          </table:table-cell>
          <table:table-cell table:style-name="ce73" table:formula="of:=[.S2]+1" office:value-type="date" office:date-value="2016-02-17">
            <text:p>17</text:p>
          </table:table-cell>
          <table:table-cell table:style-name="ce73" table:formula="of:=[.T2]+1" office:value-type="date" office:date-value="2016-02-18">
            <text:p>18</text:p>
          </table:table-cell>
          <table:table-cell table:style-name="ce73" table:formula="of:=[.U2]+1" office:value-type="date" office:date-value="2016-02-19">
            <text:p>19</text:p>
          </table:table-cell>
          <table:table-cell table:style-name="ce73" table:formula="of:=[.V2]+1" office:value-type="date" office:date-value="2016-02-20">
            <text:p>20</text:p>
          </table:table-cell>
          <table:table-cell table:style-name="ce73" table:formula="of:=[.W2]+1" office:value-type="date" office:date-value="2016-02-21">
            <text:p>21</text:p>
          </table:table-cell>
          <table:table-cell table:style-name="ce73" table:formula="of:=[.X2]+1" office:value-type="date" office:date-value="2016-02-22">
            <text:p>22</text:p>
          </table:table-cell>
          <table:table-cell table:style-name="ce73" table:formula="of:=[.Y2]+1" office:value-type="date" office:date-value="2016-02-23">
            <text:p>23</text:p>
          </table:table-cell>
          <table:table-cell table:style-name="ce73" table:formula="of:=[.Z2]+1" office:value-type="date" office:date-value="2016-02-24">
            <text:p>24</text:p>
          </table:table-cell>
          <table:table-cell table:style-name="ce73" table:formula="of:=[.AA2]+1" office:value-type="date" office:date-value="2016-02-25">
            <text:p>25</text:p>
          </table:table-cell>
          <table:table-cell table:style-name="ce73" table:formula="of:=[.AB2]+1" office:value-type="date" office:date-value="2016-02-26">
            <text:p>26</text:p>
          </table:table-cell>
          <table:table-cell table:style-name="ce73" table:formula="of:=[.AC2]+1" office:value-type="date" office:date-value="2016-02-27">
            <text:p>27</text:p>
          </table:table-cell>
          <table:table-cell table:style-name="ce73" table:formula="of:=[.AD2]+1" office:value-type="date" office:date-value="2016-02-28">
            <text:p>28</text:p>
          </table:table-cell>
          <table:table-cell table:style-name="ce73" table:formula="of:=[.AE2]+1" office:value-type="date" office:date-value="2016-02-29">
            <text:p>29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5.8421in" svg:y="0in" draw:caption-point-x="-0.2402in" draw:caption-point-y="0.4705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6.3311in" svg:y="0.0949in" draw:caption-point-x="-0.2402in" draw:caption-point-y="0.3756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6.8205in" svg:y="0.0949in" draw:caption-point-x="-0.2402in" draw:caption-point-y="0.3756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7.3094in" svg:y="0.0949in" draw:caption-point-x="-0.2402in" draw:caption-point-y="0.3756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7.7988in" svg:y="0.0949in" draw:caption-point-x="-0.2402in" draw:caption-point-y="0.3756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71" table:formula="of:=SUM([.D4:.AF4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1079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0.1106in" draw:caption-point-x="-0.2402in" draw:caption-point-y="0.6075in">
              <dc:date>2016-02-17T00:00:00</dc:date>
              <text:p text:style-name="P1"><text:span text:style-name="T1">Đi làm trễ, tối làm trễ nên ngủ qu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3756in" svg:y="0.1134in" draw:caption-point-x="-0.2402in" draw:caption-point-y="0.6047in">
              <dc:date>2016-02-24T00:00:00</dc:date>
              <text:p text:style-name="P1"><text:span text:style-name="T1">Bị cảm, số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71" table:formula="of:=SUM([.D5:.AF5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0.3555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71" table:formula="of:=SUM([.D6:.AF6])" office:value-type="float" office:value="1.5">
            <text:p>1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0.6031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2.9189in" svg:y="0.6075in" draw:caption-point-x="-0.2402in" draw:caption-point-y="0.6059in">
              <dc:date>2016-02-23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71" table:formula="of:=SUM([.D7:.AF7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8508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0.8508in" draw:caption-point-x="-0.2402in" draw:caption-point-y="0.6102in">
              <dc:creator>Tl</dc:creator>
              <dc:date>2016-02-04T00:00:00</dc:date>
              <text:p text:style-name="P1"><text:span text:style-name="T1">Có việc bận, nên vào trễ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0.8543in" draw:caption-point-x="-0.2402in" draw:caption-point-y="0.6067in">
              <dc:date>2016-02-19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8543in" draw:caption-point-x="-0.2402in" draw:caption-point-y="0.6067in">
              <dc:date>2016-02-1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8567in" draw:caption-point-x="-0.2402in" draw:caption-point-y="0.6043in">
              <dc:date>2016-02-25T00:00:00</dc:date>
              <text:p text:style-name="P1"><text:span text:style-name="T1">Đi trễ ~ 1h, ngủ quên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71" table:formula="of:=SUM([.D8:.AF8])" office:value-type="float" office:value="4">
            <text:p>4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0984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0984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0984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1.0984in" draw:caption-point-x="-0.2402in" draw:caption-point-y="0.6102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1.0984in" draw:caption-point-x="-0.2402in" draw:caption-point-y="0.6102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1791in" svg:y="1.0984in" draw:caption-point-x="-0.2402in" draw:caption-point-y="0.6102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6358in" svg:y="1.0984in" draw:caption-point-x="-0.2402in" draw:caption-point-y="0.6102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1.1016in" draw:caption-point-x="-0.2402in" draw:caption-point-y="0.6071in">
              <dc:date>2016-02-18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71" table:formula="of:=SUM([.D9:.AF9])" office:value-type="float" office:value="0">
            <text:p>0</text:p>
          </table:table-cell>
          <table:table-cell table:style-name="ce75" table:number-columns-repeated="28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71" table:formula="of:=SUM([.D10:.AF10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1.0122in" svg:x="3.1024in" svg:y="1.5949in" draw:caption-point-x="-0.2402in" draw:caption-point-y="0.6094in">
              <dc:creator>Tl</dc:creator>
              <dc:date>2016-02-03T00:00:00</dc:date>
              <text:p text:style-name="P1"><text:span text:style-name="T1">Có việc đột xuất, xin off chiều (nghì từ 2h) nhưng tối làm bù (để đủ giờ làm của dự án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5941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5941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1.5941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1.5941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12.4622in" svg:y="1.598in" draw:caption-point-x="-0.2402in" draw:caption-point-y="0.6063in">
              <dc:date>2016-02-22T00:00:00</dc:date>
              <text:p text:style-name="P1"><text:span text:style-name="T1">Bận việc trên trường nên vô trễ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71" table:formula="of:=SUM([.D11:.AF11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1.8417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1.8417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8417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8417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8417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71" table:formula="of:=SUM([.D12:.AF12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2.0894in" draw:caption-point-x="-0.2402in" draw:caption-point-y="0.6102in">
              <dc:creator>Tl</dc:creator>
              <dc:date>2016-02-01T00:00:00</dc:date>
              <text:p text:style-name="P1"><text:span text:style-name="T1">Nhà có việc, vô trễ (~9h)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0157in" svg:y="2.0906in" draw:caption-point-x="-0.2402in" draw:caption-point-y="0.6091in">
              <dc:creator>Tl</dc:creator>
              <dc:date>2016-02-04T00:00:00</dc:date>
              <text:p text:style-name="P1"><text:span text:style-name="T1">Nghỉ phép, dọn dẹp nha cửa cho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2" draw:text-style-name="P1" svg:width="1.1413in" svg:height="0.5457in" svg:x="9.2661in" svg:y="2.0906in" draw:caption-point-x="-0.2402in" draw:caption-point-y="0.6091in">
              <dc:date>2016-02-15T00:00:00</dc:date>
              <text:p text:style-name="P1"><text:span text:style-name="T1">Nghỉ phép, có việc ở trường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71" table:formula="of:=SUM([.D13:.AF13])" office:value-type="float" office:value="1">
            <text:p>1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71" table:formula="of:=SUM([.D14:.AF14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5846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5846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5846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5846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5846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2.5846in" draw:caption-point-x="-0.2402in" draw:caption-point-y="0.6102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2.5846in" draw:caption-point-x="-0.2402in" draw:caption-point-y="0.6102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5.6587in" svg:y="2.5921in" draw:caption-point-x="-0.2402in" draw:caption-point-y="0.6028in">
              <dc:date>2016-02-29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71" table:formula="of:=SUM([.D15:.AF15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8323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8323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8323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8323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8323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71" table:formula="of:=SUM([.D16:.AF16])" office:value-type="float" office:value="4.5">
            <text:p>4.5</text:p>
          </table:table-cell>
          <table:table-cell table:style-name="ce75" office:value-type="float" office:value="0.5">
            <office:annotation draw:style-name="gr2" draw:text-style-name="P1" svg:width="1.1413in" svg:height="0.5457in" svg:x="2.6457in" svg:y="3.0803in" draw:caption-point-x="-0.2402in" draw:caption-point-y="0.6098in">
              <dc:creator>Tl</dc:creator>
              <dc:date>2016-02-01T00:00:00</dc:date>
              <text:p text:style-name="P1"><text:span text:style-name="T1">Nghỉ chiều, ra bến xe lấy đồ gửi về quê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0815in" draw:caption-point-x="-0.2402in" draw:caption-point-y="0.6087in">
              <dc:creator>Tl</dc:creator>
              <dc:date>2016-02-05T00:00:00</dc:date>
              <text:p text:style-name="P1"><text:span text:style-name="T1">Về sớm (15h) vì xe về quê đổi giờ.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0799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1394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1394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1394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3.0858in" draw:caption-point-x="-0.2402in" draw:caption-point-y="0.6043in">
              <dc:date>2016-02-25T00:00:00</dc:date>
              <text:p text:style-name="P1"><text:span text:style-name="T1">Đi trễ, ra bên xe đón ng nhà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71" table:formula="of:=SUM([.D17:.AF17])" office:value-type="float" office:value="5">
            <text:p>5</text:p>
          </table:table-cell>
          <table:table-cell table:style-name="ce75" office:value-type="float" office:value="0">
            <office:annotation draw:style-name="gr9" draw:text-style-name="P1" svg:width="1.1413in" svg:height="0.8567in" svg:x="2.6457in" svg:y="3.328in" draw:caption-point-x="-0.2402in" draw:caption-point-y="0.6102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1024in" svg:y="3.328in" draw:caption-point-x="-0.2402in" draw:caption-point-y="0.6102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5591in" svg:y="3.328in" draw:caption-point-x="-0.2402in" draw:caption-point-y="0.6102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0157in" svg:y="3.328in" draw:caption-point-x="-0.2402in" draw:caption-point-y="0.6102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472in" svg:y="3.328in" draw:caption-point-x="-0.2402in" draw:caption-point-y="0.6102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3874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3874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3874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6358in" svg:y="3.3874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3.3874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4.289in" svg:y="3.3346in" draw:caption-point-x="-0.2402in" draw:caption-point-y="0.6035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71" table:formula="of:=SUM([.D18:.AF18])" office:value-type="float" office:value="6">
            <text:p>6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3.5756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5756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5756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5756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5756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635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71" table:formula="of:=SUM([.D19:.AF19])" office:value-type="float" office:value="1.5">
            <text:p>1.5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3.8232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3.8264in" draw:caption-point-x="-0.2402in" draw:caption-point-y="0.6071in">
              <dc:date>2016-02-18T00:00:00</dc:date>
              <text:p text:style-name="P1"><text:span text:style-name="T1">Đi trễ,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0.2634in" svg:x="13.8323in" svg:y="3.8299in" draw:caption-point-x="-0.2402in" draw:caption-point-y="0.6035in">
              <dc:date>2016-02-25T00:00:00</dc:date>
              <text:p text:style-name="P1"><text:span text:style-name="T1">Bị đau đầ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15.6587in" svg:y="3.8283in" draw:caption-point-x="-0.2402in" draw:caption-point-y="0.6051in">
              <dc:date>2016-02-23T00:00:00</dc:date>
              <text:p text:style-name="P1"><text:span text:style-name="T1">Xử lý việc cá nhân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71" table:formula="of:=SUM([.D20:.AF20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0713in" draw:caption-point-x="-0.2402in" draw:caption-point-y="0.6098in">
              <dc:creator>Tl</dc:creator>
              <dc:date>2016-02-01T00:00:00</dc:date>
              <text:p text:style-name="P1"><text:span text:style-name="T1">Ra ngoài ~ 1 hr (từ 10h30)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4.0713in" draw:caption-point-x="-0.2402in" draw:caption-point-y="0.6098in">
              <dc:creator>Tl</dc:creator>
              <dc:date>2016-02-02T00:00:00</dc:date>
              <text:p text:style-name="P1"><text:span text:style-name="T1">Ra ngoài ~ 1 hr (từ 10h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4.0709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4.0709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71" table:formula="of:=SUM([.D21:.AF21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3185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3185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4.3185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4.3185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4622in" svg:y="4.3224in" draw:caption-point-x="-0.2402in" draw:caption-point-y="0.6063in">
              <dc:date>2016-02-22T00:00:00</dc:date>
              <text:p text:style-name="P1"><text:span text:style-name="T1">Đi trễ, tối thức khuya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71" table:formula="of:=SUM([.D22:.AF22])" office:value-type="float" office:value="2">
            <text:p>2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5661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9" draw:text-style-name="P1" svg:width="1.1413in" svg:height="0.8567in" svg:x="4.0157in" svg:y="4.5673in" draw:caption-point-x="-0.2402in" draw:caption-point-y="0.6091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office:value-type="float" office:value="1">
            <office:annotation draw:style-name="gr9" draw:text-style-name="P1" svg:width="1.1413in" svg:height="0.8567in" svg:x="4.472in" svg:y="4.5673in" draw:caption-point-x="-0.2402in" draw:caption-point-y="0.6091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ThaoDTH</text:p>
          </table:table-cell>
          <table:table-cell table:style-name="ce71" table:formula="of:=SUM([.D23:.AF23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8138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amDT</text:p>
          </table:table-cell>
          <table:table-cell table:style-name="ce71" table:formula="of:=SUM([.D24:.AF24])" office:value-type="float" office:value="7.5">
            <text:p>7.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5.0614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5.0614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5.0614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5.0614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0614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0614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0614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5.0701in" draw:caption-point-x="-0.2402in" draw:caption-point-y="0.6016in">
              <dc:date>2016-03-02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inhT</text:p>
          </table:table-cell>
          <table:table-cell table:style-name="ce71" table:formula="of:=SUM([.D25:.AF25])" office:value-type="float" office:value="3">
            <text:p>3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3091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3685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3685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ongDN</text:p>
          </table:table-cell>
          <table:table-cell table:style-name="ce71" table:formula="of:=SUM([.D26:.AF26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5.5571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3.5591in" svg:y="5.5579in" draw:caption-point-x="-0.2402in" draw:caption-point-y="0.6094in">
              <dc:creator>Tl</dc:creator>
              <dc:date>2016-02-03T00:00:00</dc:date>
              <text:p text:style-name="P1"><text:span text:style-name="T1">Xin nghỉ phép: có việc gia đình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10.6358in" svg:y="5.5602in" draw:caption-point-x="-0.2402in" draw:caption-point-y="0.6071in">
              <dc:date>2016-02-18T00:00:00</dc:date>
              <text:p text:style-name="P1"><text:span text:style-name="T1">Bị ngộ độc, đau bụng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uyLTT</text:p>
          </table:table-cell>
          <table:table-cell table:style-name="ce71" table:formula="of:=SUM([.D27:.AF27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472in" svg:y="5.8063in" draw:caption-point-x="-0.2402in" draw:caption-point-y="0.6087in">
              <dc:creator>Tl</dc:creator>
              <dc:date>2016-02-05T00:00:00</dc:date>
              <text:p text:style-name="P1"><text:span text:style-name="T1">Nhà có việc, vô trễ</text:span></text:p>
            </office:annotation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oiDB</text:p>
          </table:table-cell>
          <table:table-cell table:style-name="ce71" table:formula="of:=SUM([.D28:.AF28])" office:value-type="float" office:value="2">
            <text:p>2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0524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1118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ruyenLVC</text:p>
          </table:table-cell>
          <table:table-cell table:style-name="ce71" table:formula="of:=SUM([.D29:.AF29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VietBA</text:p>
          </table:table-cell>
          <table:table-cell table:style-name="ce71" table:formula="of:=SUM([.D30:.AF30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6.5476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VinhP</text:p>
          </table:table-cell>
          <table:table-cell table:style-name="ce71" table:formula="of:=SUM([.D31:.AF31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6.7953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7953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8547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6.8547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6.8547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VuNA</text:p>
          </table:table-cell>
          <table:table-cell table:style-name="ce71" table:formula="of:=SUM([.D32:.AF32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7.0429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7.0429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7.0429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7.0429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0429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8"/>
          <table:table-cell table:style-name="ce76" table:number-columns-repeated="24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18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 table:number-rows-repeated="983139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90"/>
        <table:table-column table:style-name="co22" table:number-columns-repeated="7" table:default-cell-style-name="ce90"/>
        <table:table-column table:style-name="co21" table:number-columns-repeated="16" table:default-cell-style-name="ce90"/>
        <table:table-column table:style-name="co7" table:number-columns-repeated="951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85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3" table:number-columns-spanned="2" table:number-rows-spanned="1">
            <text:p>3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6" table:number-columns-spanned="2" table:number-rows-spanned="1">
            <text:p>2016</text:p>
          </table:table-cell>
          <table:covered-table-cell table:style-name="ce96"/>
          <table:table-cell table:style-name="ce85" table:number-columns-repeated="15"/>
          <table:table-cell table:style-name="ce70" table:number-columns-repeated="951"/>
        </table:table-row>
        <table:table-row table:style-name="ro2">
          <table:table-cell table:style-name="ce54" table:number-columns-repeated="3"/>
          <table:table-cell table:style-name="ce86" table:formula="of:=DATE([.$R$1];[.N1];1)" office:value-type="date" office:date-value="2016-03-01">
            <text:p>01</text:p>
          </table:table-cell>
          <table:table-cell table:style-name="ce86" table:formula="of:=[.D2]+1" office:value-type="date" office:date-value="2016-03-02">
            <text:p>02</text:p>
          </table:table-cell>
          <table:table-cell table:style-name="ce86" table:formula="of:=[.E2]+1" office:value-type="date" office:date-value="2016-03-03">
            <text:p>03</text:p>
          </table:table-cell>
          <table:table-cell table:style-name="ce86" table:formula="of:=[.F2]+1" office:value-type="date" office:date-value="2016-03-04">
            <text:p>04</text:p>
          </table:table-cell>
          <table:table-cell table:style-name="ce86" table:formula="of:=[.G2]+1" office:value-type="date" office:date-value="2016-03-05">
            <text:p>05</text:p>
          </table:table-cell>
          <table:table-cell table:style-name="ce86" table:formula="of:=[.H2]+1" office:value-type="date" office:date-value="2016-03-06">
            <text:p>06</text:p>
          </table:table-cell>
          <table:table-cell table:style-name="ce86" table:formula="of:=[.I2]+1" office:value-type="date" office:date-value="2016-03-07">
            <text:p>07</text:p>
          </table:table-cell>
          <table:table-cell table:style-name="ce86" table:formula="of:=[.J2]+1" office:value-type="date" office:date-value="2016-03-08">
            <text:p>08</text:p>
          </table:table-cell>
          <table:table-cell table:style-name="ce86" table:formula="of:=[.K2]+1" office:value-type="date" office:date-value="2016-03-09">
            <text:p>09</text:p>
          </table:table-cell>
          <table:table-cell table:style-name="ce86" table:formula="of:=[.L2]+1" office:value-type="date" office:date-value="2016-03-10">
            <text:p>10</text:p>
          </table:table-cell>
          <table:table-cell table:style-name="ce86" table:formula="of:=[.M2]+1" office:value-type="date" office:date-value="2016-03-11">
            <text:p>11</text:p>
          </table:table-cell>
          <table:table-cell table:style-name="ce86" table:formula="of:=[.N2]+1" office:value-type="date" office:date-value="2016-03-12">
            <text:p>12</text:p>
          </table:table-cell>
          <table:table-cell table:style-name="ce86" table:formula="of:=[.O2]+1" office:value-type="date" office:date-value="2016-03-13">
            <text:p>13</text:p>
          </table:table-cell>
          <table:table-cell table:style-name="ce86" table:formula="of:=[.P2]+1" office:value-type="date" office:date-value="2016-03-14">
            <text:p>14</text:p>
          </table:table-cell>
          <table:table-cell table:style-name="ce86" table:formula="of:=[.Q2]+1" office:value-type="date" office:date-value="2016-03-15">
            <text:p>15</text:p>
          </table:table-cell>
          <table:table-cell table:style-name="ce86" table:formula="of:=[.R2]+1" office:value-type="date" office:date-value="2016-03-16">
            <text:p>16</text:p>
          </table:table-cell>
          <table:table-cell table:style-name="ce86" table:formula="of:=[.S2]+1" office:value-type="date" office:date-value="2016-03-17">
            <text:p>17</text:p>
          </table:table-cell>
          <table:table-cell table:style-name="ce86" table:formula="of:=[.T2]+1" office:value-type="date" office:date-value="2016-03-18">
            <text:p>18</text:p>
          </table:table-cell>
          <table:table-cell table:style-name="ce86" table:formula="of:=[.U2]+1" office:value-type="date" office:date-value="2016-03-19">
            <text:p>19</text:p>
          </table:table-cell>
          <table:table-cell table:style-name="ce86" table:formula="of:=[.V2]+1" office:value-type="date" office:date-value="2016-03-20">
            <text:p>20</text:p>
          </table:table-cell>
          <table:table-cell table:style-name="ce86" table:formula="of:=[.W2]+1" office:value-type="date" office:date-value="2016-03-21">
            <text:p>21</text:p>
          </table:table-cell>
          <table:table-cell table:style-name="ce86" table:formula="of:=[.X2]+1" office:value-type="date" office:date-value="2016-03-22">
            <text:p>22</text:p>
          </table:table-cell>
          <table:table-cell table:style-name="ce86" table:formula="of:=[.Y2]+1" office:value-type="date" office:date-value="2016-03-23">
            <text:p>23</text:p>
          </table:table-cell>
          <table:table-cell table:style-name="ce86" table:formula="of:=[.Z2]+1" office:value-type="date" office:date-value="2016-03-24">
            <text:p>24</text:p>
          </table:table-cell>
          <table:table-cell table:style-name="ce86" table:formula="of:=[.AA2]+1" office:value-type="date" office:date-value="2016-03-25">
            <text:p>25</text:p>
          </table:table-cell>
          <table:table-cell table:style-name="ce86" table:formula="of:=[.AB2]+1" office:value-type="date" office:date-value="2016-03-26">
            <text:p>26</text:p>
          </table:table-cell>
          <table:table-cell table:style-name="ce86" table:formula="of:=[.AC2]+1" office:value-type="date" office:date-value="2016-03-27">
            <text:p>27</text:p>
          </table:table-cell>
          <table:table-cell table:style-name="ce86" table:formula="of:=[.AD2]+1" office:value-type="date" office:date-value="2016-03-28">
            <text:p>28</text:p>
          </table:table-cell>
          <table:table-cell table:style-name="ce86" table:formula="of:=[.AE2]+1" office:value-type="date" office:date-value="2016-03-29">
            <text:p>29</text:p>
          </table:table-cell>
          <table:table-cell table:style-name="ce86" table:formula="of:=[.AF2]+1" office:value-type="date" office:date-value="2016-03-30">
            <text:p>30</text:p>
          </table:table-cell>
          <table:table-cell table:style-name="ce86" table:formula="of:=[.AG2]+1" office:value-type="date" office:date-value="2016-03-31">
            <text:p>31</text:p>
          </table:table-cell>
          <table:table-cell table:style-name="ce70" table:number-columns-repeated="951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8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1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84" table:formula="of:=SUM([.D4:.AH4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1in" draw:caption-point-x="-0.2402in" draw:caption-point-y="0.6181in">
              <dc:date>2016-03-03T00:00:00</dc:date>
              <text:p text:style-name="P1"><text:span text:style-name="T1">Bận việc nhà, xin vào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0.1043in" draw:caption-point-x="-0.2402in" draw:caption-point-y="0.6138in">
              <dc:date>2016-03-15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0.1059in" draw:caption-point-x="-0.2402in" draw:caption-point-y="0.6122in">
              <dc:date>2016-03-18T00:00:00</dc:date>
              <text:p text:style-name="P1"><text:span text:style-name="T1">Trễ, 8h45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0.1122in" draw:caption-point-x="-0.2402in" draw:caption-point-y="0.6059in">
              <dc:date>2016-03-31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84" table:formula="of:=SUM([.D5:.AH5])" office:value-type="float" office:value="1.5">
            <text:p>1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3.5591in" svg:y="0.3472in" draw:caption-point-x="-0.2402in" draw:caption-point-y="0.6185in">
              <dc:date>2016-03-0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7" draw:text-style-name="P1" svg:width="1.1413in" svg:height="0.2634in" svg:x="13.3756in" svg:y="0.3563in" draw:caption-point-x="-0.2402in" draw:caption-point-y="0.6094in">
              <dc:date>2016-03-23T00:00:00</dc:date>
              <text:p text:style-name="P1"><text:span text:style-name="T1">Bận việc nhà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84" table:formula="of:=SUM([.D6:.AH6])" office:value-type="float" office:value="1"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4.0157in" svg:y="0.5957in" draw:caption-point-x="-0.2402in" draw:caption-point-y="0.6177in">
              <dc:date>2016-03-04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2.0059in" svg:y="0.6016in" draw:caption-point-x="-0.2402in" draw:caption-point-y="0.6118in">
              <dc:date>2016-04-04T00:00:00</dc:date>
              <text:p text:style-name="P1"><text:span text:style-name="T1">Chở e gái đi khám bệnh, vô trễ ~30 phút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84" table:formula="of:=SUM([.D7:.AH7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8425in" draw:caption-point-x="-0.2402in" draw:caption-point-y="0.6185in">
              <dc:date>2016-03-03T00:00:00</dc:date>
              <text:p text:style-name="P1"><text:span text:style-name="T1">Ngủ quên, đi làm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0.8441in" draw:caption-point-x="-0.2402in" draw:caption-point-y="0.6169in">
              <dc:date>2016-03-08T00:00:00</dc:date>
              <text:p text:style-name="P1"><text:span text:style-name="T1">Bận việc riêng đột xuất xin ra ngoài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6.8205in" svg:y="0.8453in" draw:caption-point-x="-0.2402in" draw:caption-point-y="0.6157in">
              <dc:date>2016-03-10T00:00:00</dc:date>
              <text:p text:style-name="P1"><text:span text:style-name="T1">Đi trễ 45'</text:span></text:p>
            </office:annotation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0.8457in" draw:caption-point-x="-0.2402in" draw:caption-point-y="0.6154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3" draw:text-style-name="P1" svg:width="1.1413in" svg:height="0.7012in" svg:x="10.6358in" svg:y="0.9047in" draw:caption-point-x="-0.2402in" draw:caption-point-y="0.5563in">
              <dc:date>2016-03-18T00:00:00</dc:date>
              <text:p text:style-name="P1"><text:span text:style-name="T1">Buổi sáng đi thi</text:span></text:p>
              <text:p text:style-name="P1"><text:span text:style-name="T1">Chiều đi làm giấy tờ + hơi mệt.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0.8492in" draw:caption-point-x="-0.2402in" draw:caption-point-y="0.6118in">
              <dc:date>2016-03-21T00:00:00</dc:date>
              <text:p text:style-name="P1"><text:span text:style-name="T1">Qua trường có chút việc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6.1154in" svg:y="0.8575in" draw:caption-point-x="-0.2402in" draw:caption-point-y="0.6035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84" table:formula="of:=SUM([.D8:.AH8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1.0929in" draw:caption-point-x="-0.2402in" draw:caption-point-y="0.6157in">
              <dc:date>2016-03-10T00:00:00</dc:date>
              <text:p text:style-name="P1"><text:span text:style-name="T1">Nghỉ buổi chiều, lên trường có việc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84" table:formula="of:=SUM([.D9:.AH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84" table:formula="of:=SUM([.D10:.AH10])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1.5854in" draw:caption-point-x="-0.2402in" draw:caption-point-y="0.6189in">
              <dc:date>2016-03-02T00:00:00</dc:date>
              <text:p text:style-name="P1"><text:span text:style-name="T1">Nghỉ buổi chiều, bị cảm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7228in" svg:y="1.5913in" draw:caption-point-x="-0.2402in" draw:caption-point-y="0.613in">
              <dc:date>2016-03-17T00:00:00</dc:date>
              <text:p text:style-name="P1"><text:span text:style-name="T1">Bị ngộ độc, nghỉ buổi chiều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84" table:formula="of:=SUM([.D11:.AH11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1.8429in" draw:caption-point-x="-0.2402in" draw:caption-point-y="0.6091in">
              <dc:date>2016-03-24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84" table:formula="of:=SUM([.D12:.AH12])" office:value-type="float" office:value="0.5"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2.0807in" draw:caption-point-x="-0.2402in" draw:caption-point-y="0.6189in">
              <dc:date>2016-03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6.8205in" svg:y="2.0839in" draw:caption-point-x="-0.2402in" draw:caption-point-y="0.6157in">
              <dc:date>2016-03-10T00:00:00</dc:date>
              <text:p text:style-name="P1"><text:span text:style-name="T1">Bận việc nhà, đi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10.6358in" svg:y="2.0878in" draw:caption-point-x="-0.2402in" draw:caption-point-y="0.6118in">
              <dc:date>2016-03-18T00:00:00</dc:date>
              <text:p text:style-name="P1"><text:span text:style-name="T1">Có việc gấp ở trường. Xin ra ngoài ~ 1 giờ (từ 3h30)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84" table:formula="of:=SUM([.D13:.AH1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84" table:formula="of:=SUM([.D14:.AH14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2.5776in" draw:caption-point-x="-0.2402in" draw:caption-point-y="0.6173in">
              <dc:date>2016-03-07T00:00:00</dc:date>
              <text:p text:style-name="P1"><text:span text:style-name="T1">Về quê nhưng có làm ở nhà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2.578in" draw:caption-point-x="-0.2402in" draw:caption-point-y="0.6169in">
              <dc:date>2016-04-05T00:00:00</dc:date>
              <text:p text:style-name="P1"><text:span text:style-name="T1">Về quê nhưng có làm <text:s/>ở nhà </text:span></text:p>
            </office:annotation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2.5791in" draw:caption-point-x="-0.2402in" draw:caption-point-y="0.6157in">
              <dc:date>2016-03-10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2.5831in" draw:caption-point-x="-0.2402in" draw:caption-point-y="0.6118in">
              <dc:date>2016-03-21T00:00:00</dc:date>
              <text:p text:style-name="P1"><text:span text:style-name="T1">Xuống Biền Hòa có việc</text:span></text:p>
            </office:annotation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3.3756in" svg:y="2.5854in" draw:caption-point-x="-0.2402in" draw:caption-point-y="0.6094in">
              <dc:date>2016-03-24T00:00:00</dc:date>
              <text:p text:style-name="P1"><text:span text:style-name="T1">Bận việc riêng, ra ga lấy xe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5.6587in" svg:y="2.5882in" draw:caption-point-x="-0.2402in" draw:caption-point-y="0.6067in">
              <dc:date>2016-03-29T00:00:00</dc:date>
              <text:p text:style-name="P1"><text:span text:style-name="T1">Bận việc riêng, vào trễ ~1h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84" table:formula="of:=SUM([.D15:.AH15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2.8303in" draw:caption-point-x="-0.2402in" draw:caption-point-y="0.6122in">
              <dc:date>2016-03-18T00:00:00</dc:date>
              <text:p text:style-name="P1"><text:span text:style-name="T1">8h45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3.3756in" svg:y="2.8331in" draw:caption-point-x="-0.2402in" draw:caption-point-y="0.6094in">
              <dc:date>2016-03-24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84" table:formula="of:=SUM([.D16:.AH16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3.0783in" draw:caption-point-x="-0.2402in" draw:caption-point-y="0.6118in">
              <dc:date>2016-03-2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84" table:formula="of:=SUM([.D17:.AH17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84" table:formula="of:=SUM([.D18:.AH1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3.5705in" draw:caption-point-x="-0.2402in" draw:caption-point-y="0.6154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84" table:formula="of:=SUM([.D19:.AH19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4" draw:text-style-name="P1" svg:width="1.1413in" svg:height="0.3902in" svg:x="8.7768in" svg:y="3.8197in" draw:caption-point-x="-0.2402in" draw:caption-point-y="0.6138in">
              <dc:date>2016-03-15T00:00:00</dc:date>
              <text:p text:style-name="P1"><text:span text:style-name="T1">Nghỉ buổi sáng, vợ bị ngộ độc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3.8213in" draw:caption-point-x="-0.2402in" draw:caption-point-y="0.6122in">
              <dc:date>2016-03-18T00:00:00</dc:date>
              <text:p text:style-name="P1"><text:span text:style-name="T1">Đi trễ, 8h30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5.202in" svg:y="3.8256in" draw:caption-point-x="-0.2402in" draw:caption-point-y="0.6079in">
              <dc:date>2016-03-28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84" table:formula="of:=SUM([.D20:.AH20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5.3854in" svg:y="4.0638in" draw:caption-point-x="-0.2402in" draw:caption-point-y="0.6173in">
              <dc:date>2016-03-07T00:00:00</dc:date>
              <text:p text:style-name="P1"><text:span text:style-name="T1">Đi tham bạn ốm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4.0709in" draw:caption-point-x="-0.2402in" draw:caption-point-y="0.6102in">
              <dc:date>2016-03-23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2.4622in" svg:y="4.0701in" draw:caption-point-x="-0.2402in" draw:caption-point-y="0.611in">
              <dc:date>2016-03-22T00:00:00</dc:date>
              <text:p text:style-name="P1"><text:span text:style-name="T1">Bận công chuyện vô trễ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2" draw:text-style-name="P1" svg:width="1.1413in" svg:height="0.5457in" svg:x="13.8323in" svg:y="4.0713in" draw:caption-point-x="-0.2402in" draw:caption-point-y="0.6098in">
              <dc:date>2016-03-25T00:00:00</dc:date>
              <text:p text:style-name="P1"><text:span text:style-name="T1">Xin nghỉ vì sắp hết hạn reset phép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6.1154in" svg:y="4.0748in" draw:caption-point-x="-0.2402in" draw:caption-point-y="0.6063in">
              <dc:date>2016-03-30T00:00:00</dc:date>
              <text:p text:style-name="P1"><text:span text:style-name="T1">Đi gặp giáo viên hướng dẫn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84" table:formula="of:=SUM([.D21:.AH21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15.202in" svg:y="4.3209in" draw:caption-point-x="-0.2402in" draw:caption-point-y="0.6079in">
              <dc:date>2016-03-28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84" table:formula="of:=SUM([.D22:.AH22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4.5646in" draw:caption-point-x="-0.2402in" draw:caption-point-y="0.6118in">
              <dc:date>2016-03-21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84" table:formula="of:=SUM([.D23:.AH2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84" table:formula="of:=SUM([.D24:.AH24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7.3094in" svg:y="5.0563in" draw:caption-point-x="-0.2402in" draw:caption-point-y="0.6154in">
              <dc:date>2016-03-11T00:00:00</dc:date>
              <text:p text:style-name="P1"><text:span text:style-name="T1">Đi làm trễ, ~8h30 vào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84" table:formula="of:=SUM([.D25:.AH25])" office:value-type="float" office:value="2">
            <text:p>2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5.3024in" draw:caption-point-x="-0.2402in" draw:caption-point-y="0.6169in">
              <dc:date>2016-03-07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9.7228in" svg:y="5.3063in" draw:caption-point-x="-0.2402in" draw:caption-point-y="0.613in">
              <dc:date>2016-03-17T00:00:00</dc:date>
              <text:p text:style-name="P1"><text:span text:style-name="T1">Bị ngộ độ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0.6358in" svg:y="5.3075in" draw:caption-point-x="-0.2402in" draw:caption-point-y="0.6118in">
              <dc:date>2016-03-21T00:00:00</dc:date>
              <text:p text:style-name="P1"><text:span text:style-name="T1">Bị đau bụng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84" table:formula="of:=SUM([.D26:.AH26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5.552in" draw:caption-point-x="-0.2402in" draw:caption-point-y="0.6154in">
              <dc:date>2016-03-11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5.5622in" draw:caption-point-x="-0.2402in" draw:caption-point-y="0.6051in">
              <dc:date>2016-04-01T00:00:00</dc:date>
              <text:p text:style-name="P1"><text:span text:style-name="T1">Nghỉ buổi chiều, đi khám bệnh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ongDN</text:p>
          </table:table-cell>
          <table:table-cell table:style-name="ce84" table:formula="of:=SUM([.D27:.AH27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5.8028in" draw:caption-point-x="-0.2402in" draw:caption-point-y="0.6122in">
              <dc:date>2016-03-18T00:00:00</dc:date>
              <text:p text:style-name="P1"><text:span text:style-name="T1">Đi trễ 8h40 vô cty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3.8323in" svg:y="5.8051in" draw:caption-point-x="-0.2402in" draw:caption-point-y="0.6098in">
              <dc:date>2016-03-2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uyLTT</text:p>
          </table:table-cell>
          <table:table-cell table:style-name="ce84" table:formula="of:=SUM([.D28:.AH28])" office:value-type="float" office:value="2">
            <text:p>2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5591in" svg:y="6.0441in" draw:caption-point-x="-0.2402in" draw:caption-point-y="0.6185in">
              <dc:date>2016-03-03T00:00:00</dc:date>
              <text:p text:style-name="P1"><text:span text:style-name="T1">Nghỉ buổi sáng, </text:span></text:p>
              <text:p text:style-name="P1"><text:span text:style-name="T1">Đi khám bệnh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6.0469in" draw:caption-point-x="-0.2402in" draw:caption-point-y="0.6157in">
              <dc:date>2016-03-09T00:00:00</dc:date>
              <text:p text:style-name="P1"><text:span text:style-name="T1">Bận việc nhà, nghỉ buổi sáng</text:span></text:p>
              <text:p text:style-name="P1"><text:span text:style-name="T1"/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7.3094in" svg:y="6.048in" draw:caption-point-x="-0.2402in" draw:caption-point-y="0.6146in">
              <dc:date>2016-03-11T00:00:00</dc:date>
              <text:p text:style-name="P1"><text:span text:style-name="T1">Bị chóng mặt , off buổi sáng</text:span></text:p>
            </office:annotation>
            <text:p>0.5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6.0504in" draw:caption-point-x="-0.2402in" draw:caption-point-y="0.6122in">
              <dc:date>2016-03-18T00:00:00</dc:date>
              <text:p text:style-name="P1"><text:span text:style-name="T1">Đi trễ 8h30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6.0531in" draw:caption-point-x="-0.2402in" draw:caption-point-y="0.6094in">
              <dc:date>2016-03-24T00:00:00</dc:date>
              <text:p text:style-name="P1"><text:span text:style-name="T1">Bận việc nhà, off buổi sáng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oiDB</text:p>
          </table:table-cell>
          <table:table-cell table:style-name="ce84" table:formula="of:=SUM([.D29:.AH29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7" draw:text-style-name="P1" svg:width="1.1413in" svg:height="0.2634in" svg:x="5.3854in" svg:y="6.2933in" draw:caption-point-x="-0.2402in" draw:caption-point-y="0.6169in">
              <dc:date>2016-03-07T00:00:00</dc:date>
              <text:p text:style-name="P1"><text:span text:style-name="T1">Bị đau đâu</text:span></text:p>
            </office:annotation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6.2965in" draw:caption-point-x="-0.2402in" draw:caption-point-y="0.6138in">
              <dc:date>2016-03-15T00:00:00</dc:date>
              <text:p text:style-name="P1"><text:span text:style-name="T1">Mệt xin nghỉ buổi sáng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6.3043in" draw:caption-point-x="-0.2402in" draw:caption-point-y="0.6059in">
              <dc:date>2016-03-31T00:00:00</dc:date>
              <text:p text:style-name="P1"><text:span text:style-name="T1">Xe bị hư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ruyenLVC</text:p>
          </table:table-cell>
          <table:table-cell table:style-name="ce84" table:formula="of:=SUM([.D30:.AH30])" office:value-type="float" office:value="1"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2.6457in" svg:y="6.5382in" draw:caption-point-x="-0.2402in" draw:caption-point-y="0.6197in">
              <dc:date>2016-03-0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6.552in" draw:caption-point-x="-0.2402in" draw:caption-point-y="0.6059in">
              <dc:date>2016-03-31T00:00:00</dc:date>
              <text:p text:style-name="P1"><text:span text:style-name="T1">Tối release trễ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VietBA</text:p>
          </table:table-cell>
          <table:table-cell table:style-name="ce84" table:formula="of:=SUM([.D31:.AH31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6.572in" svg:y="6.7996in" draw:caption-point-x="-0.2402in" draw:caption-point-y="0.6059in">
              <dc:date>2016-03-3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VinhP</text:p>
          </table:table-cell>
          <table:table-cell table:style-name="ce84" table:formula="of:=SUM([.D32:.AH32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3.3756in" svg:y="7.0445in" draw:caption-point-x="-0.2402in" draw:caption-point-y="0.6087in">
              <dc:date>2016-03-24T00:00:00</dc:date>
              <text:p text:style-name="P1"><text:span text:style-name="T1">Đi đón chị gái ở quê vô, xin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uNA</text:p>
          </table:table-cell>
          <table:table-cell table:style-name="ce84" table:formula="of:=SUM([.D33:.AH33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5.202in" svg:y="7.2929in" draw:caption-point-x="-0.2402in" draw:caption-point-y="0.6079in">
              <dc:date>2016-03-28T00:00:00</dc:date>
              <text:p text:style-name="P1"><text:span text:style-name="T1">Về quê làm CMND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2" table:number-rows-repeated="5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1"/>
          <table:table-cell table:style-name="ce89" table:number-columns-repeated="26"/>
          <table:table-cell table:style-name="ce41" table:number-columns-repeated="951"/>
        </table:table-row>
        <table:table-row table:style-name="ro2" table:number-rows-repeated="4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2" table:number-columns-repeated="7"/>
          <table:table-cell table:style-name="ce89" table:number-columns-repeated="20"/>
          <table:table-cell table:style-name="ce41" table:number-columns-repeated="951"/>
        </table:table-row>
        <table:table-row table:style-name="ro2" table:number-rows-repeated="65393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 table:number-rows-repeated="983138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4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03"/>
        <table:table-column table:style-name="co22" table:number-columns-repeated="7" table:default-cell-style-name="ce103"/>
        <table:table-column table:style-name="co21" table:number-columns-repeated="15" table:default-cell-style-name="ce103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98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4" table:number-columns-spanned="2" table:number-rows-spanned="1">
            <text:p>4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6" table:number-columns-spanned="2" table:number-rows-spanned="1">
            <text:p>2016</text:p>
          </table:table-cell>
          <table:covered-table-cell table:style-name="ce109"/>
          <table:table-cell table:style-name="ce98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99" table:formula="of:=DATE([.$R$1];[.N1];1)" office:value-type="date" office:date-value="2016-04-01">
            <text:p>01</text:p>
          </table:table-cell>
          <table:table-cell table:style-name="ce99" table:formula="of:=[.D2]+1" office:value-type="date" office:date-value="2016-04-02">
            <text:p>02</text:p>
          </table:table-cell>
          <table:table-cell table:style-name="ce99" table:formula="of:=[.E2]+1" office:value-type="date" office:date-value="2016-04-03">
            <text:p>03</text:p>
          </table:table-cell>
          <table:table-cell table:style-name="ce99" table:formula="of:=[.F2]+1" office:value-type="date" office:date-value="2016-04-04">
            <text:p>04</text:p>
          </table:table-cell>
          <table:table-cell table:style-name="ce99" table:formula="of:=[.G2]+1" office:value-type="date" office:date-value="2016-04-05">
            <text:p>05</text:p>
          </table:table-cell>
          <table:table-cell table:style-name="ce99" table:formula="of:=[.H2]+1" office:value-type="date" office:date-value="2016-04-06">
            <text:p>06</text:p>
          </table:table-cell>
          <table:table-cell table:style-name="ce99" table:formula="of:=[.I2]+1" office:value-type="date" office:date-value="2016-04-07">
            <text:p>07</text:p>
          </table:table-cell>
          <table:table-cell table:style-name="ce99" table:formula="of:=[.J2]+1" office:value-type="date" office:date-value="2016-04-08">
            <text:p>08</text:p>
          </table:table-cell>
          <table:table-cell table:style-name="ce99" table:formula="of:=[.K2]+1" office:value-type="date" office:date-value="2016-04-09">
            <text:p>09</text:p>
          </table:table-cell>
          <table:table-cell table:style-name="ce99" table:formula="of:=[.L2]+1" office:value-type="date" office:date-value="2016-04-10">
            <text:p>10</text:p>
          </table:table-cell>
          <table:table-cell table:style-name="ce99" table:formula="of:=[.M2]+1" office:value-type="date" office:date-value="2016-04-11">
            <text:p>11</text:p>
          </table:table-cell>
          <table:table-cell table:style-name="ce99" table:formula="of:=[.N2]+1" office:value-type="date" office:date-value="2016-04-12">
            <text:p>12</text:p>
          </table:table-cell>
          <table:table-cell table:style-name="ce99" table:formula="of:=[.O2]+1" office:value-type="date" office:date-value="2016-04-13">
            <text:p>13</text:p>
          </table:table-cell>
          <table:table-cell table:style-name="ce99" table:formula="of:=[.P2]+1" office:value-type="date" office:date-value="2016-04-14">
            <text:p>14</text:p>
          </table:table-cell>
          <table:table-cell table:style-name="ce99" table:formula="of:=[.Q2]+1" office:value-type="date" office:date-value="2016-04-15">
            <text:p>15</text:p>
          </table:table-cell>
          <table:table-cell table:style-name="ce99" table:formula="of:=[.R2]+1" office:value-type="date" office:date-value="2016-04-16">
            <text:p>16</text:p>
          </table:table-cell>
          <table:table-cell table:style-name="ce99" table:formula="of:=[.S2]+1" office:value-type="date" office:date-value="2016-04-17">
            <text:p>17</text:p>
          </table:table-cell>
          <table:table-cell table:style-name="ce99" table:formula="of:=[.T2]+1" office:value-type="date" office:date-value="2016-04-18">
            <office:annotation draw:style-name="gr4" draw:text-style-name="P1" svg:width="1.1413in" svg:height="0.3902in" svg:x="10.6358in" svg:y="0in" draw:caption-point-x="-0.2402in" draw:caption-point-y="0.2374in">
              <dc:date>2016-04-12T00:00:00</dc:date>
              <text:p text:style-name="P1"><text:span text:style-name="T1">Nghỉ bù lễ Giỗ tổ Hùng Vương</text:span></text:p>
            </office:annotation>
            <text:p>18</text:p>
          </table:table-cell>
          <table:table-cell table:style-name="ce99" table:formula="of:=[.U2]+1" office:value-type="date" office:date-value="2016-04-19">
            <text:p>19</text:p>
          </table:table-cell>
          <table:table-cell table:style-name="ce99" table:formula="of:=[.V2]+1" office:value-type="date" office:date-value="2016-04-20">
            <text:p>20</text:p>
          </table:table-cell>
          <table:table-cell table:style-name="ce99" table:formula="of:=[.W2]+1" office:value-type="date" office:date-value="2016-04-21">
            <text:p>21</text:p>
          </table:table-cell>
          <table:table-cell table:style-name="ce99" table:formula="of:=[.X2]+1" office:value-type="date" office:date-value="2016-04-22">
            <text:p>22</text:p>
          </table:table-cell>
          <table:table-cell table:style-name="ce99" table:formula="of:=[.Y2]+1" office:value-type="date" office:date-value="2016-04-23">
            <text:p>23</text:p>
          </table:table-cell>
          <table:table-cell table:style-name="ce99" table:formula="of:=[.Z2]+1" office:value-type="date" office:date-value="2016-04-24">
            <text:p>24</text:p>
          </table:table-cell>
          <table:table-cell table:style-name="ce99" table:formula="of:=[.AA2]+1" office:value-type="date" office:date-value="2016-04-25">
            <text:p>25</text:p>
          </table:table-cell>
          <table:table-cell table:style-name="ce99" table:formula="of:=[.AB2]+1" office:value-type="date" office:date-value="2016-04-26">
            <text:p>26</text:p>
          </table:table-cell>
          <table:table-cell table:style-name="ce99" table:formula="of:=[.AC2]+1" office:value-type="date" office:date-value="2016-04-27">
            <text:p>27</text:p>
          </table:table-cell>
          <table:table-cell table:style-name="ce99" table:formula="of:=[.AD2]+1" office:value-type="date" office:date-value="2016-04-28">
            <text:p>28</text:p>
          </table:table-cell>
          <table:table-cell table:style-name="ce99" table:formula="of:=[.AE2]+1" office:value-type="date" office:date-value="2016-04-29">
            <text:p>29</text:p>
          </table:table-cell>
          <table:table-cell table:style-name="ce99" table:formula="of:=[.AF2]+1" office:value-type="date" office:date-value="2016-04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97" table:formula="of:=SUM([.D4:.AG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1016in" draw:caption-point-x="-0.2402in" draw:caption-point-y="0.6165in">
              <dc:date>2016-04-19T00:00:00</dc:date>
              <text:p text:style-name="P1"><text:span text:style-name="T1">Đi trễ 30”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1118in" draw:caption-point-x="-0.2402in" draw:caption-point-y="0.6063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0.113in" draw:caption-point-x="-0.2402in" draw:caption-point-y="0.6051in">
              <dc:date>2016-04-27T00:00:00</dc:date>
              <text:p text:style-name="P1"><text:span text:style-name="T1">Tối qua làm trễ nên ngủ quên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97" table:formula="of:=SUM([.D5:.AG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1" svg:width="1.1413in" svg:height="0.3902in" svg:x="7.3094in" svg:y="0.3528in" draw:caption-point-x="-0.2402in" draw:caption-point-y="0.613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0.3547in" draw:caption-point-x="-0.2402in" draw:caption-point-y="0.611in">
              <dc:date>2016-04-13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0.3528in" draw:caption-point-x="-0.2402in" draw:caption-point-y="0.613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4169in" draw:caption-point-x="-0.2402in" draw:caption-point-y="0.5488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97" table:formula="of:=SUM([.D6:.AG6])" office:value-type="float" office:value="0.5">
            <text:p>0.5</text:p>
          </table:table-cell>
          <table:table-cell table:style-name="ce101" office:value-type="float" office:value="0">
            <office:annotation draw:style-name="gr4" draw:text-style-name="P1" svg:width="1.1413in" svg:height="0.3902in" svg:x="2.6457in" svg:y="0.5965in" draw:caption-point-x="-0.2402in" draw:caption-point-y="0.6169in">
              <dc:date>2016-04-01T00:00:00</dc:date>
              <text:p text:style-name="P1"><text:span text:style-name="T1">Chuyển nhà nên vô trễ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5969in" draw:caption-point-x="-0.2402in" draw:caption-point-y="0.6165in">
              <dc:date>2016-04-19T00:00:00</dc:date>
              <text:p text:style-name="P1"><text:span text:style-name="T1">Đi trễ 20'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3" draw:text-style-name="P1" svg:width="1.1413in" svg:height="0.7012in" svg:x="12.4622in" svg:y="0.6067in" draw:caption-point-x="-0.2402in" draw:caption-point-y="0.6067in">
              <dc:date>2016-04-21T00:00:00</dc:date>
              <text:p text:style-name="P1"><text:span text:style-name="T1">Nghỉ buổi chiều đi tham gia chương trình BMHH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289in" svg:y="0.6075in" draw:caption-point-x="-0.2402in" draw:caption-point-y="0.6059in">
              <dc:date>2016-04-26T00:00:00</dc:date>
              <text:p text:style-name="P1"><text:span text:style-name="T1">Bận việc đột xuất xin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97" table:formula="of:=SUM([.D7:.AG7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8445in" draw:caption-point-x="-0.2402in" draw:caption-point-y="0.6165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4.9287in" svg:y="0.8457in" draw:caption-point-x="-0.2402in" draw:caption-point-y="0.6154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2878in" svg:y="0.8457in" draw:caption-point-x="-0.2402in" draw:caption-point-y="0.6154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0.8539in" draw:caption-point-x="-0.2402in" draw:caption-point-y="0.6071in">
              <dc:date>2016-04-21T00:00:00</dc:date>
              <text:p text:style-name="P1"><text:span text:style-name="T1">Đi trễ 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7457in" svg:y="0.8457in" draw:caption-point-x="-0.2402in" draw:caption-point-y="0.6154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5.6587in" svg:y="0.8571in" draw:caption-point-x="-0.2402in" draw:caption-point-y="0.6039in">
              <dc:date>2016-04-29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97" table:formula="of:=SUM([.D8:.AG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4.0157in" svg:y="1.0921in" draw:caption-point-x="-0.2402in" draw:caption-point-y="0.6165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7.7988in" svg:y="1.0965in" draw:caption-point-x="-0.2402in" draw:caption-point-y="0.6122in">
              <dc:date>2016-04-12T00:00:00</dc:date>
              <text:p text:style-name="P1"><text:span text:style-name="T1">Vào trẽ, 9h</text:span></text:p>
            </office:annotation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8.2878in" svg:y="1.0921in" draw:caption-point-x="-0.2402in" draw:caption-point-y="0.6165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1.1012in" draw:caption-point-x="-0.2402in" draw:caption-point-y="0.6075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97" table:formula="of:=SUM([.D9:.AG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4.9287in" svg:y="1.3413in" draw:caption-point-x="-0.2402in" draw:caption-point-y="0.6154in">
              <dc:date>2016-04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4622in" svg:y="1.3504in" draw:caption-point-x="-0.2402in" draw:caption-point-y="0.6063in">
              <dc:date>2016-04-22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97" table:formula="of:=SUM([.D10:.AG1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97" table:formula="of:=SUM([.D11:.AG1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1.8354in" draw:caption-point-x="-0.2402in" draw:caption-point-y="0.6165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1.8398in" draw:caption-point-x="-0.2402in" draw:caption-point-y="0.6122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1.8398in" draw:caption-point-x="-0.2402in" draw:caption-point-y="0.6122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1.8457in" draw:caption-point-x="-0.2402in" draw:caption-point-y="0.6063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97" table:formula="of:=SUM([.D12:.AG12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3854in" svg:y="2.0906in" draw:caption-point-x="-0.2402in" draw:caption-point-y="0.6091in">
              <dc:date>2016-04-07T00:00:00</dc:date>
              <text:p text:style-name="P1"><text:span text:style-name="T1">Bận họp đột xuất trên trường, nghỉ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97" table:formula="of:=SUM([.D13:.AG13])" office:value-type="float" office:value="2">
            <text:p>2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97" table:formula="of:=SUM([.D14:.AG1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97" table:formula="of:=SUM([.D15:.AG1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2.8295in" draw:caption-point-x="-0.2402in" draw:caption-point-y="0.613in">
              <dc:date>2016-04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7" draw:text-style-name="P1" svg:width="1.1413in" svg:height="0.2634in" svg:x="11.0925in" svg:y="2.8346in" draw:caption-point-x="-0.2402in" draw:caption-point-y="0.6079in">
              <dc:date>2016-04-19T00:00:00</dc:date>
              <text:p text:style-name="P1"><text:span text:style-name="T1">Ngủ quên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2.8354in" draw:caption-point-x="-0.2402in" draw:caption-point-y="0.6071in">
              <dc:date>2016-04-21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13.8323in" svg:y="2.8366in" draw:caption-point-x="-0.2402in" draw:caption-point-y="0.6059in">
              <dc:date>2016-04-25T00:00:00</dc:date>
              <text:p text:style-name="P1"><text:span text:style-name="T1">Đi trễ 4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2.8374in" draw:caption-point-x="-0.2402in" draw:caption-point-y="0.6051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97" table:formula="of:=SUM([.D16:.AG16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3.0831in" draw:caption-point-x="-0.2402in" draw:caption-point-y="0.6071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15.6587in" svg:y="3.087in" draw:caption-point-x="-0.2402in" draw:caption-point-y="0.6031in">
              <dc:date>2016-05-04T00:00:00</dc:date>
              <text:p text:style-name="P1"><text:span text:style-name="T1">Về sớm &gt;2h, tính nghỉ buổi chiều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97" table:formula="of:=SUM([.D17:.AG1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97" table:formula="of:=SUM([.D18:.AG18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3.5783in" draw:caption-point-x="-0.2402in" draw:caption-point-y="0.6075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97" table:formula="of:=SUM([.D19:.AG1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8421in" svg:y="3.8197in" draw:caption-point-x="-0.2402in" draw:caption-point-y="0.6138in">
              <dc:date>2016-04-08T00:00:00</dc:date>
              <text:p text:style-name="P1"><text:span text:style-name="T1">Bận việc cá nhân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97" table:formula="of:=SUM([.D20:.AG20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7.7988in" svg:y="4.0697in" draw:caption-point-x="-0.2402in" draw:caption-point-y="0.6114in">
              <dc:date>2016-04-12T00:00:00</dc:date>
              <text:p text:style-name="P1"><text:span text:style-name="T1">Qua trường có việc bận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4.0736in" draw:caption-point-x="-0.2402in" draw:caption-point-y="0.6075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97" table:formula="of:=SUM([.D21:.AG2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4.3217in" draw:caption-point-x="-0.2402in" draw:caption-point-y="0.6071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97" table:formula="of:=SUM([.D22:.AG22])" office:value-type="float" office:value="4">
            <text:p>4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4.5594in" draw:caption-point-x="-0.2402in" draw:caption-point-y="0.6169in">
              <dc:date>2016-04-01T00:00:00</dc:date>
              <text:p text:style-name="P1"><text:span text:style-name="T1">Về quê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4.5602in" draw:caption-point-x="-0.2402in" draw:caption-point-y="0.6161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4.5602in" draw:caption-point-x="-0.2402in" draw:caption-point-y="0.6161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9287in" svg:y="4.5602in" draw:caption-point-x="-0.2402in" draw:caption-point-y="0.6161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97" table:formula="of:=SUM([.D23:.AG23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7" draw:text-style-name="P1" svg:width="1.1413in" svg:height="0.2634in" svg:x="4.9287in" svg:y="4.8087in" draw:caption-point-x="-0.2402in" draw:caption-point-y="0.6154in">
              <dc:date>2016-04-05T00:00:00</dc:date>
              <text:p text:style-name="P1"><text:span text:style-name="T1">Đi du lịch</text:span></text:p>
            </office:annotation>
            <text:p>0.5</text:p>
          </table:table-cell>
          <table:table-cell table:style-name="ce101" office:value-type="float" office:value="1">
            <office:annotation draw:style-name="gr7" draw:text-style-name="P1" svg:width="1.1413in" svg:height="0.2634in" svg:x="5.3854in" svg:y="4.8083in" draw:caption-point-x="-0.2402in" draw:caption-point-y="0.6157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5.8421in" svg:y="4.8083in" draw:caption-point-x="-0.2402in" draw:caption-point-y="0.6157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97" table:formula="of:=SUM([.D24:.AG2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5.0594in" draw:caption-point-x="-0.2402in" draw:caption-point-y="0.6122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5.0594in" draw:caption-point-x="-0.2402in" draw:caption-point-y="0.6122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97" table:formula="of:=SUM([.D25:.AG2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472in" svg:y="5.3035in" draw:caption-point-x="-0.2402in" draw:caption-point-y="0.6157in">
              <dc:date>2016-04-05T00:00:00</dc:date>
              <text:p text:style-name="P1"><text:span text:style-name="T1">Đi trễ 45”, ra bank có xíu việc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97" table:formula="of:=SUM([.D26:.AG26])" office:value-type="float" office:value="2">
            <text:p>2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5.5504in" draw:caption-point-x="-0.2402in" draw:caption-point-y="0.6169in">
              <dc:date>2016-04-01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5.8421in" svg:y="5.5543in" draw:caption-point-x="-0.2402in" draw:caption-point-y="0.613in">
              <dc:date>2016-04-08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289in" svg:y="5.5614in" draw:caption-point-x="-0.2402in" draw:caption-point-y="0.6059in">
              <dc:date>2016-04-26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ongDN</text:p>
          </table:table-cell>
          <table:table-cell table:style-name="ce97" table:formula="of:=SUM([.D27:.AG27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5.7984in" draw:caption-point-x="-0.2402in" draw:caption-point-y="0.6165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7.7988in" svg:y="5.8028in" draw:caption-point-x="-0.2402in" draw:caption-point-y="0.6122in">
              <dc:date>2016-04-12T00:00:00</dc:date>
              <text:p text:style-name="P1"><text:span text:style-name="T1">Bị đau bụng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5.8039in" draw:caption-point-x="-0.2402in" draw:caption-point-y="0.611in">
              <dc:date>2016-04-13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7768in" svg:y="5.8028in" draw:caption-point-x="-0.2402in" draw:caption-point-y="0.6122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5.8028in" draw:caption-point-x="-0.2402in" draw:caption-point-y="0.6122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5.8079in" draw:caption-point-x="-0.2402in" draw:caption-point-y="0.6071in">
              <dc:date>2016-04-21T00:00:00</dc:date>
              <text:p text:style-name="P1"><text:span text:style-name="T1">Đi trễ ~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5.8098in" draw:caption-point-x="-0.2402in" draw:caption-point-y="0.6051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uyLTT</text:p>
          </table:table-cell>
          <table:table-cell table:style-name="ce97" table:formula="of:=SUM([.D28:.AG28])" office:value-type="float" office:value="1">
            <text:p>1</text:p>
          </table:table-cell>
          <table:table-cell table:style-name="ce101" office:value-type="float" office:value="0.5">
            <office:annotation draw:style-name="gr7" draw:text-style-name="P1" svg:width="1.1413in" svg:height="0.2634in" svg:x="2.6457in" svg:y="6.0457in" draw:caption-point-x="-0.2402in" draw:caption-point-y="0.6169in">
              <dc:date>2016-04-01T00:00:00</dc:date>
              <text:p text:style-name="P1"><text:span text:style-name="T1">Bị chóng mặt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6.0539in" draw:caption-point-x="-0.2402in" draw:caption-point-y="0.6087in">
              <dc:date>2016-04-14T00:00:00</dc:date>
              <text:p text:style-name="P1"><text:span text:style-name="T1">Chở mẹ đi cv, nghỉ buổi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4" draw:text-style-name="P1" svg:width="1.1413in" svg:height="0.3902in" svg:x="11.0925in" svg:y="6.0543in" draw:caption-point-x="-0.2402in" draw:caption-point-y="0.6083in">
              <dc:date>2016-04-19T00:00:00</dc:date>
              <text:p text:style-name="P1"><text:span text:style-name="T1">Xe bị thủng xăm,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6.1138in" draw:caption-point-x="-0.2402in" draw:caption-point-y="0.5488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oiDB</text:p>
          </table:table-cell>
          <table:table-cell table:style-name="ce97" table:formula="of:=SUM([.D29:.AG29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7" draw:text-style-name="P1" svg:width="1.1413in" svg:height="0.2634in" svg:x="4.0157in" svg:y="6.2937in" draw:caption-point-x="-0.2402in" draw:caption-point-y="0.6165in">
              <dc:date>2016-04-04T00:00:00</dc:date>
              <text:p text:style-name="P1"><text:span text:style-name="T1">Nghỉ buô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9.2661in" svg:y="6.2984in" draw:caption-point-x="-0.2402in" draw:caption-point-y="0.6118in">
              <dc:date>2016-04-12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6.3031in" draw:caption-point-x="-0.2402in" draw:caption-point-y="0.6071in">
              <dc:date>2016-04-2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6.3039in" draw:caption-point-x="-0.2402in" draw:caption-point-y="0.6063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6.3051in" draw:caption-point-x="-0.2402in" draw:caption-point-y="0.6051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ruyenLVC</text:p>
          </table:table-cell>
          <table:table-cell table:style-name="ce97" table:formula="of:=SUM([.D30:.AG30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6.5417in" draw:caption-point-x="-0.2402in" draw:caption-point-y="0.6161in">
              <dc:date>2016-04-05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6.5457in" draw:caption-point-x="-0.2402in" draw:caption-point-y="0.6122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VietBA</text:p>
          </table:table-cell>
          <table:table-cell table:style-name="ce97" table:formula="of:=SUM([.D31:.AG3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6.7984in" draw:caption-point-x="-0.2402in" draw:caption-point-y="0.6071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VinhP</text:p>
          </table:table-cell>
          <table:table-cell table:style-name="ce97" table:formula="of:=SUM([.D32:.AG32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uNA</text:p>
          </table:table-cell>
          <table:table-cell table:style-name="ce97" table:formula="of:=SUM([.D33:.AG33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4" draw:text-style-name="P1" svg:width="1.1413in" svg:height="0.3902in" svg:x="15.6587in" svg:y="7.2957in" draw:caption-point-x="-0.2402in" draw:caption-point-y="0.6051in">
              <dc:date>2016-04-26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4"/>
          <table:table-cell table:style-name="ce102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5" table:number-columns-repeated="7"/>
          <table:table-cell table:style-name="ce102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 table:number-rows-repeated="983138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5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16"/>
        <table:table-column table:style-name="co22" table:number-columns-repeated="7" table:default-cell-style-name="ce116"/>
        <table:table-column table:style-name="co21" table:number-columns-repeated="16" table:default-cell-style-name="ce116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11" table:number-columns-repeated="8"/>
          <table:table-cell table:style-name="ce119" office:value-type="string" table:number-columns-spanned="2" table:number-rows-spanned="1">
            <text:p>Month</text:p>
          </table:table-cell>
          <table:covered-table-cell table:style-name="ce120"/>
          <table:table-cell table:style-name="ce121" table:content-validation-name="val1" office:value-type="float" office:value="5" table:number-columns-spanned="2" table:number-rows-spanned="1">
            <text:p>5</text:p>
          </table:table-cell>
          <table:covered-table-cell table:style-name="ce120"/>
          <table:table-cell table:style-name="ce119" office:value-type="string" table:number-columns-spanned="2" table:number-rows-spanned="1">
            <text:p>Year</text:p>
          </table:table-cell>
          <table:covered-table-cell table:style-name="ce120"/>
          <table:table-cell table:style-name="ce119" office:value-type="float" office:value="2016" table:number-columns-spanned="2" table:number-rows-spanned="1">
            <text:p>2016</text:p>
          </table:table-cell>
          <table:covered-table-cell table:style-name="ce122"/>
          <table:table-cell table:style-name="ce111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12" table:formula="of:=DATE([.$R$1];[.N1];1)" office:value-type="date" office:date-value="2016-05-01">
            <text:p>01</text:p>
          </table:table-cell>
          <table:table-cell table:style-name="ce112" table:formula="of:=[.D2]+1" office:value-type="date" office:date-value="2016-05-02">
            <text:p>02</text:p>
          </table:table-cell>
          <table:table-cell table:style-name="ce112" table:formula="of:=[.E2]+1" office:value-type="date" office:date-value="2016-05-03">
            <text:p>03</text:p>
          </table:table-cell>
          <table:table-cell table:style-name="ce112" table:formula="of:=[.F2]+1" office:value-type="date" office:date-value="2016-05-04">
            <text:p>04</text:p>
          </table:table-cell>
          <table:table-cell table:style-name="ce112" table:formula="of:=[.G2]+1" office:value-type="date" office:date-value="2016-05-05">
            <text:p>05</text:p>
          </table:table-cell>
          <table:table-cell table:style-name="ce112" table:formula="of:=[.H2]+1" office:value-type="date" office:date-value="2016-05-06">
            <text:p>06</text:p>
          </table:table-cell>
          <table:table-cell table:style-name="ce112" table:formula="of:=[.I2]+1" office:value-type="date" office:date-value="2016-05-07">
            <text:p>07</text:p>
          </table:table-cell>
          <table:table-cell table:style-name="ce112" table:formula="of:=[.J2]+1" office:value-type="date" office:date-value="2016-05-08">
            <text:p>08</text:p>
          </table:table-cell>
          <table:table-cell table:style-name="ce112" table:formula="of:=[.K2]+1" office:value-type="date" office:date-value="2016-05-09">
            <text:p>09</text:p>
          </table:table-cell>
          <table:table-cell table:style-name="ce112" table:formula="of:=[.L2]+1" office:value-type="date" office:date-value="2016-05-10">
            <text:p>10</text:p>
          </table:table-cell>
          <table:table-cell table:style-name="ce112" table:formula="of:=[.M2]+1" office:value-type="date" office:date-value="2016-05-11">
            <text:p>11</text:p>
          </table:table-cell>
          <table:table-cell table:style-name="ce112" table:formula="of:=[.N2]+1" office:value-type="date" office:date-value="2016-05-12">
            <text:p>12</text:p>
          </table:table-cell>
          <table:table-cell table:style-name="ce112" table:formula="of:=[.O2]+1" office:value-type="date" office:date-value="2016-05-13">
            <text:p>13</text:p>
          </table:table-cell>
          <table:table-cell table:style-name="ce112" table:formula="of:=[.P2]+1" office:value-type="date" office:date-value="2016-05-14">
            <text:p>14</text:p>
          </table:table-cell>
          <table:table-cell table:style-name="ce112" table:formula="of:=[.Q2]+1" office:value-type="date" office:date-value="2016-05-15">
            <text:p>15</text:p>
          </table:table-cell>
          <table:table-cell table:style-name="ce112" table:formula="of:=[.R2]+1" office:value-type="date" office:date-value="2016-05-16">
            <text:p>16</text:p>
          </table:table-cell>
          <table:table-cell table:style-name="ce112" table:formula="of:=[.S2]+1" office:value-type="date" office:date-value="2016-05-17">
            <text:p>17</text:p>
          </table:table-cell>
          <table:table-cell table:style-name="ce112" table:formula="of:=[.T2]+1" office:value-type="date" office:date-value="2016-05-18">
            <text:p>18</text:p>
          </table:table-cell>
          <table:table-cell table:style-name="ce112" table:formula="of:=[.U2]+1" office:value-type="date" office:date-value="2016-05-19">
            <text:p>19</text:p>
          </table:table-cell>
          <table:table-cell table:style-name="ce112" table:formula="of:=[.V2]+1" office:value-type="date" office:date-value="2016-05-20">
            <text:p>20</text:p>
          </table:table-cell>
          <table:table-cell table:style-name="ce112" table:formula="of:=[.W2]+1" office:value-type="date" office:date-value="2016-05-21">
            <text:p>21</text:p>
          </table:table-cell>
          <table:table-cell table:style-name="ce112" table:formula="of:=[.X2]+1" office:value-type="date" office:date-value="2016-05-22">
            <text:p>22</text:p>
          </table:table-cell>
          <table:table-cell table:style-name="ce112" table:formula="of:=[.Y2]+1" office:value-type="date" office:date-value="2016-05-23">
            <text:p>23</text:p>
          </table:table-cell>
          <table:table-cell table:style-name="ce112" table:formula="of:=[.Z2]+1" office:value-type="date" office:date-value="2016-05-24">
            <text:p>24</text:p>
          </table:table-cell>
          <table:table-cell table:style-name="ce112" table:formula="of:=[.AA2]+1" office:value-type="date" office:date-value="2016-05-25">
            <text:p>25</text:p>
          </table:table-cell>
          <table:table-cell table:style-name="ce112" table:formula="of:=[.AB2]+1" office:value-type="date" office:date-value="2016-05-26">
            <text:p>26</text:p>
          </table:table-cell>
          <table:table-cell table:style-name="ce112" table:formula="of:=[.AC2]+1" office:value-type="date" office:date-value="2016-05-27">
            <text:p>27</text:p>
          </table:table-cell>
          <table:table-cell table:style-name="ce112" table:formula="of:=[.AD2]+1" office:value-type="date" office:date-value="2016-05-28">
            <text:p>28</text:p>
          </table:table-cell>
          <table:table-cell table:style-name="ce112" table:formula="of:=[.AE2]+1" office:value-type="date" office:date-value="2016-05-29">
            <text:p>29</text:p>
          </table:table-cell>
          <table:table-cell table:style-name="ce112" table:formula="of:=[.AF2]+1" office:value-type="date" office:date-value="2016-05-30">
            <text:p>30</text:p>
          </table:table-cell>
          <table:table-cell table:style-name="ce112" table:formula="of:=[.AG2]+1" office:value-type="date" office:date-value="2016-05-31">
            <text:p>3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1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E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3.1024in" svg:y="0in" draw:caption-point-x="-0.2402in" draw:caption-point-y="0.4705in">
              <dc:date>2016-04-29T00:00:00</dc:date>
              <text:p text:style-name="P1"><text:span text:style-name="T1">Nghỉ bù lễ 30/4</text:span></text:p>
            </office:annotation>
            <text:p>Mon</text:p>
          </table:table-cell>
          <table:table-cell table:style-name="ce113" table:formula="of:=CHOOSE(WEEKDAY([.F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3.5591in" svg:y="0in" draw:caption-point-x="-0.2402in" draw:caption-point-y="0.4705in">
              <dc:date>2016-04-29T00:00:00</dc:date>
              <text:p text:style-name="P1"><text:span text:style-name="T1">Nghỉ bù lẽ 1/5</text:span></text:p>
            </office:annotation>
            <text:p>Tue</text:p>
          </table:table-cell>
          <table:table-cell table:style-name="ce11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10" table:formula="of:=SUM([.D4:.AH4])" office:value-type="float" office:value="0.5">
            <text:p>0.5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4.9287in" svg:y="0.1012in" draw:caption-point-x="-0.2402in" draw:caption-point-y="0.6169in">
              <dc:date>2016-05-06T00:00:00</dc:date>
              <text:p text:style-name="P1"><text:span text:style-name="T1">Đi trễ, 8h5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0.102in" draw:caption-point-x="-0.2402in" draw:caption-point-y="0.6161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1028in" draw:caption-point-x="-0.2402in" draw:caption-point-y="0.6154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0.1791in" svg:y="0.1075in" draw:caption-point-x="-0.2402in" draw:caption-point-y="0.6106in">
              <dc:date>2016-05-17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10" table:formula="of:=SUM([.D5:.AH5])" office:value-type="float" office:value="2">
            <text:p>2</text:p>
          </table:table-cell>
          <table:table-cell table:style-name="ce114" table:number-columns-repeated="3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0.3484in" draw:caption-point-x="-0.2402in" draw:caption-point-y="0.6173in">
              <dc:date>2016-05-05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0.3496in" draw:caption-point-x="-0.2402in" draw:caption-point-y="0.6161in">
              <dc:date>2016-05-09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6.8205in" svg:y="0.3492in" draw:caption-point-x="-0.2402in" draw:caption-point-y="0.6165in">
              <dc:date>2016-05-0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352in" draw:caption-point-x="-0.2402in" draw:caption-point-y="0.6138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0.3622in" draw:caption-point-x="-0.2402in" draw:caption-point-y="0.6035in">
              <dc:date>2016-05-30T00:00:00</dc:date>
              <text:p text:style-name="P1"><text:span text:style-name="T1">Bị đau đầu</text:span></text:p>
              <text:p text:style-name="P1"><text:span text:style-name="T1"/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10" table:formula="of:=SUM([.D6:.AH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2" draw:text-style-name="P1" svg:width="1.1413in" svg:height="0.5457in" svg:x="16.572in" svg:y="0.6102in" draw:caption-point-x="-0.2402in" draw:caption-point-y="0.6031in">
              <dc:date>2016-05-31T00:00:00</dc:date>
              <text:p text:style-name="P1"><text:span text:style-name="T1">Bận việc riêng đột xuất nên vào trễ &gt;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10" table:formula="of:=SUM([.D7:.AH7])" office:value-type="float" office:value="1">
            <text:p>1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4.9287in" svg:y="0.8445in" draw:caption-point-x="-0.2402in" draw:caption-point-y="0.6165in">
              <dc:date>2016-05-06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8457in" draw:caption-point-x="-0.2402in" draw:caption-point-y="0.6154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8472in" draw:caption-point-x="-0.2402in" draw:caption-point-y="0.6138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10" table:formula="of:=SUM([.D8:.AH8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0937in" draw:caption-point-x="-0.2402in" draw:caption-point-y="0.615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289in" svg:y="1.0937in" draw:caption-point-x="-0.2402in" draw:caption-point-y="0.615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7457in" svg:y="1.0937in" draw:caption-point-x="-0.2402in" draw:caption-point-y="0.615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10" table:formula="of:=SUM([.D9:.AH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1.3421in" draw:caption-point-x="-0.2402in" draw:caption-point-y="0.6146in">
              <dc:date>2016-05-11T00:00:00</dc:date>
              <text:p text:style-name="P1"><text:span text:style-name="T1">Bị đau bụng, xi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3.8323in" svg:y="1.3512in" draw:caption-point-x="-0.2402in" draw:caption-point-y="0.6055in">
              <dc:date>2016-05-25T00:00:00</dc:date>
              <text:p text:style-name="P1"><text:span text:style-name="T1">Nghỉ buổi sáng đi lấy bằng lái xe</text:span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10" table:formula="of:=SUM([.D10:.AH10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2" draw:text-style-name="P1" svg:width="1.1413in" svg:height="0.5457in" svg:x="8.2878in" svg:y="1.5906in" draw:caption-point-x="-0.2402in" draw:caption-point-y="0.6138in">
              <dc:date>2016-05-12T00:00:00</dc:date>
              <text:p text:style-name="P1"><text:span text:style-name="T1">Nghỉ 1 ngày để ôn thi cao học</text:span></text:p>
              <text:p text:style-name="P1"><text:span text:style-name="T1"/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5992in" draw:caption-point-x="-0.2402in" draw:caption-point-y="0.6051in">
              <dc:date>2016-05-2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10" table:formula="of:=SUM([.D11:.AH11])" office:value-type="float" office:value="5">
            <text:p>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1.8358in" draw:caption-point-x="-0.2402in" draw:caption-point-y="0.6161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1.8366in" draw:caption-point-x="-0.2402in" draw:caption-point-y="0.6154in">
              <dc:date>2016-05-10T00:00:00</dc:date>
              <text:p text:style-name="P1"><text:span text:style-name="T1">Đi trễ, ~ 8h4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0.1791in" svg:y="1.8413in" draw:caption-point-x="-0.2402in" draw:caption-point-y="0.6106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0.6358in" svg:y="1.8413in" draw:caption-point-x="-0.2402in" draw:caption-point-y="0.6106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0925in" svg:y="1.8413in" draw:caption-point-x="-0.2402in" draw:caption-point-y="0.6106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1.8413in" draw:caption-point-x="-0.2402in" draw:caption-point-y="0.6106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1.8413in" draw:caption-point-x="-0.2402in" draw:caption-point-y="0.6106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>
            <office:annotation draw:style-name="gr7" draw:text-style-name="P1" svg:width="1.1413in" svg:height="0.2634in" svg:x="13.3756in" svg:y="1.8457in" draw:caption-point-x="-0.2402in" draw:caption-point-y="0.6063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3.8323in" svg:y="1.8457in" draw:caption-point-x="-0.2402in" draw:caption-point-y="0.6063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289in" svg:y="1.8457in" draw:caption-point-x="-0.2402in" draw:caption-point-y="0.6063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7457in" svg:y="1.8457in" draw:caption-point-x="-0.2402in" draw:caption-point-y="0.6063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 table:number-columns-repeated="2"/>
          <table:table-cell table:style-name="ce114">
            <office:annotation draw:style-name="gr7" draw:text-style-name="P1" svg:width="1.1413in" svg:height="0.2634in" svg:x="16.1154in" svg:y="1.8457in" draw:caption-point-x="-0.2402in" draw:caption-point-y="0.6063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6.572in" svg:y="1.8457in" draw:caption-point-x="-0.2402in" draw:caption-point-y="0.6063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10" table:formula="of:=SUM([.D12:.AH12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2.0819in" draw:caption-point-x="-0.2402in" draw:caption-point-y="0.6177in">
              <dc:date>2016-05-04T00:00:00</dc:date>
              <text:p text:style-name="P1"><text:span text:style-name="T1">Qua trường có việc đột xuất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2" draw:text-style-name="P1" svg:width="1.1413in" svg:height="0.5457in" svg:x="6.3311in" svg:y="2.0835in" draw:caption-point-x="-0.2402in" draw:caption-point-y="0.6161in">
              <dc:date>2016-05-09T00:00:00</dc:date>
              <text:p text:style-name="P1"><text:span text:style-name="T1">Bận việc nhà đột xuất, x9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0843in" draw:caption-point-x="-0.2402in" draw:caption-point-y="0.6154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2.085in" draw:caption-point-x="-0.2402in" draw:caption-point-y="0.6146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7.7988in" svg:y="2.087in" draw:caption-point-x="-0.2402in" draw:caption-point-y="0.6126in">
              <dc:date>2016-05-12T00:00:00</dc:date>
              <text:p text:style-name="P1"><text:span text:style-name="T1">Đi họp bên trườ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5492in" svg:y="2.0925in" draw:caption-point-x="-0.2402in" draw:caption-point-y="0.6071in">
              <dc:date>2016-05-2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2.0949in" draw:caption-point-x="-0.2402in" draw:caption-point-y="0.6047in">
              <dc:date>2016-05-27T00:00:00</dc:date>
              <text:p text:style-name="P1"><text:span text:style-name="T1">Bận việc nhà, ~9h vào cty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10" table:formula="of:=SUM([.D13:.AH1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10" table:formula="of:=SUM([.D14:.AH14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1">
            <office:annotation draw:style-name="gr2" draw:text-style-name="P1" svg:width="1.1413in" svg:height="0.5457in" svg:x="4.0157in" svg:y="2.5772in" draw:caption-point-x="-0.2402in" draw:caption-point-y="0.6177in">
              <dc:date>2016-05-04T00:00:00</dc:date>
              <text:p text:style-name="P1"><text:span text:style-name="T1">Nghỉ 1 ngày, chuyến bay bị hoãn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2.578in" draw:caption-point-x="-0.2402in" draw:caption-point-y="0.6169in">
              <dc:date>2016-05-06T00:00:00</dc:date>
              <text:p text:style-name="P1"><text:span text:style-name="T1">7h30 vào cty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2.5831in" draw:caption-point-x="-0.2402in" draw:caption-point-y="0.6118in">
              <dc:date>2016-05-13T00:00:00</dc:date>
              <text:p text:style-name="P1"><text:span text:style-name="T1">Đi lấy thuốc đau chân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9.7228in" svg:y="2.5835in" draw:caption-point-x="-0.2402in" draw:caption-point-y="0.6114in">
              <dc:date>2016-05-16T00:00:00</dc:date>
              <text:p text:style-name="P1"><text:span text:style-name="T1">Ngủ quên, 9h vô cty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10" table:formula="of:=SUM([.D15:.AH1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2.8264in" draw:caption-point-x="-0.2402in" draw:caption-point-y="0.6161in">
              <dc:date>2016-05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8272in" draw:caption-point-x="-0.2402in" draw:caption-point-y="0.6154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2.8374in" draw:caption-point-x="-0.2402in" draw:caption-point-y="0.6051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4.7457in" svg:y="2.8378in" draw:caption-point-x="-0.2402in" draw:caption-point-y="0.6047in">
              <dc:date>2016-05-27T00:00:00</dc:date>
              <text:p text:style-name="P1"><text:span text:style-name="T1">8h4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2.8398in" draw:caption-point-x="-0.2402in" draw:caption-point-y="0.6028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10" table:formula="of:=SUM([.D16:.AH16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7.7988in" svg:y="3.078in" draw:caption-point-x="-0.2402in" draw:caption-point-y="0.6122in">
              <dc:date>2016-05-12T00:00:00</dc:date>
              <text:p text:style-name="P1"><text:span text:style-name="T1">Nghỉ buổi chiều đi khám chân bị đau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110" table:formula="of:=SUM([.D17:.AH17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2" draw:text-style-name="P1" svg:width="1.1413in" svg:height="0.5457in" svg:x="9.7228in" svg:y="3.3268in" draw:caption-point-x="-0.2402in" draw:caption-point-y="0.6114in">
              <dc:date>2016-05-13T00:00:00</dc:date>
              <text:p text:style-name="P1"><text:span text:style-name="T1">Không dc khỏe, xin nghỉ 1 ngày để refresh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110" table:formula="of:=SUM([.D18:.AH18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0.6358in" svg:y="3.5756in" draw:caption-point-x="-0.2402in" draw:caption-point-y="0.6102in">
              <dc:date>2016-05-18T00:00:00</dc:date>
              <text:p text:style-name="P1"><text:span text:style-name="T1">Xe bị hư nê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3.5811in" draw:caption-point-x="-0.2402in" draw:caption-point-y="0.6047in">
              <dc:date>2016-05-27T00:00:00</dc:date>
              <text:p text:style-name="P1"><text:span text:style-name="T1">Ra ngân hang nên vô trễ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110" table:formula="of:=SUM([.D19:.AH1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6.8205in" svg:y="3.8181in" draw:caption-point-x="-0.2402in" draw:caption-point-y="0.6154in">
              <dc:date>2016-05-09T00:00:00</dc:date>
              <text:p text:style-name="P1"><text:span text:style-name="T1">Nghỉ buổi sáng, bận việc cá nhân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3.8303in" draw:caption-point-x="-0.2402in" draw:caption-point-y="0.6031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110" table:formula="of:=SUM([.D20:.AH20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4.0673in" draw:caption-point-x="-0.2402in" draw:caption-point-y="0.6138in">
              <dc:date>2016-05-12T00:00:00</dc:date>
              <text:p text:style-name="P1"><text:span text:style-name="T1">Lên trường có việc nên vào trễ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4.0646in" draw:caption-point-x="-0.2402in" draw:caption-point-y="0.6165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3.8323in" svg:y="4.0756in" draw:caption-point-x="-0.2402in" draw:caption-point-y="0.6055in">
              <dc:date>2016-05-25T00:00:00</dc:date>
              <text:p text:style-name="P1"><text:span text:style-name="T1">Qua trường có việc nên vô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110" table:formula="of:=SUM([.D21:.AH21])" office:value-type="float" office:value="1.5">
            <text:p>1.5</text:p>
          </table:table-cell>
          <table:table-cell table:style-name="ce114" table:number-columns-repeated="3"/>
          <table:table-cell table:style-name="ce114" office:value-type="float" office:value="0">
            <office:annotation draw:style-name="gr7" draw:text-style-name="P1" svg:width="1.1413in" svg:height="0.2634in" svg:x="4.0157in" svg:y="4.3114in" draw:caption-point-x="-0.2402in" draw:caption-point-y="0.617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4.3114in" draw:caption-point-x="-0.2402in" draw:caption-point-y="0.617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4.3114in" draw:caption-point-x="-0.2402in" draw:caption-point-y="0.617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4.3114in" draw:caption-point-x="-0.2402in" draw:caption-point-y="0.617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4.3114in" draw:caption-point-x="-0.2402in" draw:caption-point-y="0.617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3094in" svg:y="4.3114in" draw:caption-point-x="-0.2402in" draw:caption-point-y="0.617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7988in" svg:y="4.3114in" draw:caption-point-x="-0.2402in" draw:caption-point-y="0.617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8.2878in" svg:y="4.3114in" draw:caption-point-x="-0.2402in" draw:caption-point-y="0.617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4.3213in" draw:caption-point-x="-0.2402in" draw:caption-point-y="0.6075in">
              <dc:date>2016-05-20T00:00:00</dc:date>
              <text:p text:style-name="P1"><text:span text:style-name="T1">Bị đau răng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4.3236in" draw:caption-point-x="-0.2402in" draw:caption-point-y="0.6051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8" draw:text-style-name="P1" svg:width="1.1413in" svg:height="1.0122in" svg:x="16.572in" svg:y="4.3256in" draw:caption-point-x="-0.2402in" draw:caption-point-y="0.6031in">
              <dc:date>2016-05-31T00:00:00</dc:date>
              <text:p text:style-name="P1"><text:span text:style-name="T1">Ra ngân hàng vào trễ <text:s/>quá 50% giờ làm buổi sáng nên tính nghỉ buổi sáng</text:span></text:p>
              <text:p text:style-name="P1"><text:span text:style-name="T1"/></text:p>
            </office:annotation>
            <text:p>0.5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110" table:formula="of:=SUM([.D22:.AH22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110" table:formula="of:=SUM([.D23:.AH2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110" table:formula="of:=SUM([.D24:.AH24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5.0567in" draw:caption-point-x="-0.2402in" draw:caption-point-y="0.615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5.0665in" draw:caption-point-x="-0.2402in" draw:caption-point-y="0.6051in">
              <dc:date>2016-05-2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4.7457in" svg:y="5.0567in" draw:caption-point-x="-0.2402in" draw:caption-point-y="0.615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5.0685in" draw:caption-point-x="-0.2402in" draw:caption-point-y="0.6031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110" table:formula="of:=SUM([.D25:.AH2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110" table:formula="of:=SUM([.D26:.AH2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ongDN</text:p>
          </table:table-cell>
          <table:table-cell table:style-name="ce110" table:formula="of:=SUM([.D27:.AH27])" office:value-type="float" office:value="0">
            <text:p>0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5.7972in" draw:caption-point-x="-0.2402in" draw:caption-point-y="0.6177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5.7972in" draw:caption-point-x="-0.2402in" draw:caption-point-y="0.6177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5.7972in" draw:caption-point-x="-0.2402in" draw:caption-point-y="0.6177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uyLTT</text:p>
          </table:table-cell>
          <table:table-cell table:style-name="ce110" table:formula="of:=SUM([.D28:.AH28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6.0449in" draw:caption-point-x="-0.2402in" draw:caption-point-y="0.6177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6.0465in" draw:caption-point-x="-0.2402in" draw:caption-point-y="0.6161in">
              <dc:date>2016-05-09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6.0461in" draw:caption-point-x="-0.2402in" draw:caption-point-y="0.6165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6.0531in" draw:caption-point-x="-0.2402in" draw:caption-point-y="0.6094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oiDB</text:p>
          </table:table-cell>
          <table:table-cell table:style-name="ce110" table:formula="of:=SUM([.D29:.AH2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6.2949in" draw:caption-point-x="-0.2402in" draw:caption-point-y="0.6154in">
              <dc:date>2016-05-10T00:00:00</dc:date>
              <text:p text:style-name="P1"><text:span text:style-name="T1">~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6.2957in" draw:caption-point-x="-0.2402in" draw:caption-point-y="0.6146in">
              <dc:date>2016-05-1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9.7228in" svg:y="6.2988in" draw:caption-point-x="-0.2402in" draw:caption-point-y="0.6114in">
              <dc:date>2016-05-16T00:00:00</dc:date>
              <text:p text:style-name="P1"><text:span text:style-name="T1">Ngủ quên, tới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0925in" svg:y="6.3008in" draw:caption-point-x="-0.2402in" draw:caption-point-y="0.6094in">
              <dc:date>2016-05-19T00:00:00</dc:date>
              <text:p text:style-name="P1"><text:span text:style-name="T1">Đau đầu, nghỉ buổi sá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6.3051in" draw:caption-point-x="-0.2402in" draw:caption-point-y="0.6051in">
              <dc:date>2016-05-26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6.3075in" draw:caption-point-x="-0.2402in" draw:caption-point-y="0.6028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ruyenLVC</text:p>
          </table:table-cell>
          <table:table-cell table:style-name="ce110" table:formula="of:=SUM([.D30:.AH30])" office:value-type="float" office:value="2.5">
            <text:p>2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6.3311in" svg:y="6.5417in" draw:caption-point-x="-0.2402in" draw:caption-point-y="0.6161in">
              <dc:date>2016-05-09T00:00:00</dc:date>
              <text:p text:style-name="P1"><text:span text:style-name="T1">Đi khám bệnh</text:span></text:p>
            </office:annotation>
            <text:p>1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6.5433in" draw:caption-point-x="-0.2402in" draw:caption-point-y="0.6146in">
              <dc:date>2016-05-11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6.5433in" draw:caption-point-x="-0.2402in" draw:caption-point-y="0.6146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6.5433in" draw:caption-point-x="-0.2402in" draw:caption-point-y="0.6146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6.5433in" draw:caption-point-x="-0.2402in" draw:caption-point-y="0.6146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7" draw:text-style-name="P1" svg:width="1.1413in" svg:height="0.2634in" svg:x="9.7228in" svg:y="6.5472in" draw:caption-point-x="-0.2402in" draw:caption-point-y="0.6106in">
              <dc:date>2016-05-16T00:00:00</dc:date>
              <text:p text:style-name="P1"><text:span text:style-name="T1">Đi tái khám</text:span></text:p>
            </office:annotation>
            <text:p>0.5</text:p>
          </table:table-cell>
          <table:table-cell table:style-name="ce114" office:value-type="float" office:value="0">
            <office:annotation draw:style-name="gr7" draw:text-style-name="P1" svg:width="1.1413in" svg:height="0.2634in" svg:x="10.1791in" svg:y="6.5476in" draw:caption-point-x="-0.2402in" draw:caption-point-y="0.6102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0.6358in" svg:y="6.5476in" draw:caption-point-x="-0.2402in" draw:caption-point-y="0.6102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6.5516in" draw:caption-point-x="-0.2402in" draw:caption-point-y="0.6063in">
              <dc:date>2016-05-23T00:00:00</dc:date>
              <text:p text:style-name="P1"><text:span text:style-name="T1">Đi tái khá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3" draw:text-style-name="P1" svg:width="1.1413in" svg:height="0.7012in" svg:x="14.289in" svg:y="6.5528in" draw:caption-point-x="-0.2402in" draw:caption-point-y="0.6051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3" draw:text-style-name="P1" svg:width="1.1413in" svg:height="0.7012in" svg:x="16.1154in" svg:y="6.5528in" draw:caption-point-x="-0.2402in" draw:caption-point-y="0.6051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VietBA</text:p>
          </table:table-cell>
          <table:table-cell table:style-name="ce110" table:formula="of:=SUM([.D31:.AH31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6.7941in" draw:caption-point-x="-0.2402in" draw:caption-point-y="0.6114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6.7961in" draw:caption-point-x="-0.2402in" draw:caption-point-y="0.6094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6.8004in" draw:caption-point-x="-0.2402in" draw:caption-point-y="0.6051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6.8024in" draw:caption-point-x="-0.2402in" draw:caption-point-y="0.6031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VinhP</text:p>
          </table:table-cell>
          <table:table-cell table:style-name="ce110" table:formula="of:=SUM([.D32:.AH32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uNA</text:p>
          </table:table-cell>
          <table:table-cell table:style-name="ce110" table:formula="of:=SUM([.D33:.AH33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7.2929in" draw:caption-point-x="-0.2402in" draw:caption-point-y="0.6079in">
              <dc:date>2016-05-19T00:00:00</dc:date>
              <text:p text:style-name="P1"><text:span text:style-name="T1">Về quê tham ba của bạn bị ốm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7"/>
          <table:table-cell table:style-name="ce115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8" table:number-columns-repeated="7"/>
          <table:table-cell table:style-name="ce115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 table:number-rows-repeated="98313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6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29"/>
        <table:table-column table:style-name="co22" table:number-columns-repeated="7" table:default-cell-style-name="ce129"/>
        <table:table-column table:style-name="co21" table:number-columns-repeated="15" table:default-cell-style-name="ce12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24" table:number-columns-repeated="8"/>
          <table:table-cell table:style-name="ce132" office:value-type="string" table:number-columns-spanned="2" table:number-rows-spanned="1">
            <text:p>Month</text:p>
          </table:table-cell>
          <table:covered-table-cell table:style-name="ce133"/>
          <table:table-cell table:style-name="ce134" table:content-validation-name="val1" office:value-type="float" office:value="6" table:number-columns-spanned="2" table:number-rows-spanned="1">
            <text:p>6</text:p>
          </table:table-cell>
          <table:covered-table-cell table:style-name="ce133"/>
          <table:table-cell table:style-name="ce132" office:value-type="string" table:number-columns-spanned="2" table:number-rows-spanned="1">
            <text:p>Year</text:p>
          </table:table-cell>
          <table:covered-table-cell table:style-name="ce133"/>
          <table:table-cell table:style-name="ce132" office:value-type="float" office:value="2016" table:number-columns-spanned="2" table:number-rows-spanned="1">
            <text:p>2016</text:p>
          </table:table-cell>
          <table:covered-table-cell table:style-name="ce135"/>
          <table:table-cell table:style-name="ce124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25" table:formula="of:=DATE([.$R$1];[.N1];1)" office:value-type="date" office:date-value="2016-06-01">
            <text:p>01</text:p>
          </table:table-cell>
          <table:table-cell table:style-name="ce125" table:formula="of:=[.D2]+1" office:value-type="date" office:date-value="2016-06-02">
            <text:p>02</text:p>
          </table:table-cell>
          <table:table-cell table:style-name="ce125" table:formula="of:=[.E2]+1" office:value-type="date" office:date-value="2016-06-03">
            <text:p>03</text:p>
          </table:table-cell>
          <table:table-cell table:style-name="ce125" table:formula="of:=[.F2]+1" office:value-type="date" office:date-value="2016-06-04">
            <text:p>04</text:p>
          </table:table-cell>
          <table:table-cell table:style-name="ce125" table:formula="of:=[.G2]+1" office:value-type="date" office:date-value="2016-06-05">
            <text:p>05</text:p>
          </table:table-cell>
          <table:table-cell table:style-name="ce125" table:formula="of:=[.H2]+1" office:value-type="date" office:date-value="2016-06-06">
            <text:p>06</text:p>
          </table:table-cell>
          <table:table-cell table:style-name="ce125" table:formula="of:=[.I2]+1" office:value-type="date" office:date-value="2016-06-07">
            <text:p>07</text:p>
          </table:table-cell>
          <table:table-cell table:style-name="ce125" table:formula="of:=[.J2]+1" office:value-type="date" office:date-value="2016-06-08">
            <text:p>08</text:p>
          </table:table-cell>
          <table:table-cell table:style-name="ce125" table:formula="of:=[.K2]+1" office:value-type="date" office:date-value="2016-06-09">
            <text:p>09</text:p>
          </table:table-cell>
          <table:table-cell table:style-name="ce125" table:formula="of:=[.L2]+1" office:value-type="date" office:date-value="2016-06-10">
            <text:p>10</text:p>
          </table:table-cell>
          <table:table-cell table:style-name="ce125" table:formula="of:=[.M2]+1" office:value-type="date" office:date-value="2016-06-11">
            <text:p>11</text:p>
          </table:table-cell>
          <table:table-cell table:style-name="ce125" table:formula="of:=[.N2]+1" office:value-type="date" office:date-value="2016-06-12">
            <text:p>12</text:p>
          </table:table-cell>
          <table:table-cell table:style-name="ce125" table:formula="of:=[.O2]+1" office:value-type="date" office:date-value="2016-06-13">
            <text:p>13</text:p>
          </table:table-cell>
          <table:table-cell table:style-name="ce125" table:formula="of:=[.P2]+1" office:value-type="date" office:date-value="2016-06-14">
            <text:p>14</text:p>
          </table:table-cell>
          <table:table-cell table:style-name="ce125" table:formula="of:=[.Q2]+1" office:value-type="date" office:date-value="2016-06-15">
            <text:p>15</text:p>
          </table:table-cell>
          <table:table-cell table:style-name="ce125" table:formula="of:=[.R2]+1" office:value-type="date" office:date-value="2016-06-16">
            <text:p>16</text:p>
          </table:table-cell>
          <table:table-cell table:style-name="ce125" table:formula="of:=[.S2]+1" office:value-type="date" office:date-value="2016-06-17">
            <text:p>17</text:p>
          </table:table-cell>
          <table:table-cell table:style-name="ce125" table:formula="of:=[.T2]+1" office:value-type="date" office:date-value="2016-06-18">
            <text:p>18</text:p>
          </table:table-cell>
          <table:table-cell table:style-name="ce125" table:formula="of:=[.U2]+1" office:value-type="date" office:date-value="2016-06-19">
            <text:p>19</text:p>
          </table:table-cell>
          <table:table-cell table:style-name="ce125" table:formula="of:=[.V2]+1" office:value-type="date" office:date-value="2016-06-20">
            <text:p>20</text:p>
          </table:table-cell>
          <table:table-cell table:style-name="ce125" table:formula="of:=[.W2]+1" office:value-type="date" office:date-value="2016-06-21">
            <text:p>21</text:p>
          </table:table-cell>
          <table:table-cell table:style-name="ce125" table:formula="of:=[.X2]+1" office:value-type="date" office:date-value="2016-06-22">
            <text:p>22</text:p>
          </table:table-cell>
          <table:table-cell table:style-name="ce125" table:formula="of:=[.Y2]+1" office:value-type="date" office:date-value="2016-06-23">
            <text:p>23</text:p>
          </table:table-cell>
          <table:table-cell table:style-name="ce125" table:formula="of:=[.Z2]+1" office:value-type="date" office:date-value="2016-06-24">
            <text:p>24</text:p>
          </table:table-cell>
          <table:table-cell table:style-name="ce125" table:formula="of:=[.AA2]+1" office:value-type="date" office:date-value="2016-06-25">
            <text:p>25</text:p>
          </table:table-cell>
          <table:table-cell table:style-name="ce125" table:formula="of:=[.AB2]+1" office:value-type="date" office:date-value="2016-06-26">
            <text:p>26</text:p>
          </table:table-cell>
          <table:table-cell table:style-name="ce125" table:formula="of:=[.AC2]+1" office:value-type="date" office:date-value="2016-06-27">
            <text:p>27</text:p>
          </table:table-cell>
          <table:table-cell table:style-name="ce125" table:formula="of:=[.AD2]+1" office:value-type="date" office:date-value="2016-06-28">
            <text:p>28</text:p>
          </table:table-cell>
          <table:table-cell table:style-name="ce125" table:formula="of:=[.AE2]+1" office:value-type="date" office:date-value="2016-06-29">
            <text:p>29</text:p>
          </table:table-cell>
          <table:table-cell table:style-name="ce125" table:formula="of:=[.AF2]+1" office:value-type="date" office:date-value="2016-06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2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23" table:formula="of:=SUM([.D4:.AG4])" office:value-type="float" office:value="0.5"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0.1043in" draw:caption-point-x="-0.2402in" draw:caption-point-y="0.6138in">
              <dc:date>2016-06-03T00:00:00</dc:date>
              <text:p text:style-name="P1"><text:span text:style-name="T1">Tối qua làm khuya nên sáng nay vô trễ 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0.1067in" draw:caption-point-x="-0.2402in" draw:caption-point-y="0.6114in">
              <dc:date>2016-06-09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1087in" draw:caption-point-x="-0.2402in" draw:caption-point-y="0.6094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9.7228in" svg:y="0.111in" draw:caption-point-x="-0.2402in" draw:caption-point-y="0.6071in">
              <dc:date>2016-06-1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0.1142in" draw:caption-point-x="-0.2402in" draw:caption-point-y="0.6039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0.1724in" draw:caption-point-x="-0.2402in" draw:caption-point-y="0.5457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1177in" draw:caption-point-x="-0.2402in" draw:caption-point-y="0.6004in">
              <dc:date>2016-06-29T00:00:00</dc:date>
              <text:p text:style-name="P1"><text:span text:style-name="T1">Tối qua làm trẽ nên xin vô trễ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1181in" draw:caption-point-x="-0.2402in" draw:caption-point-y="0.6in">
              <dc:date>2016-06-30T00:00:00</dc:date>
              <text:p text:style-name="P1"><text:span text:style-name="T1">8h4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23" table:formula="of:=SUM([.D5:.AG5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5.3854in" svg:y="0.3539in" draw:caption-point-x="-0.2402in" draw:caption-point-y="0.6118in">
              <dc:date>2016-06-07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0.3547in" draw:caption-point-x="-0.2402in" draw:caption-point-y="0.611in">
              <dc:date>2016-06-10T00:00:00</dc:date>
              <text:p text:style-name="P1"><text:span text:style-name="T1">~8h40 vào cty, đi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3563in" draw:caption-point-x="-0.2402in" draw:caption-point-y="0.6094in">
              <dc:date>2016-06-14T00:00:00</dc:date>
              <text:p text:style-name="P1"><text:span text:style-name="T1">Bận việc ên vào trễ, ~9h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9189in" svg:y="0.3622in" draw:caption-point-x="-0.2402in" draw:caption-point-y="0.6035in">
              <dc:date>2016-06-23T00:00:00</dc:date>
              <text:p text:style-name="P1"><text:span text:style-name="T1">~8h3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0.3626in" draw:caption-point-x="-0.2402in" draw:caption-point-y="0.6031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3654in" draw:caption-point-x="-0.2402in" draw:caption-point-y="0.6004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3657in" draw:caption-point-x="-0.2402in" draw:caption-point-y="0.6in">
              <dc:date>2016-06-30T00:00:00</dc:date>
              <text:p text:style-name="P1"><text:span text:style-name="T1">~8h40 vài0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23" table:formula="of:=SUM([.D6:.AG6])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3.5591in" svg:y="0.5996in" draw:caption-point-x="-0.2402in" draw:caption-point-y="0.6138in">
              <dc:date>2016-06-03T00:00:00</dc:date>
              <text:p text:style-name="P1"><text:span text:style-name="T1">Về quê thăm ng nhà ốm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0.6075in" draw:caption-point-x="-0.2402in" draw:caption-point-y="0.6059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23" table:formula="of:=SUM([.D7:.AG7])" office:value-type="float" office:value="3">
            <text:p>3</text:p>
          </table:table-cell>
          <table:table-cell table:style-name="ce127" office:value-type="float" office:value="1">
            <office:annotation draw:style-name="gr4" draw:text-style-name="P1" svg:width="1.1413in" svg:height="0.3902in" svg:x="2.6457in" svg:y="0.8465in" draw:caption-point-x="-0.2402in" draw:caption-point-y="0.6146in">
              <dc:date>2016-06-01T00:00:00</dc:date>
              <text:p text:style-name="P1"><text:span text:style-name="T1">Đi học <text:s/>và chở vợ đi khám thai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5.8421in" svg:y="0.8492in" draw:caption-point-x="-0.2402in" draw:caption-point-y="0.6118in">
              <dc:date>2016-06-07T00:00:00</dc:date>
              <text:p text:style-name="P1"><text:span text:style-name="T1">Chở vợ đi khám thai và đi học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6.3311in" svg:y="0.8496in" draw:caption-point-x="-0.2402in" draw:caption-point-y="0.6114in">
              <dc:date>2016-06-09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8516in" draw:caption-point-x="-0.2402in" draw:caption-point-y="0.6094in">
              <dc:date>2016-06-14T00:00:00</dc:date>
              <text:p text:style-name="P1"><text:span text:style-name="T1">Qua trường từ 10 – 12:00 Am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0.861in" draw:caption-point-x="-0.2402in" draw:caption-point-y="0.6in">
              <dc:date>2016-06-3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23" table:formula="of:=SUM([.D8:.AG8])" office:value-type="float" office:value="1.5">
            <text:p>1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0949in" draw:caption-point-x="-0.2402in" draw:caption-point-y="0.6138in">
              <dc:date>2016-06-03T00:00:00</dc:date>
              <text:p text:style-name="P1"><text:span text:style-name="T1">Bận việc riêng nên vô trễ ~ 9h30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1.102in" draw:caption-point-x="-0.2402in" draw:caption-point-y="0.6067in">
              <dc:date>2016-06-16T00:00:00</dc:date>
              <text:p text:style-name="P1"><text:span text:style-name="T1">Chở ng nhà đi khám bệnh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1.1075in" draw:caption-point-x="-0.2402in" draw:caption-point-y="0.6012in">
              <dc:date>2016-06-28T00:00:00</dc:date>
              <text:p text:style-name="P1"><text:span text:style-name="T1">Bận việc riêng, nghi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23" table:formula="of:=SUM([.D9:.AG9])" office:value-type="float" office:value="0"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3429in" draw:caption-point-x="-0.2402in" draw:caption-point-y="0.6138in">
              <dc:date>2016-06-03T00:00:00</dc:date>
              <text:p text:style-name="P1"><text:span text:style-name="T1">Bận việc riêng nên vô trễ ~ 10h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1.3472in" draw:caption-point-x="-0.2402in" draw:caption-point-y="0.6094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1.3547in" draw:caption-point-x="-0.2402in" draw:caption-point-y="0.602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23" table:formula="of:=SUM([.D10:.AG10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23" table:formula="of:=SUM([.D11:.AG1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1.8469in" draw:caption-point-x="-0.2402in" draw:caption-point-y="0.6051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23" table:formula="of:=SUM([.D12:.AG12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1024in" svg:y="2.0854in" draw:caption-point-x="-0.2402in" draw:caption-point-y="0.6142in">
              <dc:date>2016-06-02T00:00:00</dc:date>
              <text:p text:style-name="P1"><text:span text:style-name="T1">Bận việc riêng nên và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2.0878in" draw:caption-point-x="-0.2402in" draw:caption-point-y="0.6118in">
              <dc:date>2016-06-08T00:00:00</dc:date>
              <text:p text:style-name="P1"><text:span text:style-name="T1">Bận việc nhà (`9h vào cty)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0882in" draw:caption-point-x="-0.2402in" draw:caption-point-y="0.6114in">
              <dc:date>2016-06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2.0886in" draw:caption-point-x="-0.2402in" draw:caption-point-y="0.611in">
              <dc:date>2016-06-10T00:00:00</dc:date>
              <text:p text:style-name="P1"><text:span text:style-name="T1">Bận việc nhà, ~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0902in" draw:caption-point-x="-0.2402in" draw:caption-point-y="0.6094in">
              <dc:date>2016-06-14T00:00:00</dc:date>
              <text:p text:style-name="P1"><text:span text:style-name="T1">Bận việc nhà, vô trễ ~45'</text:span></text:p>
            </office:annotation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9.2661in" svg:y="2.0917in" draw:caption-point-x="-0.2402in" draw:caption-point-y="0.6079in">
              <dc:date>2016-06-15T00:00:00</dc:date>
              <text:p text:style-name="P1"><text:span text:style-name="T1">Nghỉ buổi chiêu, đi họp trên trườ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2.0961in" draw:caption-point-x="-0.2402in" draw:caption-point-y="0.6035in">
              <dc:date>2016-06-22T00:00:00</dc:date>
              <text:p text:style-name="P1"><text:span text:style-name="T1">Nghĩ buổi chiều, qua trườ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>
            <office:annotation draw:style-name="gr2" draw:text-style-name="P1" svg:width="1.1413in" svg:height="0.5457in" svg:x="13.3756in" svg:y="2.1004in" draw:caption-point-x="-0.2402in" draw:caption-point-y="0.5992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 table:number-columns-repeated="2"/>
          <table:table-cell table:style-name="ce127">
            <office:annotation draw:style-name="gr2" draw:text-style-name="P1" svg:width="1.1413in" svg:height="0.5457in" svg:x="14.7457in" svg:y="2.1004in" draw:caption-point-x="-0.2402in" draw:caption-point-y="0.5992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202in" svg:y="2.1004in" draw:caption-point-x="-0.2402in" draw:caption-point-y="0.5992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6587in" svg:y="2.1004in" draw:caption-point-x="-0.2402in" draw:caption-point-y="0.5992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6.1154in" svg:y="2.1004in" draw:caption-point-x="-0.2402in" draw:caption-point-y="0.5992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23" table:formula="of:=SUM([.D13:.AG13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23" table:formula="of:=SUM([.D14:.AG14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2.5823in" draw:caption-point-x="-0.2402in" draw:caption-point-y="0.6126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5835in" draw:caption-point-x="-0.2402in" draw:caption-point-y="0.6114in">
              <dc:date>2016-06-09T00:00:00</dc:date>
              <text:p text:style-name="P1"><text:span text:style-name="T1">Vào trễ, tối qua làm việc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2.5854in" draw:caption-point-x="-0.2402in" draw:caption-point-y="0.6094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5854in" draw:caption-point-x="-0.2402in" draw:caption-point-y="0.6094in">
              <dc:date>2016-06-14T00:00:00</dc:date>
              <text:p text:style-name="P1"><text:span text:style-name="T1">Ngủ quên, vô trễ, 1h45 phút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2.5917in" draw:caption-point-x="-0.2402in" draw:caption-point-y="0.6031in">
              <dc:date>2016-06-24T00:00:00</dc:date>
              <text:p text:style-name="P1"><text:span text:style-name="T1">Bện chút việc nên xin vào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2.5929in" draw:caption-point-x="-0.2402in" draw:caption-point-y="0.602in">
              <dc:date>2016-06-27T00:00:00</dc:date>
              <text:p text:style-name="P1"><text:span text:style-name="T1">Đưa ng nhà ra sân ba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2.5941in" draw:caption-point-x="-0.2402in" draw:caption-point-y="0.6008in">
              <dc:date>2016-06-28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2.5953in" draw:caption-point-x="-0.2402in" draw:caption-point-y="0.5996in">
              <dc:date>2016-06-30T00:00:00</dc:date>
              <text:p text:style-name="P1"><text:span text:style-name="T1">Tối qua làm trễ, 9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23" table:formula="of:=SUM([.D15:.AG15])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2.8283in" draw:caption-point-x="-0.2402in" draw:caption-point-y="0.6142in">
              <dc:date>2016-06-02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8311in" draw:caption-point-x="-0.2402in" draw:caption-point-y="0.6114in">
              <dc:date>2016-06-09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2.837in" draw:caption-point-x="-0.2402in" draw:caption-point-y="0.6055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23" table:formula="of:=SUM([.D16:.AG16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123" table:formula="of:=SUM([.D17:.AG17])" office:value-type="float" office:value="0">
            <text:p>0</text:p>
          </table:table-cell>
          <table:table-cell table:style-name="ce127" table:number-columns-repeated="8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3.3315in" draw:caption-point-x="-0.2402in" draw:caption-point-y="0.6067in">
              <dc:date>2016-06-17T00:00:00</dc:date>
              <text:p text:style-name="P1"><text:span text:style-name="T1">Qua BHXH đăng ký BHTN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23" table:formula="of:=SUM([.D18:.AG18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3.5839in" draw:caption-point-x="-0.2402in" draw:caption-point-y="0.602in">
              <dc:date>2016-06-27T00:00:00</dc:date>
              <text:p text:style-name="P1"><text:span text:style-name="T1">Đi khám lưng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MaiNTT</text:p>
          </table:table-cell>
          <table:table-cell table:style-name="ce123" table:formula="of:=SUM([.D19:.AG19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5.202in" svg:y="3.8319in" draw:caption-point-x="-0.2402in" draw:caption-point-y="0.6016in">
              <dc:date>2016-06-28T00:00:00</dc:date>
              <text:p text:style-name="P1"><text:span text:style-name="T1">Chở bạn qua chỗ pv nên vô trễ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amTV</text:p>
          </table:table-cell>
          <table:table-cell table:style-name="ce123" table:formula="of:=SUM([.D20:.AG20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4.0669in" draw:caption-point-x="-0.2402in" draw:caption-point-y="0.6142in">
              <dc:date>2016-06-02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4.0685in" draw:caption-point-x="-0.2402in" draw:caption-point-y="0.6126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4.0736in" draw:caption-point-x="-0.2402in" draw:caption-point-y="0.6075in">
              <dc:date>2016-06-15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4622in" svg:y="4.0772in" draw:caption-point-x="-0.2402in" draw:caption-point-y="0.6039in">
              <dc:date>2016-06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hanHTH</text:p>
          </table:table-cell>
          <table:table-cell table:style-name="ce123" table:formula="of:=SUM([.D21:.AG21])" office:value-type="float" office:value="0">
            <text:p>0</text:p>
          </table:table-cell>
          <table:table-cell table:style-name="ce127" table:number-columns-repeated="21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hanNM</text:p>
          </table:table-cell>
          <table:table-cell table:style-name="ce123" table:formula="of:=SUM([.D22:.AG22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PhuongTH</text:p>
          </table:table-cell>
          <table:table-cell table:style-name="ce123" table:formula="of:=SUM([.D23:.AG23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4.8146in" draw:caption-point-x="-0.2402in" draw:caption-point-y="0.6094in">
              <dc:date>2016-06-15T00:00:00</dc:date>
              <text:p text:style-name="P1"><text:span text:style-name="T1">Bị đau ră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0.1791in" svg:y="4.8177in" draw:caption-point-x="-0.2402in" draw:caption-point-y="0.6063in">
              <dc:date>2016-06-17T00:00:00</dc:date>
              <text:p text:style-name="P1"><text:span text:style-name="T1">Bị sốt, nghỉ buổi chiều</text:span></text:p>
            </office:annotation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3" draw:text-style-name="P1" svg:width="1.1413in" svg:height="0.7012in" svg:x="12.0059in" svg:y="4.8193in" draw:caption-point-x="-0.2402in" draw:caption-point-y="0.6047in">
              <dc:date>2016-06-21T00:00:00</dc:date>
              <text:p text:style-name="P1"><text:span text:style-name="T1">Buổi sáng đi làm răng, ~10h10 vào cty. Tính nghỉ nữa buổi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4.8201in" draw:caption-point-x="-0.2402in" draw:caption-point-y="0.6039in">
              <dc:date>2016-06-22T00:00:00</dc:date>
              <text:p text:style-name="P1"><text:span text:style-name="T1">Xe bị hư, 9h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SonPX</text:p>
          </table:table-cell>
          <table:table-cell table:style-name="ce123" table:formula="of:=SUM([.D24:.AG24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5.063in" draw:caption-point-x="-0.2402in" draw:caption-point-y="0.6087in">
              <dc:date>2016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ienND</text:p>
          </table:table-cell>
          <table:table-cell table:style-name="ce123" table:formula="of:=SUM([.D25:.AG25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5.3091in" draw:caption-point-x="-0.2402in" draw:caption-point-y="0.6102in">
              <dc:date>2016-06-1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aoDTH</text:p>
          </table:table-cell>
          <table:table-cell table:style-name="ce123" table:formula="of:=SUM([.D26:.AG26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5.5547in" draw:caption-point-x="-0.2402in" draw:caption-point-y="0.6126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5.5579in" draw:caption-point-x="-0.2402in" draw:caption-point-y="0.6094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15.6587in" svg:y="5.5669in" draw:caption-point-x="-0.2402in" draw:caption-point-y="0.6004in">
              <dc:date>2016-06-29T00:00:00</dc:date>
              <text:p text:style-name="P1"><text:span text:style-name="T1">Bị đau bụ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amDT</text:p>
          </table:table-cell>
          <table:table-cell table:style-name="ce123" table:formula="of:=SUM([.D27:.AG27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5.8039in" draw:caption-point-x="-0.2402in" draw:caption-point-y="0.611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8.2878in" svg:y="5.8055in" draw:caption-point-x="-0.2402in" draw:caption-point-y="0.6094in">
              <dc:date>2016-06-14T00:00:00</dc:date>
              <text:p text:style-name="P1"><text:span text:style-name="T1">Nghỉ buổi sáng, bị té xe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inhT</text:p>
          </table:table-cell>
          <table:table-cell table:style-name="ce123" table:formula="of:=SUM([.D28:.AG28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9.2661in" svg:y="6.0543in" draw:caption-point-x="-0.2402in" draw:caption-point-y="0.6083in">
              <dc:date>2016-06-15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6.0594in" draw:caption-point-x="-0.2402in" draw:caption-point-y="0.6031in">
              <dc:date>2016-06-24T00:00:00</dc:date>
              <text:p text:style-name="P1"><text:span text:style-name="T1">Xe bị lủng, ~8h30 vào cty</text:span></text:p>
            </office:annotation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ongDN</text:p>
          </table:table-cell>
          <table:table-cell table:style-name="ce123" table:formula="of:=SUM([.D29:.AG29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6.2976in" draw:caption-point-x="-0.2402in" draw:caption-point-y="0.6126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6.2984in" draw:caption-point-x="-0.2402in" draw:caption-point-y="0.6118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6.3008in" draw:caption-point-x="-0.2402in" draw:caption-point-y="0.6094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6.3035in" draw:caption-point-x="-0.2402in" draw:caption-point-y="0.6067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6.3047in" draw:caption-point-x="-0.2402in" draw:caption-point-y="0.6055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12.9189in" svg:y="6.3067in" draw:caption-point-x="-0.2402in" draw:caption-point-y="0.6035in">
              <dc:date>2016-06-23T00:00:00</dc:date>
              <text:p text:style-name="P1"><text:span text:style-name="T1">Bị ốm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6.3083in" draw:caption-point-x="-0.2402in" draw:caption-point-y="0.602in">
              <dc:date>2016-06-27T00:00:00</dc:date>
              <text:p text:style-name="P1"><text:span text:style-name="T1">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6.3098in" draw:caption-point-x="-0.2402in" draw:caption-point-y="0.6004in">
              <dc:date>2016-06-2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6.3102in" draw:caption-point-x="-0.2402in" draw:caption-point-y="0.6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uyLTT</text:p>
          </table:table-cell>
          <table:table-cell table:style-name="ce123" table:formula="of:=SUM([.D30:.AG30])" office:value-type="float" office:value="1.5">
            <text:p>1.5</text:p>
          </table:table-cell>
          <table:table-cell table:style-name="ce127" office:value-type="float" office:value="0.5">
            <office:annotation draw:style-name="gr4" draw:text-style-name="P1" svg:width="1.1413in" svg:height="0.3902in" svg:x="2.6457in" svg:y="6.5437in" draw:caption-point-x="-0.2402in" draw:caption-point-y="0.6142in">
              <dc:date>2016-06-01T00:00:00</dc:date>
              <text:p text:style-name="P1"><text:span text:style-name="T1">Đưa bà ngoại đi khám bệnh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6.5437in" draw:caption-point-x="-0.2402in" draw:caption-point-y="0.6142in">
              <dc:date>2016-06-02T00:00:00</dc:date>
              <text:p text:style-name="P1"><text:span text:style-name="T1">Chở bà ra bến xe nên vô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6.5453in" draw:caption-point-x="-0.2402in" draw:caption-point-y="0.6126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6.5461in" draw:caption-point-x="-0.2402in" draw:caption-point-y="0.6118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6.5465in" draw:caption-point-x="-0.2402in" draw:caption-point-y="0.6114in">
              <dc:date>2016-06-09T00:00:00</dc:date>
              <text:p text:style-name="P1"><text:span text:style-name="T1">Bận việc nhà nên tới trễ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6.5469in" draw:caption-point-x="-0.2402in" draw:caption-point-y="0.611in">
              <dc:date>2016-06-10T00:00:00</dc:date>
              <text:p text:style-name="P1"><text:span text:style-name="T1">Bận việc nhà, ~8h3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8.7768in" svg:y="6.5484in" draw:caption-point-x="-0.2402in" draw:caption-point-y="0.6094in">
              <dc:date>2016-06-14T00:00:00</dc:date>
              <text:p text:style-name="P1"><text:span text:style-name="T1">Chở mẹ đi cv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6.5488in" draw:caption-point-x="-0.2402in" draw:caption-point-y="0.6091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2.0059in" svg:y="6.5528in" draw:caption-point-x="-0.2402in" draw:caption-point-y="0.6051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6.5559in" draw:caption-point-x="-0.2402in" draw:caption-point-y="0.602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6.5528in" draw:caption-point-x="-0.2402in" draw:caption-point-y="0.6051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6.5579in" draw:caption-point-x="-0.2402in" draw:caption-point-y="0.6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oiDB</text:p>
          </table:table-cell>
          <table:table-cell table:style-name="ce123" table:formula="of:=SUM([.D31:.AG31])" office:value-type="float" office:value="0.5"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6.7913in" draw:caption-point-x="-0.2402in" draw:caption-point-y="0.6142in">
              <dc:date>2016-06-02T00:00:00</dc:date>
              <text:p text:style-name="P1"><text:span text:style-name="T1">anh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4.9287in" svg:y="6.7929in" draw:caption-point-x="-0.2402in" draw:caption-point-y="0.6126in">
              <dc:date>2016-06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6.7937in" draw:caption-point-x="-0.2402in" draw:caption-point-y="0.6118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6.7961in" draw:caption-point-x="-0.2402in" draw:caption-point-y="0.6094in">
              <dc:date>2016-06-14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6.7988in" draw:caption-point-x="-0.2402in" draw:caption-point-y="0.6067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6.8004in" draw:caption-point-x="-0.2402in" draw:caption-point-y="0.6051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3.3756in" svg:y="6.8024in" draw:caption-point-x="-0.2402in" draw:caption-point-y="0.6031in">
              <dc:date>2016-06-24T00:00:00</dc:date>
              <text:p text:style-name="P1"><text:span text:style-name="T1">Bị mệt, đau đầu, xin vào trễ, `9h15 vào cty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6.8055in" draw:caption-point-x="-0.2402in" draw:caption-point-y="0.6in">
              <dc:date>2016-06-30T00:00:00</dc:date>
              <text:p text:style-name="P1"><text:span text:style-name="T1">8h40 vả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ruyenLVC</text:p>
          </table:table-cell>
          <table:table-cell table:style-name="ce123" table:formula="of:=SUM([.D32:.AG32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7.05in" draw:caption-point-x="-0.2402in" draw:caption-point-y="0.6031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ietBA</text:p>
          </table:table-cell>
          <table:table-cell table:style-name="ce123" table:formula="of:=SUM([.D33:.AG33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7.2898in" draw:caption-point-x="-0.2402in" draw:caption-point-y="0.611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7.2913in" draw:caption-point-x="-0.2402in" draw:caption-point-y="0.6094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7.2913in" draw:caption-point-x="-0.2402in" draw:caption-point-y="0.6094in">
              <dc:date>2016-06-14T00:00:00</dc:date>
              <text:p text:style-name="P1"><text:span text:style-name="T1">Đi trễ, 8h 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7.2949in" draw:caption-point-x="-0.2402in" draw:caption-point-y="0.6059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7.2988in" draw:caption-point-x="-0.2402in" draw:caption-point-y="0.602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7.3004in" draw:caption-point-x="-0.2402in" draw:caption-point-y="0.6004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inhP</text:p>
          </table:table-cell>
          <table:table-cell table:style-name="ce123" table:formula="of:=SUM([.D34:.AG34])" office:value-type="float" office:value="3">
            <text:p>3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8.2878in" svg:y="7.539in" draw:caption-point-x="-0.2402in" draw:caption-point-y="0.6094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7.539in" draw:caption-point-x="-0.2402in" draw:caption-point-y="0.6094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7.539in" draw:caption-point-x="-0.2402in" draw:caption-point-y="0.6094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VuNA</text:p>
          </table:table-cell>
          <table:table-cell table:style-name="ce123" table:formula="of:=SUM([.D35:.AG35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0"/>
          <table:table-cell table:style-name="ce128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1" table:number-columns-repeated="7"/>
          <table:table-cell table:style-name="ce128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 table:number-rows-repeated="983136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7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42"/>
        <table:table-column table:style-name="co22" table:number-columns-repeated="7" table:default-cell-style-name="ce142"/>
        <table:table-column table:style-name="co21" table:number-columns-repeated="16" table:default-cell-style-name="ce142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37" table:number-columns-repeated="8"/>
          <table:table-cell table:style-name="ce145" office:value-type="string" table:number-columns-spanned="2" table:number-rows-spanned="1">
            <text:p>Month</text:p>
          </table:table-cell>
          <table:covered-table-cell table:style-name="ce146"/>
          <table:table-cell table:style-name="ce147" table:content-validation-name="val1" office:value-type="float" office:value="7" table:number-columns-spanned="2" table:number-rows-spanned="1">
            <text:p>7</text:p>
          </table:table-cell>
          <table:covered-table-cell table:style-name="ce146"/>
          <table:table-cell table:style-name="ce145" office:value-type="string" table:number-columns-spanned="2" table:number-rows-spanned="1">
            <text:p>Year</text:p>
          </table:table-cell>
          <table:covered-table-cell table:style-name="ce146"/>
          <table:table-cell table:style-name="ce145" office:value-type="float" office:value="2016" table:number-columns-spanned="2" table:number-rows-spanned="1">
            <text:p>2016</text:p>
          </table:table-cell>
          <table:covered-table-cell table:style-name="ce148"/>
          <table:table-cell table:style-name="ce137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38" table:formula="of:=DATE([.$R$1];[.N1];1)" office:value-type="date" office:date-value="2016-07-01">
            <text:p>01</text:p>
          </table:table-cell>
          <table:table-cell table:style-name="ce138" table:formula="of:=[.D2]+1" office:value-type="date" office:date-value="2016-07-02">
            <text:p>02</text:p>
          </table:table-cell>
          <table:table-cell table:style-name="ce138" table:formula="of:=[.E2]+1" office:value-type="date" office:date-value="2016-07-03">
            <text:p>03</text:p>
          </table:table-cell>
          <table:table-cell table:style-name="ce138" table:formula="of:=[.F2]+1" office:value-type="date" office:date-value="2016-07-04">
            <text:p>04</text:p>
          </table:table-cell>
          <table:table-cell table:style-name="ce138" table:formula="of:=[.G2]+1" office:value-type="date" office:date-value="2016-07-05">
            <text:p>05</text:p>
          </table:table-cell>
          <table:table-cell table:style-name="ce138" table:formula="of:=[.H2]+1" office:value-type="date" office:date-value="2016-07-06">
            <text:p>06</text:p>
          </table:table-cell>
          <table:table-cell table:style-name="ce138" table:formula="of:=[.I2]+1" office:value-type="date" office:date-value="2016-07-07">
            <text:p>07</text:p>
          </table:table-cell>
          <table:table-cell table:style-name="ce138" table:formula="of:=[.J2]+1" office:value-type="date" office:date-value="2016-07-08">
            <text:p>08</text:p>
          </table:table-cell>
          <table:table-cell table:style-name="ce138" table:formula="of:=[.K2]+1" office:value-type="date" office:date-value="2016-07-09">
            <text:p>09</text:p>
          </table:table-cell>
          <table:table-cell table:style-name="ce138" table:formula="of:=[.L2]+1" office:value-type="date" office:date-value="2016-07-10">
            <text:p>10</text:p>
          </table:table-cell>
          <table:table-cell table:style-name="ce138" table:formula="of:=[.M2]+1" office:value-type="date" office:date-value="2016-07-11">
            <text:p>11</text:p>
          </table:table-cell>
          <table:table-cell table:style-name="ce138" table:formula="of:=[.N2]+1" office:value-type="date" office:date-value="2016-07-12">
            <text:p>12</text:p>
          </table:table-cell>
          <table:table-cell table:style-name="ce138" table:formula="of:=[.O2]+1" office:value-type="date" office:date-value="2016-07-13">
            <text:p>13</text:p>
          </table:table-cell>
          <table:table-cell table:style-name="ce138" table:formula="of:=[.P2]+1" office:value-type="date" office:date-value="2016-07-14">
            <text:p>14</text:p>
          </table:table-cell>
          <table:table-cell table:style-name="ce138" table:formula="of:=[.Q2]+1" office:value-type="date" office:date-value="2016-07-15">
            <text:p>15</text:p>
          </table:table-cell>
          <table:table-cell table:style-name="ce138" table:formula="of:=[.R2]+1" office:value-type="date" office:date-value="2016-07-16">
            <text:p>16</text:p>
          </table:table-cell>
          <table:table-cell table:style-name="ce138" table:formula="of:=[.S2]+1" office:value-type="date" office:date-value="2016-07-17">
            <text:p>17</text:p>
          </table:table-cell>
          <table:table-cell table:style-name="ce138" table:formula="of:=[.T2]+1" office:value-type="date" office:date-value="2016-07-18">
            <text:p>18</text:p>
          </table:table-cell>
          <table:table-cell table:style-name="ce138" table:formula="of:=[.U2]+1" office:value-type="date" office:date-value="2016-07-19">
            <text:p>19</text:p>
          </table:table-cell>
          <table:table-cell table:style-name="ce138" table:formula="of:=[.V2]+1" office:value-type="date" office:date-value="2016-07-20">
            <text:p>20</text:p>
          </table:table-cell>
          <table:table-cell table:style-name="ce138" table:formula="of:=[.W2]+1" office:value-type="date" office:date-value="2016-07-21">
            <text:p>21</text:p>
          </table:table-cell>
          <table:table-cell table:style-name="ce138" table:formula="of:=[.X2]+1" office:value-type="date" office:date-value="2016-07-22">
            <text:p>22</text:p>
          </table:table-cell>
          <table:table-cell table:style-name="ce138" table:formula="of:=[.Y2]+1" office:value-type="date" office:date-value="2016-07-23">
            <text:p>23</text:p>
          </table:table-cell>
          <table:table-cell table:style-name="ce138" table:formula="of:=[.Z2]+1" office:value-type="date" office:date-value="2016-07-24">
            <text:p>24</text:p>
          </table:table-cell>
          <table:table-cell table:style-name="ce138" table:formula="of:=[.AA2]+1" office:value-type="date" office:date-value="2016-07-25">
            <text:p>25</text:p>
          </table:table-cell>
          <table:table-cell table:style-name="ce138" table:formula="of:=[.AB2]+1" office:value-type="date" office:date-value="2016-07-26">
            <text:p>26</text:p>
          </table:table-cell>
          <table:table-cell table:style-name="ce138" table:formula="of:=[.AC2]+1" office:value-type="date" office:date-value="2016-07-27">
            <text:p>27</text:p>
          </table:table-cell>
          <table:table-cell table:style-name="ce138" table:formula="of:=[.AD2]+1" office:value-type="date" office:date-value="2016-07-28">
            <text:p>28</text:p>
          </table:table-cell>
          <table:table-cell table:style-name="ce138" table:formula="of:=[.AE2]+1" office:value-type="date" office:date-value="2016-07-29">
            <text:p>29</text:p>
          </table:table-cell>
          <table:table-cell table:style-name="ce138" table:formula="of:=[.AF2]+1" office:value-type="date" office:date-value="2016-07-30">
            <text:p>30</text:p>
          </table:table-cell>
          <table:table-cell table:style-name="ce138" table:formula="of:=[.AG2]+1" office:value-type="date" office:date-value="2016-07-31">
            <text:p>3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39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36" table:formula="of:=SUM([.D4:.AH4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0.1075in" draw:caption-point-x="-0.2402in" draw:caption-point-y="0.6106in">
              <dc:date>2016-07-06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5.3854in" svg:y="0.1079in" draw:caption-point-x="-0.2402in" draw:caption-point-y="0.6102in">
              <dc:date>2016-07-07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7768in" svg:y="0.113in" draw:caption-point-x="-0.2402in" draw:caption-point-y="0.6051in">
              <dc:date>2016-07-15T00:00:00</dc:date>
              <text:p text:style-name="P1"><text:span text:style-name="T1">Nghỉ buổi chiều , bị ốm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0.1138in" draw:caption-point-x="-0.2402in" draw:caption-point-y="0.6043in">
              <dc:date>2016-07-18T00:00:00</dc:date>
              <text:p text:style-name="P1"><text:span text:style-name="T1">Bận việc nhà, 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0.1154in" draw:caption-point-x="-0.2402in" draw:caption-point-y="0.6028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office:annotation draw:style-name="gr7" draw:text-style-name="P1" svg:width="1.1413in" svg:height="0.2634in" svg:x="12.0059in" svg:y="0.1157in" draw:caption-point-x="-0.2402in" draw:caption-point-y="0.6024in">
              <dc:date>2016-07-2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202in" svg:y="0.1189in" draw:caption-point-x="-0.2402in" draw:caption-point-y="0.5992in">
              <dc:date>2016-07-28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36" table:formula="of:=SUM([.D5:.AH5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4.472in" svg:y="0.3535in" draw:caption-point-x="-0.2402in" draw:caption-point-y="0.6122in">
              <dc:date>2016-07-04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0.3579in" draw:caption-point-x="-0.2402in" draw:caption-point-y="0.6079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0.3614in" draw:caption-point-x="-0.2402in" draw:caption-point-y="0.6043in">
              <dc:date>2016-07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0.3673in" draw:caption-point-x="-0.2402in" draw:caption-point-y="0.5984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36" table:formula="of:=SUM([.D6:.AH6])" office:value-type="float" office:value="1"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2.6457in" svg:y="0.6in" draw:caption-point-x="-0.2402in" draw:caption-point-y="0.6134in">
              <dc:date>2016-06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36" table:formula="of:=SUM([.D7:.AH7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0.8476in" draw:caption-point-x="-0.2402in" draw:caption-point-y="0.6134in">
              <dc:date>2016-07-01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0.8508in" draw:caption-point-x="-0.2402in" draw:caption-point-y="0.6102in">
              <dc:date>2016-07-0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9.2661in" svg:y="0.8579in" draw:caption-point-x="-0.2402in" draw:caption-point-y="0.6031in">
              <dc:date>2016-07-19T00:00:00</dc:date>
              <text:p text:style-name="P1"><text:span text:style-name="T1">Đi học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0.8598in" draw:caption-point-x="-0.2402in" draw:caption-point-y="0.6012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0.8626in" draw:caption-point-x="-0.2402in" draw:caption-point-y="0.5984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36" table:formula="of:=SUM([.D8:.AH8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1075in" draw:caption-point-x="-0.2402in" draw:caption-point-y="0.6012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1.1102in" draw:caption-point-x="-0.2402in" draw:caption-point-y="0.5984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36" table:formula="of:=SUM([.D9:.AH9])" office:value-type="float" office:value="4">
            <text:p>4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1.3488in" draw:caption-point-x="-0.2402in" draw:caption-point-y="0.6079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1.3531in" draw:caption-point-x="-0.2402in" draw:caption-point-y="0.6035in">
              <dc:date>2016-07-18T00:00:00</dc:date>
              <text:p text:style-name="P1"><text:span text:style-name="T1">Về sớm trc 1h15 '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1.3429in" draw:caption-point-x="-0.2402in" draw:caption-point-y="0.6138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1.3429in" draw:caption-point-x="-0.2402in" draw:caption-point-y="0.6138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1.3429in" draw:caption-point-x="-0.2402in" draw:caption-point-y="0.6138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1.3429in" draw:caption-point-x="-0.2402in" draw:caption-point-y="0.6138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36" table:formula="of:=SUM([.D10:.AH10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7" draw:text-style-name="P1" svg:width="1.1413in" svg:height="0.2634in" svg:x="10.6358in" svg:y="1.6in" draw:caption-point-x="-0.2402in" draw:caption-point-y="0.6043in">
              <dc:date>2016-07-18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36" table:formula="of:=SUM([.D11:.AH11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8508in" draw:caption-point-x="-0.2402in" draw:caption-point-y="0.6012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1.8508in" draw:caption-point-x="-0.2402in" draw:caption-point-y="0.6012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4.7457in" svg:y="1.8528in" draw:caption-point-x="-0.2402in" draw:caption-point-y="0.5992in">
              <dc:date>2016-07-28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36" table:formula="of:=SUM([.D12:.AH12])" office:value-type="float" office:value="5">
            <text:p>5</text:p>
          </table:table-cell>
          <table:table-cell table:style-name="ce140" office:value-type="float" office:value="1">
            <office:annotation draw:style-name="gr2" draw:text-style-name="P1" svg:width="1.1413in" svg:height="0.5457in" svg:x="2.6457in" svg:y="2.0866in" draw:caption-point-x="-0.2402in" draw:caption-point-y="0.613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1">
            <office:annotation draw:style-name="gr2" draw:text-style-name="P1" svg:width="1.1413in" svg:height="0.5457in" svg:x="4.0157in" svg:y="2.0866in" draw:caption-point-x="-0.2402in" draw:caption-point-y="0.613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office:value-type="float" office:value="0.5">
            <office:annotation draw:style-name="gr4" draw:text-style-name="P1" svg:width="1.1413in" svg:height="0.3902in" svg:x="4.472in" svg:y="2.0898in" draw:caption-point-x="-0.2402in" draw:caption-point-y="0.6098in">
              <dc:date>2016-07-07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4.9287in" svg:y="2.089in" draw:caption-point-x="-0.2402in" draw:caption-point-y="0.6106in">
              <dc:date>2016-07-06T00:00:00</dc:date>
              <text:p text:style-name="P1"><text:span text:style-name="T1">Qua trưởng họp, nghỉ buổi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2.0909in" draw:caption-point-x="-0.2402in" draw:caption-point-y="0.6087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7.7988in" svg:y="2.0909in" draw:caption-point-x="-0.2402in" draw:caption-point-y="0.6087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36" table:formula="of:=SUM([.D13:.AH13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36" table:formula="of:=SUM([.D14:.AH14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5.3854in" svg:y="2.585in" draw:caption-point-x="-0.2402in" draw:caption-point-y="0.6098in">
              <dc:date>2016-07-07T00:00:00</dc:date>
              <text:p text:style-name="P1"><text:span text:style-name="T1">Bận việc riêng, đi ra ngoài, 9h1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2.5965in" draw:caption-point-x="-0.2402in" draw:caption-point-y="0.5984in">
              <dc:date>2016-07-29T00:00:00</dc:date>
              <text:p text:style-name="P1"><text:span text:style-name="T1">8h4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36" table:formula="of:=SUM([.D15:.AH15])" office:value-type="float" office:value="2.5">
            <text:p>2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4.472in" svg:y="2.8311in" draw:caption-point-x="-0.2402in" draw:caption-point-y="0.6114in">
              <dc:date>2016-07-05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7.3094in" svg:y="2.8339in" draw:caption-point-x="-0.2402in" draw:caption-point-y="0.6087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2878in" svg:y="2.8339in" draw:caption-point-x="-0.2402in" draw:caption-point-y="0.6087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2.8398in" draw:caption-point-x="-0.2402in" draw:caption-point-y="0.6028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2.8433in" draw:caption-point-x="-0.2402in" draw:caption-point-y="0.5992in">
              <dc:date>2016-07-28T00:00:00</dc:date>
              <text:p text:style-name="P1"><text:span text:style-name="T1">Bận việc nhà, off buổi <text:s/>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2.8441in" draw:caption-point-x="-0.2402in" draw:caption-point-y="0.5984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36" table:formula="of:=SUM([.D16:.AH16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3.087in" draw:caption-point-x="-0.2402in" draw:caption-point-y="0.6031in">
              <dc:date>2016-07-19T00:00:00</dc:date>
              <text:p text:style-name="P1"><text:span text:style-name="T1">Bận việc nhà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136" table:formula="of:=SUM([.D17:.AH17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3.3339in" draw:caption-point-x="-0.2402in" draw:caption-point-y="0.6043in">
              <dc:date>2016-07-18T00:00:00</dc:date>
              <text:p text:style-name="P1"><text:span text:style-name="T1">Bận việc nhà, xin đi trễ ~1,5h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36" table:formula="of:=SUM([.D18:.AH18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3.5799in" draw:caption-point-x="-0.2402in" draw:caption-point-y="0.6059in">
              <dc:date>2016-07-14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3.5823in" draw:caption-point-x="-0.2402in" draw:caption-point-y="0.6035in">
              <dc:date>2016-07-18T00:00:00</dc:date>
              <text:p text:style-name="P1"><text:span text:style-name="T1">Bị mệt, đau lư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ietNVT</text:p>
          </table:table-cell>
          <table:table-cell table:style-name="ce136" table:formula="of:=SUM([.D19:.AH19])" office:value-type="float" office:value="1">
            <text:p>1</text:p>
          </table:table-cell>
          <table:table-cell table:style-name="ce140" table:number-columns-repeated="3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3.8315in" draw:caption-point-x="-0.2402in" draw:caption-point-y="0.602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136" table:formula="of:=SUM([.D20:.AH20])" office:value-type="float" office:value="3.5">
            <text:p>3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0677in" draw:caption-point-x="-0.2402in" draw:caption-point-y="0.6134in">
              <dc:date>2016-07-01T00:00:00</dc:date>
              <text:p text:style-name="P1"><text:span text:style-name="T1">Bị đau bụng, xin vô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4.0693in" draw:caption-point-x="-0.2402in" draw:caption-point-y="0.6118in">
              <dc:date>2016-07-05T00:00:00</dc:date>
              <text:p text:style-name="P1"><text:span text:style-name="T1">Đi đăng ký làm thủ tục thi Eng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8.2878in" svg:y="4.0673in" draw:caption-point-x="-0.2402in" draw:caption-point-y="0.6138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8.7768in" svg:y="4.0673in" draw:caption-point-x="-0.2402in" draw:caption-point-y="0.6138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9.2661in" svg:y="4.0673in" draw:caption-point-x="-0.2402in" draw:caption-point-y="0.6138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.5">
            <office:annotation draw:style-name="gr7" draw:text-style-name="P1" svg:width="1.1413in" svg:height="0.2634in" svg:x="10.6358in" svg:y="4.078in" draw:caption-point-x="-0.2402in" draw:caption-point-y="0.6031in">
              <dc:date>2016-07-19T00:00:00</dc:date>
              <text:p text:style-name="P1"><text:span text:style-name="T1">Đi thi Eng</text:span></text:p>
            </office:annotation>
            <text:p>0.5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136" table:formula="of:=SUM([.D21:.AH21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3154in" draw:caption-point-x="-0.2402in" draw:caption-point-y="0.6134in">
              <dc:date>2016-07-01T00:00:00</dc:date>
              <text:p text:style-name="P1"><text:span text:style-name="T1">Đưa con đi chích ngừa, vô trễ</text:span></text:p>
            </office:annotation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5.8421in" svg:y="4.3197in" draw:caption-point-x="-0.2402in" draw:caption-point-y="0.6091in">
              <dc:date>2016-07-08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hanHTH</text:p>
          </table:table-cell>
          <table:table-cell table:style-name="ce136" table:formula="of:=SUM([.D22:.AH22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136" table:formula="of:=SUM([.D23:.AH23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hatLCM</text:p>
          </table:table-cell>
          <table:table-cell table:style-name="ce136" table:formula="of:=SUM([.D24:.AH24])" office:value-type="float" office:value="3">
            <text:p>3</text:p>
          </table:table-cell>
          <table:table-cell table:style-name="ce140" table:number-columns-repeated="10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7.7988in" svg:y="5.0654in" draw:caption-point-x="-0.2402in" draw:caption-point-y="0.6063in">
              <dc:date>2016-07-12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9.2661in" svg:y="5.0661in" draw:caption-point-x="-0.2402in" draw:caption-point-y="0.6055in">
              <dc:date>2016-07-15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5.0697in" draw:caption-point-x="-0.2402in" draw:caption-point-y="0.602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5.0697in" draw:caption-point-x="-0.2402in" draw:caption-point-y="0.602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5.0732in" draw:caption-point-x="-0.2402in" draw:caption-point-y="0.5984in">
              <dc:date>2016-07-29T00:00:00</dc:date>
              <text:p text:style-name="P1"><text:span text:style-name="T1">Xa bị lủng xăm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huPHQ</text:p>
          </table:table-cell>
          <table:table-cell table:style-name="ce136" table:formula="of:=SUM([.D25:.AH25])" office:value-type="float" office:value="0">
            <text:p>0</text:p>
          </table:table-cell>
          <table:table-cell table:style-name="ce140" table:number-columns-repeated="24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PhuongTH</text:p>
          </table:table-cell>
          <table:table-cell table:style-name="ce136" table:formula="of:=SUM([.D26:.AH26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SonPX</text:p>
          </table:table-cell>
          <table:table-cell table:style-name="ce136" table:formula="of:=SUM([.D27:.AH27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5.8063in" draw:caption-point-x="-0.2402in" draw:caption-point-y="0.6087in">
              <dc:date>2016-07-11T00:00:00</dc:date>
              <text:p text:style-name="P1"><text:span text:style-name="T1">Bận việc nhà đột xuấ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ienND</text:p>
          </table:table-cell>
          <table:table-cell table:style-name="ce136" table:formula="of:=SUM([.D28:.AH28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aoDTH</text:p>
          </table:table-cell>
          <table:table-cell table:style-name="ce136" table:formula="of:=SUM([.D29:.AH29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6.2984in" draw:caption-point-x="-0.2402in" draw:caption-point-y="0.6118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6.3in" draw:caption-point-x="-0.2402in" draw:caption-point-y="0.6102in">
              <dc:date>2016-07-07T00:00:00</dc:date>
              <text:p text:style-name="P1"><text:span text:style-name="T1">Xe hư dọc đường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2878in" svg:y="6.3039in" draw:caption-point-x="-0.2402in" draw:caption-point-y="0.6063in">
              <dc:date>2016-07-13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6.3043in" draw:caption-point-x="-0.2402in" draw:caption-point-y="0.6059in">
              <dc:date>2016-07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2.4622in" svg:y="6.3083in" draw:caption-point-x="-0.2402in" draw:caption-point-y="0.602in">
              <dc:date>2016-07-22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6.3126in" draw:caption-point-x="-0.2402in" draw:caption-point-y="0.5976in">
              <dc:date>2016-08-02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amDT</text:p>
          </table:table-cell>
          <table:table-cell table:style-name="ce136" table:formula="of:=SUM([.D30:.AH30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4.0157in" svg:y="6.548in" draw:caption-point-x="-0.2402in" draw:caption-point-y="0.6098in">
              <dc:date>2016-07-07T00:00:00</dc:date>
              <text:p text:style-name="P1"><text:span text:style-name="T1">Bị đau bụng, đi trễ: 9h2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inhT</text:p>
          </table:table-cell>
          <table:table-cell table:style-name="ce136" table:formula="of:=SUM([.D31:.AH31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12.0059in" svg:y="6.8035in" draw:caption-point-x="-0.2402in" draw:caption-point-y="0.602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ongDN</text:p>
          </table:table-cell>
          <table:table-cell table:style-name="ce136" table:formula="of:=SUM([.D32:.AH32])" office:value-type="float" office:value="3">
            <text:p>3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7.0398in" draw:caption-point-x="-0.2402in" draw:caption-point-y="0.6134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7.05in" draw:caption-point-x="-0.2402in" draw:caption-point-y="0.6031in">
              <dc:date>2016-07-1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7.05in" draw:caption-point-x="-0.2402in" draw:caption-point-y="0.6031in">
              <dc:date>2016-07-1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7.05in" draw:caption-point-x="-0.2402in" draw:caption-point-y="0.6031in">
              <dc:date>2016-07-1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9.2661in" svg:y="7.05in" draw:caption-point-x="-0.2402in" draw:caption-point-y="0.6031in">
              <dc:date>2016-07-1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7.0488in" draw:caption-point-x="-0.2402in" draw:caption-point-y="0.6043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7.052in" draw:caption-point-x="-0.2402in" draw:caption-point-y="0.6012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7.0524in" draw:caption-point-x="-0.2402in" draw:caption-point-y="0.6008in">
              <dc:date>2016-07-26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4.7457in" svg:y="7.05in" draw:caption-point-x="-0.2402in" draw:caption-point-y="0.6031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5.202in" svg:y="7.05in" draw:caption-point-x="-0.2402in" draw:caption-point-y="0.6031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5.6587in" svg:y="7.05in" draw:caption-point-x="-0.2402in" draw:caption-point-y="0.6031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uyLTT</text:p>
          </table:table-cell>
          <table:table-cell table:style-name="ce136" table:formula="of:=SUM([.D33:.AH33])" office:value-type="float" office:value="2">
            <text:p>2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7.2874in" draw:caption-point-x="-0.2402in" draw:caption-point-y="0.6134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7.289in" draw:caption-point-x="-0.2402in" draw:caption-point-y="0.6118in">
              <dc:date>2016-07-19T00:00:00</dc:date>
              <text:p text:style-name="P1"><text:span text:style-name="T1">Chở mẹ đi cv vào trễ 1,5h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5.8421in" svg:y="7.2913in" draw:caption-point-x="-0.2402in" draw:caption-point-y="0.6094in">
              <dc:date>2016-07-07T00:00:00</dc:date>
              <text:p text:style-name="P1"><text:span text:style-name="T1">Nhà có giỗ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7.7988in" svg:y="7.2933in" draw:caption-point-x="-0.2402in" draw:caption-point-y="0.6075in">
              <dc:date>2016-07-19T00:00:00</dc:date>
              <text:p text:style-name="P1"><text:span text:style-name="T1">Buổi sáng làm việc ở nhà, mẹ ốm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7.2965in" draw:caption-point-x="-0.2402in" draw:caption-point-y="0.6043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5492in" svg:y="7.298in" draw:caption-point-x="-0.2402in" draw:caption-point-y="0.6028in">
              <dc:date>2016-07-20T00:00:00</dc:date>
              <text:p text:style-name="P1"><text:span text:style-name="T1">Bí té, đau chân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7.2996in" draw:caption-point-x="-0.2402in" draw:caption-point-y="0.6012in">
              <dc:date>2016-07-25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7.3004in" draw:caption-point-x="-0.2402in" draw:caption-point-y="0.6004in">
              <dc:date>2016-07-26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oiDB</text:p>
          </table:table-cell>
          <table:table-cell table:style-name="ce136" table:formula="of:=SUM([.D34:.AH34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.5">
            <office:annotation draw:style-name="gr4" draw:text-style-name="P1" svg:width="1.1413in" svg:height="0.3902in" svg:x="4.0157in" svg:y="7.5366in" draw:caption-point-x="-0.2402in" draw:caption-point-y="0.6118in">
              <dc:date>2016-07-04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7.5366in" draw:caption-point-x="-0.2402in" draw:caption-point-y="0.6118in">
              <dc:date>2016-07-0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5.8421in" svg:y="7.5457in" draw:caption-point-x="-0.2402in" draw:caption-point-y="0.6028in">
              <dc:date>2016-07-19T00:00:00</dc:date>
              <text:p text:style-name="P1"><text:span text:style-name="T1">8h35 vao2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7.5457in" draw:caption-point-x="-0.2402in" draw:caption-point-y="0.6028in">
              <dc:date>2016-07-19T00:00:00</dc:date>
              <text:p text:style-name="P1"><text:span text:style-name="T1">9hvao cty, ban viec rieng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9.2661in" svg:y="7.5457in" draw:caption-point-x="-0.2402in" draw:caption-point-y="0.6028in">
              <dc:date>2016-07-19T00:00:00</dc:date>
              <text:p text:style-name="P1"><text:span text:style-name="T1">8h40 vô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5492in" svg:y="7.5457in" draw:caption-point-x="-0.2402in" draw:caption-point-y="0.6028in">
              <dc:date>2016-07-20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7.5472in" draw:caption-point-x="-0.2402in" draw:caption-point-y="0.6012in">
              <dc:date>2016-07-2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7.55in" draw:caption-point-x="-0.2402in" draw:caption-point-y="0.5984in">
              <dc:date>2016-07-29T00:00:00</dc:date>
              <text:p text:style-name="P1"><text:span text:style-name="T1">8h35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ruyenLVC</text:p>
          </table:table-cell>
          <table:table-cell table:style-name="ce136" table:formula="of:=SUM([.D35:.AH35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VietBA</text:p>
          </table:table-cell>
          <table:table-cell table:style-name="ce136" table:formula="of:=SUM([.D36:.AH36])" office:value-type="float" office:value="2">
            <text:p>2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8.0307in" draw:caption-point-x="-0.2402in" draw:caption-point-y="0.6134in">
              <dc:date>2016-07-01T00:00:00</dc:date>
              <text:p text:style-name="P1"><text:span text:style-name="T1">Bận chút việc xin vào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8.0323in" draw:caption-point-x="-0.2402in" draw:caption-point-y="0.6118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8.0343in" draw:caption-point-x="-0.2402in" draw:caption-point-y="0.6098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8421in" svg:y="8.0343in" draw:caption-point-x="-0.2402in" draw:caption-point-y="0.6098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8.0382in" draw:caption-point-x="-0.2402in" draw:caption-point-y="0.6059in">
              <dc:date>2016-07-14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9.2661in" svg:y="8.0386in" draw:caption-point-x="-0.2402in" draw:caption-point-y="0.6055in">
              <dc:date>2016-07-18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4622in" svg:y="8.0421in" draw:caption-point-x="-0.2402in" draw:caption-point-y="0.602in">
              <dc:date>2016-07-22T00:00:00</dc:date>
              <text:p text:style-name="P1"><text:span text:style-name="T1">Đi trễ, 8h33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8.0449in" draw:caption-point-x="-0.2402in" draw:caption-point-y="0.5992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3" draw:text-style-name="P1" svg:width="1.1413in" svg:height="0.7012in" svg:x="15.202in" svg:y="8.0457in" draw:caption-point-x="-0.2402in" draw:caption-point-y="0.5984in">
              <dc:date>2016-07-29T00:00:00</dc:date>
              <text:p text:style-name="P1"><text:span text:style-name="T1">Vô trễ hơn 2h, 10h12 vào cty, tính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15.6587in" svg:y="8.0449in" draw:caption-point-x="-0.2402in" draw:caption-point-y="0.5992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VinhP</text:p>
          </table:table-cell>
          <table:table-cell table:style-name="ce136" table:formula="of:=SUM([.D37:.AH37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5.202in" svg:y="8.2933in" draw:caption-point-x="-0.2402in" draw:caption-point-y="0.5984in">
              <dc:date>2016-07-29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VuNA</text:p>
          </table:table-cell>
          <table:table-cell table:style-name="ce136" table:formula="of:=SUM([.D38:.AH38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8.7768in" svg:y="8.5276in" draw:caption-point-x="-0.2402in" draw:caption-point-y="0.6118in">
              <dc:date>2016-07-05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9.2661in" svg:y="8.5276in" draw:caption-point-x="-0.2402in" draw:caption-point-y="0.6118in">
              <dc:date>2016-07-05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3"/>
          <table:table-cell table:style-name="ce141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4" table:number-columns-repeated="7"/>
          <table:table-cell table:style-name="ce141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 table:number-rows-repeated="98313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8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55"/>
        <table:table-column table:style-name="co22" table:number-columns-repeated="7" table:default-cell-style-name="ce155"/>
        <table:table-column table:style-name="co21" table:number-columns-repeated="16" table:default-cell-style-name="ce155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50" table:number-columns-repeated="8"/>
          <table:table-cell table:style-name="ce158" office:value-type="string" table:number-columns-spanned="2" table:number-rows-spanned="1">
            <text:p>Month</text:p>
          </table:table-cell>
          <table:covered-table-cell table:style-name="ce159"/>
          <table:table-cell table:style-name="ce160" table:content-validation-name="val1" office:value-type="float" office:value="8" table:number-columns-spanned="2" table:number-rows-spanned="1">
            <text:p>8</text:p>
          </table:table-cell>
          <table:covered-table-cell table:style-name="ce159"/>
          <table:table-cell table:style-name="ce158" office:value-type="string" table:number-columns-spanned="2" table:number-rows-spanned="1">
            <text:p>Year</text:p>
          </table:table-cell>
          <table:covered-table-cell table:style-name="ce159"/>
          <table:table-cell table:style-name="ce158" office:value-type="float" office:value="2016" table:number-columns-spanned="2" table:number-rows-spanned="1">
            <text:p>2016</text:p>
          </table:table-cell>
          <table:covered-table-cell table:style-name="ce161"/>
          <table:table-cell table:style-name="ce150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51" table:formula="of:=DATE([.$R$1];[.N1];1)" office:value-type="date" office:date-value="2016-08-01">
            <text:p>01</text:p>
          </table:table-cell>
          <table:table-cell table:style-name="ce151" table:formula="of:=[.D2]+1" office:value-type="date" office:date-value="2016-08-02">
            <text:p>02</text:p>
          </table:table-cell>
          <table:table-cell table:style-name="ce151" table:formula="of:=[.E2]+1" office:value-type="date" office:date-value="2016-08-03">
            <text:p>03</text:p>
          </table:table-cell>
          <table:table-cell table:style-name="ce151" table:formula="of:=[.F2]+1" office:value-type="date" office:date-value="2016-08-04">
            <text:p>04</text:p>
          </table:table-cell>
          <table:table-cell table:style-name="ce151" table:formula="of:=[.G2]+1" office:value-type="date" office:date-value="2016-08-05">
            <text:p>05</text:p>
          </table:table-cell>
          <table:table-cell table:style-name="ce151" table:formula="of:=[.H2]+1" office:value-type="date" office:date-value="2016-08-06">
            <text:p>06</text:p>
          </table:table-cell>
          <table:table-cell table:style-name="ce151" table:formula="of:=[.I2]+1" office:value-type="date" office:date-value="2016-08-07">
            <text:p>07</text:p>
          </table:table-cell>
          <table:table-cell table:style-name="ce151" table:formula="of:=[.J2]+1" office:value-type="date" office:date-value="2016-08-08">
            <text:p>08</text:p>
          </table:table-cell>
          <table:table-cell table:style-name="ce151" table:formula="of:=[.K2]+1" office:value-type="date" office:date-value="2016-08-09">
            <text:p>09</text:p>
          </table:table-cell>
          <table:table-cell table:style-name="ce151" table:formula="of:=[.L2]+1" office:value-type="date" office:date-value="2016-08-10">
            <text:p>10</text:p>
          </table:table-cell>
          <table:table-cell table:style-name="ce151" table:formula="of:=[.M2]+1" office:value-type="date" office:date-value="2016-08-11">
            <text:p>11</text:p>
          </table:table-cell>
          <table:table-cell table:style-name="ce151" table:formula="of:=[.N2]+1" office:value-type="date" office:date-value="2016-08-12">
            <text:p>12</text:p>
          </table:table-cell>
          <table:table-cell table:style-name="ce151" table:formula="of:=[.O2]+1" office:value-type="date" office:date-value="2016-08-13">
            <text:p>13</text:p>
          </table:table-cell>
          <table:table-cell table:style-name="ce151" table:formula="of:=[.P2]+1" office:value-type="date" office:date-value="2016-08-14">
            <text:p>14</text:p>
          </table:table-cell>
          <table:table-cell table:style-name="ce151" table:formula="of:=[.Q2]+1" office:value-type="date" office:date-value="2016-08-15">
            <text:p>15</text:p>
          </table:table-cell>
          <table:table-cell table:style-name="ce151" table:formula="of:=[.R2]+1" office:value-type="date" office:date-value="2016-08-16">
            <text:p>16</text:p>
          </table:table-cell>
          <table:table-cell table:style-name="ce151" table:formula="of:=[.S2]+1" office:value-type="date" office:date-value="2016-08-17">
            <text:p>17</text:p>
          </table:table-cell>
          <table:table-cell table:style-name="ce151" table:formula="of:=[.T2]+1" office:value-type="date" office:date-value="2016-08-18">
            <text:p>18</text:p>
          </table:table-cell>
          <table:table-cell table:style-name="ce151" table:formula="of:=[.U2]+1" office:value-type="date" office:date-value="2016-08-19">
            <text:p>19</text:p>
          </table:table-cell>
          <table:table-cell table:style-name="ce151" table:formula="of:=[.V2]+1" office:value-type="date" office:date-value="2016-08-20">
            <text:p>20</text:p>
          </table:table-cell>
          <table:table-cell table:style-name="ce151" table:formula="of:=[.W2]+1" office:value-type="date" office:date-value="2016-08-21">
            <text:p>21</text:p>
          </table:table-cell>
          <table:table-cell table:style-name="ce151" table:formula="of:=[.X2]+1" office:value-type="date" office:date-value="2016-08-22">
            <text:p>22</text:p>
          </table:table-cell>
          <table:table-cell table:style-name="ce151" table:formula="of:=[.Y2]+1" office:value-type="date" office:date-value="2016-08-23">
            <text:p>23</text:p>
          </table:table-cell>
          <table:table-cell table:style-name="ce151" table:formula="of:=[.Z2]+1" office:value-type="date" office:date-value="2016-08-24">
            <text:p>24</text:p>
          </table:table-cell>
          <table:table-cell table:style-name="ce151" table:formula="of:=[.AA2]+1" office:value-type="date" office:date-value="2016-08-25">
            <text:p>25</text:p>
          </table:table-cell>
          <table:table-cell table:style-name="ce151" table:formula="of:=[.AB2]+1" office:value-type="date" office:date-value="2016-08-26">
            <text:p>26</text:p>
          </table:table-cell>
          <table:table-cell table:style-name="ce151" table:formula="of:=[.AC2]+1" office:value-type="date" office:date-value="2016-08-27">
            <text:p>27</text:p>
          </table:table-cell>
          <table:table-cell table:style-name="ce151" table:formula="of:=[.AD2]+1" office:value-type="date" office:date-value="2016-08-28">
            <text:p>28</text:p>
          </table:table-cell>
          <table:table-cell table:style-name="ce151" table:formula="of:=[.AE2]+1" office:value-type="date" office:date-value="2016-08-29">
            <text:p>29</text:p>
          </table:table-cell>
          <table:table-cell table:style-name="ce151" table:formula="of:=[.AF2]+1" office:value-type="date" office:date-value="2016-08-30">
            <text:p>30</text:p>
          </table:table-cell>
          <table:table-cell table:style-name="ce151" table:formula="of:=[.AG2]+1" office:value-type="date" office:date-value="2016-08-31">
            <text:p>3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49" table:formula="of:=SUM([.D4:.AH4])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3.1024in" svg:y="0.1091in" draw:caption-point-x="-0.2402in" draw:caption-point-y="0.6091in">
              <dc:date>2016-08-16T00:00:00</dc:date>
              <text:p text:style-name="P1"><text:span text:style-name="T1">Nghỉ buổi sáng đi DK thi TOEIC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0.1094in" draw:caption-point-x="-0.2402in" draw:caption-point-y="0.6087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0.1098in" draw:caption-point-x="-0.2402in" draw:caption-point-y="0.6083in">
              <dc:date>2016-08-04T00:00:00</dc:date>
              <text:p text:style-name="P1"><text:span text:style-name="T1">Tối qua làm việc trễ, xin vô tr6e4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5.8421in" svg:y="0.1106in" draw:caption-point-x="-0.2402in" draw:caption-point-y="0.6075in">
              <dc:date>2016-08-08T00:00:00</dc:date>
              <text:p text:style-name="P1"><text:span text:style-name="T1">8h35 vào Công 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0.1118in" draw:caption-point-x="-0.2402in" draw:caption-point-y="0.6063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7.3094in" svg:y="0.1106in" draw:caption-point-x="-0.2402in" draw:caption-point-y="0.6075in">
              <dc:date>2016-08-08T00:00:00</dc:date>
              <text:p text:style-name="P1"><text:span text:style-name="T1">Đi thi TOEIC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1.0925in" svg:y="0.1173in" draw:caption-point-x="-0.2402in" draw:caption-point-y="0.6008in">
              <dc:date>2016-08-19T00:00:00</dc:date>
              <text:p text:style-name="P1"><text:span text:style-name="T1">Nhà có việc bận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5.6587in" svg:y="0.1205in" draw:caption-point-x="-0.2402in" draw:caption-point-y="0.5976in">
              <dc:date>2016-08-29T00:00:00</dc:date>
              <text:p text:style-name="P1"><text:span text:style-name="T1">Sáng đi lấy bảng điểm TOEIC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49" table:formula="of:=SUM([.D5:.AH5])" office:value-type="float" office:value="1.5">
            <text:p>1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3.5591in" svg:y="0.3571in" draw:caption-point-x="-0.2402in" draw:caption-point-y="0.6087in">
              <dc:date>2016-08-03T00:00:00</dc:date>
              <text:p text:style-name="P1"><text:span text:style-name="T1">Bận việc nhà nên vào trễ</text:span></text:p>
            </office:annotation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0157in" svg:y="0.3575in" draw:caption-point-x="-0.2402in" draw:caption-point-y="0.6083in">
              <dc:date>2016-08-04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0.3579in" draw:caption-point-x="-0.2402in" draw:caption-point-y="0.6079in">
              <dc:date>2016-08-05T00:00:00</dc:date>
              <text:p text:style-name="P1"><text:span text:style-name="T1">Bận việc nhà sáng nay vô trễ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2.9189in" svg:y="0.3665in" draw:caption-point-x="-0.2402in" draw:caption-point-y="0.5992in">
              <dc:date>2016-08-23T00:00:00</dc:date>
              <text:p text:style-name="P1"><text:span text:style-name="T1">Bị nổi mẩn, rôm sảy</text:span></text:p>
            </office:annotation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49" table:formula="of:=SUM([.D6:.AH6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4.472in" svg:y="0.6051in" draw:caption-point-x="-0.2402in" draw:caption-point-y="0.6083in">
              <dc:date>2016-08-04T00:00:00</dc:date>
              <text:p text:style-name="P1"><text:span text:style-name="T1">Đi khám bện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6.3311in" svg:y="0.6071in" draw:caption-point-x="-0.2402in" draw:caption-point-y="0.6063in">
              <dc:date>2016-08-09T00:00:00</dc:date>
              <text:p text:style-name="P1"><text:span text:style-name="T1">Đuâ ng nhà đi khám bệnh, xin vào trễ 1h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0.1791in" svg:y="0.6106in" draw:caption-point-x="-0.2402in" draw:caption-point-y="0.6028in">
              <dc:date>2016-08-17T00:00:00</dc:date>
              <text:p text:style-name="P1"><text:span text:style-name="T1">Bận việc riêng đột xuát, vào trễ 40'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49" table:formula="of:=SUM([.D7:.AH7])" office:value-type="float" office:value="0.5"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2.6457in" svg:y="0.8516in" draw:caption-point-x="-0.2402in" draw:caption-point-y="0.6094in">
              <dc:date>2016-08-02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0.9122in" draw:caption-point-x="-0.2402in" draw:caption-point-y="0.5488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0.8559in" draw:caption-point-x="-0.2402in" draw:caption-point-y="0.6051in">
              <dc:date>2016-08-11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0.8563in" draw:caption-point-x="-0.2402in" draw:caption-point-y="0.6047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13.8323in" svg:y="0.8626in" draw:caption-point-x="-0.2402in" draw:caption-point-y="0.5984in">
              <dc:date>2016-08-25T00:00:00</dc:date>
              <text:p text:style-name="P1"><text:span text:style-name="T1">Lên trườ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0.8634in" draw:caption-point-x="-0.2402in" draw:caption-point-y="0.5976in">
              <dc:date>2016-08-2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6.572in" svg:y="0.8657in" draw:caption-point-x="-0.2402in" draw:caption-point-y="0.5953in">
              <dc:date>2016-08-31T00:00:00</dc:date>
              <text:p text:style-name="P1"><text:span text:style-name="T1">8h50 vào cty, bị CAGT phạt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49" table:formula="of:=SUM([.D8:.AH8])" office:value-type="float" office:value="0.5">
            <text:p>0.5</text:p>
          </table:table-cell>
          <table:table-cell table:style-name="ce153" office:value-type="float" office:value="0.5">
            <office:annotation draw:style-name="gr4" draw:text-style-name="P1" svg:width="1.1413in" svg:height="0.3902in" svg:x="2.6457in" svg:y="1.0996in" draw:caption-point-x="-0.2402in" draw:caption-point-y="0.6091in">
              <dc:date>2016-08-02T00:00:00</dc:date>
              <text:p text:style-name="P1"><text:span text:style-name="T1">Nghỉ buổi chiều, bận việc riêng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1.1035in" draw:caption-point-x="-0.2402in" draw:caption-point-y="0.6051in">
              <dc:date>2016-08-11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49" table:formula="of:=SUM([.D9:.AH9])" office:value-type="float" office:value="2">
            <text:p>2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1.3484in" draw:caption-point-x="-0.2402in" draw:caption-point-y="0.6083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8205in" svg:y="1.3512in" draw:caption-point-x="-0.2402in" draw:caption-point-y="0.6055in">
              <dc:date>2016-08-1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1.3539in" draw:caption-point-x="-0.2402in" draw:caption-point-y="0.6028in">
              <dc:date>2016-08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12.4622in" svg:y="1.3563in" draw:caption-point-x="-0.2402in" draw:caption-point-y="0.6004in">
              <dc:date>2016-08-22T00:00:00</dc:date>
              <text:p text:style-name="P1"><text:span text:style-name="T1">Bị té xe</text:span></text:p>
            </office:annotation>
            <text:p>1</text:p>
          </table:table-cell>
          <table:table-cell table:style-name="ce153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49" table:formula="of:=SUM([.D10:.AH10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49" table:formula="of:=SUM([.D11:.AH11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1.8445in" draw:caption-point-x="-0.2402in" draw:caption-point-y="0.6075in">
              <dc:date>2016-08-08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1.8535in" draw:caption-point-x="-0.2402in" draw:caption-point-y="0.5984in">
              <dc:date>2016-08-25T00:00:00</dc:date>
              <text:p text:style-name="P1"><text:span text:style-name="T1">Trễ 8h4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1.8551in" draw:caption-point-x="-0.2402in" draw:caption-point-y="0.5969in">
              <dc:date>2016-08-30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49" table:formula="of:=SUM([.D12:.AH12])" office:value-type="float" office:value="1.5">
            <text:p>1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3311in" svg:y="2.0933in" draw:caption-point-x="-0.2402in" draw:caption-point-y="0.6063in">
              <dc:date>2016-08-09T00:00:00</dc:date>
              <text:p text:style-name="P1"><text:span text:style-name="T1">Bận việc riêng, xin vào trễ, 8h40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7.7988in" svg:y="2.0949in" draw:caption-point-x="-0.2402in" draw:caption-point-y="0.6047in">
              <dc:date>2016-08-15T00:00:00</dc:date>
              <text:p text:style-name="P1"><text:span text:style-name="T1">Bận họp trên trường</text:span></text:p>
            </office:annotation>
            <text:p>1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2.098in" draw:caption-point-x="-0.2402in" draw:caption-point-y="0.6016in">
              <dc:date>2016-08-1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3.3756in" svg:y="2.1008in" draw:caption-point-x="-0.2402in" draw:caption-point-y="0.5988in">
              <dc:date>2016-08-24T00:00:00</dc:date>
              <text:p text:style-name="P1"><text:span text:style-name="T1">Vào rồi nhưng ra ngân hàng có xíu việc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3.8323in" svg:y="2.1012in" draw:caption-point-x="-0.2402in" draw:caption-point-y="0.5984in">
              <dc:date>2016-08-25T00:00:00</dc:date>
              <text:p text:style-name="P1"><text:span text:style-name="T1">Nhà có việc đột xuất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49" table:formula="of:=SUM([.D13:.AH13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string">
            <text:p>?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49" table:formula="of:=SUM([.D14:.AH14])" office:value-type="float" office:value="0.5"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2.6457in" svg:y="2.5854in" draw:caption-point-x="-0.2402in" draw:caption-point-y="0.6094in">
              <dc:date>2016-08-01T00:00:00</dc:date>
              <text:p text:style-name="P1"><text:span text:style-name="T1">Ra bưu điện gửi đồ, 9h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2.5862in" draw:caption-point-x="-0.2402in" draw:caption-point-y="0.6087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2.5866in" draw:caption-point-x="-0.2402in" draw:caption-point-y="0.6083in">
              <dc:date>2016-08-04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2.5894in" draw:caption-point-x="-0.2402in" draw:caption-point-y="0.6055in">
              <dc:date>2016-08-10T00:00:00</dc:date>
              <text:p text:style-name="P1"><text:span text:style-name="T1">8h40 vào cty, tối qua làm trễ</text:span></text:p>
            </office:annotation>
            <text:p>0</text:p>
          </table:table-cell>
          <table:table-cell table:style-name="ce153" office:value-type="float" office:value="0">
            <office:annotation draw:style-name="gr3" draw:text-style-name="P1" svg:width="1.1413in" svg:height="0.7012in" svg:x="7.3094in" svg:y="2.5898in" draw:caption-point-x="-0.2402in" draw:caption-point-y="0.6051in">
              <dc:date>2016-08-11T00:00:00</dc:date>
              <text:p text:style-name="P1"><text:span text:style-name="T1">Bị ốm, mệt xin vào trễ chút</text:span></text:p>
              <text:p text:style-name="P1"><text:span text:style-name="T1"/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2.5906in" draw:caption-point-x="-0.2402in" draw:caption-point-y="0.6043in">
              <dc:date>2016-08-12T00:00:00</dc:date>
              <text:p text:style-name="P1"><text:span text:style-name="T1">8h5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9.2661in" svg:y="2.5906in" draw:caption-point-x="-0.2402in" draw:caption-point-y="0.6043in">
              <dc:date>2016-08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2.5933in" draw:caption-point-x="-0.2402in" draw:caption-point-y="0.6016in">
              <dc:date>2016-08-18T00:00:00</dc:date>
              <text:p text:style-name="P1"><text:span text:style-name="T1">9h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7" draw:text-style-name="P1" svg:width="1.1413in" svg:height="0.2634in" svg:x="12.4622in" svg:y="2.5945in" draw:caption-point-x="-0.2402in" draw:caption-point-y="0.6004in">
              <dc:date>2016-08-22T00:00:00</dc:date>
              <text:p text:style-name="P1"><text:span text:style-name="T1">Đi khám tai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2.5965in" draw:caption-point-x="-0.2402in" draw:caption-point-y="0.5984in">
              <dc:date>2016-08-25T00:00:00</dc:date>
              <text:p text:style-name="P1"><text:span text:style-name="T1">Trễ 8h3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2.5972in" draw:caption-point-x="-0.2402in" draw:caption-point-y="0.5976in">
              <dc:date>2016-08-29T00:00:00</dc:date>
              <text:p text:style-name="P1"><text:span text:style-name="T1">8h4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2.598in" draw:caption-point-x="-0.2402in" draw:caption-point-y="0.5969in">
              <dc:date>2016-08-30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49" table:formula="of:=SUM([.D15:.AH15])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3.1024in" svg:y="2.8335in" draw:caption-point-x="-0.2402in" draw:caption-point-y="0.6091in">
              <dc:date>2016-08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2.8339in" draw:caption-point-x="-0.2402in" draw:caption-point-y="0.6087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0157in" svg:y="2.8394in" draw:caption-point-x="-0.2402in" draw:caption-point-y="0.6031in">
              <dc:date>2016-08-16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5.8421in" svg:y="2.835in" draw:caption-point-x="-0.2402in" draw:caption-point-y="0.6075in">
              <dc:date>2016-08-08T00:00:00</dc:date>
              <text:p text:style-name="P1"><text:span text:style-name="T1">Xin vào trễ, máy đang update, ko tắt dc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2.8937in" draw:caption-point-x="-0.2402in" draw:caption-point-y="0.5488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3.3756in" svg:y="2.8437in" draw:caption-point-x="-0.2402in" draw:caption-point-y="0.5988in">
              <dc:date>2016-08-24T00:00:00</dc:date>
              <text:p text:style-name="P1"><text:span text:style-name="T1">8h43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2.8441in" draw:caption-point-x="-0.2402in" draw:caption-point-y="0.5984in">
              <dc:date>2016-08-25T00:00:00</dc:date>
              <text:p text:style-name="P1"><text:span text:style-name="T1">Trễ 8h40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2.8449in" draw:caption-point-x="-0.2402in" draw:caption-point-y="0.5976in">
              <dc:date>2016-08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49" table:formula="of:=SUM([.D16:.AH16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149" table:formula="of:=SUM([.D17:.AH17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3.3303in" draw:caption-point-x="-0.2402in" draw:caption-point-y="0.6079in">
              <dc:date>2016-08-05T00:00:00</dc:date>
              <text:p text:style-name="P1"><text:span text:style-name="T1">Đi nộp phạt xin vào trễ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6.8205in" svg:y="3.3327in" draw:caption-point-x="-0.2402in" draw:caption-point-y="0.6055in">
              <dc:date>2016-08-10T00:00:00</dc:date>
              <text:p text:style-name="P1"><text:span text:style-name="T1">Bận việc riêng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3.3335in" draw:caption-point-x="-0.2402in" draw:caption-point-y="0.6047in">
              <dc:date>2016-08-12T00:00:00</dc:date>
              <text:p text:style-name="P1"><text:span text:style-name="T1">Bận việc riêng, xin đi trễ chút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49" table:formula="of:=SUM([.D18:.AH18])" office:value-type="float" office:value="2">
            <text:p>2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0.6358in" svg:y="3.5843in" draw:caption-point-x="-0.2402in" draw:caption-point-y="0.6016in">
              <dc:date>2016-08-17T00:00:00</dc:date>
              <text:p text:style-name="P1"><text:span text:style-name="T1">Bị đau lưng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4.289in" svg:y="3.5878in" draw:caption-point-x="-0.2402in" draw:caption-point-y="0.598in">
              <dc:date>2016-08-26T00:00:00</dc:date>
              <text:p text:style-name="P1"><text:span text:style-name="T1">Nghỉ đi khám lung</text:span></text:p>
            </office:annotation>
            <text:p>1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ietNVT</text:p>
          </table:table-cell>
          <table:table-cell table:style-name="ce149" table:formula="of:=SUM([.D19:.AH19])" office:value-type="float" office:value="0.5"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3" draw:text-style-name="P1" svg:width="1.1413in" svg:height="0.7012in" svg:x="4.472in" svg:y="3.8256in" draw:caption-point-x="-0.2402in" draw:caption-point-y="0.6079in">
              <dc:date>2016-08-04T00:00:00</dc:date>
              <text:p text:style-name="P1"><text:span text:style-name="T1">Nghỉ buổi chiều,có việc riêng cần giải quyết</text:span></text:p>
            </office:annotation>
            <text:p>0.5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3.828in" draw:caption-point-x="-0.2402in" draw:caption-point-y="0.6055in">
              <dc:date>2016-08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149" table:formula="of:=SUM([.D20:.AH20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4.0764in" draw:caption-point-x="-0.2402in" draw:caption-point-y="0.6047in">
              <dc:date>2016-08-12T00:00:00</dc:date>
              <text:p text:style-name="P1"><text:span text:style-name="T1">Ra bank có xíu việc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149" table:formula="of:=SUM([.D21:.AH21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12.4622in" svg:y="4.3283in" draw:caption-point-x="-0.2402in" draw:caption-point-y="0.6004in">
              <dc:date>2016-08-22T00:00:00</dc:date>
              <text:p text:style-name="P1"><text:span text:style-name="T1">Bị ốm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4.3299in" draw:caption-point-x="-0.2402in" draw:caption-point-y="0.5988in">
              <dc:date>2016-08-24T00:00:00</dc:date>
              <text:p text:style-name="P1"><text:span text:style-name="T1">Chở bé đi khám bệnh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4.3319in" draw:caption-point-x="-0.2402in" draw:caption-point-y="0.5969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hanHTH</text:p>
          </table:table-cell>
          <table:table-cell table:style-name="ce149" table:formula="of:=SUM([.D22:.AH22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149" table:formula="of:=SUM([.D23:.AH23])" office:value-type="float" office:value="2.5">
            <text:p>2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2" draw:text-style-name="P1" svg:width="1.1413in" svg:height="0.5457in" svg:x="9.2661in" svg:y="4.8197in" draw:caption-point-x="-0.2402in" draw:caption-point-y="0.6043in">
              <dc:date>2016-08-15T00:00:00</dc:date>
              <text:p text:style-name="P1"><text:span text:style-name="T1">Lên trường có việc, nghỉ buổi chiều</text:span></text:p>
            </office:annotation>
            <text:p>0.5</text:p>
          </table:table-cell>
          <table:table-cell table:style-name="ce153" office:value-type="float" office:value="0.5">
            <office:annotation draw:style-name="gr2" draw:text-style-name="P1" svg:width="1.1413in" svg:height="0.5457in" svg:x="9.7228in" svg:y="4.8197in" draw:caption-point-x="-0.2402in" draw:caption-point-y="0.6043in">
              <dc:date>2016-08-15T00:00:00</dc:date>
              <text:p text:style-name="P1"><text:span text:style-name="T1">Lên trường có việc, nghỉ buổi chiều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4.8197in" draw:caption-point-x="-0.2402in" draw:caption-point-y="0.6043in">
              <dc:date>2016-08-15T00:00:00</dc:date>
              <text:p text:style-name="P1"><text:span text:style-name="T1">Đi du lịch</text:span></text:p>
            </office:annotation>
            <text:p>1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4.8252in" draw:caption-point-x="-0.2402in" draw:caption-point-y="0.5988in">
              <dc:date>2016-08-24T00:00:00</dc:date>
              <text:p text:style-name="P1"><text:span text:style-name="T1">Qua trường xin vào trê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6.1154in" svg:y="4.828in" draw:caption-point-x="-0.2402in" draw:caption-point-y="0.5961in">
              <dc:date>2016-08-3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hatLCM</text:p>
          </table:table-cell>
          <table:table-cell table:style-name="ce149" table:formula="of:=SUM([.D24:.AH24])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5.0634in" draw:caption-point-x="-0.2402in" draw:caption-point-y="0.6083in">
              <dc:date>2016-08-18T00:00:00</dc:date>
              <text:p text:style-name="P1"><text:span text:style-name="T1">Bận việc riêng đi trễ 1h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5.0709in" draw:caption-point-x="-0.2402in" draw:caption-point-y="0.6008in">
              <dc:date>2016-08-18T00:00:00</dc:date>
              <text:p text:style-name="P1"><text:span text:style-name="T1">Về sớm 45'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5.0685in" draw:caption-point-x="-0.2402in" draw:caption-point-y="0.6031in">
              <dc:date>2016-08-16T00:00:00</dc:date>
              <text:p text:style-name="P1"><text:span text:style-name="T1">Về sớm 45'</text:span></text:p>
            </office:annotation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5.0709in" draw:caption-point-x="-0.2402in" draw:caption-point-y="0.6008in">
              <dc:date>2016-08-18T00:00:00</dc:date>
              <text:p text:style-name="P1"><text:span text:style-name="T1">Về sớm 1h</text:span></text:p>
            </office:annotation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1.0925in" svg:y="5.0709in" draw:caption-point-x="-0.2402in" draw:caption-point-y="0.6008in">
              <dc:date>2016-08-18T00:00:00</dc:date>
              <text:p text:style-name="P1"><text:span text:style-name="T1">Về quê, 49 ngày cho dì</text:span></text:p>
            </office:annotation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huPHQ</text:p>
          </table:table-cell>
          <table:table-cell table:style-name="ce149" table:formula="of:=SUM([.D25:.AH25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PhuongTH</text:p>
          </table:table-cell>
          <table:table-cell table:style-name="ce149" table:formula="of:=SUM([.D26:.AH26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5.5681in" draw:caption-point-x="-0.2402in" draw:caption-point-y="0.5992in">
              <dc:date>2016-08-23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PhongTH</text:p>
          </table:table-cell>
          <table:table-cell table:style-name="ce149" table:formula="of:=SUM([.D27:.AH27])" office:value-type="float" office:value="0.5"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3.1024in" svg:y="5.8063in" draw:caption-point-x="-0.2402in" draw:caption-point-y="0.6087in">
              <dc:date>2016-08-02T00:00:00</dc:date>
              <text:p text:style-name="P1"><text:span text:style-name="T1">Vô trễ 1h45', ngủ quên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5.8075in" draw:caption-point-x="-0.2402in" draw:caption-point-y="0.6075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9.2661in" svg:y="5.8114in" draw:caption-point-x="-0.2402in" draw:caption-point-y="0.6035in">
              <dc:date>2016-08-16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SonPX</text:p>
          </table:table-cell>
          <table:table-cell table:style-name="ce149" table:formula="of:=SUM([.D28:.AH28])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4.0157in" svg:y="6.0543in" draw:caption-point-x="-0.2402in" draw:caption-point-y="0.6083in">
              <dc:date>2016-08-04T00:00:00</dc:date>
              <text:p text:style-name="P1"><text:span text:style-name="T1">Tông xe, đưa ng bị tông xe đi khám</text:span></text:p>
            </office:annotation>
            <text:p>0.5</text:p>
          </table:table-cell>
          <table:table-cell table:style-name="ce153" office:value-type="float" office:value="0.5">
            <office:annotation draw:style-name="gr3" draw:text-style-name="P1" svg:width="1.1413in" svg:height="0.7012in" svg:x="4.472in" svg:y="6.0571in" draw:caption-point-x="-0.2402in" draw:caption-point-y="0.6055in">
              <dc:date>2016-08-09T00:00:00</dc:date>
              <text:p text:style-name="P1"><text:span text:style-name="T1">Nghỉ buổi chiều, bị đau ngực, đau đầu</text:span></text:p>
              <text:p text:style-name="P1"><text:span text:style-name="T1"/></text:p>
            </office:annotation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ienND</text:p>
          </table:table-cell>
          <table:table-cell table:style-name="ce149" table:formula="of:=SUM([.D29:.AH29])" office:value-type="float" office:value="2">
            <text:p>2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4.472in" svg:y="6.3024in" draw:caption-point-x="-0.2402in" draw:caption-point-y="0.6079in">
              <dc:date>2016-08-05T00:00:00</dc:date>
              <text:p text:style-name="P1"><text:span text:style-name="T1">Bạn gái bị té xe</text:span></text:p>
            </office:annotation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6.3114in" draw:caption-point-x="-0.2402in" draw:caption-point-y="0.5988in">
              <dc:date>2016-08-24T00:00:00</dc:date>
              <text:p text:style-name="P1"><text:span text:style-name="T1">Sáng ra ngân hàng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6.572in" svg:y="6.313in" draw:caption-point-x="-0.2402in" draw:caption-point-y="0.5972in">
              <dc:date>2016-08-29T00:00:00</dc:date>
              <text:p text:style-name="P1"><text:span text:style-name="T1">Về quê đám giỗ bà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aoDTH</text:p>
          </table:table-cell>
          <table:table-cell table:style-name="ce149" table:formula="of:=SUM([.D30:.AH30])" office:value-type="float" office:value="0"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6.55in" draw:caption-point-x="-0.2402in" draw:caption-point-y="0.6079in">
              <dc:date>2016-08-05T00:00:00</dc:date>
              <text:p text:style-name="P1"><text:span text:style-name="T1">Xe bị hư xin vào trễ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6.5504in" draw:caption-point-x="-0.2402in" draw:caption-point-y="0.6075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6.5524in" draw:caption-point-x="-0.2402in" draw:caption-point-y="0.6055in">
              <dc:date>2016-08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6.5531in" draw:caption-point-x="-0.2402in" draw:caption-point-y="0.6047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2.9189in" svg:y="6.5587in" draw:caption-point-x="-0.2402in" draw:caption-point-y="0.5992in">
              <dc:date>2016-08-23T00:00:00</dc:date>
              <text:p text:style-name="P1"><text:span text:style-name="T1">Bận việc nhà nên vô trễ chút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6.561in" draw:caption-point-x="-0.2402in" draw:caption-point-y="0.5969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amDT</text:p>
          </table:table-cell>
          <table:table-cell table:style-name="ce149" table:formula="of:=SUM([.D31:.AH31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9.7228in" svg:y="6.802in" draw:caption-point-x="-0.2402in" draw:caption-point-y="0.6035in">
              <dc:date>2016-08-16T00:00:00</dc:date>
              <text:p text:style-name="P1"><text:span text:style-name="T1">Bị mệt, đau đầu, đi trễ, 9h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3.8323in" svg:y="6.8071in" draw:caption-point-x="-0.2402in" draw:caption-point-y="0.5984in">
              <dc:date>2016-08-25T00:00:00</dc:date>
              <text:p text:style-name="P1"><text:span text:style-name="T1">Cảm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inhDH</text:p>
          </table:table-cell>
          <table:table-cell table:style-name="ce149" table:formula="of:=SUM([.D32:.AH32])" office:value-type="float" office:value="5.5">
            <text:p>5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9.2661in" svg:y="7.0488in" draw:caption-point-x="-0.2402in" draw:caption-point-y="0.6043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9.7228in" svg:y="7.0488in" draw:caption-point-x="-0.2402in" draw:caption-point-y="0.6043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0.1791in" svg:y="7.0488in" draw:caption-point-x="-0.2402in" draw:caption-point-y="0.6043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0.6358in" svg:y="7.0488in" draw:caption-point-x="-0.2402in" draw:caption-point-y="0.6043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7.0488in" draw:caption-point-x="-0.2402in" draw:caption-point-y="0.6043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2.9189in" svg:y="7.0539in" draw:caption-point-x="-0.2402in" draw:caption-point-y="0.5992in">
              <dc:date>2016-08-22T00:00:00</dc:date>
              <text:p text:style-name="P1"><text:span text:style-name="T1">Dky chỗ ở KTX và dọn phòng</text:span></text:p>
            </office:annotation>
            <text:p>0.5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inhT</text:p>
          </table:table-cell>
          <table:table-cell table:style-name="ce149" table:formula="of:=SUM([.D33:.AH33])" office:value-type="float" office:value="1.5">
            <text:p>1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472in" svg:y="7.2925in" draw:caption-point-x="-0.2402in" draw:caption-point-y="0.6083in">
              <dc:date>2016-08-04T00:00:00</dc:date>
              <text:p text:style-name="P1"><text:span text:style-name="T1">Tái khám</text:span></text:p>
            </office:annotation>
            <text:p>0.5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7.7988in" svg:y="7.2961in" draw:caption-point-x="-0.2402in" draw:caption-point-y="0.6047in">
              <dc:date>2016-08-12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3" draw:text-style-name="P1" svg:width="1.1413in" svg:height="0.7012in" svg:x="12.4622in" svg:y="7.3004in" draw:caption-point-x="-0.2402in" draw:caption-point-y="0.6004in">
              <dc:date>2016-08-22T00:00:00</dc:date>
              <text:p text:style-name="P1"><text:span text:style-name="T1">Đưa Duyên vô bệnh viện, vô trễ, 10h30 vào cty <text:s/>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3.3756in" svg:y="7.302in" draw:caption-point-x="-0.2402in" draw:caption-point-y="0.5988in">
              <dc:date>2016-08-24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3" draw:text-style-name="P1" svg:width="1.1413in" svg:height="0.7012in" svg:x="14.289in" svg:y="7.3028in" draw:caption-point-x="-0.2402in" draw:caption-point-y="0.598in">
              <dc:date>2016-08-26T00:00:00</dc:date>
              <text:p text:style-name="P1"><text:span text:style-name="T1">Tối qua OT, duối quá xin đi tre644, 9h30 vào cty</text:span></text:p>
            </office:annotation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oaiVK</text:p>
          </table:table-cell>
          <table:table-cell table:style-name="ce149" table:formula="of:=SUM([.D34:.AH34])" office:value-type="float" office:value="0.5"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3.1024in" svg:y="7.5394in" draw:caption-point-x="-0.2402in" draw:caption-point-y="0.6091in">
              <dc:date>2016-08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7.5398in" draw:caption-point-x="-0.2402in" draw:caption-point-y="0.6087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7.5406in" draw:caption-point-x="-0.2402in" draw:caption-point-y="0.6079in">
              <dc:date>2016-08-05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7.5996in" draw:caption-point-x="-0.2402in" draw:caption-point-y="0.5488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6.8205in" svg:y="7.5429in" draw:caption-point-x="-0.2402in" draw:caption-point-y="0.6055in">
              <dc:date>2016-08-16T00:00:00</dc:date>
              <text:p text:style-name="P1"><text:span text:style-name="T1">Vô trễ, chở bà đi tái khám, 9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7.5437in" draw:caption-point-x="-0.2402in" draw:caption-point-y="0.6047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7.5457in" draw:caption-point-x="-0.2402in" draw:caption-point-y="0.6028in">
              <dc:date>2016-08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7.5516in" draw:caption-point-x="-0.2402in" draw:caption-point-y="0.5969in">
              <dc:date>2016-08-30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ongDN</text:p>
          </table:table-cell>
          <table:table-cell table:style-name="ce149" table:formula="of:=SUM([.D35:.AH35])" office:value-type="float" office:value="1.5">
            <text:p>1.5</text:p>
          </table:table-cell>
          <table:table-cell table:style-name="ce153" office:value-type="float" office:value="1">
            <office:annotation draw:style-name="gr7" draw:text-style-name="P1" svg:width="1.1413in" svg:height="0.2634in" svg:x="2.6457in" svg:y="7.7874in" draw:caption-point-x="-0.2402in" draw:caption-point-y="0.6091in">
              <dc:date>2016-08-01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7.7878in" draw:caption-point-x="-0.2402in" draw:caption-point-y="0.6087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7.7882in" draw:caption-point-x="-0.2402in" draw:caption-point-y="0.6083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7.7886in" draw:caption-point-x="-0.2402in" draw:caption-point-y="0.6079in">
              <dc:date>2016-08-05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5.8421in" svg:y="7.789in" draw:caption-point-x="-0.2402in" draw:caption-point-y="0.6075in">
              <dc:date>2016-08-08T00:00:00</dc:date>
              <text:p text:style-name="P1"><text:span text:style-name="T1">Nghỉ buổi sáng, bận việc riêng</text:span></text:p>
            </office:annotation>
            <text:p>0.5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7.7917in" draw:caption-point-x="-0.2402in" draw:caption-point-y="0.6047in">
              <dc:date>2016-08-12T00:00:00</dc:date>
              <text:p text:style-name="P1"><text:span text:style-name="T1">8h35 vào cty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7.7937in" draw:caption-point-x="-0.2402in" draw:caption-point-y="0.6028in">
              <dc:date>2016-08-17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7.7972in" draw:caption-point-x="-0.2402in" draw:caption-point-y="0.5992in">
              <dc:date>2016-08-2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3.3756in" svg:y="7.7976in" draw:caption-point-x="-0.2402in" draw:caption-point-y="0.5988in">
              <dc:date>2016-08-24T00:00:00</dc:date>
              <text:p text:style-name="P1"><text:span text:style-name="T1">8h43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3.8323in" svg:y="7.798in" draw:caption-point-x="-0.2402in" draw:caption-point-y="0.5984in">
              <dc:date>2016-08-25T00:00:00</dc:date>
              <text:p text:style-name="P1"><text:span text:style-name="T1">Trễ 9h10 (có xin trước, ra bank lấy thẻ)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4.289in" svg:y="7.7984in" draw:caption-point-x="-0.2402in" draw:caption-point-y="0.598in">
              <dc:date>2016-08-26T00:00:00</dc:date>
              <text:p text:style-name="P1"><text:span text:style-name="T1">8h37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7.7988in" draw:caption-point-x="-0.2402in" draw:caption-point-y="0.5976in">
              <dc:date>2016-08-29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7.7996in" draw:caption-point-x="-0.2402in" draw:caption-point-y="0.5969in">
              <dc:date>2016-08-30T00:00:00</dc:date>
              <text:p text:style-name="P1"><text:span text:style-name="T1">8h42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huyLTT</text:p>
          </table:table-cell>
          <table:table-cell table:style-name="ce149" table:formula="of:=SUM([.D36:.AH36])" office:value-type="float" office:value="2">
            <text:p>2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8.0354in" draw:caption-point-x="-0.2402in" draw:caption-point-y="0.6087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8.0358in" draw:caption-point-x="-0.2402in" draw:caption-point-y="0.6083in">
              <dc:date>2016-08-04T00:00:00</dc:date>
              <text:p text:style-name="P1"><text:span text:style-name="T1">Bận việc nhà đi trễ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7.7988in" svg:y="8.0394in" draw:caption-point-x="-0.2402in" draw:caption-point-y="0.6047in">
              <dc:date>2016-08-16T00:00:00</dc:date>
              <text:p text:style-name="P1"><text:span text:style-name="T1">Bị ốm, ~12h vào cty</text:span></text:p>
            </office:annotation>
            <text:p>0.5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8.0398in" draw:caption-point-x="-0.2402in" draw:caption-point-y="0.6043in">
              <dc:date>2016-08-15T00:00:00</dc:date>
              <text:p text:style-name="P1"><text:span text:style-name="T1">Đi du lịc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8.0449in" draw:caption-point-x="-0.2402in" draw:caption-point-y="0.5992in">
              <dc:date>2016-08-2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3.3756in" svg:y="8.0453in" draw:caption-point-x="-0.2402in" draw:caption-point-y="0.5988in">
              <dc:date>2016-08-24T00:00:00</dc:date>
              <text:p text:style-name="P1"><text:span text:style-name="T1">Bị trúng thực, off buổi sáng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8.0457in" draw:caption-point-x="-0.2402in" draw:caption-point-y="0.5984in">
              <dc:date>2016-08-25T00:00:00</dc:date>
              <text:p text:style-name="P1"><text:span text:style-name="T1">Trễ 8h3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8.0465in" draw:caption-point-x="-0.2402in" draw:caption-point-y="0.5976in">
              <dc:date>2016-08-2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oiDB</text:p>
          </table:table-cell>
          <table:table-cell table:style-name="ce149" table:formula="of:=SUM([.D37:.AH37])" office:value-type="float" office:value="1">
            <text:p>1</text:p>
          </table:table-cell>
          <table:table-cell table:style-name="ce153" office:value-type="float" office:value="0.5">
            <office:annotation draw:style-name="gr4" draw:text-style-name="P1" svg:width="1.1413in" svg:height="0.3902in" svg:x="2.6457in" svg:y="8.2823in" draw:caption-point-x="-0.2402in" draw:caption-point-y="0.6094in">
              <dc:date>2016-08-01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8.3406in" draw:caption-point-x="-0.2402in" draw:caption-point-y="0.5512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8.2835in" draw:caption-point-x="-0.2402in" draw:caption-point-y="0.6083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8.2839in" draw:caption-point-x="-0.2402in" draw:caption-point-y="0.6079in">
              <dc:date>2016-08-05T00:00:00</dc:date>
              <text:p text:style-name="P1"><text:span text:style-name="T1">Bận việc riêng, 9h vô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5.8421in" svg:y="8.3417in" draw:caption-point-x="-0.2402in" draw:caption-point-y="0.55in">
              <dc:date>2016-08-08T00:00:00</dc:date>
              <text:p text:style-name="P1"><text:span text:style-name="T1">8h35 vào Công 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8.2854in" draw:caption-point-x="-0.2402in" draw:caption-point-y="0.6063in">
              <dc:date>2016-08-09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8.2866in" draw:caption-point-x="-0.2402in" draw:caption-point-y="0.6051in">
              <dc:date>2016-08-11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7.7988in" svg:y="8.287in" draw:caption-point-x="-0.2402in" draw:caption-point-y="0.6047in">
              <dc:date>2016-08-12T00:00:00</dc:date>
              <text:p text:style-name="P1"><text:span text:style-name="T1">Bận việc riêng,xin phép vào trễ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9.2661in" svg:y="8.2874in" draw:caption-point-x="-0.2402in" draw:caption-point-y="0.6043in">
              <dc:date>2016-08-15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8.289in" draw:caption-point-x="-0.2402in" draw:caption-point-y="0.6028in">
              <dc:date>2016-08-17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12.4622in" svg:y="8.2913in" draw:caption-point-x="-0.2402in" draw:caption-point-y="0.6004in">
              <dc:date>2016-08-22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8.2925in" draw:caption-point-x="-0.2402in" draw:caption-point-y="0.5992in">
              <dc:date>2016-08-23T00:00:00</dc:date>
              <text:p text:style-name="P1"><text:span text:style-name="T1">8h42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8.2929in" draw:caption-point-x="-0.2402in" draw:caption-point-y="0.5988in">
              <dc:date>2016-08-24T00:00:00</dc:date>
              <text:p text:style-name="P1"><text:span text:style-name="T1">Ngủ quên, xin vào trễ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8.2933in" draw:caption-point-x="-0.2402in" draw:caption-point-y="0.5984in">
              <dc:date>2016-08-25T00:00:00</dc:date>
              <text:p text:style-name="P1"><text:span text:style-name="T1">Trễ 8h40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4.289in" svg:y="8.2937in" draw:caption-point-x="-0.2402in" draw:caption-point-y="0.598in">
              <dc:date>2016-08-26T00:00:00</dc:date>
              <text:p text:style-name="P1"><text:span text:style-name="T1">8h4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8.2941in" draw:caption-point-x="-0.2402in" draw:caption-point-y="0.5976in">
              <dc:date>2016-08-29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8.2949in" draw:caption-point-x="-0.2402in" draw:caption-point-y="0.5969in">
              <dc:date>2016-08-30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ruyenLVC</text:p>
          </table:table-cell>
          <table:table-cell table:style-name="ce149" table:formula="of:=SUM([.D38:.AH38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8.5378in" draw:caption-point-x="-0.2402in" draw:caption-point-y="0.6016in">
              <dc:date>2016-08-1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8.5402in" draw:caption-point-x="-0.2402in" draw:caption-point-y="0.5992in">
              <dc:date>2016-08-23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8.5417in" draw:caption-point-x="-0.2402in" draw:caption-point-y="0.5976in">
              <dc:date>2016-08-29T00:00:00</dc:date>
              <text:p text:style-name="P1"><text:span text:style-name="T1">9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1"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VietBA</text:p>
          </table:table-cell>
          <table:table-cell table:style-name="ce149" table:formula="of:=SUM([.D39:.AH39])" office:value-type="float" office:value="1.5">
            <text:p>1.5</text:p>
          </table:table-cell>
          <table:table-cell table:style-name="ce153" office:value-type="float" office:value="0">
            <office:annotation draw:style-name="gr7" draw:text-style-name="P1" svg:width="1.1413in" svg:height="0.2634in" svg:x="2.6457in" svg:y="8.7776in" draw:caption-point-x="-0.2402in" draw:caption-point-y="0.6094in">
              <dc:date>2016-08-01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8.7799in" draw:caption-point-x="-0.2402in" draw:caption-point-y="0.6071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6.8205in" svg:y="8.7815in" draw:caption-point-x="-0.2402in" draw:caption-point-y="0.6055in">
              <dc:date>2016-08-16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8.7878in" draw:caption-point-x="-0.2402in" draw:caption-point-y="0.5992in">
              <dc:date>2016-08-2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13.3756in" svg:y="8.7882in" draw:caption-point-x="-0.2402in" draw:caption-point-y="0.5988in">
              <dc:date>2016-08-24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15.6587in" svg:y="8.7894in" draw:caption-point-x="-0.2402in" draw:caption-point-y="0.5976in">
              <dc:date>2016-08-29T00:00:00</dc:date>
              <text:p text:style-name="P1"><text:span text:style-name="T1">Đưa con đi khám bệnh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8.7902in" draw:caption-point-x="-0.2402in" draw:caption-point-y="0.5969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VinhP</text:p>
          </table:table-cell>
          <table:table-cell table:style-name="ce149" table:formula="of:=SUM([.D40:.AH40])" office:value-type="float" office:value="0.5">
            <text:p>0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4.289in" svg:y="9.037in" draw:caption-point-x="-0.2402in" draw:caption-point-y="0.5976in">
              <dc:date>2016-08-29T00:00:00</dc:date>
              <text:p text:style-name="P1"><text:span text:style-name="T1">Nghỉ buổi chiều, đau bao tử</text:span></text:p>
            </office:annotation>
            <text:p>0.5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VuNA</text:p>
          </table:table-cell>
          <table:table-cell table:style-name="ce149" table:formula="of:=SUM([.D41:.AH41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4.289in" svg:y="9.2843in" draw:caption-point-x="-0.2402in" draw:caption-point-y="0.598in">
              <dc:date>2016-08-2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54" table:number-columns-repeated="4"/>
          <table:table-cell table:style-name="ce156"/>
          <table:table-cell table:style-name="ce154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54" table:number-columns-repeated="4"/>
          <table:table-cell table:style-name="ce157" table:number-columns-repeated="7"/>
          <table:table-cell table:style-name="ce154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 table:number-rows-repeated="98313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9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69"/>
        <table:table-column table:style-name="co22" table:number-columns-repeated="7" table:default-cell-style-name="ce169"/>
        <table:table-column table:style-name="co21" table:number-columns-repeated="16" table:default-cell-style-name="ce16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64" table:number-columns-repeated="8"/>
          <table:table-cell table:style-name="ce172" office:value-type="string" table:number-columns-spanned="2" table:number-rows-spanned="1">
            <text:p>Month</text:p>
          </table:table-cell>
          <table:covered-table-cell table:style-name="ce173"/>
          <table:table-cell table:style-name="ce174" table:content-validation-name="val1" office:value-type="float" office:value="9" table:number-columns-spanned="2" table:number-rows-spanned="1">
            <text:p>9</text:p>
          </table:table-cell>
          <table:covered-table-cell table:style-name="ce173"/>
          <table:table-cell table:style-name="ce172" office:value-type="string" table:number-columns-spanned="2" table:number-rows-spanned="1">
            <text:p>Year</text:p>
          </table:table-cell>
          <table:covered-table-cell table:style-name="ce173"/>
          <table:table-cell table:style-name="ce172" office:value-type="float" office:value="2016" table:number-columns-spanned="2" table:number-rows-spanned="1">
            <text:p>2016</text:p>
          </table:table-cell>
          <table:covered-table-cell table:style-name="ce175"/>
          <table:table-cell table:style-name="ce164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65" table:formula="of:=DATE([.$R$1];[.N1];1)" office:value-type="date" office:date-value="2016-09-01">
            <text:p>01</text:p>
          </table:table-cell>
          <table:table-cell table:style-name="ce165" table:formula="of:=[.D2]+1" office:value-type="date" office:date-value="2016-09-02">
            <office:annotation draw:style-name="gr4" draw:text-style-name="P1" svg:width="1.1413in" svg:height="0.3902in" svg:x="3.1024in" svg:y="0in" draw:caption-point-x="-0.2402in" draw:caption-point-y="0.2374in">
              <dc:date>2016-09-01T00:00:00</dc:date>
              <text:p text:style-name="P1"><text:span text:style-name="T1">Nghỉ lễ Quốc Khánh</text:span></text:p>
            </office:annotation>
            <text:p>02</text:p>
          </table:table-cell>
          <table:table-cell table:style-name="ce165" table:formula="of:=[.E2]+1" office:value-type="date" office:date-value="2016-09-03">
            <text:p>03</text:p>
          </table:table-cell>
          <table:table-cell table:style-name="ce165" table:formula="of:=[.F2]+1" office:value-type="date" office:date-value="2016-09-04">
            <text:p>04</text:p>
          </table:table-cell>
          <table:table-cell table:style-name="ce165" table:formula="of:=[.G2]+1" office:value-type="date" office:date-value="2016-09-05">
            <text:p>05</text:p>
          </table:table-cell>
          <table:table-cell table:style-name="ce165" table:formula="of:=[.H2]+1" office:value-type="date" office:date-value="2016-09-06">
            <text:p>06</text:p>
          </table:table-cell>
          <table:table-cell table:style-name="ce165" table:formula="of:=[.I2]+1" office:value-type="date" office:date-value="2016-09-07">
            <text:p>07</text:p>
          </table:table-cell>
          <table:table-cell table:style-name="ce165" table:formula="of:=[.J2]+1" office:value-type="date" office:date-value="2016-09-08">
            <text:p>08</text:p>
          </table:table-cell>
          <table:table-cell table:style-name="ce165" table:formula="of:=[.K2]+1" office:value-type="date" office:date-value="2016-09-09">
            <text:p>09</text:p>
          </table:table-cell>
          <table:table-cell table:style-name="ce165" table:formula="of:=[.L2]+1" office:value-type="date" office:date-value="2016-09-10">
            <text:p>10</text:p>
          </table:table-cell>
          <table:table-cell table:style-name="ce165" table:formula="of:=[.M2]+1" office:value-type="date" office:date-value="2016-09-11">
            <text:p>11</text:p>
          </table:table-cell>
          <table:table-cell table:style-name="ce165" table:formula="of:=[.N2]+1" office:value-type="date" office:date-value="2016-09-12">
            <text:p>12</text:p>
          </table:table-cell>
          <table:table-cell table:style-name="ce165" table:formula="of:=[.O2]+1" office:value-type="date" office:date-value="2016-09-13">
            <text:p>13</text:p>
          </table:table-cell>
          <table:table-cell table:style-name="ce165" table:formula="of:=[.P2]+1" office:value-type="date" office:date-value="2016-09-14">
            <text:p>14</text:p>
          </table:table-cell>
          <table:table-cell table:style-name="ce165" table:formula="of:=[.Q2]+1" office:value-type="date" office:date-value="2016-09-15">
            <text:p>15</text:p>
          </table:table-cell>
          <table:table-cell table:style-name="ce165" table:formula="of:=[.R2]+1" office:value-type="date" office:date-value="2016-09-16">
            <text:p>16</text:p>
          </table:table-cell>
          <table:table-cell table:style-name="ce165" table:formula="of:=[.S2]+1" office:value-type="date" office:date-value="2016-09-17">
            <text:p>17</text:p>
          </table:table-cell>
          <table:table-cell table:style-name="ce165" table:formula="of:=[.T2]+1" office:value-type="date" office:date-value="2016-09-18">
            <text:p>18</text:p>
          </table:table-cell>
          <table:table-cell table:style-name="ce165" table:formula="of:=[.U2]+1" office:value-type="date" office:date-value="2016-09-19">
            <text:p>19</text:p>
          </table:table-cell>
          <table:table-cell table:style-name="ce165" table:formula="of:=[.V2]+1" office:value-type="date" office:date-value="2016-09-20">
            <text:p>20</text:p>
          </table:table-cell>
          <table:table-cell table:style-name="ce165" table:formula="of:=[.W2]+1" office:value-type="date" office:date-value="2016-09-21">
            <text:p>21</text:p>
          </table:table-cell>
          <table:table-cell table:style-name="ce165" table:formula="of:=[.X2]+1" office:value-type="date" office:date-value="2016-09-22">
            <text:p>22</text:p>
          </table:table-cell>
          <table:table-cell table:style-name="ce165" table:formula="of:=[.Y2]+1" office:value-type="date" office:date-value="2016-09-23">
            <text:p>23</text:p>
          </table:table-cell>
          <table:table-cell table:style-name="ce165" table:formula="of:=[.Z2]+1" office:value-type="date" office:date-value="2016-09-24">
            <text:p>24</text:p>
          </table:table-cell>
          <table:table-cell table:style-name="ce165" table:formula="of:=[.AA2]+1" office:value-type="date" office:date-value="2016-09-25">
            <text:p>25</text:p>
          </table:table-cell>
          <table:table-cell table:style-name="ce165" table:formula="of:=[.AB2]+1" office:value-type="date" office:date-value="2016-09-26">
            <text:p>26</text:p>
          </table:table-cell>
          <table:table-cell table:style-name="ce165" table:formula="of:=[.AC2]+1" office:value-type="date" office:date-value="2016-09-27">
            <text:p>27</text:p>
          </table:table-cell>
          <table:table-cell table:style-name="ce165" table:formula="of:=[.AD2]+1" office:value-type="date" office:date-value="2016-09-28">
            <text:p>28</text:p>
          </table:table-cell>
          <table:table-cell table:style-name="ce165" table:formula="of:=[.AE2]+1" office:value-type="date" office:date-value="2016-09-29">
            <text:p>29</text:p>
          </table:table-cell>
          <table:table-cell table:style-name="ce165" table:formula="of:=[.AF2]+1" office:value-type="date" office:date-value="2016-09-30">
            <text:p>30</text:p>
          </table:table-cell>
          <table:table-cell table:style-name="ce165" table:formula="of:=[.AG2]+1" office:value-type="date" office:date-value="2016-10-01">
            <text:p>0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66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63" table:formula="of:=SUM([.D4:.AH4])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0.122in" draw:caption-point-x="-0.2402in" draw:caption-point-y="0.5961in">
              <dc:date>2016-09-01T00:00:00</dc:date>
              <text:p text:style-name="P1"><text:span text:style-name="T1">8h37 vào cty</text:span></text:p>
            </office:annotation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63" table:formula="of:=SUM([.D5:.AH5])" office:value-type="float" office:value="0.5">
            <text:p>0.5</text:p>
          </table:table-cell>
          <table:table-cell table:style-name="ce167" office:value-type="float" office:value="0.5">
            <office:annotation draw:style-name="gr4" draw:text-style-name="P1" svg:width="1.1413in" svg:height="0.3902in" svg:x="2.6457in" svg:y="0.3693in" draw:caption-point-x="-0.2402in" draw:caption-point-y="0.5965in">
              <dc:date>2016-08-31T00:00:00</dc:date>
              <text:p text:style-name="P1"><text:span text:style-name="T1">Nghỉ buổi sáng bận việc nhà</text:span></text:p>
            </office:annotation>
            <text:p>0.5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63" table:formula="of:=SUM([.D6:.AH6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63" table:formula="of:=SUM([.D7:.AH7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19"/>
          <table:table-cell table:style-name="ce176"/>
          <table:table-cell table:style-name="ce167" table:number-columns-repeated="6"/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63" table:formula="of:=SUM([.D8:.AH8])" office:value-type="float" office:value="2">
            <text:p>2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office:annotation draw:style-name="gr7" draw:text-style-name="P1" svg:width="1.1413in" svg:height="0.2634in" svg:x="5.8421in" svg:y="1.1118in" draw:caption-point-x="-0.2402in" draw:caption-point-y="0.5969in">
              <dc:date>2016-08-31T00:00:00</dc:date>
              <text:p text:style-name="P1"><text:span text:style-name="T1">Ve quê</text:span></text:p>
            </office:annotation>
            <text:p>1</text:p>
          </table:table-cell>
          <table:table-cell table:style-name="ce167" office:value-type="float" office:value="1">
            <office:annotation draw:style-name="gr7" draw:text-style-name="P1" svg:width="1.1413in" svg:height="0.2634in" svg:x="6.3311in" svg:y="1.1118in" draw:caption-point-x="-0.2402in" draw:caption-point-y="0.5969in">
              <dc:date>2016-08-31T00:00:00</dc:date>
              <text:p text:style-name="P1"><text:span text:style-name="T1">Ve quê</text:span></text:p>
            </office:annotation>
            <text:p>1</text:p>
          </table:table-cell>
          <table:table-cell table:style-name="ce167" table:number-columns-repeated="22"/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63" table:formula="of:=SUM([.D9:.AH9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63" table:formula="of:=SUM([.D10:.AH10])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1.6083in" draw:caption-point-x="-0.2402in" draw:caption-point-y="0.5961in">
              <dc:date>2016-09-01T00:00:00</dc:date>
              <text:p text:style-name="P1"><text:span text:style-name="T1">8h35 vào cty</text:span></text:p>
            </office:annotation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63" table:formula="of:=SUM([.D11:.AH11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office:annotation draw:style-name="gr7" draw:text-style-name="P1" svg:width="1.1413in" svg:height="0.2634in" svg:x="4.472in" svg:y="1.8567in" draw:caption-point-x="-0.2402in" draw:caption-point-y="0.5953in">
              <dc:date>2016-09-05T00:00:00</dc:date>
              <text:p text:style-name="P1"><text:span text:style-name="T1">8h43 vào cty</text:span></text:p>
            </office:annotation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63" table:formula="of:=SUM([.D12:.AH12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63" table:formula="of:=SUM([.D13:.AH13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63" table:formula="of:=SUM([.D14:.AH14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63" table:formula="of:=SUM([.D15:.AH15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NC</text:p>
          </table:table-cell>
          <table:table-cell table:style-name="ce163" table:formula="of:=SUM([.D16:.AH16])" office:value-type="float" office:value="0">
            <text:p>0</text:p>
          </table:table-cell>
          <table:table-cell table:style-name="ce167" table:number-columns-repeated="4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163" table:formula="of:=SUM([.D17:.AH17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hanhDT</text:p>
          </table:table-cell>
          <table:table-cell table:style-name="ce163" table:formula="of:=SUM([.D18:.AH18])" office:value-type="float" office:value="0">
            <text:p>0</text:p>
          </table:table-cell>
          <table:table-cell table:style-name="ce167" table:number-columns-repeated="4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hanhNN</text:p>
          </table:table-cell>
          <table:table-cell table:style-name="ce163" table:formula="of:=SUM([.D19:.AH19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KienPT</text:p>
          </table:table-cell>
          <table:table-cell table:style-name="ce163" table:formula="of:=SUM([.D20:.AH20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KietNVT</text:p>
          </table:table-cell>
          <table:table-cell table:style-name="ce163" table:formula="of:=SUM([.D21:.AH21])" office:value-type="float" office:value="0.5">
            <text:p>0.5</text:p>
          </table:table-cell>
          <table:table-cell table:style-name="ce167" office:value-type="float" office:value="0.5">
            <office:annotation draw:style-name="gr4" draw:text-style-name="P1" svg:width="1.1413in" svg:height="0.3902in" svg:x="2.6457in" svg:y="4.3327in" draw:caption-point-x="-0.2402in" draw:caption-point-y="0.5961in">
              <dc:date>2016-08-31T00:00:00</dc:date>
              <text:p text:style-name="P1"><text:span text:style-name="T1">Nghỉ buổi chiều, về quê</text:span></text:p>
            </office:annotation>
            <text:p>0.5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MaiNTT</text:p>
          </table:table-cell>
          <table:table-cell table:style-name="ce163" table:formula="of:=SUM([.D22:.AH22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ManhNB</text:p>
          </table:table-cell>
          <table:table-cell table:style-name="ce163" table:formula="of:=SUM([.D23:.AH23])" office:value-type="float" office:value="0">
            <text:p>0</text:p>
          </table:table-cell>
          <table:table-cell table:style-name="ce167" table:number-columns-repeated="4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amTV</text:p>
          </table:table-cell>
          <table:table-cell table:style-name="ce163" table:formula="of:=SUM([.D24:.AH24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ganTLT</text:p>
          </table:table-cell>
          <table:table-cell table:style-name="ce163" table:formula="of:=SUM([.D25:.AH25])" office:value-type="float" office:value="0">
            <text:p>0</text:p>
          </table:table-cell>
          <table:table-cell table:style-name="ce167" table:number-columns-repeated="4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NhanHTH</text:p>
          </table:table-cell>
          <table:table-cell table:style-name="ce163" table:formula="of:=SUM([.D26:.AH26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NhanNM</text:p>
          </table:table-cell>
          <table:table-cell table:style-name="ce163" table:formula="of:=SUM([.D27:.AH27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NhatLCM</text:p>
          </table:table-cell>
          <table:table-cell table:style-name="ce163" table:formula="of:=SUM([.D28:.AH28])" office:value-type="float" office:value="1.5">
            <text:p>1.5</text:p>
          </table:table-cell>
          <table:table-cell table:style-name="ce167" office:value-type="float" office:value="1">
            <office:annotation draw:style-name="gr7" draw:text-style-name="P1" svg:width="1.1413in" svg:height="0.2634in" svg:x="2.6457in" svg:y="6.0665in" draw:caption-point-x="-0.2402in" draw:caption-point-y="0.5961in">
              <dc:date>2016-09-01T00:00:00</dc:date>
              <text:p text:style-name="P1"><text:span text:style-name="T1">Về quê</text:span></text:p>
            </office:annotation>
            <text:p>1</text:p>
          </table:table-cell>
          <table:table-cell table:style-name="ce167" table:number-columns-repeated="3"/>
          <table:table-cell table:style-name="ce167" office:value-type="float" office:value="0.5">
            <office:annotation draw:style-name="gr7" draw:text-style-name="P1" svg:width="1.1413in" svg:height="0.2634in" svg:x="4.472in" svg:y="6.0673in" draw:caption-point-x="-0.2402in" draw:caption-point-y="0.5953in">
              <dc:date>2016-09-05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NhuPHQ</text:p>
          </table:table-cell>
          <table:table-cell table:style-name="ce163" table:formula="of:=SUM([.D29:.AH29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PhuongTH</text:p>
          </table:table-cell>
          <table:table-cell table:style-name="ce163" table:formula="of:=SUM([.D30:.AH30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PhongTH</text:p>
          </table:table-cell>
          <table:table-cell table:style-name="ce163" table:formula="of:=SUM([.D31:.AH31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SonPX</text:p>
          </table:table-cell>
          <table:table-cell table:style-name="ce163" table:formula="of:=SUM([.D32:.AH32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ienND</text:p>
          </table:table-cell>
          <table:table-cell table:style-name="ce163" table:formula="of:=SUM([.D33:.AH33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aoDTH</text:p>
          </table:table-cell>
          <table:table-cell table:style-name="ce163" table:formula="of:=SUM([.D34:.AH34])" office:value-type="float" office:value="1">
            <text:p>1</text:p>
          </table:table-cell>
          <table:table-cell table:style-name="ce167" office:value-type="float" office:value="1">
            <office:annotation draw:style-name="gr7" draw:text-style-name="P1" svg:width="1.1413in" svg:height="0.2634in" svg:x="2.6457in" svg:y="7.5524in" draw:caption-point-x="-0.2402in" draw:caption-point-y="0.5961in">
              <dc:date>2016-09-01T00:00:00</dc:date>
              <text:p text:style-name="P1"><text:span text:style-name="T1">Đi du lich</text:span></text:p>
            </office:annotation>
            <text:p>1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amDT</text:p>
          </table:table-cell>
          <table:table-cell table:style-name="ce163" table:formula="of:=SUM([.D35:.AH35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hinhDH</text:p>
          </table:table-cell>
          <table:table-cell table:style-name="ce163" table:formula="of:=SUM([.D36:.AH36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hinhT</text:p>
          </table:table-cell>
          <table:table-cell table:style-name="ce163" table:formula="of:=SUM([.D37:.AH37])" office:value-type="float" office:value="0.5">
            <text:p>0.5</text:p>
          </table:table-cell>
          <table:table-cell table:style-name="ce167" office:value-type="float" office:value="0.5">
            <office:annotation draw:style-name="gr7" draw:text-style-name="P1" svg:width="1.1413in" svg:height="0.2634in" svg:x="2.6457in" svg:y="8.2949in" draw:caption-point-x="-0.2402in" draw:caption-point-y="0.5969in">
              <dc:date>2016-08-31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67" table:number-columns-repeated="3"/>
          <table:table-cell table:style-name="ce167" office:value-type="float" office:value="0">
            <office:annotation draw:style-name="gr7" draw:text-style-name="P1" svg:width="1.1413in" svg:height="0.2634in" svg:x="4.472in" svg:y="8.2965in" draw:caption-point-x="-0.2402in" draw:caption-point-y="0.5953in">
              <dc:date>2016-09-05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hoaiVK</text:p>
          </table:table-cell>
          <table:table-cell table:style-name="ce163" table:formula="of:=SUM([.D38:.AH38])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8.5433in" draw:caption-point-x="-0.2402in" draw:caption-point-y="0.5961in">
              <dc:date>2016-09-01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ThongDN</text:p>
          </table:table-cell>
          <table:table-cell table:style-name="ce163" table:formula="of:=SUM([.D39:.AH39])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8.7909in" draw:caption-point-x="-0.2402in" draw:caption-point-y="0.5961in">
              <dc:date>2016-09-01T00:00:00</dc:date>
              <text:p text:style-name="P1"><text:span text:style-name="T1">8h40 vào cty</text:span></text:p>
            </office:annotation>
            <text:p>0</text:p>
          </table:table-cell>
          <table:table-cell table:style-name="ce167" table:number-columns-repeated="3"/>
          <table:table-cell table:style-name="ce167" office:value-type="float" office:value="0">
            <office:annotation draw:style-name="gr7" draw:text-style-name="P1" svg:width="1.1413in" svg:height="0.2634in" svg:x="4.472in" svg:y="8.7917in" draw:caption-point-x="-0.2402in" draw:caption-point-y="0.5953in">
              <dc:date>2016-09-05T00:00:00</dc:date>
              <text:p text:style-name="P1"><text:span text:style-name="T1">8h38 vào cty</text:span></text:p>
            </office:annotation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ThuyLTT</text:p>
          </table:table-cell>
          <table:table-cell table:style-name="ce163" table:formula="of:=SUM([.D40:.AH40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ToiDB</text:p>
          </table:table-cell>
          <table:table-cell table:style-name="ce163" table:formula="of:=SUM([.D41:.AH41])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9.2866in" draw:caption-point-x="-0.2402in" draw:caption-point-y="0.5957in">
              <dc:date>2016-09-01T00:00:00</dc:date>
              <text:p text:style-name="P1"><text:span text:style-name="T1">8h42 vào cty</text:span></text:p>
            </office:annotation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2" office:value-type="string">
            <text:p>TrungHT</text:p>
          </table:table-cell>
          <table:table-cell table:style-name="ce163" table:formula="of:=SUM([.D42:.AH42])" office:value-type="float" office:value="0">
            <text:p>0</text:p>
          </table:table-cell>
          <table:table-cell table:style-name="ce167" table:number-columns-repeated="4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2" office:value-type="string">
            <text:p>TruyenLVC</text:p>
          </table:table-cell>
          <table:table-cell table:style-name="ce163" table:formula="of:=SUM([.D43:.AH43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2" office:value-type="string">
            <text:p>VietBA</text:p>
          </table:table-cell>
          <table:table-cell table:style-name="ce163" table:formula="of:=SUM([.D44:.AH44])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10.0295in" draw:caption-point-x="-0.2402in" draw:caption-point-y="0.5961in">
              <dc:date>2016-09-01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42">
            <text:p>42</text:p>
          </table:table-cell>
          <table:table-cell table:style-name="ce42" office:value-type="string">
            <text:p>VinhP</text:p>
          </table:table-cell>
          <table:table-cell table:style-name="ce163" table:formula="of:=SUM([.D45:.AH45])" office:value-type="float" office:value="0.5">
            <text:p>0.5</text:p>
          </table:table-cell>
          <table:table-cell table:style-name="ce167" office:value-type="float" office:value="0.5">
            <office:annotation draw:style-name="gr4" draw:text-style-name="P1" svg:width="1.1413in" svg:height="0.3902in" svg:x="2.6457in" svg:y="10.2772in" draw:caption-point-x="-0.2402in" draw:caption-point-y="0.5961in">
              <dc:date>2016-09-01T00:00:00</dc:date>
              <text:p text:style-name="P1"><text:span text:style-name="T1">Nghỉ buổi chiều đi dky thi TOEIC</text:span></text:p>
            </office:annotation>
            <text:p>0.5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6">
          <table:table-cell table:style-name="ce40" office:value-type="float" office:value="43">
            <text:p>43</text:p>
          </table:table-cell>
          <table:table-cell table:style-name="ce42" office:value-type="string">
            <text:p>VuNA</text:p>
          </table:table-cell>
          <table:table-cell table:style-name="ce163" table:formula="of:=SUM([.D46:.AH46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table:number-columns-repeated="26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68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68" table:number-columns-repeated="4"/>
          <table:table-cell table:style-name="ce170"/>
          <table:table-cell table:style-name="ce168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68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68" table:number-columns-repeated="4"/>
          <table:table-cell table:style-name="ce171" table:number-columns-repeated="7"/>
          <table:table-cell table:style-name="ce168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68" table:number-columns-repeated="31"/>
          <table:table-cell table:style-name="ce41" table:number-columns-repeated="952"/>
        </table:table-row>
        <table:table-row table:style-name="ro2" table:number-rows-repeated="983125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6.A7:Tong_Hop_Ngay_Nghi_2016.M4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9/06/2016</text:date>, <text:time>08:4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9-06">09/06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066</meta:editing-cycles>
    <meta:editing-duration>P23DT17H7M46S</meta:editing-duration>
    <meta:generator>OpenOffice/4.1.2$Win32 OpenOffice.org_project/412m3$Build-9782</meta:generator>
    <dc:date>2016-09-06T08:47:56.33</dc:date>
    <meta:document-statistic meta:table-count="12" meta:cell-count="7385" meta:object-count="0"/>
    <meta:user-defined meta:name="Info 1"/>
    <meta:user-defined meta:name="Info 2"/>
    <meta:user-defined meta:name="Info 3"/>
    <meta:user-defined meta:name="Info 4"/>
  </office:meta>
</office:document-meta>
</file>